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Default"/>
        <table:table-row table:style-name="ro1">
          <table:table-cell office:value-type="string">
            <text:p>[02/16/2020 18:25:35 : FxTestController.php : 432] </text:p>
          </table:table-cell>
          <table:table-cell table:number-columns-repeated="16"/>
        </table:table-row>
        <table:table-row table:style-name="ro1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5"/>
        </table:table-row>
        <table:table-row table:style-name="ro1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5"/>
        </table:table-row>
        <table:table-row table:style-name="ro1">
          <table:table-cell office:value-type="string">
            <text:p>$_fname_File_CSV</text:p>
          </table:table-cell>
          <table:table-cell office:value-type="string">
            <text:p>(AUDJPY).(M15).20200216_180151.[20200214_2345-20200210_0000].csv</text:p>
          </table:table-cell>
          <table:table-cell table:number-columns-repeated="15"/>
        </table:table-row>
        <table:table-row table:style-name="ro1">
          <table:table-cell office:value-type="string">
            <text:p>start</text:p>
          </table:table-cell>
          <table:table-cell office:value-type="string">
            <text:p>2020.02.10 00:00</text:p>
          </table:table-cell>
          <table:table-cell table:number-columns-repeated="15"/>
        </table:table-row>
        <table:table-row table:style-name="ro1">
          <table:table-cell office:value-type="string">
            <text:p>end</text:p>
          </table:table-cell>
          <table:table-cell office:value-type="string">
            <text:p>2020.02.14 23:45</text:p>
          </table:table-cell>
          <table:table-cell table:number-columns-repeated="15"/>
        </table:table-row>
        <table:table-row table:style-name="ro1">
          <table:table-cell office:value-type="string">
            <text:p>$lo_BarDatas</text:p>
          </table:table-cell>
          <table:table-cell office:value-type="float" office:value="480">
            <text:p>480</text:p>
          </table:table-cell>
          <table:table-cell table:number-columns-repeated="15"/>
        </table:table-row>
        <table:table-row table:style-name="ro1">
          <table:table-cell office:value-type="string">
            <text:p>$lo_Pos</text:p>
          </table:table-cell>
          <table:table-cell office:value-type="float" office:value="477">
            <text:p>477</text:p>
          </table:table-cell>
          <table:table-cell office:value-type="string">
            <text:p>of all bds</text:p>
          </table:table-cell>
          <table:table-cell office:value-type="float" office:value="0.994">
            <text:p>0.994</text:p>
          </table:table-cell>
          <table:table-cell table:number-columns-repeated="13"/>
        </table:table-row>
        <table:table-row table:style-name="ro1">
          <table:table-cell office:value-type="string">
            <text:p>$numOf_SLs</text:p>
          </table:table-cell>
          <table:table-cell office:value-type="float" office:value="441">
            <text:p>441</text:p>
          </table:table-cell>
          <table:table-cell office:value-type="string">
            <text:p>of all Pos</text:p>
          </table:table-cell>
          <table:table-cell office:value-type="float" office:value="0.925">
            <text:p>0.925</text:p>
          </table:table-cell>
          <table:table-cell table:number-columns-repeated="13"/>
        </table:table-row>
        <table:table-row table:style-name="ro1">
          <table:table-cell office:value-type="string">
            <text:p>$numOf_TPs</text:p>
          </table:table-cell>
          <table:table-cell office:value-type="float" office:value="24">
            <text:p>24</text:p>
          </table:table-cell>
          <table:table-cell office:value-type="string">
            <text:p>of all Pos</text:p>
          </table:table-cell>
          <table:table-cell office:value-type="float" office:value="0.05">
            <text:p>0.05</text:p>
          </table:table-cell>
          <table:table-cell table:number-columns-repeated="13"/>
        </table:table-row>
        <table:table-row table:style-name="ro1">
          <table:table-cell office:value-type="string">
            <text:p>sum : start - exit</text:p>
          </table:table-cell>
          <table:table-cell office:value-type="float" office:value="0.616">
            <text:p>0.616</text:p>
          </table:table-cell>
          <table:table-cell table:number-columns-repeated="15"/>
        </table:table-row>
        <table:table-row table:style-name="ro1">
          <table:table-cell office:value-type="string">
            <text:p>xt_idx = -1</text:p>
          </table:table-cell>
          <table:table-cell office:value-type="float" office:value="12">
            <text:p>12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st_idx</text:p>
          </table:table-cell>
          <table:table-cell office:value-type="string">
            <text:p>st_pr</text:p>
          </table:table-cell>
          <table:table-cell office:value-type="string">
            <text:p>datetime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datetime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datetime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base_idx</text:p>
          </table:table-cell>
          <table:table-cell office:value-type="string">
            <text:p>base_pr</text:p>
          </table:table-cell>
          <table:table-cell office:value-type="string">
            <text:p>datetime</text:p>
          </table:table-cell>
          <table:table-cell office:value-type="string">
            <text:p>cu_status</text:p>
          </table:table-cell>
          <table:table-cell office:value-type="string">
            <text:p>ext_status</text:p>
          </table:table-cell>
          <table:table-cell office:value-type="string">
            <text:p>exit - st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.141">
            <text:p>73.141</text:p>
          </table:table-cell>
          <table:table-cell office:value-type="float" office:value="-0">
            <text:p>-0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0">
            <text:p>0</text:p>
          </table:table-cell>
          <table:table-cell office:value-type="float" office:value="73.185">
            <text:p>73.185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7">
            <text:p>0.1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3.176">
            <text:p>73.176</text:p>
          </table:table-cell>
          <table:table-cell office:value-type="string">
            <text:p>2020.02.10 00:15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1">
            <text:p>1</text:p>
          </table:table-cell>
          <table:table-cell office:value-type="float" office:value="73.207">
            <text:p>73.207</text:p>
          </table:table-cell>
          <table:table-cell office:value-type="string">
            <text:p>2020.02.10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2000000000003">
            <text:p>0.0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203">
            <text:p>73.203</text:p>
          </table:table-cell>
          <table:table-cell office:value-type="string">
            <text:p>2020.02.10 00:30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2">
            <text:p>2</text:p>
          </table:table-cell>
          <table:table-cell office:value-type="float" office:value="73.226">
            <text:p>73.226</text:p>
          </table:table-cell>
          <table:table-cell office:value-type="string">
            <text:p>2020.02.10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5000000000002">
            <text:p>0.0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3.222">
            <text:p>73.222</text:p>
          </table:table-cell>
          <table:table-cell office:value-type="string">
            <text:p>2020.02.10 00:45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3">
            <text:p>3</text:p>
          </table:table-cell>
          <table:table-cell office:value-type="float" office:value="73.226">
            <text:p>73.226</text:p>
          </table:table-cell>
          <table:table-cell office:value-type="string">
            <text:p>2020.02.10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600000000001">
            <text:p>0.0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.216">
            <text:p>73.216</text:p>
          </table:table-cell>
          <table:table-cell office:value-type="string">
            <text:p>2020.02.10 01:00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4">
            <text:p>4</text:p>
          </table:table-cell>
          <table:table-cell office:value-type="float" office:value="73.308">
            <text:p>73.308</text:p>
          </table:table-cell>
          <table:table-cell office:value-type="string">
            <text:p>2020.02.10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2000000000011">
            <text:p>0.0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3.29">
            <text:p>73.29</text:p>
          </table:table-cell>
          <table:table-cell office:value-type="string">
            <text:p>2020.02.10 01:15</text:p>
          </table:table-cell>
          <table:table-cell office:value-type="float" office:value="5">
            <text:p>5</text:p>
          </table:table-cell>
          <table:table-cell office:value-type="float" office:value="73.23">
            <text:p>73.23</text:p>
          </table:table-cell>
          <table:table-cell office:value-type="string">
            <text:p>2020.02.10 01:15</text:p>
          </table:table-cell>
          <table:table-cell office:value-type="float" office:value="5">
            <text:p>5</text:p>
          </table:table-cell>
          <table:table-cell office:value-type="float" office:value="73.23">
            <text:p>73.23</text:p>
          </table:table-cell>
          <table:table-cell office:value-type="string">
            <text:p>2020.02.10 01:15</text:p>
          </table:table-cell>
          <table:table-cell office:value-type="float" office:value="5">
            <text:p>5</text:p>
          </table:table-cell>
          <table:table-cell office:value-type="float" office:value="73.298">
            <text:p>73.298</text:p>
          </table:table-cell>
          <table:table-cell office:value-type="string">
            <text:p>2020.02.10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.216">
            <text:p>73.216</text:p>
          </table:table-cell>
          <table:table-cell office:value-type="string">
            <text:p>2020.02.10 01:30</text:p>
          </table:table-cell>
          <table:table-cell office:value-type="float" office:value="6">
            <text:p>6</text:p>
          </table:table-cell>
          <table:table-cell office:value-type="float" office:value="73.156">
            <text:p>73.156</text:p>
          </table:table-cell>
          <table:table-cell office:value-type="string">
            <text:p>2020.02.10 01:30</text:p>
          </table:table-cell>
          <table:table-cell office:value-type="float" office:value="6">
            <text:p>6</text:p>
          </table:table-cell>
          <table:table-cell office:value-type="float" office:value="73.156">
            <text:p>73.156</text:p>
          </table:table-cell>
          <table:table-cell office:value-type="string">
            <text:p>2020.02.10 01:30</text:p>
          </table:table-cell>
          <table:table-cell office:value-type="float" office:value="6">
            <text:p>6</text:p>
          </table:table-cell>
          <table:table-cell office:value-type="float" office:value="73.232">
            <text:p>73.232</text:p>
          </table:table-cell>
          <table:table-cell office:value-type="string">
            <text:p>2020.02.10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3.142">
            <text:p>73.142</text:p>
          </table:table-cell>
          <table:table-cell office:value-type="string">
            <text:p>2020.02.10 01:45</text:p>
          </table:table-cell>
          <table:table-cell office:value-type="float" office:value="7">
            <text:p>7</text:p>
          </table:table-cell>
          <table:table-cell office:value-type="float" office:value="73.171">
            <text:p>73.171</text:p>
          </table:table-cell>
          <table:table-cell office:value-type="string">
            <text:p>2020.02.10 01:45</text:p>
          </table:table-cell>
          <table:table-cell office:value-type="float" office:value="7">
            <text:p>7</text:p>
          </table:table-cell>
          <table:table-cell office:value-type="float" office:value="73.171">
            <text:p>73.171</text:p>
          </table:table-cell>
          <table:table-cell office:value-type="string">
            <text:p>2020.02.10 01:45</text:p>
          </table:table-cell>
          <table:table-cell office:value-type="float" office:value="7">
            <text:p>7</text:p>
          </table:table-cell>
          <table:table-cell office:value-type="float" office:value="73.231">
            <text:p>73.231</text:p>
          </table:table-cell>
          <table:table-cell office:value-type="string">
            <text:p>2020.02.10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0.028999999999996">
            <text:p>0.0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.115">
            <text:p>73.115</text:p>
          </table:table-cell>
          <table:table-cell office:value-type="string">
            <text:p>2020.02.10 02:00</text:p>
          </table:table-cell>
          <table:table-cell office:value-type="float" office:value="8">
            <text:p>8</text:p>
          </table:table-cell>
          <table:table-cell office:value-type="float" office:value="73.143">
            <text:p>73.143</text:p>
          </table:table-cell>
          <table:table-cell office:value-type="string">
            <text:p>2020.02.10 02:00</text:p>
          </table:table-cell>
          <table:table-cell office:value-type="float" office:value="8">
            <text:p>8</text:p>
          </table:table-cell>
          <table:table-cell office:value-type="float" office:value="73.143">
            <text:p>73.143</text:p>
          </table:table-cell>
          <table:table-cell office:value-type="string">
            <text:p>2020.02.10 02:00</text:p>
          </table:table-cell>
          <table:table-cell office:value-type="float" office:value="8">
            <text:p>8</text:p>
          </table:table-cell>
          <table:table-cell office:value-type="float" office:value="73.203">
            <text:p>73.203</text:p>
          </table:table-cell>
          <table:table-cell office:value-type="string">
            <text:p>2020.02.10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0.028000000000006">
            <text:p>0.0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.125">
            <text:p>73.125</text:p>
          </table:table-cell>
          <table:table-cell office:value-type="string">
            <text:p>2020.02.10 02:15</text:p>
          </table:table-cell>
          <table:table-cell office:value-type="float" office:value="9">
            <text:p>9</text:p>
          </table:table-cell>
          <table:table-cell office:value-type="float" office:value="73.235">
            <text:p>73.235</text:p>
          </table:table-cell>
          <table:table-cell office:value-type="string">
            <text:p>2020.02.10 02:15</text:p>
          </table:table-cell>
          <table:table-cell office:value-type="float" office:value="9">
            <text:p>9</text:p>
          </table:table-cell>
          <table:table-cell office:value-type="float" office:value="73.235">
            <text:p>73.235</text:p>
          </table:table-cell>
          <table:table-cell office:value-type="string">
            <text:p>2020.02.10 02:15</text:p>
          </table:table-cell>
          <table:table-cell office:value-type="float" office:value="9">
            <text:p>9</text:p>
          </table:table-cell>
          <table:table-cell office:value-type="float" office:value="73.244">
            <text:p>73.244</text:p>
          </table:table-cell>
          <table:table-cell office:value-type="string">
            <text:p>2020.02.10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.226">
            <text:p>73.226</text:p>
          </table:table-cell>
          <table:table-cell office:value-type="string">
            <text:p>2020.02.10 02:30</text:p>
          </table:table-cell>
          <table:table-cell office:value-type="float" office:value="11">
            <text:p>11</text:p>
          </table:table-cell>
          <table:table-cell office:value-type="float" office:value="73.21">
            <text:p>73.21</text:p>
          </table:table-cell>
          <table:table-cell office:value-type="string">
            <text:p>2020.02.10 02:45</text:p>
          </table:table-cell>
          <table:table-cell office:value-type="float" office:value="11">
            <text:p>11</text:p>
          </table:table-cell>
          <table:table-cell office:value-type="float" office:value="73.21">
            <text:p>73.21</text:p>
          </table:table-cell>
          <table:table-cell office:value-type="string">
            <text:p>2020.02.10 02:45</text:p>
          </table:table-cell>
          <table:table-cell office:value-type="float" office:value="10">
            <text:p>10</text:p>
          </table:table-cell>
          <table:table-cell office:value-type="float" office:value="73.27">
            <text:p>73.27</text:p>
          </table:table-cell>
          <table:table-cell office:value-type="string">
            <text:p>2020.02.10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3.252">
            <text:p>73.252</text:p>
          </table:table-cell>
          <table:table-cell office:value-type="string">
            <text:p>2020.02.10 02:45</text:p>
          </table:table-cell>
          <table:table-cell office:value-type="float" office:value="12">
            <text:p>12</text:p>
          </table:table-cell>
          <table:table-cell office:value-type="float" office:value="73.192">
            <text:p>73.192</text:p>
          </table:table-cell>
          <table:table-cell office:value-type="string">
            <text:p>2020.02.10 03:00</text:p>
          </table:table-cell>
          <table:table-cell office:value-type="float" office:value="12">
            <text:p>12</text:p>
          </table:table-cell>
          <table:table-cell office:value-type="float" office:value="73.192">
            <text:p>73.192</text:p>
          </table:table-cell>
          <table:table-cell office:value-type="string">
            <text:p>2020.02.10 03:00</text:p>
          </table:table-cell>
          <table:table-cell office:value-type="float" office:value="11">
            <text:p>11</text:p>
          </table:table-cell>
          <table:table-cell office:value-type="float" office:value="73.26">
            <text:p>73.26</text:p>
          </table:table-cell>
          <table:table-cell office:value-type="string">
            <text:p>2020.02.10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3.242">
            <text:p>73.242</text:p>
          </table:table-cell>
          <table:table-cell office:value-type="string">
            <text:p>2020.02.10 03:00</text:p>
          </table:table-cell>
          <table:table-cell office:value-type="float" office:value="12">
            <text:p>12</text:p>
          </table:table-cell>
          <table:table-cell office:value-type="float" office:value="73.182">
            <text:p>73.182</text:p>
          </table:table-cell>
          <table:table-cell office:value-type="string">
            <text:p>2020.02.10 03:00</text:p>
          </table:table-cell>
          <table:table-cell office:value-type="float" office:value="12">
            <text:p>12</text:p>
          </table:table-cell>
          <table:table-cell office:value-type="float" office:value="73.182">
            <text:p>73.182</text:p>
          </table:table-cell>
          <table:table-cell office:value-type="string">
            <text:p>2020.02.10 03:00</text:p>
          </table:table-cell>
          <table:table-cell office:value-type="float" office:value="12">
            <text:p>12</text:p>
          </table:table-cell>
          <table:table-cell office:value-type="float" office:value="73.262">
            <text:p>73.262</text:p>
          </table:table-cell>
          <table:table-cell office:value-type="string">
            <text:p>2020.02.10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3.189">
            <text:p>73.189</text:p>
          </table:table-cell>
          <table:table-cell office:value-type="string">
            <text:p>2020.02.10 03:15</text:p>
          </table:table-cell>
          <table:table-cell office:value-type="float" office:value="13">
            <text:p>13</text:p>
          </table:table-cell>
          <table:table-cell office:value-type="float" office:value="73.299">
            <text:p>73.299</text:p>
          </table:table-cell>
          <table:table-cell office:value-type="string">
            <text:p>2020.02.10 03:15</text:p>
          </table:table-cell>
          <table:table-cell office:value-type="float" office:value="13">
            <text:p>13</text:p>
          </table:table-cell>
          <table:table-cell office:value-type="float" office:value="73.299">
            <text:p>73.299</text:p>
          </table:table-cell>
          <table:table-cell office:value-type="string">
            <text:p>2020.02.10 03:15</text:p>
          </table:table-cell>
          <table:table-cell office:value-type="float" office:value="13">
            <text:p>13</text:p>
          </table:table-cell>
          <table:table-cell office:value-type="float" office:value="73.301">
            <text:p>73.301</text:p>
          </table:table-cell>
          <table:table-cell office:value-type="string">
            <text:p>2020.02.10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3.245">
            <text:p>73.245</text:p>
          </table:table-cell>
          <table:table-cell office:value-type="string">
            <text:p>2020.02.10 03:30</text:p>
          </table:table-cell>
          <table:table-cell office:value-type="float" office:value="14">
            <text:p>14</text:p>
          </table:table-cell>
          <table:table-cell office:value-type="float" office:value="73.355">
            <text:p>73.355</text:p>
          </table:table-cell>
          <table:table-cell office:value-type="string">
            <text:p>2020.02.10 03:30</text:p>
          </table:table-cell>
          <table:table-cell office:value-type="float" office:value="14">
            <text:p>14</text:p>
          </table:table-cell>
          <table:table-cell office:value-type="float" office:value="73.355">
            <text:p>73.355</text:p>
          </table:table-cell>
          <table:table-cell office:value-type="string">
            <text:p>2020.02.10 03:30</text:p>
          </table:table-cell>
          <table:table-cell office:value-type="float" office:value="14">
            <text:p>14</text:p>
          </table:table-cell>
          <table:table-cell office:value-type="float" office:value="73.433">
            <text:p>73.433</text:p>
          </table:table-cell>
          <table:table-cell office:value-type="string">
            <text:p>2020.02.10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3.43">
            <text:p>73.43</text:p>
          </table:table-cell>
          <table:table-cell office:value-type="string">
            <text:p>2020.02.10 03:45</text:p>
          </table:table-cell>
          <table:table-cell office:value-type="float" office:value="16">
            <text:p>16</text:p>
          </table:table-cell>
          <table:table-cell office:value-type="float" office:value="73.54">
            <text:p>73.54</text:p>
          </table:table-cell>
          <table:table-cell office:value-type="string">
            <text:p>2020.02.10 04:00</text:p>
          </table:table-cell>
          <table:table-cell office:value-type="float" office:value="16">
            <text:p>16</text:p>
          </table:table-cell>
          <table:table-cell office:value-type="float" office:value="73.54">
            <text:p>73.54</text:p>
          </table:table-cell>
          <table:table-cell office:value-type="string">
            <text:p>2020.02.10 04:00</text:p>
          </table:table-cell>
          <table:table-cell office:value-type="float" office:value="15">
            <text:p>15</text:p>
          </table:table-cell>
          <table:table-cell office:value-type="float" office:value="73.463">
            <text:p>73.463</text:p>
          </table:table-cell>
          <table:table-cell office:value-type="string">
            <text:p>2020.02.10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.43">
            <text:p>73.43</text:p>
          </table:table-cell>
          <table:table-cell office:value-type="string">
            <text:p>2020.02.10 04:00</text:p>
          </table:table-cell>
          <table:table-cell office:value-type="float" office:value="16">
            <text:p>16</text:p>
          </table:table-cell>
          <table:table-cell office:value-type="float" office:value="73.54">
            <text:p>73.54</text:p>
          </table:table-cell>
          <table:table-cell office:value-type="string">
            <text:p>2020.02.10 04:00</text:p>
          </table:table-cell>
          <table:table-cell office:value-type="float" office:value="16">
            <text:p>16</text:p>
          </table:table-cell>
          <table:table-cell office:value-type="float" office:value="73.54">
            <text:p>73.54</text:p>
          </table:table-cell>
          <table:table-cell office:value-type="string">
            <text:p>2020.02.10 04:00</text:p>
          </table:table-cell>
          <table:table-cell office:value-type="float" office:value="16">
            <text:p>16</text:p>
          </table:table-cell>
          <table:table-cell office:value-type="float" office:value="73.601">
            <text:p>73.601</text:p>
          </table:table-cell>
          <table:table-cell office:value-type="string">
            <text:p>2020.02.10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3.599">
            <text:p>73.599</text:p>
          </table:table-cell>
          <table:table-cell office:value-type="string">
            <text:p>2020.02.10 04:15</text:p>
          </table:table-cell>
          <table:table-cell office:value-type="float" office:value="19">
            <text:p>19</text:p>
          </table:table-cell>
          <table:table-cell office:value-type="float" office:value="73.608">
            <text:p>73.608</text:p>
          </table:table-cell>
          <table:table-cell office:value-type="string">
            <text:p>2020.02.10 04:45</text:p>
          </table:table-cell>
          <table:table-cell office:value-type="float" office:value="19">
            <text:p>19</text:p>
          </table:table-cell>
          <table:table-cell office:value-type="float" office:value="73.608">
            <text:p>73.608</text:p>
          </table:table-cell>
          <table:table-cell office:value-type="string">
            <text:p>2020.02.10 04:45</text:p>
          </table:table-cell>
          <table:table-cell office:value-type="float" office:value="17">
            <text:p>17</text:p>
          </table:table-cell>
          <table:table-cell office:value-type="float" office:value="73.635">
            <text:p>73.635</text:p>
          </table:table-cell>
          <table:table-cell office:value-type="string">
            <text:p>2020.02.10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90000000000003">
            <text:p>0.00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.589">
            <text:p>73.589</text:p>
          </table:table-cell>
          <table:table-cell office:value-type="string">
            <text:p>2020.02.10 04:30</text:p>
          </table:table-cell>
          <table:table-cell office:value-type="float" office:value="19">
            <text:p>19</text:p>
          </table:table-cell>
          <table:table-cell office:value-type="float" office:value="73.608">
            <text:p>73.608</text:p>
          </table:table-cell>
          <table:table-cell office:value-type="string">
            <text:p>2020.02.10 04:45</text:p>
          </table:table-cell>
          <table:table-cell office:value-type="float" office:value="19">
            <text:p>19</text:p>
          </table:table-cell>
          <table:table-cell office:value-type="float" office:value="73.608">
            <text:p>73.608</text:p>
          </table:table-cell>
          <table:table-cell office:value-type="string">
            <text:p>2020.02.10 04:45</text:p>
          </table:table-cell>
          <table:table-cell office:value-type="float" office:value="18">
            <text:p>18</text:p>
          </table:table-cell>
          <table:table-cell office:value-type="float" office:value="73.668">
            <text:p>73.668</text:p>
          </table:table-cell>
          <table:table-cell office:value-type="string">
            <text:p>2020.02.10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9000000000005">
            <text:p>0.0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3.624">
            <text:p>73.624</text:p>
          </table:table-cell>
          <table:table-cell office:value-type="string">
            <text:p>2020.02.10 04:45</text:p>
          </table:table-cell>
          <table:table-cell office:value-type="float" office:value="21">
            <text:p>21</text:p>
          </table:table-cell>
          <table:table-cell office:value-type="float" office:value="73.604">
            <text:p>73.604</text:p>
          </table:table-cell>
          <table:table-cell office:value-type="string">
            <text:p>2020.02.10 05:15</text:p>
          </table:table-cell>
          <table:table-cell office:value-type="float" office:value="21">
            <text:p>21</text:p>
          </table:table-cell>
          <table:table-cell office:value-type="float" office:value="73.604">
            <text:p>73.604</text:p>
          </table:table-cell>
          <table:table-cell office:value-type="string">
            <text:p>2020.02.10 05:15</text:p>
          </table:table-cell>
          <table:table-cell office:value-type="float" office:value="19">
            <text:p>19</text:p>
          </table:table-cell>
          <table:table-cell office:value-type="float" office:value="73.627">
            <text:p>73.627</text:p>
          </table:table-cell>
          <table:table-cell office:value-type="string">
            <text:p>2020.02.10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3.612">
            <text:p>73.612</text:p>
          </table:table-cell>
          <table:table-cell office:value-type="string">
            <text:p>2020.02.10 05:00</text:p>
          </table:table-cell>
          <table:table-cell office:value-type="float" office:value="21">
            <text:p>21</text:p>
          </table:table-cell>
          <table:table-cell office:value-type="float" office:value="73.604">
            <text:p>73.604</text:p>
          </table:table-cell>
          <table:table-cell office:value-type="string">
            <text:p>2020.02.10 05:15</text:p>
          </table:table-cell>
          <table:table-cell office:value-type="float" office:value="21">
            <text:p>21</text:p>
          </table:table-cell>
          <table:table-cell office:value-type="float" office:value="73.604">
            <text:p>73.604</text:p>
          </table:table-cell>
          <table:table-cell office:value-type="string">
            <text:p>2020.02.10 05:15</text:p>
          </table:table-cell>
          <table:table-cell office:value-type="float" office:value="20">
            <text:p>20</text:p>
          </table:table-cell>
          <table:table-cell office:value-type="float" office:value="73.664">
            <text:p>73.664</text:p>
          </table:table-cell>
          <table:table-cell office:value-type="string">
            <text:p>2020.02.10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79999999999956">
            <text:p>-0.00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3.632">
            <text:p>73.632</text:p>
          </table:table-cell>
          <table:table-cell office:value-type="string">
            <text:p>2020.02.10 05:15</text:p>
          </table:table-cell>
          <table:table-cell office:value-type="float" office:value="21">
            <text:p>21</text:p>
          </table:table-cell>
          <table:table-cell office:value-type="float" office:value="73.572">
            <text:p>73.572</text:p>
          </table:table-cell>
          <table:table-cell office:value-type="string">
            <text:p>2020.02.10 05:15</text:p>
          </table:table-cell>
          <table:table-cell office:value-type="float" office:value="21">
            <text:p>21</text:p>
          </table:table-cell>
          <table:table-cell office:value-type="float" office:value="73.572">
            <text:p>73.572</text:p>
          </table:table-cell>
          <table:table-cell office:value-type="string">
            <text:p>2020.02.10 05:15</text:p>
          </table:table-cell>
          <table:table-cell office:value-type="float" office:value="21">
            <text:p>21</text:p>
          </table:table-cell>
          <table:table-cell office:value-type="float" office:value="73.637">
            <text:p>73.637</text:p>
          </table:table-cell>
          <table:table-cell office:value-type="string">
            <text:p>2020.02.10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3.543">
            <text:p>73.543</text:p>
          </table:table-cell>
          <table:table-cell office:value-type="string">
            <text:p>2020.02.10 05:30</text:p>
          </table:table-cell>
          <table:table-cell office:value-type="float" office:value="23">
            <text:p>23</text:p>
          </table:table-cell>
          <table:table-cell office:value-type="float" office:value="73.543">
            <text:p>73.543</text:p>
          </table:table-cell>
          <table:table-cell office:value-type="string">
            <text:p>2020.02.10 05:45</text:p>
          </table:table-cell>
          <table:table-cell office:value-type="float" office:value="23">
            <text:p>23</text:p>
          </table:table-cell>
          <table:table-cell office:value-type="float" office:value="73.543">
            <text:p>73.543</text:p>
          </table:table-cell>
          <table:table-cell office:value-type="string">
            <text:p>2020.02.10 05:45</text:p>
          </table:table-cell>
          <table:table-cell office:value-type="float" office:value="22">
            <text:p>22</text:p>
          </table:table-cell>
          <table:table-cell office:value-type="float" office:value="73.589">
            <text:p>73.589</text:p>
          </table:table-cell>
          <table:table-cell office:value-type="string">
            <text:p>2020.02.10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string">
            <text:p>-1.4210854715202E-1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.586">
            <text:p>73.586</text:p>
          </table:table-cell>
          <table:table-cell office:value-type="string">
            <text:p>2020.02.10 05:45</text:p>
          </table:table-cell>
          <table:table-cell office:value-type="float" office:value="24">
            <text:p>24</text:p>
          </table:table-cell>
          <table:table-cell office:value-type="float" office:value="73.526">
            <text:p>73.526</text:p>
          </table:table-cell>
          <table:table-cell office:value-type="string">
            <text:p>2020.02.10 06:00</text:p>
          </table:table-cell>
          <table:table-cell office:value-type="float" office:value="24">
            <text:p>24</text:p>
          </table:table-cell>
          <table:table-cell office:value-type="float" office:value="73.526">
            <text:p>73.526</text:p>
          </table:table-cell>
          <table:table-cell office:value-type="string">
            <text:p>2020.02.10 06:00</text:p>
          </table:table-cell>
          <table:table-cell office:value-type="float" office:value="23">
            <text:p>23</text:p>
          </table:table-cell>
          <table:table-cell office:value-type="float" office:value="73.603">
            <text:p>73.603</text:p>
          </table:table-cell>
          <table:table-cell office:value-type="string">
            <text:p>2020.02.10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.538">
            <text:p>73.538</text:p>
          </table:table-cell>
          <table:table-cell office:value-type="string">
            <text:p>2020.02.10 06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24">
            <text:p>24</text:p>
          </table:table-cell>
          <table:table-cell office:value-type="float" office:value="73.555">
            <text:p>73.555</text:p>
          </table:table-cell>
          <table:table-cell office:value-type="string">
            <text:p>2020.02.10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67000000000007">
            <text:p>0.06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.509">
            <text:p>73.509</text:p>
          </table:table-cell>
          <table:table-cell office:value-type="string">
            <text:p>2020.02.10 06:15</text:p>
          </table:table-cell>
          <table:table-cell office:value-type="float" office:value="27">
            <text:p>27</text:p>
          </table:table-cell>
          <table:table-cell office:value-type="float" office:value="73.498">
            <text:p>73.498</text:p>
          </table:table-cell>
          <table:table-cell office:value-type="string">
            <text:p>2020.02.10 06:45</text:p>
          </table:table-cell>
          <table:table-cell office:value-type="float" office:value="27">
            <text:p>27</text:p>
          </table:table-cell>
          <table:table-cell office:value-type="float" office:value="73.498">
            <text:p>73.498</text:p>
          </table:table-cell>
          <table:table-cell office:value-type="string">
            <text:p>2020.02.10 06:45</text:p>
          </table:table-cell>
          <table:table-cell office:value-type="float" office:value="25">
            <text:p>25</text:p>
          </table:table-cell>
          <table:table-cell office:value-type="float" office:value="73.535">
            <text:p>73.535</text:p>
          </table:table-cell>
          <table:table-cell office:value-type="string">
            <text:p>2020.02.10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999999999996">
            <text:p>-0.01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.518">
            <text:p>73.518</text:p>
          </table:table-cell>
          <table:table-cell office:value-type="string">
            <text:p>2020.02.10 06:30</text:p>
          </table:table-cell>
          <table:table-cell office:value-type="float" office:value="27">
            <text:p>27</text:p>
          </table:table-cell>
          <table:table-cell office:value-type="float" office:value="73.498">
            <text:p>73.498</text:p>
          </table:table-cell>
          <table:table-cell office:value-type="string">
            <text:p>2020.02.10 06:45</text:p>
          </table:table-cell>
          <table:table-cell office:value-type="float" office:value="27">
            <text:p>27</text:p>
          </table:table-cell>
          <table:table-cell office:value-type="float" office:value="73.498">
            <text:p>73.498</text:p>
          </table:table-cell>
          <table:table-cell office:value-type="string">
            <text:p>2020.02.10 06:45</text:p>
          </table:table-cell>
          <table:table-cell office:value-type="float" office:value="26">
            <text:p>26</text:p>
          </table:table-cell>
          <table:table-cell office:value-type="float" office:value="73.558">
            <text:p>73.558</text:p>
          </table:table-cell>
          <table:table-cell office:value-type="string">
            <text:p>2020.02.10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3.556">
            <text:p>73.556</text:p>
          </table:table-cell>
          <table:table-cell office:value-type="string">
            <text:p>2020.02.10 06:45</text:p>
          </table:table-cell>
          <table:table-cell office:value-type="float" office:value="27">
            <text:p>27</text:p>
          </table:table-cell>
          <table:table-cell office:value-type="float" office:value="73.496">
            <text:p>73.496</text:p>
          </table:table-cell>
          <table:table-cell office:value-type="string">
            <text:p>2020.02.10 06:45</text:p>
          </table:table-cell>
          <table:table-cell office:value-type="float" office:value="27">
            <text:p>27</text:p>
          </table:table-cell>
          <table:table-cell office:value-type="float" office:value="73.496">
            <text:p>73.496</text:p>
          </table:table-cell>
          <table:table-cell office:value-type="string">
            <text:p>2020.02.10 06:45</text:p>
          </table:table-cell>
          <table:table-cell office:value-type="float" office:value="27">
            <text:p>27</text:p>
          </table:table-cell>
          <table:table-cell office:value-type="float" office:value="73.561">
            <text:p>73.561</text:p>
          </table:table-cell>
          <table:table-cell office:value-type="string">
            <text:p>2020.02.10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3.49">
            <text:p>73.49</text:p>
          </table:table-cell>
          <table:table-cell office:value-type="string">
            <text:p>2020.02.10 07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28">
            <text:p>28</text:p>
          </table:table-cell>
          <table:table-cell office:value-type="float" office:value="73.526">
            <text:p>73.526</text:p>
          </table:table-cell>
          <table:table-cell office:value-type="string">
            <text:p>2020.02.10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1500000000001">
            <text:p>0.11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3.509">
            <text:p>73.509</text:p>
          </table:table-cell>
          <table:table-cell office:value-type="string">
            <text:p>2020.02.10 07:15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29">
            <text:p>29</text:p>
          </table:table-cell>
          <table:table-cell office:value-type="float" office:value="73.555">
            <text:p>73.555</text:p>
          </table:table-cell>
          <table:table-cell office:value-type="string">
            <text:p>2020.02.10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96000000000004">
            <text:p>0.0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3.546">
            <text:p>73.546</text:p>
          </table:table-cell>
          <table:table-cell office:value-type="string">
            <text:p>2020.02.10 07:3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0">
            <text:p>30</text:p>
          </table:table-cell>
          <table:table-cell office:value-type="float" office:value="73.599">
            <text:p>73.599</text:p>
          </table:table-cell>
          <table:table-cell office:value-type="string">
            <text:p>2020.02.10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8999999999997">
            <text:p>0.05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3.575">
            <text:p>73.575</text:p>
          </table:table-cell>
          <table:table-cell office:value-type="string">
            <text:p>2020.02.10 07:45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1">
            <text:p>31</text:p>
          </table:table-cell>
          <table:table-cell office:value-type="float" office:value="73.599">
            <text:p>73.599</text:p>
          </table:table-cell>
          <table:table-cell office:value-type="string">
            <text:p>2020.02.10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0000000000001">
            <text:p>0.0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3.58">
            <text:p>73.58</text:p>
          </table:table-cell>
          <table:table-cell office:value-type="string">
            <text:p>2020.02.10 08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2">
            <text:p>32</text:p>
          </table:table-cell>
          <table:table-cell office:value-type="float" office:value="73.605">
            <text:p>73.605</text:p>
          </table:table-cell>
          <table:table-cell office:value-type="string">
            <text:p>2020.02.10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5000000000006">
            <text:p>0.02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3.58">
            <text:p>73.58</text:p>
          </table:table-cell>
          <table:table-cell office:value-type="string">
            <text:p>2020.02.10 08:15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3">
            <text:p>33</text:p>
          </table:table-cell>
          <table:table-cell office:value-type="float" office:value="73.665">
            <text:p>73.665</text:p>
          </table:table-cell>
          <table:table-cell office:value-type="string">
            <text:p>2020.02.10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5000000000006">
            <text:p>0.0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3.646">
            <text:p>73.646</text:p>
          </table:table-cell>
          <table:table-cell office:value-type="string">
            <text:p>2020.02.10 08:30</text:p>
          </table:table-cell>
          <table:table-cell office:value-type="float" office:value="36">
            <text:p>36</text:p>
          </table:table-cell>
          <table:table-cell office:value-type="float" office:value="73.586">
            <text:p>73.586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586">
            <text:p>73.586</text:p>
          </table:table-cell>
          <table:table-cell office:value-type="string">
            <text:p>2020.02.10 09:00</text:p>
          </table:table-cell>
          <table:table-cell office:value-type="float" office:value="34">
            <text:p>34</text:p>
          </table:table-cell>
          <table:table-cell office:value-type="float" office:value="73.648">
            <text:p>73.648</text:p>
          </table:table-cell>
          <table:table-cell office:value-type="string">
            <text:p>2020.02.10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3.629">
            <text:p>73.629</text:p>
          </table:table-cell>
          <table:table-cell office:value-type="string">
            <text:p>2020.02.10 08:45</text:p>
          </table:table-cell>
          <table:table-cell office:value-type="float" office:value="36">
            <text:p>36</text:p>
          </table:table-cell>
          <table:table-cell office:value-type="float" office:value="73.569">
            <text:p>73.569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569">
            <text:p>73.569</text:p>
          </table:table-cell>
          <table:table-cell office:value-type="string">
            <text:p>2020.02.10 09:00</text:p>
          </table:table-cell>
          <table:table-cell office:value-type="float" office:value="35">
            <text:p>35</text:p>
          </table:table-cell>
          <table:table-cell office:value-type="float" office:value="73.655">
            <text:p>73.655</text:p>
          </table:table-cell>
          <table:table-cell office:value-type="string">
            <text:p>2020.02.10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3.629">
            <text:p>73.629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569">
            <text:p>73.569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569">
            <text:p>73.569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642">
            <text:p>73.642</text:p>
          </table:table-cell>
          <table:table-cell office:value-type="string">
            <text:p>2020.02.10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3.515">
            <text:p>73.515</text:p>
          </table:table-cell>
          <table:table-cell office:value-type="string">
            <text:p>2020.02.10 09:15</text:p>
          </table:table-cell>
          <table:table-cell office:value-type="float" office:value="38">
            <text:p>38</text:p>
          </table:table-cell>
          <table:table-cell office:value-type="float" office:value="73.601">
            <text:p>73.601</text:p>
          </table:table-cell>
          <table:table-cell office:value-type="string">
            <text:p>2020.02.10 09:30</text:p>
          </table:table-cell>
          <table:table-cell office:value-type="float" office:value="38">
            <text:p>38</text:p>
          </table:table-cell>
          <table:table-cell office:value-type="float" office:value="73.601">
            <text:p>73.601</text:p>
          </table:table-cell>
          <table:table-cell office:value-type="string">
            <text:p>2020.02.10 09:30</text:p>
          </table:table-cell>
          <table:table-cell office:value-type="float" office:value="37">
            <text:p>37</text:p>
          </table:table-cell>
          <table:table-cell office:value-type="float" office:value="73.605">
            <text:p>73.605</text:p>
          </table:table-cell>
          <table:table-cell office:value-type="string">
            <text:p>2020.02.10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5999999999999">
            <text:p>0.08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3.604">
            <text:p>73.604</text:p>
          </table:table-cell>
          <table:table-cell office:value-type="string">
            <text:p>2020.02.10 09:30</text:p>
          </table:table-cell>
          <table:table-cell office:value-type="float" office:value="38">
            <text:p>38</text:p>
          </table:table-cell>
          <table:table-cell office:value-type="float" office:value="73.601">
            <text:p>73.601</text:p>
          </table:table-cell>
          <table:table-cell office:value-type="string">
            <text:p>2020.02.10 09:30</text:p>
          </table:table-cell>
          <table:table-cell office:value-type="float" office:value="38">
            <text:p>38</text:p>
          </table:table-cell>
          <table:table-cell office:value-type="float" office:value="73.601">
            <text:p>73.601</text:p>
          </table:table-cell>
          <table:table-cell office:value-type="string">
            <text:p>2020.02.10 09:30</text:p>
          </table:table-cell>
          <table:table-cell office:value-type="float" office:value="38">
            <text:p>38</text:p>
          </table:table-cell>
          <table:table-cell office:value-type="float" office:value="73.661">
            <text:p>73.661</text:p>
          </table:table-cell>
          <table:table-cell office:value-type="string">
            <text:p>2020.02.10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030000000000001">
            <text:p>-0.00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3.596">
            <text:p>73.596</text:p>
          </table:table-cell>
          <table:table-cell office:value-type="string">
            <text:p>2020.02.10 09:45</text:p>
          </table:table-cell>
          <table:table-cell office:value-type="float" office:value="39">
            <text:p>39</text:p>
          </table:table-cell>
          <table:table-cell office:value-type="float" office:value="73.536">
            <text:p>73.536</text:p>
          </table:table-cell>
          <table:table-cell office:value-type="string">
            <text:p>2020.02.10 09:45</text:p>
          </table:table-cell>
          <table:table-cell office:value-type="float" office:value="39">
            <text:p>39</text:p>
          </table:table-cell>
          <table:table-cell office:value-type="float" office:value="73.536">
            <text:p>73.536</text:p>
          </table:table-cell>
          <table:table-cell office:value-type="string">
            <text:p>2020.02.10 09:45</text:p>
          </table:table-cell>
          <table:table-cell office:value-type="float" office:value="39">
            <text:p>39</text:p>
          </table:table-cell>
          <table:table-cell office:value-type="float" office:value="73.598">
            <text:p>73.598</text:p>
          </table:table-cell>
          <table:table-cell office:value-type="string">
            <text:p>2020.02.10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3.516">
            <text:p>73.516</text:p>
          </table:table-cell>
          <table:table-cell office:value-type="string">
            <text:p>2020.02.10 10:00</text:p>
          </table:table-cell>
          <table:table-cell office:value-type="float" office:value="41">
            <text:p>41</text:p>
          </table:table-cell>
          <table:table-cell office:value-type="float" office:value="73.497">
            <text:p>73.497</text:p>
          </table:table-cell>
          <table:table-cell office:value-type="string">
            <text:p>2020.02.10 10:15</text:p>
          </table:table-cell>
          <table:table-cell office:value-type="float" office:value="41">
            <text:p>41</text:p>
          </table:table-cell>
          <table:table-cell office:value-type="float" office:value="73.497">
            <text:p>73.497</text:p>
          </table:table-cell>
          <table:table-cell office:value-type="string">
            <text:p>2020.02.10 10:15</text:p>
          </table:table-cell>
          <table:table-cell office:value-type="float" office:value="40">
            <text:p>40</text:p>
          </table:table-cell>
          <table:table-cell office:value-type="float" office:value="73.557">
            <text:p>73.557</text:p>
          </table:table-cell>
          <table:table-cell office:value-type="string">
            <text:p>2020.02.10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3.549">
            <text:p>73.549</text:p>
          </table:table-cell>
          <table:table-cell office:value-type="string">
            <text:p>2020.02.10 10:15</text:p>
          </table:table-cell>
          <table:table-cell office:value-type="float" office:value="41">
            <text:p>41</text:p>
          </table:table-cell>
          <table:table-cell office:value-type="float" office:value="73.489">
            <text:p>73.489</text:p>
          </table:table-cell>
          <table:table-cell office:value-type="string">
            <text:p>2020.02.10 10:15</text:p>
          </table:table-cell>
          <table:table-cell office:value-type="float" office:value="41">
            <text:p>41</text:p>
          </table:table-cell>
          <table:table-cell office:value-type="float" office:value="73.489">
            <text:p>73.489</text:p>
          </table:table-cell>
          <table:table-cell office:value-type="string">
            <text:p>2020.02.10 10:15</text:p>
          </table:table-cell>
          <table:table-cell office:value-type="float" office:value="41">
            <text:p>41</text:p>
          </table:table-cell>
          <table:table-cell office:value-type="float" office:value="73.562">
            <text:p>73.562</text:p>
          </table:table-cell>
          <table:table-cell office:value-type="string">
            <text:p>2020.02.10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3.428">
            <text:p>73.428</text:p>
          </table:table-cell>
          <table:table-cell office:value-type="string">
            <text:p>2020.02.10 10:30</text:p>
          </table:table-cell>
          <table:table-cell office:value-type="float" office:value="43">
            <text:p>43</text:p>
          </table:table-cell>
          <table:table-cell office:value-type="float" office:value="73.416">
            <text:p>73.416</text:p>
          </table:table-cell>
          <table:table-cell office:value-type="string">
            <text:p>2020.02.10 10:45</text:p>
          </table:table-cell>
          <table:table-cell office:value-type="float" office:value="43">
            <text:p>43</text:p>
          </table:table-cell>
          <table:table-cell office:value-type="float" office:value="73.416">
            <text:p>73.416</text:p>
          </table:table-cell>
          <table:table-cell office:value-type="string">
            <text:p>2020.02.10 10:45</text:p>
          </table:table-cell>
          <table:table-cell office:value-type="float" office:value="42">
            <text:p>42</text:p>
          </table:table-cell>
          <table:table-cell office:value-type="float" office:value="73.476">
            <text:p>73.476</text:p>
          </table:table-cell>
          <table:table-cell office:value-type="string">
            <text:p>2020.02.10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2">
            <text:p>-0.01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3.431">
            <text:p>73.431</text:p>
          </table:table-cell>
          <table:table-cell office:value-type="string">
            <text:p>2020.02.10 10:45</text:p>
          </table:table-cell>
          <table:table-cell office:value-type="float" office:value="45">
            <text:p>45</text:p>
          </table:table-cell>
          <table:table-cell office:value-type="float" office:value="73.518">
            <text:p>73.518</text:p>
          </table:table-cell>
          <table:table-cell office:value-type="string">
            <text:p>2020.02.10 11:15</text:p>
          </table:table-cell>
          <table:table-cell office:value-type="float" office:value="45">
            <text:p>45</text:p>
          </table:table-cell>
          <table:table-cell office:value-type="float" office:value="73.518">
            <text:p>73.518</text:p>
          </table:table-cell>
          <table:table-cell office:value-type="string">
            <text:p>2020.02.10 11:15</text:p>
          </table:table-cell>
          <table:table-cell office:value-type="float" office:value="43">
            <text:p>43</text:p>
          </table:table-cell>
          <table:table-cell office:value-type="float" office:value="73.515">
            <text:p>73.515</text:p>
          </table:table-cell>
          <table:table-cell office:value-type="string">
            <text:p>2020.02.10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7000000000003">
            <text:p>0.08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3.51">
            <text:p>73.51</text:p>
          </table:table-cell>
          <table:table-cell office:value-type="string">
            <text:p>2020.02.10 11:00</text:p>
          </table:table-cell>
          <table:table-cell office:value-type="float" office:value="45">
            <text:p>45</text:p>
          </table:table-cell>
          <table:table-cell office:value-type="float" office:value="73.518">
            <text:p>73.518</text:p>
          </table:table-cell>
          <table:table-cell office:value-type="string">
            <text:p>2020.02.10 11:15</text:p>
          </table:table-cell>
          <table:table-cell office:value-type="float" office:value="45">
            <text:p>45</text:p>
          </table:table-cell>
          <table:table-cell office:value-type="float" office:value="73.518">
            <text:p>73.518</text:p>
          </table:table-cell>
          <table:table-cell office:value-type="string">
            <text:p>2020.02.10 11:15</text:p>
          </table:table-cell>
          <table:table-cell office:value-type="float" office:value="44">
            <text:p>44</text:p>
          </table:table-cell>
          <table:table-cell office:value-type="float" office:value="73.578">
            <text:p>73.578</text:p>
          </table:table-cell>
          <table:table-cell office:value-type="string">
            <text:p>2020.02.10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79999999999956">
            <text:p>0.00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3.529">
            <text:p>73.529</text:p>
          </table:table-cell>
          <table:table-cell office:value-type="string">
            <text:p>2020.02.10 11:15</text:p>
          </table:table-cell>
          <table:table-cell office:value-type="float" office:value="45">
            <text:p>45</text:p>
          </table:table-cell>
          <table:table-cell office:value-type="float" office:value="73.469">
            <text:p>73.469</text:p>
          </table:table-cell>
          <table:table-cell office:value-type="string">
            <text:p>2020.02.10 11:15</text:p>
          </table:table-cell>
          <table:table-cell office:value-type="float" office:value="45">
            <text:p>45</text:p>
          </table:table-cell>
          <table:table-cell office:value-type="float" office:value="73.469">
            <text:p>73.469</text:p>
          </table:table-cell>
          <table:table-cell office:value-type="string">
            <text:p>2020.02.10 11:15</text:p>
          </table:table-cell>
          <table:table-cell office:value-type="float" office:value="45">
            <text:p>45</text:p>
          </table:table-cell>
          <table:table-cell office:value-type="float" office:value="73.534">
            <text:p>73.534</text:p>
          </table:table-cell>
          <table:table-cell office:value-type="string">
            <text:p>2020.02.10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3.466">
            <text:p>73.466</text:p>
          </table:table-cell>
          <table:table-cell office:value-type="string">
            <text:p>2020.02.10 11:30</text:p>
          </table:table-cell>
          <table:table-cell office:value-type="float" office:value="51">
            <text:p>51</text:p>
          </table:table-cell>
          <table:table-cell office:value-type="float" office:value="73.508">
            <text:p>73.508</text:p>
          </table:table-cell>
          <table:table-cell office:value-type="string">
            <text:p>2020.02.10 12:45</text:p>
          </table:table-cell>
          <table:table-cell office:value-type="float" office:value="51">
            <text:p>51</text:p>
          </table:table-cell>
          <table:table-cell office:value-type="float" office:value="73.508">
            <text:p>73.508</text:p>
          </table:table-cell>
          <table:table-cell office:value-type="string">
            <text:p>2020.02.10 12:45</text:p>
          </table:table-cell>
          <table:table-cell office:value-type="float" office:value="46">
            <text:p>46</text:p>
          </table:table-cell>
          <table:table-cell office:value-type="float" office:value="73.492">
            <text:p>73.492</text:p>
          </table:table-cell>
          <table:table-cell office:value-type="string">
            <text:p>2020.02.10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2000000000002">
            <text:p>0.04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3.469">
            <text:p>73.469</text:p>
          </table:table-cell>
          <table:table-cell office:value-type="string">
            <text:p>2020.02.10 11:45</text:p>
          </table:table-cell>
          <table:table-cell office:value-type="float" office:value="51">
            <text:p>51</text:p>
          </table:table-cell>
          <table:table-cell office:value-type="float" office:value="73.508">
            <text:p>73.508</text:p>
          </table:table-cell>
          <table:table-cell office:value-type="string">
            <text:p>2020.02.10 12:45</text:p>
          </table:table-cell>
          <table:table-cell office:value-type="float" office:value="51">
            <text:p>51</text:p>
          </table:table-cell>
          <table:table-cell office:value-type="float" office:value="73.508">
            <text:p>73.508</text:p>
          </table:table-cell>
          <table:table-cell office:value-type="string">
            <text:p>2020.02.10 12:45</text:p>
          </table:table-cell>
          <table:table-cell office:value-type="float" office:value="47">
            <text:p>47</text:p>
          </table:table-cell>
          <table:table-cell office:value-type="float" office:value="73.505">
            <text:p>73.505</text:p>
          </table:table-cell>
          <table:table-cell office:value-type="string">
            <text:p>2020.02.10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9000000000001">
            <text:p>0.03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3.448">
            <text:p>73.448</text:p>
          </table:table-cell>
          <table:table-cell office:value-type="string">
            <text:p>2020.02.10 12:00</text:p>
          </table:table-cell>
          <table:table-cell office:value-type="float" office:value="50">
            <text:p>50</text:p>
          </table:table-cell>
          <table:table-cell office:value-type="float" office:value="73.558">
            <text:p>73.558</text:p>
          </table:table-cell>
          <table:table-cell office:value-type="string">
            <text:p>2020.02.10 12:30</text:p>
          </table:table-cell>
          <table:table-cell office:value-type="float" office:value="50">
            <text:p>50</text:p>
          </table:table-cell>
          <table:table-cell office:value-type="float" office:value="73.558">
            <text:p>73.558</text:p>
          </table:table-cell>
          <table:table-cell office:value-type="string">
            <text:p>2020.02.10 12:30</text:p>
          </table:table-cell>
          <table:table-cell office:value-type="float" office:value="48">
            <text:p>48</text:p>
          </table:table-cell>
          <table:table-cell office:value-type="float" office:value="73.486">
            <text:p>73.486</text:p>
          </table:table-cell>
          <table:table-cell office:value-type="string">
            <text:p>2020.02.10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3.479">
            <text:p>73.479</text:p>
          </table:table-cell>
          <table:table-cell office:value-type="string">
            <text:p>2020.02.10 12:15</text:p>
          </table:table-cell>
          <table:table-cell office:value-type="float" office:value="51">
            <text:p>51</text:p>
          </table:table-cell>
          <table:table-cell office:value-type="float" office:value="73.508">
            <text:p>73.508</text:p>
          </table:table-cell>
          <table:table-cell office:value-type="string">
            <text:p>2020.02.10 12:45</text:p>
          </table:table-cell>
          <table:table-cell office:value-type="float" office:value="51">
            <text:p>51</text:p>
          </table:table-cell>
          <table:table-cell office:value-type="float" office:value="73.508">
            <text:p>73.508</text:p>
          </table:table-cell>
          <table:table-cell office:value-type="string">
            <text:p>2020.02.10 12:45</text:p>
          </table:table-cell>
          <table:table-cell office:value-type="float" office:value="49">
            <text:p>49</text:p>
          </table:table-cell>
          <table:table-cell office:value-type="float" office:value="73.482">
            <text:p>73.482</text:p>
          </table:table-cell>
          <table:table-cell office:value-type="string">
            <text:p>2020.02.10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8999999999996">
            <text:p>0.02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3.474">
            <text:p>73.474</text:p>
          </table:table-cell>
          <table:table-cell office:value-type="string">
            <text:p>2020.02.10 12:30</text:p>
          </table:table-cell>
          <table:table-cell office:value-type="float" office:value="51">
            <text:p>51</text:p>
          </table:table-cell>
          <table:table-cell office:value-type="float" office:value="73.508">
            <text:p>73.508</text:p>
          </table:table-cell>
          <table:table-cell office:value-type="string">
            <text:p>2020.02.10 12:45</text:p>
          </table:table-cell>
          <table:table-cell office:value-type="float" office:value="51">
            <text:p>51</text:p>
          </table:table-cell>
          <table:table-cell office:value-type="float" office:value="73.508">
            <text:p>73.508</text:p>
          </table:table-cell>
          <table:table-cell office:value-type="string">
            <text:p>2020.02.10 12:45</text:p>
          </table:table-cell>
          <table:table-cell office:value-type="float" office:value="50">
            <text:p>50</text:p>
          </table:table-cell>
          <table:table-cell office:value-type="float" office:value="73.568">
            <text:p>73.568</text:p>
          </table:table-cell>
          <table:table-cell office:value-type="string">
            <text:p>2020.02.10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3999999999992">
            <text:p>0.03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3.541">
            <text:p>73.541</text:p>
          </table:table-cell>
          <table:table-cell office:value-type="string">
            <text:p>2020.02.10 12:45</text:p>
          </table:table-cell>
          <table:table-cell office:value-type="float" office:value="51">
            <text:p>51</text:p>
          </table:table-cell>
          <table:table-cell office:value-type="float" office:value="73.481">
            <text:p>73.481</text:p>
          </table:table-cell>
          <table:table-cell office:value-type="string">
            <text:p>2020.02.10 12:45</text:p>
          </table:table-cell>
          <table:table-cell office:value-type="float" office:value="51">
            <text:p>51</text:p>
          </table:table-cell>
          <table:table-cell office:value-type="float" office:value="73.481">
            <text:p>73.481</text:p>
          </table:table-cell>
          <table:table-cell office:value-type="string">
            <text:p>2020.02.10 12:45</text:p>
          </table:table-cell>
          <table:table-cell office:value-type="float" office:value="51">
            <text:p>51</text:p>
          </table:table-cell>
          <table:table-cell office:value-type="float" office:value="73.543">
            <text:p>73.543</text:p>
          </table:table-cell>
          <table:table-cell office:value-type="string">
            <text:p>2020.02.10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3.484">
            <text:p>73.484</text:p>
          </table:table-cell>
          <table:table-cell office:value-type="string">
            <text:p>2020.02.10 13:00</text:p>
          </table:table-cell>
          <table:table-cell office:value-type="float" office:value="56">
            <text:p>56</text:p>
          </table:table-cell>
          <table:table-cell office:value-type="float" office:value="73.424">
            <text:p>73.424</text:p>
          </table:table-cell>
          <table:table-cell office:value-type="string">
            <text:p>2020.02.10 14:00</text:p>
          </table:table-cell>
          <table:table-cell office:value-type="float" office:value="56">
            <text:p>56</text:p>
          </table:table-cell>
          <table:table-cell office:value-type="float" office:value="73.424">
            <text:p>73.424</text:p>
          </table:table-cell>
          <table:table-cell office:value-type="string">
            <text:p>2020.02.10 14:00</text:p>
          </table:table-cell>
          <table:table-cell office:value-type="float" office:value="52">
            <text:p>52</text:p>
          </table:table-cell>
          <table:table-cell office:value-type="float" office:value="73.51">
            <text:p>73.51</text:p>
          </table:table-cell>
          <table:table-cell office:value-type="string">
            <text:p>2020.02.10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3.47">
            <text:p>73.47</text:p>
          </table:table-cell>
          <table:table-cell office:value-type="string">
            <text:p>2020.02.10 13:15</text:p>
          </table:table-cell>
          <table:table-cell office:value-type="float" office:value="55">
            <text:p>55</text:p>
          </table:table-cell>
          <table:table-cell office:value-type="float" office:value="73.455">
            <text:p>73.455</text:p>
          </table:table-cell>
          <table:table-cell office:value-type="string">
            <text:p>2020.02.10 13:45</text:p>
          </table:table-cell>
          <table:table-cell office:value-type="float" office:value="55">
            <text:p>55</text:p>
          </table:table-cell>
          <table:table-cell office:value-type="float" office:value="73.455">
            <text:p>73.455</text:p>
          </table:table-cell>
          <table:table-cell office:value-type="string">
            <text:p>2020.02.10 13:45</text:p>
          </table:table-cell>
          <table:table-cell office:value-type="float" office:value="53">
            <text:p>53</text:p>
          </table:table-cell>
          <table:table-cell office:value-type="float" office:value="73.496">
            <text:p>73.496</text:p>
          </table:table-cell>
          <table:table-cell office:value-type="string">
            <text:p>2020.02.10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3.492">
            <text:p>73.492</text:p>
          </table:table-cell>
          <table:table-cell office:value-type="string">
            <text:p>2020.02.10 13:30</text:p>
          </table:table-cell>
          <table:table-cell office:value-type="float" office:value="56">
            <text:p>56</text:p>
          </table:table-cell>
          <table:table-cell office:value-type="float" office:value="73.432">
            <text:p>73.432</text:p>
          </table:table-cell>
          <table:table-cell office:value-type="string">
            <text:p>2020.02.10 14:00</text:p>
          </table:table-cell>
          <table:table-cell office:value-type="float" office:value="56">
            <text:p>56</text:p>
          </table:table-cell>
          <table:table-cell office:value-type="float" office:value="73.432">
            <text:p>73.432</text:p>
          </table:table-cell>
          <table:table-cell office:value-type="string">
            <text:p>2020.02.10 14:00</text:p>
          </table:table-cell>
          <table:table-cell office:value-type="float" office:value="54">
            <text:p>54</text:p>
          </table:table-cell>
          <table:table-cell office:value-type="float" office:value="73.515">
            <text:p>73.515</text:p>
          </table:table-cell>
          <table:table-cell office:value-type="string">
            <text:p>2020.02.10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3.506">
            <text:p>73.506</text:p>
          </table:table-cell>
          <table:table-cell office:value-type="string">
            <text:p>2020.02.10 13:45</text:p>
          </table:table-cell>
          <table:table-cell office:value-type="float" office:value="55">
            <text:p>55</text:p>
          </table:table-cell>
          <table:table-cell office:value-type="float" office:value="73.446">
            <text:p>73.446</text:p>
          </table:table-cell>
          <table:table-cell office:value-type="string">
            <text:p>2020.02.10 13:45</text:p>
          </table:table-cell>
          <table:table-cell office:value-type="float" office:value="55">
            <text:p>55</text:p>
          </table:table-cell>
          <table:table-cell office:value-type="float" office:value="73.446">
            <text:p>73.446</text:p>
          </table:table-cell>
          <table:table-cell office:value-type="string">
            <text:p>2020.02.10 13:45</text:p>
          </table:table-cell>
          <table:table-cell office:value-type="float" office:value="55">
            <text:p>55</text:p>
          </table:table-cell>
          <table:table-cell office:value-type="float" office:value="73.506">
            <text:p>73.506</text:p>
          </table:table-cell>
          <table:table-cell office:value-type="string">
            <text:p>2020.02.10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3.455">
            <text:p>73.455</text:p>
          </table:table-cell>
          <table:table-cell office:value-type="string">
            <text:p>2020.02.10 14:00</text:p>
          </table:table-cell>
          <table:table-cell office:value-type="float" office:value="59">
            <text:p>59</text:p>
          </table:table-cell>
          <table:table-cell office:value-type="float" office:value="73.395">
            <text:p>73.395</text:p>
          </table:table-cell>
          <table:table-cell office:value-type="string">
            <text:p>2020.02.10 14:45</text:p>
          </table:table-cell>
          <table:table-cell office:value-type="float" office:value="59">
            <text:p>59</text:p>
          </table:table-cell>
          <table:table-cell office:value-type="float" office:value="73.395">
            <text:p>73.395</text:p>
          </table:table-cell>
          <table:table-cell office:value-type="string">
            <text:p>2020.02.10 14:45</text:p>
          </table:table-cell>
          <table:table-cell office:value-type="float" office:value="56">
            <text:p>56</text:p>
          </table:table-cell>
          <table:table-cell office:value-type="float" office:value="73.484">
            <text:p>73.484</text:p>
          </table:table-cell>
          <table:table-cell office:value-type="string">
            <text:p>2020.02.10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3.466">
            <text:p>73.466</text:p>
          </table:table-cell>
          <table:table-cell office:value-type="string">
            <text:p>2020.02.10 14:15</text:p>
          </table:table-cell>
          <table:table-cell office:value-type="float" office:value="59">
            <text:p>59</text:p>
          </table:table-cell>
          <table:table-cell office:value-type="float" office:value="73.406">
            <text:p>73.406</text:p>
          </table:table-cell>
          <table:table-cell office:value-type="string">
            <text:p>2020.02.10 14:45</text:p>
          </table:table-cell>
          <table:table-cell office:value-type="float" office:value="59">
            <text:p>59</text:p>
          </table:table-cell>
          <table:table-cell office:value-type="float" office:value="73.406">
            <text:p>73.406</text:p>
          </table:table-cell>
          <table:table-cell office:value-type="string">
            <text:p>2020.02.10 14:45</text:p>
          </table:table-cell>
          <table:table-cell office:value-type="float" office:value="57">
            <text:p>57</text:p>
          </table:table-cell>
          <table:table-cell office:value-type="float" office:value="73.474">
            <text:p>73.474</text:p>
          </table:table-cell>
          <table:table-cell office:value-type="string">
            <text:p>2020.02.10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3.459">
            <text:p>73.459</text:p>
          </table:table-cell>
          <table:table-cell office:value-type="string">
            <text:p>2020.02.10 14:30</text:p>
          </table:table-cell>
          <table:table-cell office:value-type="float" office:value="59">
            <text:p>59</text:p>
          </table:table-cell>
          <table:table-cell office:value-type="float" office:value="73.399">
            <text:p>73.399</text:p>
          </table:table-cell>
          <table:table-cell office:value-type="string">
            <text:p>2020.02.10 14:45</text:p>
          </table:table-cell>
          <table:table-cell office:value-type="float" office:value="59">
            <text:p>59</text:p>
          </table:table-cell>
          <table:table-cell office:value-type="float" office:value="73.399">
            <text:p>73.399</text:p>
          </table:table-cell>
          <table:table-cell office:value-type="string">
            <text:p>2020.02.10 14:45</text:p>
          </table:table-cell>
          <table:table-cell office:value-type="float" office:value="58">
            <text:p>58</text:p>
          </table:table-cell>
          <table:table-cell office:value-type="float" office:value="73.462">
            <text:p>73.462</text:p>
          </table:table-cell>
          <table:table-cell office:value-type="string">
            <text:p>2020.02.10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3.441">
            <text:p>73.441</text:p>
          </table:table-cell>
          <table:table-cell office:value-type="string">
            <text:p>2020.02.10 14:45</text:p>
          </table:table-cell>
          <table:table-cell office:value-type="float" office:value="59">
            <text:p>59</text:p>
          </table:table-cell>
          <table:table-cell office:value-type="float" office:value="73.381">
            <text:p>73.381</text:p>
          </table:table-cell>
          <table:table-cell office:value-type="string">
            <text:p>2020.02.10 14:45</text:p>
          </table:table-cell>
          <table:table-cell office:value-type="float" office:value="59">
            <text:p>59</text:p>
          </table:table-cell>
          <table:table-cell office:value-type="float" office:value="73.381">
            <text:p>73.381</text:p>
          </table:table-cell>
          <table:table-cell office:value-type="string">
            <text:p>2020.02.10 14:45</text:p>
          </table:table-cell>
          <table:table-cell office:value-type="float" office:value="59">
            <text:p>59</text:p>
          </table:table-cell>
          <table:table-cell office:value-type="float" office:value="73.446">
            <text:p>73.446</text:p>
          </table:table-cell>
          <table:table-cell office:value-type="string">
            <text:p>2020.02.10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3.369">
            <text:p>73.369</text:p>
          </table:table-cell>
          <table:table-cell office:value-type="string">
            <text:p>2020.02.10 15:00</text:p>
          </table:table-cell>
          <table:table-cell office:value-type="float" office:value="62">
            <text:p>62</text:p>
          </table:table-cell>
          <table:table-cell office:value-type="float" office:value="73.411">
            <text:p>73.411</text:p>
          </table:table-cell>
          <table:table-cell office:value-type="string">
            <text:p>2020.02.10 15:30</text:p>
          </table:table-cell>
          <table:table-cell office:value-type="float" office:value="62">
            <text:p>62</text:p>
          </table:table-cell>
          <table:table-cell office:value-type="float" office:value="73.411">
            <text:p>73.411</text:p>
          </table:table-cell>
          <table:table-cell office:value-type="string">
            <text:p>2020.02.10 15:30</text:p>
          </table:table-cell>
          <table:table-cell office:value-type="float" office:value="60">
            <text:p>60</text:p>
          </table:table-cell>
          <table:table-cell office:value-type="float" office:value="73.398">
            <text:p>73.398</text:p>
          </table:table-cell>
          <table:table-cell office:value-type="string">
            <text:p>2020.02.10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2000000000002">
            <text:p>0.04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3.39">
            <text:p>73.39</text:p>
          </table:table-cell>
          <table:table-cell office:value-type="string">
            <text:p>2020.02.10 15:15</text:p>
          </table:table-cell>
          <table:table-cell office:value-type="float" office:value="62">
            <text:p>62</text:p>
          </table:table-cell>
          <table:table-cell office:value-type="float" office:value="73.411">
            <text:p>73.411</text:p>
          </table:table-cell>
          <table:table-cell office:value-type="string">
            <text:p>2020.02.10 15:30</text:p>
          </table:table-cell>
          <table:table-cell office:value-type="float" office:value="62">
            <text:p>62</text:p>
          </table:table-cell>
          <table:table-cell office:value-type="float" office:value="73.411">
            <text:p>73.411</text:p>
          </table:table-cell>
          <table:table-cell office:value-type="string">
            <text:p>2020.02.10 15:30</text:p>
          </table:table-cell>
          <table:table-cell office:value-type="float" office:value="61">
            <text:p>61</text:p>
          </table:table-cell>
          <table:table-cell office:value-type="float" office:value="73.471">
            <text:p>73.471</text:p>
          </table:table-cell>
          <table:table-cell office:value-type="string">
            <text:p>2020.02.10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1000000000001">
            <text:p>0.02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3.468">
            <text:p>73.468</text:p>
          </table:table-cell>
          <table:table-cell office:value-type="string">
            <text:p>2020.02.10 15:30</text:p>
          </table:table-cell>
          <table:table-cell office:value-type="float" office:value="62">
            <text:p>62</text:p>
          </table:table-cell>
          <table:table-cell office:value-type="float" office:value="73.408">
            <text:p>73.408</text:p>
          </table:table-cell>
          <table:table-cell office:value-type="string">
            <text:p>2020.02.10 15:30</text:p>
          </table:table-cell>
          <table:table-cell office:value-type="float" office:value="62">
            <text:p>62</text:p>
          </table:table-cell>
          <table:table-cell office:value-type="float" office:value="73.408">
            <text:p>73.408</text:p>
          </table:table-cell>
          <table:table-cell office:value-type="string">
            <text:p>2020.02.10 15:30</text:p>
          </table:table-cell>
          <table:table-cell office:value-type="float" office:value="62">
            <text:p>62</text:p>
          </table:table-cell>
          <table:table-cell office:value-type="float" office:value="73.471">
            <text:p>73.471</text:p>
          </table:table-cell>
          <table:table-cell office:value-type="string">
            <text:p>2020.02.10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3.408">
            <text:p>73.408</text:p>
          </table:table-cell>
          <table:table-cell office:value-type="string">
            <text:p>2020.02.10 15:45</text:p>
          </table:table-cell>
          <table:table-cell office:value-type="float" office:value="63">
            <text:p>63</text:p>
          </table:table-cell>
          <table:table-cell office:value-type="float" office:value="73.348">
            <text:p>73.348</text:p>
          </table:table-cell>
          <table:table-cell office:value-type="string">
            <text:p>2020.02.10 15:45</text:p>
          </table:table-cell>
          <table:table-cell office:value-type="float" office:value="63">
            <text:p>63</text:p>
          </table:table-cell>
          <table:table-cell office:value-type="float" office:value="73.348">
            <text:p>73.348</text:p>
          </table:table-cell>
          <table:table-cell office:value-type="string">
            <text:p>2020.02.10 15:45</text:p>
          </table:table-cell>
          <table:table-cell office:value-type="float" office:value="63">
            <text:p>63</text:p>
          </table:table-cell>
          <table:table-cell office:value-type="float" office:value="73.409">
            <text:p>73.409</text:p>
          </table:table-cell>
          <table:table-cell office:value-type="string">
            <text:p>2020.02.10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3.339">
            <text:p>73.339</text:p>
          </table:table-cell>
          <table:table-cell office:value-type="string">
            <text:p>2020.02.10 16:00</text:p>
          </table:table-cell>
          <table:table-cell office:value-type="float" office:value="64">
            <text:p>64</text:p>
          </table:table-cell>
          <table:table-cell office:value-type="float" office:value="73.279">
            <text:p>73.279</text:p>
          </table:table-cell>
          <table:table-cell office:value-type="string">
            <text:p>2020.02.10 16:00</text:p>
          </table:table-cell>
          <table:table-cell office:value-type="float" office:value="64">
            <text:p>64</text:p>
          </table:table-cell>
          <table:table-cell office:value-type="float" office:value="73.279">
            <text:p>73.279</text:p>
          </table:table-cell>
          <table:table-cell office:value-type="string">
            <text:p>2020.02.10 16:00</text:p>
          </table:table-cell>
          <table:table-cell office:value-type="float" office:value="64">
            <text:p>64</text:p>
          </table:table-cell>
          <table:table-cell office:value-type="float" office:value="73.375">
            <text:p>73.375</text:p>
          </table:table-cell>
          <table:table-cell office:value-type="string">
            <text:p>2020.02.10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3.239">
            <text:p>73.239</text:p>
          </table:table-cell>
          <table:table-cell office:value-type="string">
            <text:p>2020.02.10 16:15</text:p>
          </table:table-cell>
          <table:table-cell office:value-type="float" office:value="71">
            <text:p>71</text:p>
          </table:table-cell>
          <table:table-cell office:value-type="float" office:value="73.377">
            <text:p>73.377</text:p>
          </table:table-cell>
          <table:table-cell office:value-type="string">
            <text:p>2020.02.10 17:45</text:p>
          </table:table-cell>
          <table:table-cell office:value-type="float" office:value="71">
            <text:p>71</text:p>
          </table:table-cell>
          <table:table-cell office:value-type="float" office:value="73.377">
            <text:p>73.377</text:p>
          </table:table-cell>
          <table:table-cell office:value-type="string">
            <text:p>2020.02.10 17:45</text:p>
          </table:table-cell>
          <table:table-cell office:value-type="float" office:value="65">
            <text:p>65</text:p>
          </table:table-cell>
          <table:table-cell office:value-type="float" office:value="73.304">
            <text:p>73.304</text:p>
          </table:table-cell>
          <table:table-cell office:value-type="string">
            <text:p>2020.02.10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3799999999999">
            <text:p>0.13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3.274">
            <text:p>73.274</text:p>
          </table:table-cell>
          <table:table-cell office:value-type="string">
            <text:p>2020.02.10 16:30</text:p>
          </table:table-cell>
          <table:table-cell office:value-type="float" office:value="71">
            <text:p>71</text:p>
          </table:table-cell>
          <table:table-cell office:value-type="float" office:value="73.377">
            <text:p>73.377</text:p>
          </table:table-cell>
          <table:table-cell office:value-type="string">
            <text:p>2020.02.10 17:45</text:p>
          </table:table-cell>
          <table:table-cell office:value-type="float" office:value="71">
            <text:p>71</text:p>
          </table:table-cell>
          <table:table-cell office:value-type="float" office:value="73.377">
            <text:p>73.377</text:p>
          </table:table-cell>
          <table:table-cell office:value-type="string">
            <text:p>2020.02.10 17:45</text:p>
          </table:table-cell>
          <table:table-cell office:value-type="float" office:value="66">
            <text:p>66</text:p>
          </table:table-cell>
          <table:table-cell office:value-type="float" office:value="73.344">
            <text:p>73.344</text:p>
          </table:table-cell>
          <table:table-cell office:value-type="string">
            <text:p>2020.02.10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299999999999">
            <text:p>0.10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3.321">
            <text:p>73.321</text:p>
          </table:table-cell>
          <table:table-cell office:value-type="string">
            <text:p>2020.02.10 16:45</text:p>
          </table:table-cell>
          <table:table-cell office:value-type="float" office:value="71">
            <text:p>71</text:p>
          </table:table-cell>
          <table:table-cell office:value-type="float" office:value="73.377">
            <text:p>73.377</text:p>
          </table:table-cell>
          <table:table-cell office:value-type="string">
            <text:p>2020.02.10 17:45</text:p>
          </table:table-cell>
          <table:table-cell office:value-type="float" office:value="71">
            <text:p>71</text:p>
          </table:table-cell>
          <table:table-cell office:value-type="float" office:value="73.377">
            <text:p>73.377</text:p>
          </table:table-cell>
          <table:table-cell office:value-type="string">
            <text:p>2020.02.10 17:45</text:p>
          </table:table-cell>
          <table:table-cell office:value-type="float" office:value="67">
            <text:p>67</text:p>
          </table:table-cell>
          <table:table-cell office:value-type="float" office:value="73.397">
            <text:p>73.397</text:p>
          </table:table-cell>
          <table:table-cell office:value-type="string">
            <text:p>2020.02.10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5999999999997">
            <text:p>0.05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3.397">
            <text:p>73.397</text:p>
          </table:table-cell>
          <table:table-cell office:value-type="string">
            <text:p>2020.02.10 17:00</text:p>
          </table:table-cell>
          <table:table-cell office:value-type="float" office:value="71">
            <text:p>71</text:p>
          </table:table-cell>
          <table:table-cell office:value-type="float" office:value="73.337">
            <text:p>73.337</text:p>
          </table:table-cell>
          <table:table-cell office:value-type="string">
            <text:p>2020.02.10 17:45</text:p>
          </table:table-cell>
          <table:table-cell office:value-type="float" office:value="71">
            <text:p>71</text:p>
          </table:table-cell>
          <table:table-cell office:value-type="float" office:value="73.337">
            <text:p>73.337</text:p>
          </table:table-cell>
          <table:table-cell office:value-type="string">
            <text:p>2020.02.10 17:45</text:p>
          </table:table-cell>
          <table:table-cell office:value-type="float" office:value="68">
            <text:p>68</text:p>
          </table:table-cell>
          <table:table-cell office:value-type="float" office:value="73.415">
            <text:p>73.415</text:p>
          </table:table-cell>
          <table:table-cell office:value-type="string">
            <text:p>2020.02.10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3.379">
            <text:p>73.379</text:p>
          </table:table-cell>
          <table:table-cell office:value-type="string">
            <text:p>2020.02.10 17:15</text:p>
          </table:table-cell>
          <table:table-cell office:value-type="float" office:value="71">
            <text:p>71</text:p>
          </table:table-cell>
          <table:table-cell office:value-type="float" office:value="73.377">
            <text:p>73.377</text:p>
          </table:table-cell>
          <table:table-cell office:value-type="string">
            <text:p>2020.02.10 17:45</text:p>
          </table:table-cell>
          <table:table-cell office:value-type="float" office:value="71">
            <text:p>71</text:p>
          </table:table-cell>
          <table:table-cell office:value-type="float" office:value="73.377">
            <text:p>73.377</text:p>
          </table:table-cell>
          <table:table-cell office:value-type="string">
            <text:p>2020.02.10 17:45</text:p>
          </table:table-cell>
          <table:table-cell office:value-type="float" office:value="69">
            <text:p>69</text:p>
          </table:table-cell>
          <table:table-cell office:value-type="float" office:value="73.434">
            <text:p>73.434</text:p>
          </table:table-cell>
          <table:table-cell office:value-type="string">
            <text:p>2020.02.10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20000000000095">
            <text:p>-0.00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3.427">
            <text:p>73.427</text:p>
          </table:table-cell>
          <table:table-cell office:value-type="string">
            <text:p>2020.02.10 17:30</text:p>
          </table:table-cell>
          <table:table-cell office:value-type="float" office:value="71">
            <text:p>71</text:p>
          </table:table-cell>
          <table:table-cell office:value-type="float" office:value="73.367">
            <text:p>73.367</text:p>
          </table:table-cell>
          <table:table-cell office:value-type="string">
            <text:p>2020.02.10 17:45</text:p>
          </table:table-cell>
          <table:table-cell office:value-type="float" office:value="71">
            <text:p>71</text:p>
          </table:table-cell>
          <table:table-cell office:value-type="float" office:value="73.367">
            <text:p>73.367</text:p>
          </table:table-cell>
          <table:table-cell office:value-type="string">
            <text:p>2020.02.10 17:45</text:p>
          </table:table-cell>
          <table:table-cell office:value-type="float" office:value="70">
            <text:p>70</text:p>
          </table:table-cell>
          <table:table-cell office:value-type="float" office:value="73.437">
            <text:p>73.437</text:p>
          </table:table-cell>
          <table:table-cell office:value-type="string">
            <text:p>2020.02.10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3.411">
            <text:p>73.411</text:p>
          </table:table-cell>
          <table:table-cell office:value-type="string">
            <text:p>2020.02.10 17:45</text:p>
          </table:table-cell>
          <table:table-cell office:value-type="float" office:value="71">
            <text:p>71</text:p>
          </table:table-cell>
          <table:table-cell office:value-type="float" office:value="73.351">
            <text:p>73.351</text:p>
          </table:table-cell>
          <table:table-cell office:value-type="string">
            <text:p>2020.02.10 17:45</text:p>
          </table:table-cell>
          <table:table-cell office:value-type="float" office:value="71">
            <text:p>71</text:p>
          </table:table-cell>
          <table:table-cell office:value-type="float" office:value="73.351">
            <text:p>73.351</text:p>
          </table:table-cell>
          <table:table-cell office:value-type="string">
            <text:p>2020.02.10 17:45</text:p>
          </table:table-cell>
          <table:table-cell office:value-type="float" office:value="71">
            <text:p>71</text:p>
          </table:table-cell>
          <table:table-cell office:value-type="float" office:value="73.413">
            <text:p>73.413</text:p>
          </table:table-cell>
          <table:table-cell office:value-type="string">
            <text:p>2020.02.10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3.295">
            <text:p>73.295</text:p>
          </table:table-cell>
          <table:table-cell office:value-type="string">
            <text:p>2020.02.10 18:00</text:p>
          </table:table-cell>
          <table:table-cell office:value-type="float" office:value="77">
            <text:p>77</text:p>
          </table:table-cell>
          <table:table-cell office:value-type="float" office:value="73.235">
            <text:p>73.235</text:p>
          </table:table-cell>
          <table:table-cell office:value-type="string">
            <text:p>2020.02.10 19:15</text:p>
          </table:table-cell>
          <table:table-cell office:value-type="float" office:value="77">
            <text:p>77</text:p>
          </table:table-cell>
          <table:table-cell office:value-type="float" office:value="73.235">
            <text:p>73.235</text:p>
          </table:table-cell>
          <table:table-cell office:value-type="string">
            <text:p>2020.02.10 19:15</text:p>
          </table:table-cell>
          <table:table-cell office:value-type="float" office:value="72">
            <text:p>72</text:p>
          </table:table-cell>
          <table:table-cell office:value-type="float" office:value="73.312">
            <text:p>73.312</text:p>
          </table:table-cell>
          <table:table-cell office:value-type="string">
            <text:p>2020.02.10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3.292">
            <text:p>73.292</text:p>
          </table:table-cell>
          <table:table-cell office:value-type="string">
            <text:p>2020.02.10 18:15</text:p>
          </table:table-cell>
          <table:table-cell office:value-type="float" office:value="77">
            <text:p>77</text:p>
          </table:table-cell>
          <table:table-cell office:value-type="float" office:value="73.232">
            <text:p>73.232</text:p>
          </table:table-cell>
          <table:table-cell office:value-type="string">
            <text:p>2020.02.10 19:15</text:p>
          </table:table-cell>
          <table:table-cell office:value-type="float" office:value="77">
            <text:p>77</text:p>
          </table:table-cell>
          <table:table-cell office:value-type="float" office:value="73.232">
            <text:p>73.232</text:p>
          </table:table-cell>
          <table:table-cell office:value-type="string">
            <text:p>2020.02.10 19:15</text:p>
          </table:table-cell>
          <table:table-cell office:value-type="float" office:value="73">
            <text:p>73</text:p>
          </table:table-cell>
          <table:table-cell office:value-type="float" office:value="73.294">
            <text:p>73.294</text:p>
          </table:table-cell>
          <table:table-cell office:value-type="string">
            <text:p>2020.02.10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.287">
            <text:p>73.287</text:p>
          </table:table-cell>
          <table:table-cell office:value-type="string">
            <text:p>2020.02.10 18:30</text:p>
          </table:table-cell>
          <table:table-cell office:value-type="float" office:value="78">
            <text:p>78</text:p>
          </table:table-cell>
          <table:table-cell office:value-type="float" office:value="73.227">
            <text:p>73.227</text:p>
          </table:table-cell>
          <table:table-cell office:value-type="string">
            <text:p>2020.02.10 19:30</text:p>
          </table:table-cell>
          <table:table-cell office:value-type="float" office:value="78">
            <text:p>78</text:p>
          </table:table-cell>
          <table:table-cell office:value-type="float" office:value="73.227">
            <text:p>73.227</text:p>
          </table:table-cell>
          <table:table-cell office:value-type="string">
            <text:p>2020.02.10 19:30</text:p>
          </table:table-cell>
          <table:table-cell office:value-type="float" office:value="74">
            <text:p>74</text:p>
          </table:table-cell>
          <table:table-cell office:value-type="float" office:value="73.299">
            <text:p>73.299</text:p>
          </table:table-cell>
          <table:table-cell office:value-type="string">
            <text:p>2020.02.10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3.26">
            <text:p>73.26</text:p>
          </table:table-cell>
          <table:table-cell office:value-type="string">
            <text:p>2020.02.10 18:45</text:p>
          </table:table-cell>
          <table:table-cell office:value-type="float" office:value="78">
            <text:p>78</text:p>
          </table:table-cell>
          <table:table-cell office:value-type="float" office:value="73.2">
            <text:p>73.2</text:p>
          </table:table-cell>
          <table:table-cell office:value-type="string">
            <text:p>2020.02.10 19:30</text:p>
          </table:table-cell>
          <table:table-cell office:value-type="float" office:value="78">
            <text:p>78</text:p>
          </table:table-cell>
          <table:table-cell office:value-type="float" office:value="73.2">
            <text:p>73.2</text:p>
          </table:table-cell>
          <table:table-cell office:value-type="string">
            <text:p>2020.02.10 19:30</text:p>
          </table:table-cell>
          <table:table-cell office:value-type="float" office:value="75">
            <text:p>75</text:p>
          </table:table-cell>
          <table:table-cell office:value-type="float" office:value="73.28">
            <text:p>73.28</text:p>
          </table:table-cell>
          <table:table-cell office:value-type="string">
            <text:p>2020.02.10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3.264">
            <text:p>73.264</text:p>
          </table:table-cell>
          <table:table-cell office:value-type="string">
            <text:p>2020.02.10 19:00</text:p>
          </table:table-cell>
          <table:table-cell office:value-type="float" office:value="78">
            <text:p>78</text:p>
          </table:table-cell>
          <table:table-cell office:value-type="float" office:value="73.204">
            <text:p>73.204</text:p>
          </table:table-cell>
          <table:table-cell office:value-type="string">
            <text:p>2020.02.10 19:30</text:p>
          </table:table-cell>
          <table:table-cell office:value-type="float" office:value="78">
            <text:p>78</text:p>
          </table:table-cell>
          <table:table-cell office:value-type="float" office:value="73.204">
            <text:p>73.204</text:p>
          </table:table-cell>
          <table:table-cell office:value-type="string">
            <text:p>2020.02.10 19:30</text:p>
          </table:table-cell>
          <table:table-cell office:value-type="float" office:value="76">
            <text:p>76</text:p>
          </table:table-cell>
          <table:table-cell office:value-type="float" office:value="73.273">
            <text:p>73.273</text:p>
          </table:table-cell>
          <table:table-cell office:value-type="string">
            <text:p>2020.02.10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3.262">
            <text:p>73.262</text:p>
          </table:table-cell>
          <table:table-cell office:value-type="string">
            <text:p>2020.02.10 19:15</text:p>
          </table:table-cell>
          <table:table-cell office:value-type="float" office:value="78">
            <text:p>78</text:p>
          </table:table-cell>
          <table:table-cell office:value-type="float" office:value="73.202">
            <text:p>73.202</text:p>
          </table:table-cell>
          <table:table-cell office:value-type="string">
            <text:p>2020.02.10 19:30</text:p>
          </table:table-cell>
          <table:table-cell office:value-type="float" office:value="78">
            <text:p>78</text:p>
          </table:table-cell>
          <table:table-cell office:value-type="float" office:value="73.202">
            <text:p>73.202</text:p>
          </table:table-cell>
          <table:table-cell office:value-type="string">
            <text:p>2020.02.10 19:30</text:p>
          </table:table-cell>
          <table:table-cell office:value-type="float" office:value="77">
            <text:p>77</text:p>
          </table:table-cell>
          <table:table-cell office:value-type="float" office:value="73.263">
            <text:p>73.263</text:p>
          </table:table-cell>
          <table:table-cell office:value-type="string">
            <text:p>2020.02.10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3.25">
            <text:p>73.25</text:p>
          </table:table-cell>
          <table:table-cell office:value-type="string">
            <text:p>2020.02.10 19:30</text:p>
          </table:table-cell>
          <table:table-cell office:value-type="float" office:value="78">
            <text:p>78</text:p>
          </table:table-cell>
          <table:table-cell office:value-type="float" office:value="73.19">
            <text:p>73.19</text:p>
          </table:table-cell>
          <table:table-cell office:value-type="string">
            <text:p>2020.02.10 19:30</text:p>
          </table:table-cell>
          <table:table-cell office:value-type="float" office:value="78">
            <text:p>78</text:p>
          </table:table-cell>
          <table:table-cell office:value-type="float" office:value="73.19">
            <text:p>73.19</text:p>
          </table:table-cell>
          <table:table-cell office:value-type="string">
            <text:p>2020.02.10 19:30</text:p>
          </table:table-cell>
          <table:table-cell office:value-type="float" office:value="78">
            <text:p>78</text:p>
          </table:table-cell>
          <table:table-cell office:value-type="float" office:value="73.254">
            <text:p>73.254</text:p>
          </table:table-cell>
          <table:table-cell office:value-type="string">
            <text:p>2020.02.10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3.199">
            <text:p>73.199</text:p>
          </table:table-cell>
          <table:table-cell office:value-type="string">
            <text:p>2020.02.10 19:4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79">
            <text:p>79</text:p>
          </table:table-cell>
          <table:table-cell office:value-type="float" office:value="73.215">
            <text:p>73.215</text:p>
          </table:table-cell>
          <table:table-cell office:value-type="string">
            <text:p>2020.02.10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94">
            <text:p>0.19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3.197">
            <text:p>73.197</text:p>
          </table:table-cell>
          <table:table-cell office:value-type="string">
            <text:p>2020.02.10 20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0">
            <text:p>80</text:p>
          </table:table-cell>
          <table:table-cell office:value-type="float" office:value="73.229">
            <text:p>73.229</text:p>
          </table:table-cell>
          <table:table-cell office:value-type="string">
            <text:p>2020.02.10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96">
            <text:p>0.19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3.23">
            <text:p>73.23</text:p>
          </table:table-cell>
          <table:table-cell office:value-type="string">
            <text:p>2020.02.10 20:1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1">
            <text:p>81</text:p>
          </table:table-cell>
          <table:table-cell office:value-type="float" office:value="73.237">
            <text:p>73.237</text:p>
          </table:table-cell>
          <table:table-cell office:value-type="string">
            <text:p>2020.02.10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63">
            <text:p>0.16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3.209">
            <text:p>73.209</text:p>
          </table:table-cell>
          <table:table-cell office:value-type="string">
            <text:p>2020.02.10 20:3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2">
            <text:p>82</text:p>
          </table:table-cell>
          <table:table-cell office:value-type="float" office:value="73.236">
            <text:p>73.236</text:p>
          </table:table-cell>
          <table:table-cell office:value-type="string">
            <text:p>2020.02.10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84">
            <text:p>0.18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3.23">
            <text:p>73.23</text:p>
          </table:table-cell>
          <table:table-cell office:value-type="string">
            <text:p>2020.02.10 20:4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3">
            <text:p>83</text:p>
          </table:table-cell>
          <table:table-cell office:value-type="float" office:value="73.237">
            <text:p>73.237</text:p>
          </table:table-cell>
          <table:table-cell office:value-type="string">
            <text:p>2020.02.10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63">
            <text:p>0.16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3.224">
            <text:p>73.224</text:p>
          </table:table-cell>
          <table:table-cell office:value-type="string">
            <text:p>2020.02.10 21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4">
            <text:p>84</text:p>
          </table:table-cell>
          <table:table-cell office:value-type="float" office:value="73.23">
            <text:p>73.23</text:p>
          </table:table-cell>
          <table:table-cell office:value-type="string">
            <text:p>2020.02.10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69">
            <text:p>0.16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3.223">
            <text:p>73.223</text:p>
          </table:table-cell>
          <table:table-cell office:value-type="string">
            <text:p>2020.02.10 21:1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5">
            <text:p>85</text:p>
          </table:table-cell>
          <table:table-cell office:value-type="float" office:value="73.249">
            <text:p>73.249</text:p>
          </table:table-cell>
          <table:table-cell office:value-type="string">
            <text:p>2020.02.10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3.248">
            <text:p>73.248</text:p>
          </table:table-cell>
          <table:table-cell office:value-type="string">
            <text:p>2020.02.10 21:3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6">
            <text:p>86</text:p>
          </table:table-cell>
          <table:table-cell office:value-type="float" office:value="73.251">
            <text:p>73.251</text:p>
          </table:table-cell>
          <table:table-cell office:value-type="string">
            <text:p>2020.02.10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45">
            <text:p>0.14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3.242">
            <text:p>73.242</text:p>
          </table:table-cell>
          <table:table-cell office:value-type="string">
            <text:p>2020.02.10 21:4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7">
            <text:p>87</text:p>
          </table:table-cell>
          <table:table-cell office:value-type="float" office:value="73.279">
            <text:p>73.279</text:p>
          </table:table-cell>
          <table:table-cell office:value-type="string">
            <text:p>2020.02.10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51">
            <text:p>0.15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3.264">
            <text:p>73.264</text:p>
          </table:table-cell>
          <table:table-cell office:value-type="string">
            <text:p>2020.02.10 2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8">
            <text:p>88</text:p>
          </table:table-cell>
          <table:table-cell office:value-type="float" office:value="73.292">
            <text:p>73.292</text:p>
          </table:table-cell>
          <table:table-cell office:value-type="string">
            <text:p>2020.02.10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29">
            <text:p>0.12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3.286">
            <text:p>73.286</text:p>
          </table:table-cell>
          <table:table-cell office:value-type="string">
            <text:p>2020.02.10 22:1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9">
            <text:p>89</text:p>
          </table:table-cell>
          <table:table-cell office:value-type="float" office:value="73.298">
            <text:p>73.298</text:p>
          </table:table-cell>
          <table:table-cell office:value-type="string">
            <text:p>2020.02.10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7">
            <text:p>0.10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3.296">
            <text:p>73.296</text:p>
          </table:table-cell>
          <table:table-cell office:value-type="string">
            <text:p>2020.02.10 22:3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0">
            <text:p>90</text:p>
          </table:table-cell>
          <table:table-cell office:value-type="float" office:value="73.318">
            <text:p>73.318</text:p>
          </table:table-cell>
          <table:table-cell office:value-type="string">
            <text:p>2020.02.10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6999999999994">
            <text:p>0.09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3.315">
            <text:p>73.315</text:p>
          </table:table-cell>
          <table:table-cell office:value-type="string">
            <text:p>2020.02.10 22:4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1">
            <text:p>91</text:p>
          </table:table-cell>
          <table:table-cell office:value-type="float" office:value="73.335">
            <text:p>73.335</text:p>
          </table:table-cell>
          <table:table-cell office:value-type="string">
            <text:p>2020.02.10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8000000000003">
            <text:p>0.07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.322">
            <text:p>73.322</text:p>
          </table:table-cell>
          <table:table-cell office:value-type="string">
            <text:p>2020.02.10 23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2">
            <text:p>92</text:p>
          </table:table-cell>
          <table:table-cell office:value-type="float" office:value="73.344">
            <text:p>73.344</text:p>
          </table:table-cell>
          <table:table-cell office:value-type="string">
            <text:p>2020.02.10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0999999999998">
            <text:p>0.07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3.333">
            <text:p>73.333</text:p>
          </table:table-cell>
          <table:table-cell office:value-type="string">
            <text:p>2020.02.10 23:1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3">
            <text:p>93</text:p>
          </table:table-cell>
          <table:table-cell office:value-type="float" office:value="73.35">
            <text:p>73.35</text:p>
          </table:table-cell>
          <table:table-cell office:value-type="string">
            <text:p>2020.02.10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0000000000002">
            <text:p>0.0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3.348">
            <text:p>73.348</text:p>
          </table:table-cell>
          <table:table-cell office:value-type="string">
            <text:p>2020.02.10 23:3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4">
            <text:p>94</text:p>
          </table:table-cell>
          <table:table-cell office:value-type="float" office:value="73.371">
            <text:p>73.371</text:p>
          </table:table-cell>
          <table:table-cell office:value-type="string">
            <text:p>2020.02.10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5000000000002">
            <text:p>0.04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3.37">
            <text:p>73.37</text:p>
          </table:table-cell>
          <table:table-cell office:value-type="string">
            <text:p>2020.02.10 23:4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5">
            <text:p>95</text:p>
          </table:table-cell>
          <table:table-cell office:value-type="float" office:value="73.402">
            <text:p>73.402</text:p>
          </table:table-cell>
          <table:table-cell office:value-type="string">
            <text:p>2020.02.10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2999999999996">
            <text:p>0.02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3.38">
            <text:p>73.38</text:p>
          </table:table-cell>
          <table:table-cell office:value-type="string">
            <text:p>2020.02.11 00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6">
            <text:p>96</text:p>
          </table:table-cell>
          <table:table-cell office:value-type="float" office:value="73.386">
            <text:p>73.386</text:p>
          </table:table-cell>
          <table:table-cell office:value-type="string">
            <text:p>2020.02.11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3000000000005">
            <text:p>0.01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3.38">
            <text:p>73.38</text:p>
          </table:table-cell>
          <table:table-cell office:value-type="string">
            <text:p>2020.02.11 00:1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7">
            <text:p>97</text:p>
          </table:table-cell>
          <table:table-cell office:value-type="float" office:value="73.397">
            <text:p>73.397</text:p>
          </table:table-cell>
          <table:table-cell office:value-type="string">
            <text:p>2020.02.11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3000000000005">
            <text:p>0.01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3.394">
            <text:p>73.394</text:p>
          </table:table-cell>
          <table:table-cell office:value-type="string">
            <text:p>2020.02.11 00:3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8">
            <text:p>98</text:p>
          </table:table-cell>
          <table:table-cell office:value-type="float" office:value="73.397">
            <text:p>73.397</text:p>
          </table:table-cell>
          <table:table-cell office:value-type="string">
            <text:p>2020.02.11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10000000000048">
            <text:p>-0.00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3.384">
            <text:p>73.384</text:p>
          </table:table-cell>
          <table:table-cell office:value-type="string">
            <text:p>2020.02.11 00:4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9">
            <text:p>99</text:p>
          </table:table-cell>
          <table:table-cell office:value-type="float" office:value="73.388">
            <text:p>73.388</text:p>
          </table:table-cell>
          <table:table-cell office:value-type="string">
            <text:p>2020.02.11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90000000000003">
            <text:p>0.00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3.362">
            <text:p>73.362</text:p>
          </table:table-cell>
          <table:table-cell office:value-type="string">
            <text:p>2020.02.11 01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0">
            <text:p>100</text:p>
          </table:table-cell>
          <table:table-cell office:value-type="float" office:value="73.391">
            <text:p>73.391</text:p>
          </table:table-cell>
          <table:table-cell office:value-type="string">
            <text:p>2020.02.11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1000000000006">
            <text:p>0.03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3.371">
            <text:p>73.371</text:p>
          </table:table-cell>
          <table:table-cell office:value-type="string">
            <text:p>2020.02.11 01:1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1">
            <text:p>101</text:p>
          </table:table-cell>
          <table:table-cell office:value-type="float" office:value="73.401">
            <text:p>73.401</text:p>
          </table:table-cell>
          <table:table-cell office:value-type="string">
            <text:p>2020.02.11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2000000000006">
            <text:p>0.02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3.398">
            <text:p>73.398</text:p>
          </table:table-cell>
          <table:table-cell office:value-type="string">
            <text:p>2020.02.11 01:3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2">
            <text:p>102</text:p>
          </table:table-cell>
          <table:table-cell office:value-type="float" office:value="73.417">
            <text:p>73.417</text:p>
          </table:table-cell>
          <table:table-cell office:value-type="string">
            <text:p>2020.02.11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49999999999955">
            <text:p>-0.00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3.416">
            <text:p>73.416</text:p>
          </table:table-cell>
          <table:table-cell office:value-type="string">
            <text:p>2020.02.11 01:45</text:p>
          </table:table-cell>
          <table:table-cell office:value-type="float" office:value="104">
            <text:p>104</text:p>
          </table:table-cell>
          <table:table-cell office:value-type="float" office:value="73.356">
            <text:p>73.356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56">
            <text:p>73.356</text:p>
          </table:table-cell>
          <table:table-cell office:value-type="string">
            <text:p>2020.02.11 02:00</text:p>
          </table:table-cell>
          <table:table-cell office:value-type="float" office:value="103">
            <text:p>103</text:p>
          </table:table-cell>
          <table:table-cell office:value-type="float" office:value="73.453">
            <text:p>73.453</text:p>
          </table:table-cell>
          <table:table-cell office:value-type="string">
            <text:p>2020.02.11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3.426">
            <text:p>73.426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66">
            <text:p>73.366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66">
            <text:p>73.366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426">
            <text:p>73.426</text:p>
          </table:table-cell>
          <table:table-cell office:value-type="string">
            <text:p>2020.02.11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73.366">
            <text:p>73.366</text:p>
          </table:table-cell>
          <table:table-cell office:value-type="string">
            <text:p>2020.02.11 02:15</text:p>
          </table:table-cell>
          <table:table-cell office:value-type="float" office:value="109">
            <text:p>109</text:p>
          </table:table-cell>
          <table:table-cell office:value-type="float" office:value="73.665">
            <text:p>73.665</text:p>
          </table:table-cell>
          <table:table-cell office:value-type="string">
            <text:p>2020.02.11 03:15</text:p>
          </table:table-cell>
          <table:table-cell office:value-type="float" office:value="109">
            <text:p>109</text:p>
          </table:table-cell>
          <table:table-cell office:value-type="float" office:value="73.665">
            <text:p>73.665</text:p>
          </table:table-cell>
          <table:table-cell office:value-type="string">
            <text:p>2020.02.11 03:15</text:p>
          </table:table-cell>
          <table:table-cell office:value-type="float" office:value="105">
            <text:p>105</text:p>
          </table:table-cell>
          <table:table-cell office:value-type="float" office:value="73.405">
            <text:p>73.405</text:p>
          </table:table-cell>
          <table:table-cell office:value-type="string">
            <text:p>2020.02.11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29900000000001">
            <text:p>0.29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3.373">
            <text:p>73.373</text:p>
          </table:table-cell>
          <table:table-cell office:value-type="string">
            <text:p>2020.02.11 02:30</text:p>
          </table:table-cell>
          <table:table-cell office:value-type="float" office:value="109">
            <text:p>109</text:p>
          </table:table-cell>
          <table:table-cell office:value-type="float" office:value="73.665">
            <text:p>73.665</text:p>
          </table:table-cell>
          <table:table-cell office:value-type="string">
            <text:p>2020.02.11 03:15</text:p>
          </table:table-cell>
          <table:table-cell office:value-type="float" office:value="109">
            <text:p>109</text:p>
          </table:table-cell>
          <table:table-cell office:value-type="float" office:value="73.665">
            <text:p>73.665</text:p>
          </table:table-cell>
          <table:table-cell office:value-type="string">
            <text:p>2020.02.11 03:15</text:p>
          </table:table-cell>
          <table:table-cell office:value-type="float" office:value="106">
            <text:p>106</text:p>
          </table:table-cell>
          <table:table-cell office:value-type="float" office:value="73.457">
            <text:p>73.457</text:p>
          </table:table-cell>
          <table:table-cell office:value-type="string">
            <text:p>2020.02.11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292">
            <text:p>0.29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73.457">
            <text:p>73.457</text:p>
          </table:table-cell>
          <table:table-cell office:value-type="string">
            <text:p>2020.02.11 02:45</text:p>
          </table:table-cell>
          <table:table-cell office:value-type="float" office:value="109">
            <text:p>109</text:p>
          </table:table-cell>
          <table:table-cell office:value-type="float" office:value="73.665">
            <text:p>73.665</text:p>
          </table:table-cell>
          <table:table-cell office:value-type="string">
            <text:p>2020.02.11 03:15</text:p>
          </table:table-cell>
          <table:table-cell office:value-type="float" office:value="109">
            <text:p>109</text:p>
          </table:table-cell>
          <table:table-cell office:value-type="float" office:value="73.665">
            <text:p>73.665</text:p>
          </table:table-cell>
          <table:table-cell office:value-type="string">
            <text:p>2020.02.11 03:15</text:p>
          </table:table-cell>
          <table:table-cell office:value-type="float" office:value="107">
            <text:p>107</text:p>
          </table:table-cell>
          <table:table-cell office:value-type="float" office:value="73.525">
            <text:p>73.525</text:p>
          </table:table-cell>
          <table:table-cell office:value-type="string">
            <text:p>2020.02.11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20800000000001">
            <text:p>0.20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3.508">
            <text:p>73.508</text:p>
          </table:table-cell>
          <table:table-cell office:value-type="string">
            <text:p>2020.02.11 03:00</text:p>
          </table:table-cell>
          <table:table-cell office:value-type="float" office:value="109">
            <text:p>109</text:p>
          </table:table-cell>
          <table:table-cell office:value-type="float" office:value="73.665">
            <text:p>73.665</text:p>
          </table:table-cell>
          <table:table-cell office:value-type="string">
            <text:p>2020.02.11 03:15</text:p>
          </table:table-cell>
          <table:table-cell office:value-type="float" office:value="109">
            <text:p>109</text:p>
          </table:table-cell>
          <table:table-cell office:value-type="float" office:value="73.665">
            <text:p>73.665</text:p>
          </table:table-cell>
          <table:table-cell office:value-type="string">
            <text:p>2020.02.11 03:15</text:p>
          </table:table-cell>
          <table:table-cell office:value-type="float" office:value="108">
            <text:p>108</text:p>
          </table:table-cell>
          <table:table-cell office:value-type="float" office:value="73.555">
            <text:p>73.555</text:p>
          </table:table-cell>
          <table:table-cell office:value-type="string">
            <text:p>2020.02.11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700000000001">
            <text:p>0.15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3.55">
            <text:p>73.55</text:p>
          </table:table-cell>
          <table:table-cell office:value-type="string">
            <text:p>2020.02.11 03:15</text:p>
          </table:table-cell>
          <table:table-cell office:value-type="float" office:value="109">
            <text:p>109</text:p>
          </table:table-cell>
          <table:table-cell office:value-type="float" office:value="73.66">
            <text:p>73.66</text:p>
          </table:table-cell>
          <table:table-cell office:value-type="string">
            <text:p>2020.02.11 03:15</text:p>
          </table:table-cell>
          <table:table-cell office:value-type="float" office:value="109">
            <text:p>109</text:p>
          </table:table-cell>
          <table:table-cell office:value-type="float" office:value="73.66">
            <text:p>73.66</text:p>
          </table:table-cell>
          <table:table-cell office:value-type="string">
            <text:p>2020.02.11 03:15</text:p>
          </table:table-cell>
          <table:table-cell office:value-type="float" office:value="109">
            <text:p>109</text:p>
          </table:table-cell>
          <table:table-cell office:value-type="float" office:value="73.675">
            <text:p>73.675</text:p>
          </table:table-cell>
          <table:table-cell office:value-type="string">
            <text:p>2020.02.11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3.616">
            <text:p>73.616</text:p>
          </table:table-cell>
          <table:table-cell office:value-type="string">
            <text:p>2020.02.11 03:30</text:p>
          </table:table-cell>
          <table:table-cell office:value-type="float" office:value="112">
            <text:p>112</text:p>
          </table:table-cell>
          <table:table-cell office:value-type="float" office:value="73.556">
            <text:p>73.556</text:p>
          </table:table-cell>
          <table:table-cell office:value-type="string">
            <text:p>2020.02.11 04:00</text:p>
          </table:table-cell>
          <table:table-cell office:value-type="float" office:value="112">
            <text:p>112</text:p>
          </table:table-cell>
          <table:table-cell office:value-type="float" office:value="73.556">
            <text:p>73.556</text:p>
          </table:table-cell>
          <table:table-cell office:value-type="string">
            <text:p>2020.02.11 04:00</text:p>
          </table:table-cell>
          <table:table-cell office:value-type="float" office:value="110">
            <text:p>110</text:p>
          </table:table-cell>
          <table:table-cell office:value-type="float" office:value="73.624">
            <text:p>73.624</text:p>
          </table:table-cell>
          <table:table-cell office:value-type="string">
            <text:p>2020.02.11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3.569">
            <text:p>73.569</text:p>
          </table:table-cell>
          <table:table-cell office:value-type="string">
            <text:p>2020.02.11 03:45</text:p>
          </table:table-cell>
          <table:table-cell office:value-type="float" office:value="112">
            <text:p>112</text:p>
          </table:table-cell>
          <table:table-cell office:value-type="float" office:value="73.565">
            <text:p>73.565</text:p>
          </table:table-cell>
          <table:table-cell office:value-type="string">
            <text:p>2020.02.11 04:00</text:p>
          </table:table-cell>
          <table:table-cell office:value-type="float" office:value="112">
            <text:p>112</text:p>
          </table:table-cell>
          <table:table-cell office:value-type="float" office:value="73.565">
            <text:p>73.565</text:p>
          </table:table-cell>
          <table:table-cell office:value-type="string">
            <text:p>2020.02.11 04:00</text:p>
          </table:table-cell>
          <table:table-cell office:value-type="float" office:value="111">
            <text:p>111</text:p>
          </table:table-cell>
          <table:table-cell office:value-type="float" office:value="73.625">
            <text:p>73.625</text:p>
          </table:table-cell>
          <table:table-cell office:value-type="string">
            <text:p>2020.02.11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40000000000049">
            <text:p>-0.00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3.601">
            <text:p>73.601</text:p>
          </table:table-cell>
          <table:table-cell office:value-type="string">
            <text:p>2020.02.11 04:00</text:p>
          </table:table-cell>
          <table:table-cell office:value-type="float" office:value="115">
            <text:p>115</text:p>
          </table:table-cell>
          <table:table-cell office:value-type="float" office:value="73.652">
            <text:p>73.652</text:p>
          </table:table-cell>
          <table:table-cell office:value-type="string">
            <text:p>2020.02.11 04:45</text:p>
          </table:table-cell>
          <table:table-cell office:value-type="float" office:value="115">
            <text:p>115</text:p>
          </table:table-cell>
          <table:table-cell office:value-type="float" office:value="73.652">
            <text:p>73.652</text:p>
          </table:table-cell>
          <table:table-cell office:value-type="string">
            <text:p>2020.02.11 04:45</text:p>
          </table:table-cell>
          <table:table-cell office:value-type="float" office:value="112">
            <text:p>112</text:p>
          </table:table-cell>
          <table:table-cell office:value-type="float" office:value="73.601">
            <text:p>73.601</text:p>
          </table:table-cell>
          <table:table-cell office:value-type="string">
            <text:p>2020.02.11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1000000000002">
            <text:p>0.05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3.57">
            <text:p>73.57</text:p>
          </table:table-cell>
          <table:table-cell office:value-type="string">
            <text:p>2020.02.11 04:15</text:p>
          </table:table-cell>
          <table:table-cell office:value-type="float" office:value="115">
            <text:p>115</text:p>
          </table:table-cell>
          <table:table-cell office:value-type="float" office:value="73.652">
            <text:p>73.652</text:p>
          </table:table-cell>
          <table:table-cell office:value-type="string">
            <text:p>2020.02.11 04:45</text:p>
          </table:table-cell>
          <table:table-cell office:value-type="float" office:value="115">
            <text:p>115</text:p>
          </table:table-cell>
          <table:table-cell office:value-type="float" office:value="73.652">
            <text:p>73.652</text:p>
          </table:table-cell>
          <table:table-cell office:value-type="string">
            <text:p>2020.02.11 04:45</text:p>
          </table:table-cell>
          <table:table-cell office:value-type="float" office:value="113">
            <text:p>113</text:p>
          </table:table-cell>
          <table:table-cell office:value-type="float" office:value="73.669">
            <text:p>73.669</text:p>
          </table:table-cell>
          <table:table-cell office:value-type="string">
            <text:p>2020.02.11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2000000000008">
            <text:p>0.08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3.637">
            <text:p>73.637</text:p>
          </table:table-cell>
          <table:table-cell office:value-type="string">
            <text:p>2020.02.11 04:30</text:p>
          </table:table-cell>
          <table:table-cell office:value-type="float" office:value="115">
            <text:p>115</text:p>
          </table:table-cell>
          <table:table-cell office:value-type="float" office:value="73.652">
            <text:p>73.652</text:p>
          </table:table-cell>
          <table:table-cell office:value-type="string">
            <text:p>2020.02.11 04:45</text:p>
          </table:table-cell>
          <table:table-cell office:value-type="float" office:value="115">
            <text:p>115</text:p>
          </table:table-cell>
          <table:table-cell office:value-type="float" office:value="73.652">
            <text:p>73.652</text:p>
          </table:table-cell>
          <table:table-cell office:value-type="string">
            <text:p>2020.02.11 04:45</text:p>
          </table:table-cell>
          <table:table-cell office:value-type="float" office:value="114">
            <text:p>114</text:p>
          </table:table-cell>
          <table:table-cell office:value-type="float" office:value="73.712">
            <text:p>73.712</text:p>
          </table:table-cell>
          <table:table-cell office:value-type="string">
            <text:p>2020.02.11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3.684">
            <text:p>73.684</text:p>
          </table:table-cell>
          <table:table-cell office:value-type="string">
            <text:p>2020.02.11 04:45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15">
            <text:p>115</text:p>
          </table:table-cell>
          <table:table-cell office:value-type="float" office:value="73.687">
            <text:p>73.687</text:p>
          </table:table-cell>
          <table:table-cell office:value-type="string">
            <text:p>2020.02.11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7000000000001">
            <text:p>0.02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73.681">
            <text:p>73.681</text:p>
          </table:table-cell>
          <table:table-cell office:value-type="string">
            <text:p>2020.02.11 05:0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16">
            <text:p>116</text:p>
          </table:table-cell>
          <table:table-cell office:value-type="float" office:value="73.717">
            <text:p>73.717</text:p>
          </table:table-cell>
          <table:table-cell office:value-type="string">
            <text:p>2020.02.11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0000000000001">
            <text:p>0.0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73.716">
            <text:p>73.716</text:p>
          </table:table-cell>
          <table:table-cell office:value-type="string">
            <text:p>2020.02.11 05:15</text:p>
          </table:table-cell>
          <table:table-cell office:value-type="float" office:value="118">
            <text:p>118</text:p>
          </table:table-cell>
          <table:table-cell office:value-type="float" office:value="73.656">
            <text:p>73.656</text:p>
          </table:table-cell>
          <table:table-cell office:value-type="string">
            <text:p>2020.02.11 05:30</text:p>
          </table:table-cell>
          <table:table-cell office:value-type="float" office:value="118">
            <text:p>118</text:p>
          </table:table-cell>
          <table:table-cell office:value-type="float" office:value="73.656">
            <text:p>73.656</text:p>
          </table:table-cell>
          <table:table-cell office:value-type="string">
            <text:p>2020.02.11 05:30</text:p>
          </table:table-cell>
          <table:table-cell office:value-type="float" office:value="117">
            <text:p>117</text:p>
          </table:table-cell>
          <table:table-cell office:value-type="float" office:value="73.719">
            <text:p>73.719</text:p>
          </table:table-cell>
          <table:table-cell office:value-type="string">
            <text:p>2020.02.11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3.669">
            <text:p>73.669</text:p>
          </table:table-cell>
          <table:table-cell office:value-type="string">
            <text:p>2020.02.11 05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18">
            <text:p>118</text:p>
          </table:table-cell>
          <table:table-cell office:value-type="float" office:value="73.679">
            <text:p>73.679</text:p>
          </table:table-cell>
          <table:table-cell office:value-type="string">
            <text:p>2020.02.11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2000000000002">
            <text:p>0.04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3.678">
            <text:p>73.678</text:p>
          </table:table-cell>
          <table:table-cell office:value-type="string">
            <text:p>2020.02.11 05:45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19">
            <text:p>119</text:p>
          </table:table-cell>
          <table:table-cell office:value-type="float" office:value="73.722">
            <text:p>73.722</text:p>
          </table:table-cell>
          <table:table-cell office:value-type="string">
            <text:p>2020.02.11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3000000000001">
            <text:p>0.03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3.718">
            <text:p>73.718</text:p>
          </table:table-cell>
          <table:table-cell office:value-type="string">
            <text:p>2020.02.11 06:0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0">
            <text:p>120</text:p>
          </table:table-cell>
          <table:table-cell office:value-type="float" office:value="73.725">
            <text:p>73.725</text:p>
          </table:table-cell>
          <table:table-cell office:value-type="string">
            <text:p>2020.02.11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7000000000005">
            <text:p>-0.00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3.696">
            <text:p>73.696</text:p>
          </table:table-cell>
          <table:table-cell office:value-type="string">
            <text:p>2020.02.11 06:15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1">
            <text:p>121</text:p>
          </table:table-cell>
          <table:table-cell office:value-type="float" office:value="73.707">
            <text:p>73.707</text:p>
          </table:table-cell>
          <table:table-cell office:value-type="string">
            <text:p>2020.02.11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73.671">
            <text:p>73.671</text:p>
          </table:table-cell>
          <table:table-cell office:value-type="string">
            <text:p>2020.02.11 06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2">
            <text:p>122</text:p>
          </table:table-cell>
          <table:table-cell office:value-type="float" office:value="73.686">
            <text:p>73.686</text:p>
          </table:table-cell>
          <table:table-cell office:value-type="string">
            <text:p>2020.02.11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9999999999992">
            <text:p>0.0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73.685">
            <text:p>73.685</text:p>
          </table:table-cell>
          <table:table-cell office:value-type="string">
            <text:p>2020.02.11 06:45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3">
            <text:p>123</text:p>
          </table:table-cell>
          <table:table-cell office:value-type="float" office:value="73.718">
            <text:p>73.718</text:p>
          </table:table-cell>
          <table:table-cell office:value-type="string">
            <text:p>2020.02.11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5999999999996">
            <text:p>0.02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73.717">
            <text:p>73.717</text:p>
          </table:table-cell>
          <table:table-cell office:value-type="string">
            <text:p>2020.02.11 07:0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4">
            <text:p>124</text:p>
          </table:table-cell>
          <table:table-cell office:value-type="float" office:value="73.725">
            <text:p>73.725</text:p>
          </table:table-cell>
          <table:table-cell office:value-type="string">
            <text:p>2020.02.11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60000000000002">
            <text:p>-0.00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3.717">
            <text:p>73.717</text:p>
          </table:table-cell>
          <table:table-cell office:value-type="string">
            <text:p>2020.02.11 07:15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5">
            <text:p>125</text:p>
          </table:table-cell>
          <table:table-cell office:value-type="float" office:value="73.771">
            <text:p>73.771</text:p>
          </table:table-cell>
          <table:table-cell office:value-type="string">
            <text:p>2020.02.11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60000000000002">
            <text:p>-0.00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3.76">
            <text:p>73.76</text:p>
          </table:table-cell>
          <table:table-cell office:value-type="string">
            <text:p>2020.02.11 07:30</text:p>
          </table:table-cell>
          <table:table-cell office:value-type="float" office:value="132">
            <text:p>132</text:p>
          </table:table-cell>
          <table:table-cell office:value-type="float" office:value="73.797">
            <text:p>73.797</text:p>
          </table:table-cell>
          <table:table-cell office:value-type="string">
            <text:p>2020.02.11 09:00</text:p>
          </table:table-cell>
          <table:table-cell office:value-type="float" office:value="132">
            <text:p>132</text:p>
          </table:table-cell>
          <table:table-cell office:value-type="float" office:value="73.797">
            <text:p>73.797</text:p>
          </table:table-cell>
          <table:table-cell office:value-type="string">
            <text:p>2020.02.11 09:00</text:p>
          </table:table-cell>
          <table:table-cell office:value-type="float" office:value="126">
            <text:p>126</text:p>
          </table:table-cell>
          <table:table-cell office:value-type="float" office:value="73.766">
            <text:p>73.766</text:p>
          </table:table-cell>
          <table:table-cell office:value-type="string">
            <text:p>2020.02.11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6999999999992">
            <text:p>0.03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3.716">
            <text:p>73.716</text:p>
          </table:table-cell>
          <table:table-cell office:value-type="string">
            <text:p>2020.02.11 07:45</text:p>
          </table:table-cell>
          <table:table-cell office:value-type="float" office:value="132">
            <text:p>132</text:p>
          </table:table-cell>
          <table:table-cell office:value-type="float" office:value="73.797">
            <text:p>73.797</text:p>
          </table:table-cell>
          <table:table-cell office:value-type="string">
            <text:p>2020.02.11 09:00</text:p>
          </table:table-cell>
          <table:table-cell office:value-type="float" office:value="132">
            <text:p>132</text:p>
          </table:table-cell>
          <table:table-cell office:value-type="float" office:value="73.797">
            <text:p>73.797</text:p>
          </table:table-cell>
          <table:table-cell office:value-type="string">
            <text:p>2020.02.11 09:00</text:p>
          </table:table-cell>
          <table:table-cell office:value-type="float" office:value="127">
            <text:p>127</text:p>
          </table:table-cell>
          <table:table-cell office:value-type="float" office:value="73.794">
            <text:p>73.794</text:p>
          </table:table-cell>
          <table:table-cell office:value-type="string">
            <text:p>2020.02.11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81000000000003">
            <text:p>0.08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3.794">
            <text:p>73.794</text:p>
          </table:table-cell>
          <table:table-cell office:value-type="string">
            <text:p>2020.02.11 08:00</text:p>
          </table:table-cell>
          <table:table-cell office:value-type="float" office:value="132">
            <text:p>132</text:p>
          </table:table-cell>
          <table:table-cell office:value-type="float" office:value="73.797">
            <text:p>73.797</text:p>
          </table:table-cell>
          <table:table-cell office:value-type="string">
            <text:p>2020.02.11 09:00</text:p>
          </table:table-cell>
          <table:table-cell office:value-type="float" office:value="132">
            <text:p>132</text:p>
          </table:table-cell>
          <table:table-cell office:value-type="float" office:value="73.797">
            <text:p>73.797</text:p>
          </table:table-cell>
          <table:table-cell office:value-type="string">
            <text:p>2020.02.11 09:00</text:p>
          </table:table-cell>
          <table:table-cell office:value-type="float" office:value="128">
            <text:p>128</text:p>
          </table:table-cell>
          <table:table-cell office:value-type="float" office:value="73.857">
            <text:p>73.857</text:p>
          </table:table-cell>
          <table:table-cell office:value-type="string">
            <text:p>2020.02.11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30000000000001">
            <text:p>0.00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73.838">
            <text:p>73.838</text:p>
          </table:table-cell>
          <table:table-cell office:value-type="string">
            <text:p>2020.02.11 08:15</text:p>
          </table:table-cell>
          <table:table-cell office:value-type="float" office:value="132">
            <text:p>132</text:p>
          </table:table-cell>
          <table:table-cell office:value-type="float" office:value="73.778">
            <text:p>73.778</text:p>
          </table:table-cell>
          <table:table-cell office:value-type="string">
            <text:p>2020.02.11 09:00</text:p>
          </table:table-cell>
          <table:table-cell office:value-type="float" office:value="132">
            <text:p>132</text:p>
          </table:table-cell>
          <table:table-cell office:value-type="float" office:value="73.778">
            <text:p>73.778</text:p>
          </table:table-cell>
          <table:table-cell office:value-type="string">
            <text:p>2020.02.11 09:00</text:p>
          </table:table-cell>
          <table:table-cell office:value-type="float" office:value="129">
            <text:p>129</text:p>
          </table:table-cell>
          <table:table-cell office:value-type="float" office:value="73.845">
            <text:p>73.845</text:p>
          </table:table-cell>
          <table:table-cell office:value-type="string">
            <text:p>2020.02.11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73.828">
            <text:p>73.828</text:p>
          </table:table-cell>
          <table:table-cell office:value-type="string">
            <text:p>2020.02.11 08:30</text:p>
          </table:table-cell>
          <table:table-cell office:value-type="float" office:value="132">
            <text:p>132</text:p>
          </table:table-cell>
          <table:table-cell office:value-type="float" office:value="73.768">
            <text:p>73.768</text:p>
          </table:table-cell>
          <table:table-cell office:value-type="string">
            <text:p>2020.02.11 09:00</text:p>
          </table:table-cell>
          <table:table-cell office:value-type="float" office:value="132">
            <text:p>132</text:p>
          </table:table-cell>
          <table:table-cell office:value-type="float" office:value="73.768">
            <text:p>73.768</text:p>
          </table:table-cell>
          <table:table-cell office:value-type="string">
            <text:p>2020.02.11 09:00</text:p>
          </table:table-cell>
          <table:table-cell office:value-type="float" office:value="130">
            <text:p>130</text:p>
          </table:table-cell>
          <table:table-cell office:value-type="float" office:value="73.843">
            <text:p>73.843</text:p>
          </table:table-cell>
          <table:table-cell office:value-type="string">
            <text:p>2020.02.11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73.826">
            <text:p>73.826</text:p>
          </table:table-cell>
          <table:table-cell office:value-type="string">
            <text:p>2020.02.11 08:45</text:p>
          </table:table-cell>
          <table:table-cell office:value-type="float" office:value="132">
            <text:p>132</text:p>
          </table:table-cell>
          <table:table-cell office:value-type="float" office:value="73.766">
            <text:p>73.766</text:p>
          </table:table-cell>
          <table:table-cell office:value-type="string">
            <text:p>2020.02.11 09:00</text:p>
          </table:table-cell>
          <table:table-cell office:value-type="float" office:value="132">
            <text:p>132</text:p>
          </table:table-cell>
          <table:table-cell office:value-type="float" office:value="73.766">
            <text:p>73.766</text:p>
          </table:table-cell>
          <table:table-cell office:value-type="string">
            <text:p>2020.02.11 09:00</text:p>
          </table:table-cell>
          <table:table-cell office:value-type="float" office:value="131">
            <text:p>131</text:p>
          </table:table-cell>
          <table:table-cell office:value-type="float" office:value="73.829">
            <text:p>73.829</text:p>
          </table:table-cell>
          <table:table-cell office:value-type="string">
            <text:p>2020.02.11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3.8">
            <text:p>73.8</text:p>
          </table:table-cell>
          <table:table-cell office:value-type="string">
            <text:p>2020.02.11 09:00</text:p>
          </table:table-cell>
          <table:table-cell office:value-type="float" office:value="133">
            <text:p>133</text:p>
          </table:table-cell>
          <table:table-cell office:value-type="float" office:value="73.74">
            <text:p>73.74</text:p>
          </table:table-cell>
          <table:table-cell office:value-type="string">
            <text:p>2020.02.11 09:15</text:p>
          </table:table-cell>
          <table:table-cell office:value-type="float" office:value="133">
            <text:p>133</text:p>
          </table:table-cell>
          <table:table-cell office:value-type="float" office:value="73.74">
            <text:p>73.74</text:p>
          </table:table-cell>
          <table:table-cell office:value-type="string">
            <text:p>2020.02.11 09:15</text:p>
          </table:table-cell>
          <table:table-cell office:value-type="float" office:value="132">
            <text:p>132</text:p>
          </table:table-cell>
          <table:table-cell office:value-type="float" office:value="73.8">
            <text:p>73.8</text:p>
          </table:table-cell>
          <table:table-cell office:value-type="string">
            <text:p>2020.02.11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73.776">
            <text:p>73.776</text:p>
          </table:table-cell>
          <table:table-cell office:value-type="string">
            <text:p>2020.02.11 09:15</text:p>
          </table:table-cell>
          <table:table-cell office:value-type="float" office:value="133">
            <text:p>133</text:p>
          </table:table-cell>
          <table:table-cell office:value-type="float" office:value="73.716">
            <text:p>73.716</text:p>
          </table:table-cell>
          <table:table-cell office:value-type="string">
            <text:p>2020.02.11 09:15</text:p>
          </table:table-cell>
          <table:table-cell office:value-type="float" office:value="133">
            <text:p>133</text:p>
          </table:table-cell>
          <table:table-cell office:value-type="float" office:value="73.716">
            <text:p>73.716</text:p>
          </table:table-cell>
          <table:table-cell office:value-type="string">
            <text:p>2020.02.11 09:15</text:p>
          </table:table-cell>
          <table:table-cell office:value-type="float" office:value="133">
            <text:p>133</text:p>
          </table:table-cell>
          <table:table-cell office:value-type="float" office:value="73.781">
            <text:p>73.781</text:p>
          </table:table-cell>
          <table:table-cell office:value-type="string">
            <text:p>2020.02.11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73.778">
            <text:p>73.778</text:p>
          </table:table-cell>
          <table:table-cell office:value-type="string">
            <text:p>2020.02.11 09:30</text:p>
          </table:table-cell>
          <table:table-cell office:value-type="float" office:value="134">
            <text:p>134</text:p>
          </table:table-cell>
          <table:table-cell office:value-type="float" office:value="73.718">
            <text:p>73.718</text:p>
          </table:table-cell>
          <table:table-cell office:value-type="string">
            <text:p>2020.02.11 09:30</text:p>
          </table:table-cell>
          <table:table-cell office:value-type="float" office:value="134">
            <text:p>134</text:p>
          </table:table-cell>
          <table:table-cell office:value-type="float" office:value="73.718">
            <text:p>73.718</text:p>
          </table:table-cell>
          <table:table-cell office:value-type="string">
            <text:p>2020.02.11 09:30</text:p>
          </table:table-cell>
          <table:table-cell office:value-type="float" office:value="134">
            <text:p>134</text:p>
          </table:table-cell>
          <table:table-cell office:value-type="float" office:value="73.781">
            <text:p>73.781</text:p>
          </table:table-cell>
          <table:table-cell office:value-type="string">
            <text:p>2020.02.11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3.713">
            <text:p>73.713</text:p>
          </table:table-cell>
          <table:table-cell office:value-type="string">
            <text:p>2020.02.11 09:45</text:p>
          </table:table-cell>
          <table:table-cell office:value-type="float" office:value="136">
            <text:p>136</text:p>
          </table:table-cell>
          <table:table-cell office:value-type="float" office:value="73.728">
            <text:p>73.728</text:p>
          </table:table-cell>
          <table:table-cell office:value-type="string">
            <text:p>2020.02.11 10:00</text:p>
          </table:table-cell>
          <table:table-cell office:value-type="float" office:value="136">
            <text:p>136</text:p>
          </table:table-cell>
          <table:table-cell office:value-type="float" office:value="73.728">
            <text:p>73.728</text:p>
          </table:table-cell>
          <table:table-cell office:value-type="string">
            <text:p>2020.02.11 10:00</text:p>
          </table:table-cell>
          <table:table-cell office:value-type="float" office:value="135">
            <text:p>135</text:p>
          </table:table-cell>
          <table:table-cell office:value-type="float" office:value="73.752">
            <text:p>73.752</text:p>
          </table:table-cell>
          <table:table-cell office:value-type="string">
            <text:p>2020.02.11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73.744">
            <text:p>73.744</text:p>
          </table:table-cell>
          <table:table-cell office:value-type="string">
            <text:p>2020.02.11 10:00</text:p>
          </table:table-cell>
          <table:table-cell office:value-type="float" office:value="136">
            <text:p>136</text:p>
          </table:table-cell>
          <table:table-cell office:value-type="float" office:value="73.728">
            <text:p>73.728</text:p>
          </table:table-cell>
          <table:table-cell office:value-type="string">
            <text:p>2020.02.11 10:00</text:p>
          </table:table-cell>
          <table:table-cell office:value-type="float" office:value="136">
            <text:p>136</text:p>
          </table:table-cell>
          <table:table-cell office:value-type="float" office:value="73.728">
            <text:p>73.728</text:p>
          </table:table-cell>
          <table:table-cell office:value-type="string">
            <text:p>2020.02.11 10:00</text:p>
          </table:table-cell>
          <table:table-cell office:value-type="float" office:value="136">
            <text:p>136</text:p>
          </table:table-cell>
          <table:table-cell office:value-type="float" office:value="73.788">
            <text:p>73.788</text:p>
          </table:table-cell>
          <table:table-cell office:value-type="string">
            <text:p>2020.02.11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73.72">
            <text:p>73.72</text:p>
          </table:table-cell>
          <table:table-cell office:value-type="string">
            <text:p>2020.02.11 10:15</text:p>
          </table:table-cell>
          <table:table-cell office:value-type="float" office:value="139">
            <text:p>139</text:p>
          </table:table-cell>
          <table:table-cell office:value-type="float" office:value="73.73">
            <text:p>73.73</text:p>
          </table:table-cell>
          <table:table-cell office:value-type="string">
            <text:p>2020.02.11 10:45</text:p>
          </table:table-cell>
          <table:table-cell office:value-type="float" office:value="139">
            <text:p>139</text:p>
          </table:table-cell>
          <table:table-cell office:value-type="float" office:value="73.73">
            <text:p>73.73</text:p>
          </table:table-cell>
          <table:table-cell office:value-type="string">
            <text:p>2020.02.11 10:45</text:p>
          </table:table-cell>
          <table:table-cell office:value-type="float" office:value="137">
            <text:p>137</text:p>
          </table:table-cell>
          <table:table-cell office:value-type="float" office:value="73.77">
            <text:p>73.77</text:p>
          </table:table-cell>
          <table:table-cell office:value-type="string">
            <text:p>2020.02.11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0000000000005">
            <text:p>0.0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73.769">
            <text:p>73.769</text:p>
          </table:table-cell>
          <table:table-cell office:value-type="string">
            <text:p>2020.02.11 10:30</text:p>
          </table:table-cell>
          <table:table-cell office:value-type="float" office:value="139">
            <text:p>139</text:p>
          </table:table-cell>
          <table:table-cell office:value-type="float" office:value="73.709">
            <text:p>73.709</text:p>
          </table:table-cell>
          <table:table-cell office:value-type="string">
            <text:p>2020.02.11 10:45</text:p>
          </table:table-cell>
          <table:table-cell office:value-type="float" office:value="139">
            <text:p>139</text:p>
          </table:table-cell>
          <table:table-cell office:value-type="float" office:value="73.709">
            <text:p>73.709</text:p>
          </table:table-cell>
          <table:table-cell office:value-type="string">
            <text:p>2020.02.11 10:45</text:p>
          </table:table-cell>
          <table:table-cell office:value-type="float" office:value="138">
            <text:p>138</text:p>
          </table:table-cell>
          <table:table-cell office:value-type="float" office:value="73.79">
            <text:p>73.79</text:p>
          </table:table-cell>
          <table:table-cell office:value-type="string">
            <text:p>2020.02.11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73.747">
            <text:p>73.747</text:p>
          </table:table-cell>
          <table:table-cell office:value-type="string">
            <text:p>2020.02.11 10:45</text:p>
          </table:table-cell>
          <table:table-cell office:value-type="float" office:value="140">
            <text:p>140</text:p>
          </table:table-cell>
          <table:table-cell office:value-type="float" office:value="73.687">
            <text:p>73.687</text:p>
          </table:table-cell>
          <table:table-cell office:value-type="string">
            <text:p>2020.02.11 11:00</text:p>
          </table:table-cell>
          <table:table-cell office:value-type="float" office:value="140">
            <text:p>140</text:p>
          </table:table-cell>
          <table:table-cell office:value-type="float" office:value="73.687">
            <text:p>73.687</text:p>
          </table:table-cell>
          <table:table-cell office:value-type="string">
            <text:p>2020.02.11 11:00</text:p>
          </table:table-cell>
          <table:table-cell office:value-type="float" office:value="139">
            <text:p>139</text:p>
          </table:table-cell>
          <table:table-cell office:value-type="float" office:value="73.754">
            <text:p>73.754</text:p>
          </table:table-cell>
          <table:table-cell office:value-type="string">
            <text:p>2020.02.11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3.733">
            <text:p>73.733</text:p>
          </table:table-cell>
          <table:table-cell office:value-type="string">
            <text:p>2020.02.11 11:00</text:p>
          </table:table-cell>
          <table:table-cell office:value-type="float" office:value="140">
            <text:p>140</text:p>
          </table:table-cell>
          <table:table-cell office:value-type="float" office:value="73.673">
            <text:p>73.673</text:p>
          </table:table-cell>
          <table:table-cell office:value-type="string">
            <text:p>2020.02.11 11:00</text:p>
          </table:table-cell>
          <table:table-cell office:value-type="float" office:value="140">
            <text:p>140</text:p>
          </table:table-cell>
          <table:table-cell office:value-type="float" office:value="73.673">
            <text:p>73.673</text:p>
          </table:table-cell>
          <table:table-cell office:value-type="string">
            <text:p>2020.02.11 11:00</text:p>
          </table:table-cell>
          <table:table-cell office:value-type="float" office:value="140">
            <text:p>140</text:p>
          </table:table-cell>
          <table:table-cell office:value-type="float" office:value="73.733">
            <text:p>73.733</text:p>
          </table:table-cell>
          <table:table-cell office:value-type="string">
            <text:p>2020.02.11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3.655">
            <text:p>73.655</text:p>
          </table:table-cell>
          <table:table-cell office:value-type="string">
            <text:p>2020.02.11 11:15</text:p>
          </table:table-cell>
          <table:table-cell office:value-type="float" office:value="143">
            <text:p>143</text:p>
          </table:table-cell>
          <table:table-cell office:value-type="float" office:value="73.677">
            <text:p>73.677</text:p>
          </table:table-cell>
          <table:table-cell office:value-type="string">
            <text:p>2020.02.11 11:45</text:p>
          </table:table-cell>
          <table:table-cell office:value-type="float" office:value="143">
            <text:p>143</text:p>
          </table:table-cell>
          <table:table-cell office:value-type="float" office:value="73.677">
            <text:p>73.677</text:p>
          </table:table-cell>
          <table:table-cell office:value-type="string">
            <text:p>2020.02.11 11:45</text:p>
          </table:table-cell>
          <table:table-cell office:value-type="float" office:value="141">
            <text:p>141</text:p>
          </table:table-cell>
          <table:table-cell office:value-type="float" office:value="73.709">
            <text:p>73.709</text:p>
          </table:table-cell>
          <table:table-cell office:value-type="string">
            <text:p>2020.02.11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1999999999991">
            <text:p>0.022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73.695">
            <text:p>73.695</text:p>
          </table:table-cell>
          <table:table-cell office:value-type="string">
            <text:p>2020.02.11 11:30</text:p>
          </table:table-cell>
          <table:table-cell office:value-type="float" office:value="143">
            <text:p>143</text:p>
          </table:table-cell>
          <table:table-cell office:value-type="float" office:value="73.677">
            <text:p>73.677</text:p>
          </table:table-cell>
          <table:table-cell office:value-type="string">
            <text:p>2020.02.11 11:45</text:p>
          </table:table-cell>
          <table:table-cell office:value-type="float" office:value="143">
            <text:p>143</text:p>
          </table:table-cell>
          <table:table-cell office:value-type="float" office:value="73.677">
            <text:p>73.677</text:p>
          </table:table-cell>
          <table:table-cell office:value-type="string">
            <text:p>2020.02.11 11:45</text:p>
          </table:table-cell>
          <table:table-cell office:value-type="float" office:value="142">
            <text:p>142</text:p>
          </table:table-cell>
          <table:table-cell office:value-type="float" office:value="73.737">
            <text:p>73.737</text:p>
          </table:table-cell>
          <table:table-cell office:value-type="string">
            <text:p>2020.02.11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3.697">
            <text:p>73.697</text:p>
          </table:table-cell>
          <table:table-cell office:value-type="string">
            <text:p>2020.02.11 11:45</text:p>
          </table:table-cell>
          <table:table-cell office:value-type="float" office:value="153">
            <text:p>153</text:p>
          </table:table-cell>
          <table:table-cell office:value-type="float" office:value="73.637">
            <text:p>73.637</text:p>
          </table:table-cell>
          <table:table-cell office:value-type="string">
            <text:p>2020.02.11 14:15</text:p>
          </table:table-cell>
          <table:table-cell office:value-type="float" office:value="153">
            <text:p>153</text:p>
          </table:table-cell>
          <table:table-cell office:value-type="float" office:value="73.637">
            <text:p>73.637</text:p>
          </table:table-cell>
          <table:table-cell office:value-type="string">
            <text:p>2020.02.11 14:15</text:p>
          </table:table-cell>
          <table:table-cell office:value-type="float" office:value="143">
            <text:p>143</text:p>
          </table:table-cell>
          <table:table-cell office:value-type="float" office:value="73.702">
            <text:p>73.702</text:p>
          </table:table-cell>
          <table:table-cell office:value-type="string">
            <text:p>2020.02.11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73.682">
            <text:p>73.682</text:p>
          </table:table-cell>
          <table:table-cell office:value-type="string">
            <text:p>2020.02.11 12:00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44">
            <text:p>144</text:p>
          </table:table-cell>
          <table:table-cell office:value-type="float" office:value="73.704">
            <text:p>73.704</text:p>
          </table:table-cell>
          <table:table-cell office:value-type="string">
            <text:p>2020.02.11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73.669">
            <text:p>73.669</text:p>
          </table:table-cell>
          <table:table-cell office:value-type="string">
            <text:p>2020.02.11 12:15</text:p>
          </table:table-cell>
          <table:table-cell office:value-type="float" office:value="146">
            <text:p>146</text:p>
          </table:table-cell>
          <table:table-cell office:value-type="float" office:value="73.649">
            <text:p>73.649</text:p>
          </table:table-cell>
          <table:table-cell office:value-type="string">
            <text:p>2020.02.11 12:30</text:p>
          </table:table-cell>
          <table:table-cell office:value-type="float" office:value="146">
            <text:p>146</text:p>
          </table:table-cell>
          <table:table-cell office:value-type="float" office:value="73.649">
            <text:p>73.649</text:p>
          </table:table-cell>
          <table:table-cell office:value-type="string">
            <text:p>2020.02.11 12:30</text:p>
          </table:table-cell>
          <table:table-cell office:value-type="float" office:value="145">
            <text:p>145</text:p>
          </table:table-cell>
          <table:table-cell office:value-type="float" office:value="73.709">
            <text:p>73.709</text:p>
          </table:table-cell>
          <table:table-cell office:value-type="string">
            <text:p>2020.02.11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73.658">
            <text:p>73.658</text:p>
          </table:table-cell>
          <table:table-cell office:value-type="string">
            <text:p>2020.02.11 12:30</text:p>
          </table:table-cell>
          <table:table-cell office:value-type="float" office:value="149">
            <text:p>149</text:p>
          </table:table-cell>
          <table:table-cell office:value-type="float" office:value="73.661">
            <text:p>73.661</text:p>
          </table:table-cell>
          <table:table-cell office:value-type="string">
            <text:p>2020.02.11 13:15</text:p>
          </table:table-cell>
          <table:table-cell office:value-type="float" office:value="149">
            <text:p>149</text:p>
          </table:table-cell>
          <table:table-cell office:value-type="float" office:value="73.661">
            <text:p>73.661</text:p>
          </table:table-cell>
          <table:table-cell office:value-type="string">
            <text:p>2020.02.11 13:15</text:p>
          </table:table-cell>
          <table:table-cell office:value-type="float" office:value="146">
            <text:p>146</text:p>
          </table:table-cell>
          <table:table-cell office:value-type="float" office:value="73.699">
            <text:p>73.699</text:p>
          </table:table-cell>
          <table:table-cell office:value-type="string">
            <text:p>2020.02.11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30000000000001">
            <text:p>0.00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3.699">
            <text:p>73.699</text:p>
          </table:table-cell>
          <table:table-cell office:value-type="string">
            <text:p>2020.02.11 12:45</text:p>
          </table:table-cell>
          <table:table-cell office:value-type="float" office:value="153">
            <text:p>153</text:p>
          </table:table-cell>
          <table:table-cell office:value-type="float" office:value="73.639">
            <text:p>73.639</text:p>
          </table:table-cell>
          <table:table-cell office:value-type="string">
            <text:p>2020.02.11 14:15</text:p>
          </table:table-cell>
          <table:table-cell office:value-type="float" office:value="153">
            <text:p>153</text:p>
          </table:table-cell>
          <table:table-cell office:value-type="float" office:value="73.639">
            <text:p>73.639</text:p>
          </table:table-cell>
          <table:table-cell office:value-type="string">
            <text:p>2020.02.11 14:15</text:p>
          </table:table-cell>
          <table:table-cell office:value-type="float" office:value="147">
            <text:p>147</text:p>
          </table:table-cell>
          <table:table-cell office:value-type="float" office:value="73.721">
            <text:p>73.721</text:p>
          </table:table-cell>
          <table:table-cell office:value-type="string">
            <text:p>2020.02.11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3.71">
            <text:p>73.71</text:p>
          </table:table-cell>
          <table:table-cell office:value-type="string">
            <text:p>2020.02.11 13:00</text:p>
          </table:table-cell>
          <table:table-cell office:value-type="float" office:value="152">
            <text:p>152</text:p>
          </table:table-cell>
          <table:table-cell office:value-type="float" office:value="73.65">
            <text:p>73.65</text:p>
          </table:table-cell>
          <table:table-cell office:value-type="string">
            <text:p>2020.02.11 14:00</text:p>
          </table:table-cell>
          <table:table-cell office:value-type="float" office:value="152">
            <text:p>152</text:p>
          </table:table-cell>
          <table:table-cell office:value-type="float" office:value="73.65">
            <text:p>73.65</text:p>
          </table:table-cell>
          <table:table-cell office:value-type="string">
            <text:p>2020.02.11 14:00</text:p>
          </table:table-cell>
          <table:table-cell office:value-type="float" office:value="148">
            <text:p>148</text:p>
          </table:table-cell>
          <table:table-cell office:value-type="float" office:value="73.71">
            <text:p>73.71</text:p>
          </table:table-cell>
          <table:table-cell office:value-type="string">
            <text:p>2020.02.11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3.693">
            <text:p>73.693</text:p>
          </table:table-cell>
          <table:table-cell office:value-type="string">
            <text:p>2020.02.11 13:15</text:p>
          </table:table-cell>
          <table:table-cell office:value-type="float" office:value="156">
            <text:p>156</text:p>
          </table:table-cell>
          <table:table-cell office:value-type="float" office:value="73.633">
            <text:p>73.633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33">
            <text:p>73.633</text:p>
          </table:table-cell>
          <table:table-cell office:value-type="string">
            <text:p>2020.02.11 15:00</text:p>
          </table:table-cell>
          <table:table-cell office:value-type="float" office:value="149">
            <text:p>149</text:p>
          </table:table-cell>
          <table:table-cell office:value-type="float" office:value="73.698">
            <text:p>73.698</text:p>
          </table:table-cell>
          <table:table-cell office:value-type="string">
            <text:p>2020.02.11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3.669">
            <text:p>73.669</text:p>
          </table:table-cell>
          <table:table-cell office:value-type="string">
            <text:p>2020.02.11 13:30</text:p>
          </table:table-cell>
          <table:table-cell office:value-type="float" office:value="152">
            <text:p>152</text:p>
          </table:table-cell>
          <table:table-cell office:value-type="float" office:value="73.652">
            <text:p>73.652</text:p>
          </table:table-cell>
          <table:table-cell office:value-type="string">
            <text:p>2020.02.11 14:00</text:p>
          </table:table-cell>
          <table:table-cell office:value-type="float" office:value="152">
            <text:p>152</text:p>
          </table:table-cell>
          <table:table-cell office:value-type="float" office:value="73.652">
            <text:p>73.652</text:p>
          </table:table-cell>
          <table:table-cell office:value-type="string">
            <text:p>2020.02.11 14:00</text:p>
          </table:table-cell>
          <table:table-cell office:value-type="float" office:value="150">
            <text:p>150</text:p>
          </table:table-cell>
          <table:table-cell office:value-type="float" office:value="73.697">
            <text:p>73.697</text:p>
          </table:table-cell>
          <table:table-cell office:value-type="string">
            <text:p>2020.02.11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999999999996">
            <text:p>-0.01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73.684">
            <text:p>73.684</text:p>
          </table:table-cell>
          <table:table-cell office:value-type="string">
            <text:p>2020.02.11 13:45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51">
            <text:p>151</text:p>
          </table:table-cell>
          <table:table-cell office:value-type="float" office:value="73.712">
            <text:p>73.712</text:p>
          </table:table-cell>
          <table:table-cell office:value-type="string">
            <text:p>2020.02.11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3.677">
            <text:p>73.677</text:p>
          </table:table-cell>
          <table:table-cell office:value-type="string">
            <text:p>2020.02.11 14:00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52">
            <text:p>152</text:p>
          </table:table-cell>
          <table:table-cell office:value-type="float" office:value="73.697">
            <text:p>73.697</text:p>
          </table:table-cell>
          <table:table-cell office:value-type="string">
            <text:p>2020.02.11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3.656">
            <text:p>73.656</text:p>
          </table:table-cell>
          <table:table-cell office:value-type="string">
            <text:p>2020.02.11 14:15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53">
            <text:p>153</text:p>
          </table:table-cell>
          <table:table-cell office:value-type="float" office:value="73.712">
            <text:p>73.712</text:p>
          </table:table-cell>
          <table:table-cell office:value-type="string">
            <text:p>2020.02.11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79999999999956">
            <text:p>0.00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3.692">
            <text:p>73.692</text:p>
          </table:table-cell>
          <table:table-cell office:value-type="string">
            <text:p>2020.02.11 14:30</text:p>
          </table:table-cell>
          <table:table-cell office:value-type="float" office:value="156">
            <text:p>156</text:p>
          </table:table-cell>
          <table:table-cell office:value-type="float" office:value="73.632">
            <text:p>73.632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32">
            <text:p>73.632</text:p>
          </table:table-cell>
          <table:table-cell office:value-type="string">
            <text:p>2020.02.11 15:00</text:p>
          </table:table-cell>
          <table:table-cell office:value-type="float" office:value="154">
            <text:p>154</text:p>
          </table:table-cell>
          <table:table-cell office:value-type="float" office:value="73.702">
            <text:p>73.702</text:p>
          </table:table-cell>
          <table:table-cell office:value-type="string">
            <text:p>2020.02.11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73.681">
            <text:p>73.681</text:p>
          </table:table-cell>
          <table:table-cell office:value-type="string">
            <text:p>2020.02.11 14:45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55">
            <text:p>155</text:p>
          </table:table-cell>
          <table:table-cell office:value-type="float" office:value="73.724">
            <text:p>73.724</text:p>
          </table:table-cell>
          <table:table-cell office:value-type="string">
            <text:p>2020.02.11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999999999996">
            <text:p>-0.01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73.675">
            <text:p>73.675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15">
            <text:p>73.615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15">
            <text:p>73.615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83">
            <text:p>73.683</text:p>
          </table:table-cell>
          <table:table-cell office:value-type="string">
            <text:p>2020.02.11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3.628">
            <text:p>73.628</text:p>
          </table:table-cell>
          <table:table-cell office:value-type="string">
            <text:p>2020.02.11 15:15</text:p>
          </table:table-cell>
          <table:table-cell office:value-type="float" office:value="158">
            <text:p>158</text:p>
          </table:table-cell>
          <table:table-cell office:value-type="float" office:value="73.568">
            <text:p>73.568</text:p>
          </table:table-cell>
          <table:table-cell office:value-type="string">
            <text:p>2020.02.11 15:30</text:p>
          </table:table-cell>
          <table:table-cell office:value-type="float" office:value="158">
            <text:p>158</text:p>
          </table:table-cell>
          <table:table-cell office:value-type="float" office:value="73.568">
            <text:p>73.568</text:p>
          </table:table-cell>
          <table:table-cell office:value-type="string">
            <text:p>2020.02.11 15:30</text:p>
          </table:table-cell>
          <table:table-cell office:value-type="float" office:value="157">
            <text:p>157</text:p>
          </table:table-cell>
          <table:table-cell office:value-type="float" office:value="73.654">
            <text:p>73.654</text:p>
          </table:table-cell>
          <table:table-cell office:value-type="string">
            <text:p>2020.02.11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73.579">
            <text:p>73.579</text:p>
          </table:table-cell>
          <table:table-cell office:value-type="string">
            <text:p>2020.02.11 15:30</text:p>
          </table:table-cell>
          <table:table-cell office:value-type="float" office:value="162">
            <text:p>162</text:p>
          </table:table-cell>
          <table:table-cell office:value-type="float" office:value="73.773">
            <text:p>73.773</text:p>
          </table:table-cell>
          <table:table-cell office:value-type="string">
            <text:p>2020.02.11 16:30</text:p>
          </table:table-cell>
          <table:table-cell office:value-type="float" office:value="162">
            <text:p>162</text:p>
          </table:table-cell>
          <table:table-cell office:value-type="float" office:value="73.773">
            <text:p>73.773</text:p>
          </table:table-cell>
          <table:table-cell office:value-type="string">
            <text:p>2020.02.11 16:30</text:p>
          </table:table-cell>
          <table:table-cell office:value-type="float" office:value="158">
            <text:p>158</text:p>
          </table:table-cell>
          <table:table-cell office:value-type="float" office:value="73.617">
            <text:p>73.617</text:p>
          </table:table-cell>
          <table:table-cell office:value-type="string">
            <text:p>2020.02.11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94">
            <text:p>0.19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73.589">
            <text:p>73.589</text:p>
          </table:table-cell>
          <table:table-cell office:value-type="string">
            <text:p>2020.02.11 15:45</text:p>
          </table:table-cell>
          <table:table-cell office:value-type="float" office:value="162">
            <text:p>162</text:p>
          </table:table-cell>
          <table:table-cell office:value-type="float" office:value="73.773">
            <text:p>73.773</text:p>
          </table:table-cell>
          <table:table-cell office:value-type="string">
            <text:p>2020.02.11 16:30</text:p>
          </table:table-cell>
          <table:table-cell office:value-type="float" office:value="162">
            <text:p>162</text:p>
          </table:table-cell>
          <table:table-cell office:value-type="float" office:value="73.773">
            <text:p>73.773</text:p>
          </table:table-cell>
          <table:table-cell office:value-type="string">
            <text:p>2020.02.11 16:30</text:p>
          </table:table-cell>
          <table:table-cell office:value-type="float" office:value="159">
            <text:p>159</text:p>
          </table:table-cell>
          <table:table-cell office:value-type="float" office:value="73.668">
            <text:p>73.668</text:p>
          </table:table-cell>
          <table:table-cell office:value-type="string">
            <text:p>2020.02.11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84">
            <text:p>0.18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3.667">
            <text:p>73.667</text:p>
          </table:table-cell>
          <table:table-cell office:value-type="string">
            <text:p>2020.02.11 16:00</text:p>
          </table:table-cell>
          <table:table-cell office:value-type="float" office:value="162">
            <text:p>162</text:p>
          </table:table-cell>
          <table:table-cell office:value-type="float" office:value="73.773">
            <text:p>73.773</text:p>
          </table:table-cell>
          <table:table-cell office:value-type="string">
            <text:p>2020.02.11 16:30</text:p>
          </table:table-cell>
          <table:table-cell office:value-type="float" office:value="162">
            <text:p>162</text:p>
          </table:table-cell>
          <table:table-cell office:value-type="float" office:value="73.773">
            <text:p>73.773</text:p>
          </table:table-cell>
          <table:table-cell office:value-type="string">
            <text:p>2020.02.11 16:30</text:p>
          </table:table-cell>
          <table:table-cell office:value-type="float" office:value="160">
            <text:p>160</text:p>
          </table:table-cell>
          <table:table-cell office:value-type="float" office:value="73.728">
            <text:p>73.728</text:p>
          </table:table-cell>
          <table:table-cell office:value-type="string">
            <text:p>2020.02.11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599999999999">
            <text:p>0.10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73.72">
            <text:p>73.72</text:p>
          </table:table-cell>
          <table:table-cell office:value-type="string">
            <text:p>2020.02.11 16:15</text:p>
          </table:table-cell>
          <table:table-cell office:value-type="float" office:value="161">
            <text:p>161</text:p>
          </table:table-cell>
          <table:table-cell office:value-type="float" office:value="73.83">
            <text:p>73.83</text:p>
          </table:table-cell>
          <table:table-cell office:value-type="string">
            <text:p>2020.02.11 16:15</text:p>
          </table:table-cell>
          <table:table-cell office:value-type="float" office:value="161">
            <text:p>161</text:p>
          </table:table-cell>
          <table:table-cell office:value-type="float" office:value="73.83">
            <text:p>73.83</text:p>
          </table:table-cell>
          <table:table-cell office:value-type="string">
            <text:p>2020.02.11 16:15</text:p>
          </table:table-cell>
          <table:table-cell office:value-type="float" office:value="161">
            <text:p>161</text:p>
          </table:table-cell>
          <table:table-cell office:value-type="float" office:value="73.833">
            <text:p>73.833</text:p>
          </table:table-cell>
          <table:table-cell office:value-type="string">
            <text:p>2020.02.11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73.799">
            <text:p>73.799</text:p>
          </table:table-cell>
          <table:table-cell office:value-type="string">
            <text:p>2020.02.11 16:30</text:p>
          </table:table-cell>
          <table:table-cell office:value-type="float" office:value="165">
            <text:p>165</text:p>
          </table:table-cell>
          <table:table-cell office:value-type="float" office:value="73.941">
            <text:p>73.941</text:p>
          </table:table-cell>
          <table:table-cell office:value-type="string">
            <text:p>2020.02.11 17:15</text:p>
          </table:table-cell>
          <table:table-cell office:value-type="float" office:value="165">
            <text:p>165</text:p>
          </table:table-cell>
          <table:table-cell office:value-type="float" office:value="73.941">
            <text:p>73.941</text:p>
          </table:table-cell>
          <table:table-cell office:value-type="string">
            <text:p>2020.02.11 17:15</text:p>
          </table:table-cell>
          <table:table-cell office:value-type="float" office:value="162">
            <text:p>162</text:p>
          </table:table-cell>
          <table:table-cell office:value-type="float" office:value="73.81">
            <text:p>73.81</text:p>
          </table:table-cell>
          <table:table-cell office:value-type="string">
            <text:p>2020.02.11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42">
            <text:p>0.14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3.804">
            <text:p>73.804</text:p>
          </table:table-cell>
          <table:table-cell office:value-type="string">
            <text:p>2020.02.11 16:45</text:p>
          </table:table-cell>
          <table:table-cell office:value-type="float" office:value="165">
            <text:p>165</text:p>
          </table:table-cell>
          <table:table-cell office:value-type="float" office:value="73.941">
            <text:p>73.941</text:p>
          </table:table-cell>
          <table:table-cell office:value-type="string">
            <text:p>2020.02.11 17:15</text:p>
          </table:table-cell>
          <table:table-cell office:value-type="float" office:value="165">
            <text:p>165</text:p>
          </table:table-cell>
          <table:table-cell office:value-type="float" office:value="73.941">
            <text:p>73.941</text:p>
          </table:table-cell>
          <table:table-cell office:value-type="string">
            <text:p>2020.02.11 17:15</text:p>
          </table:table-cell>
          <table:table-cell office:value-type="float" office:value="163">
            <text:p>163</text:p>
          </table:table-cell>
          <table:table-cell office:value-type="float" office:value="73.906">
            <text:p>73.906</text:p>
          </table:table-cell>
          <table:table-cell office:value-type="string">
            <text:p>2020.02.11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37">
            <text:p>0.13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73.891">
            <text:p>73.891</text:p>
          </table:table-cell>
          <table:table-cell office:value-type="string">
            <text:p>2020.02.11 17:00</text:p>
          </table:table-cell>
          <table:table-cell office:value-type="float" office:value="164">
            <text:p>164</text:p>
          </table:table-cell>
          <table:table-cell office:value-type="float" office:value="74.001">
            <text:p>74.001</text:p>
          </table:table-cell>
          <table:table-cell office:value-type="string">
            <text:p>2020.02.11 17:00</text:p>
          </table:table-cell>
          <table:table-cell office:value-type="float" office:value="164">
            <text:p>164</text:p>
          </table:table-cell>
          <table:table-cell office:value-type="float" office:value="74.001">
            <text:p>74.001</text:p>
          </table:table-cell>
          <table:table-cell office:value-type="string">
            <text:p>2020.02.11 17:00</text:p>
          </table:table-cell>
          <table:table-cell office:value-type="float" office:value="164">
            <text:p>164</text:p>
          </table:table-cell>
          <table:table-cell office:value-type="float" office:value="74.001">
            <text:p>74.001</text:p>
          </table:table-cell>
          <table:table-cell office:value-type="string">
            <text:p>2020.02.11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3.989">
            <text:p>73.989</text:p>
          </table:table-cell>
          <table:table-cell office:value-type="string">
            <text:p>2020.02.11 17:15</text:p>
          </table:table-cell>
          <table:table-cell office:value-type="float" office:value="165">
            <text:p>165</text:p>
          </table:table-cell>
          <table:table-cell office:value-type="float" office:value="73.929">
            <text:p>73.929</text:p>
          </table:table-cell>
          <table:table-cell office:value-type="string">
            <text:p>2020.02.11 17:15</text:p>
          </table:table-cell>
          <table:table-cell office:value-type="float" office:value="165">
            <text:p>165</text:p>
          </table:table-cell>
          <table:table-cell office:value-type="float" office:value="73.929">
            <text:p>73.929</text:p>
          </table:table-cell>
          <table:table-cell office:value-type="string">
            <text:p>2020.02.11 17:15</text:p>
          </table:table-cell>
          <table:table-cell office:value-type="float" office:value="165">
            <text:p>165</text:p>
          </table:table-cell>
          <table:table-cell office:value-type="float" office:value="73.993">
            <text:p>73.993</text:p>
          </table:table-cell>
          <table:table-cell office:value-type="string">
            <text:p>2020.02.11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73.934">
            <text:p>73.934</text:p>
          </table:table-cell>
          <table:table-cell office:value-type="string">
            <text:p>2020.02.11 17:30</text:p>
          </table:table-cell>
          <table:table-cell office:value-type="float" office:value="167">
            <text:p>167</text:p>
          </table:table-cell>
          <table:table-cell office:value-type="float" office:value="73.874">
            <text:p>73.874</text:p>
          </table:table-cell>
          <table:table-cell office:value-type="string">
            <text:p>2020.02.11 17:45</text:p>
          </table:table-cell>
          <table:table-cell office:value-type="float" office:value="167">
            <text:p>167</text:p>
          </table:table-cell>
          <table:table-cell office:value-type="float" office:value="73.874">
            <text:p>73.874</text:p>
          </table:table-cell>
          <table:table-cell office:value-type="string">
            <text:p>2020.02.11 17:45</text:p>
          </table:table-cell>
          <table:table-cell office:value-type="float" office:value="166">
            <text:p>166</text:p>
          </table:table-cell>
          <table:table-cell office:value-type="float" office:value="73.94">
            <text:p>73.94</text:p>
          </table:table-cell>
          <table:table-cell office:value-type="string">
            <text:p>2020.02.11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73.922">
            <text:p>73.922</text:p>
          </table:table-cell>
          <table:table-cell office:value-type="string">
            <text:p>2020.02.11 17:45</text:p>
          </table:table-cell>
          <table:table-cell office:value-type="float" office:value="167">
            <text:p>167</text:p>
          </table:table-cell>
          <table:table-cell office:value-type="float" office:value="73.862">
            <text:p>73.862</text:p>
          </table:table-cell>
          <table:table-cell office:value-type="string">
            <text:p>2020.02.11 17:45</text:p>
          </table:table-cell>
          <table:table-cell office:value-type="float" office:value="167">
            <text:p>167</text:p>
          </table:table-cell>
          <table:table-cell office:value-type="float" office:value="73.862">
            <text:p>73.862</text:p>
          </table:table-cell>
          <table:table-cell office:value-type="string">
            <text:p>2020.02.11 17:45</text:p>
          </table:table-cell>
          <table:table-cell office:value-type="float" office:value="167">
            <text:p>167</text:p>
          </table:table-cell>
          <table:table-cell office:value-type="float" office:value="73.924">
            <text:p>73.924</text:p>
          </table:table-cell>
          <table:table-cell office:value-type="string">
            <text:p>2020.02.11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3.869">
            <text:p>73.869</text:p>
          </table:table-cell>
          <table:table-cell office:value-type="string">
            <text:p>2020.02.11 18:00</text:p>
          </table:table-cell>
          <table:table-cell office:value-type="float" office:value="169">
            <text:p>169</text:p>
          </table:table-cell>
          <table:table-cell office:value-type="float" office:value="73.809">
            <text:p>73.809</text:p>
          </table:table-cell>
          <table:table-cell office:value-type="string">
            <text:p>2020.02.11 18:15</text:p>
          </table:table-cell>
          <table:table-cell office:value-type="float" office:value="169">
            <text:p>169</text:p>
          </table:table-cell>
          <table:table-cell office:value-type="float" office:value="73.809">
            <text:p>73.809</text:p>
          </table:table-cell>
          <table:table-cell office:value-type="string">
            <text:p>2020.02.11 18:15</text:p>
          </table:table-cell>
          <table:table-cell office:value-type="float" office:value="168">
            <text:p>168</text:p>
          </table:table-cell>
          <table:table-cell office:value-type="float" office:value="73.899">
            <text:p>73.899</text:p>
          </table:table-cell>
          <table:table-cell office:value-type="string">
            <text:p>2020.02.11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73.842">
            <text:p>73.842</text:p>
          </table:table-cell>
          <table:table-cell office:value-type="string">
            <text:p>2020.02.11 18:15</text:p>
          </table:table-cell>
          <table:table-cell office:value-type="float" office:value="170">
            <text:p>170</text:p>
          </table:table-cell>
          <table:table-cell office:value-type="float" office:value="73.782">
            <text:p>73.782</text:p>
          </table:table-cell>
          <table:table-cell office:value-type="string">
            <text:p>2020.02.11 18:30</text:p>
          </table:table-cell>
          <table:table-cell office:value-type="float" office:value="170">
            <text:p>170</text:p>
          </table:table-cell>
          <table:table-cell office:value-type="float" office:value="73.782">
            <text:p>73.782</text:p>
          </table:table-cell>
          <table:table-cell office:value-type="string">
            <text:p>2020.02.11 18:30</text:p>
          </table:table-cell>
          <table:table-cell office:value-type="float" office:value="169">
            <text:p>169</text:p>
          </table:table-cell>
          <table:table-cell office:value-type="float" office:value="73.875">
            <text:p>73.875</text:p>
          </table:table-cell>
          <table:table-cell office:value-type="string">
            <text:p>2020.02.11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3.803">
            <text:p>73.803</text:p>
          </table:table-cell>
          <table:table-cell office:value-type="string">
            <text:p>2020.02.11 18:30</text:p>
          </table:table-cell>
          <table:table-cell office:value-type="float" office:value="170">
            <text:p>170</text:p>
          </table:table-cell>
          <table:table-cell office:value-type="float" office:value="73.743">
            <text:p>73.743</text:p>
          </table:table-cell>
          <table:table-cell office:value-type="string">
            <text:p>2020.02.11 18:30</text:p>
          </table:table-cell>
          <table:table-cell office:value-type="float" office:value="170">
            <text:p>170</text:p>
          </table:table-cell>
          <table:table-cell office:value-type="float" office:value="73.743">
            <text:p>73.743</text:p>
          </table:table-cell>
          <table:table-cell office:value-type="string">
            <text:p>2020.02.11 18:30</text:p>
          </table:table-cell>
          <table:table-cell office:value-type="float" office:value="170">
            <text:p>170</text:p>
          </table:table-cell>
          <table:table-cell office:value-type="float" office:value="73.803">
            <text:p>73.803</text:p>
          </table:table-cell>
          <table:table-cell office:value-type="string">
            <text:p>2020.02.11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3.71">
            <text:p>73.71</text:p>
          </table:table-cell>
          <table:table-cell office:value-type="string">
            <text:p>2020.02.11 18:45</text:p>
          </table:table-cell>
          <table:table-cell office:value-type="float" office:value="178">
            <text:p>178</text:p>
          </table:table-cell>
          <table:table-cell office:value-type="float" office:value="73.695">
            <text:p>73.695</text:p>
          </table:table-cell>
          <table:table-cell office:value-type="string">
            <text:p>2020.02.11 20:30</text:p>
          </table:table-cell>
          <table:table-cell office:value-type="float" office:value="178">
            <text:p>178</text:p>
          </table:table-cell>
          <table:table-cell office:value-type="float" office:value="73.695">
            <text:p>73.695</text:p>
          </table:table-cell>
          <table:table-cell office:value-type="string">
            <text:p>2020.02.11 20:30</text:p>
          </table:table-cell>
          <table:table-cell office:value-type="float" office:value="171">
            <text:p>171</text:p>
          </table:table-cell>
          <table:table-cell office:value-type="float" office:value="73.728">
            <text:p>73.728</text:p>
          </table:table-cell>
          <table:table-cell office:value-type="string">
            <text:p>2020.02.11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3.68">
            <text:p>73.68</text:p>
          </table:table-cell>
          <table:table-cell office:value-type="string">
            <text:p>2020.02.11 19:00</text:p>
          </table:table-cell>
          <table:table-cell office:value-type="float" office:value="175">
            <text:p>175</text:p>
          </table:table-cell>
          <table:table-cell office:value-type="float" office:value="73.685">
            <text:p>73.685</text:p>
          </table:table-cell>
          <table:table-cell office:value-type="string">
            <text:p>2020.02.11 19:45</text:p>
          </table:table-cell>
          <table:table-cell office:value-type="float" office:value="175">
            <text:p>175</text:p>
          </table:table-cell>
          <table:table-cell office:value-type="float" office:value="73.685">
            <text:p>73.685</text:p>
          </table:table-cell>
          <table:table-cell office:value-type="string">
            <text:p>2020.02.11 19:45</text:p>
          </table:table-cell>
          <table:table-cell office:value-type="float" office:value="172">
            <text:p>172</text:p>
          </table:table-cell>
          <table:table-cell office:value-type="float" office:value="73.719">
            <text:p>73.719</text:p>
          </table:table-cell>
          <table:table-cell office:value-type="string">
            <text:p>2020.02.11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49999999999955">
            <text:p>0.00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73.701">
            <text:p>73.701</text:p>
          </table:table-cell>
          <table:table-cell office:value-type="string">
            <text:p>2020.02.11 19:15</text:p>
          </table:table-cell>
          <table:table-cell office:value-type="float" office:value="175">
            <text:p>175</text:p>
          </table:table-cell>
          <table:table-cell office:value-type="float" office:value="73.685">
            <text:p>73.685</text:p>
          </table:table-cell>
          <table:table-cell office:value-type="string">
            <text:p>2020.02.11 19:45</text:p>
          </table:table-cell>
          <table:table-cell office:value-type="float" office:value="175">
            <text:p>175</text:p>
          </table:table-cell>
          <table:table-cell office:value-type="float" office:value="73.685">
            <text:p>73.685</text:p>
          </table:table-cell>
          <table:table-cell office:value-type="string">
            <text:p>2020.02.11 19:45</text:p>
          </table:table-cell>
          <table:table-cell office:value-type="float" office:value="173">
            <text:p>173</text:p>
          </table:table-cell>
          <table:table-cell office:value-type="float" office:value="73.729">
            <text:p>73.729</text:p>
          </table:table-cell>
          <table:table-cell office:value-type="string">
            <text:p>2020.02.11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999999999991">
            <text:p>-0.01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3.728">
            <text:p>73.728</text:p>
          </table:table-cell>
          <table:table-cell office:value-type="string">
            <text:p>2020.02.11 19:30</text:p>
          </table:table-cell>
          <table:table-cell office:value-type="float" office:value="179">
            <text:p>179</text:p>
          </table:table-cell>
          <table:table-cell office:value-type="float" office:value="73.668">
            <text:p>73.668</text:p>
          </table:table-cell>
          <table:table-cell office:value-type="string">
            <text:p>2020.02.11 20:45</text:p>
          </table:table-cell>
          <table:table-cell office:value-type="float" office:value="179">
            <text:p>179</text:p>
          </table:table-cell>
          <table:table-cell office:value-type="float" office:value="73.668">
            <text:p>73.668</text:p>
          </table:table-cell>
          <table:table-cell office:value-type="string">
            <text:p>2020.02.11 20:45</text:p>
          </table:table-cell>
          <table:table-cell office:value-type="float" office:value="174">
            <text:p>174</text:p>
          </table:table-cell>
          <table:table-cell office:value-type="float" office:value="73.745">
            <text:p>73.745</text:p>
          </table:table-cell>
          <table:table-cell office:value-type="string">
            <text:p>2020.02.11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3.711">
            <text:p>73.711</text:p>
          </table:table-cell>
          <table:table-cell office:value-type="string">
            <text:p>2020.02.11 19:45</text:p>
          </table:table-cell>
          <table:table-cell office:value-type="float" office:value="178">
            <text:p>178</text:p>
          </table:table-cell>
          <table:table-cell office:value-type="float" office:value="73.695">
            <text:p>73.695</text:p>
          </table:table-cell>
          <table:table-cell office:value-type="string">
            <text:p>2020.02.11 20:30</text:p>
          </table:table-cell>
          <table:table-cell office:value-type="float" office:value="178">
            <text:p>178</text:p>
          </table:table-cell>
          <table:table-cell office:value-type="float" office:value="73.695">
            <text:p>73.695</text:p>
          </table:table-cell>
          <table:table-cell office:value-type="string">
            <text:p>2020.02.11 20:30</text:p>
          </table:table-cell>
          <table:table-cell office:value-type="float" office:value="175">
            <text:p>175</text:p>
          </table:table-cell>
          <table:table-cell office:value-type="float" office:value="73.723">
            <text:p>73.723</text:p>
          </table:table-cell>
          <table:table-cell office:value-type="string">
            <text:p>2020.02.11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73.706">
            <text:p>73.706</text:p>
          </table:table-cell>
          <table:table-cell office:value-type="string">
            <text:p>2020.02.11 20:00</text:p>
          </table:table-cell>
          <table:table-cell office:value-type="float" office:value="178">
            <text:p>178</text:p>
          </table:table-cell>
          <table:table-cell office:value-type="float" office:value="73.695">
            <text:p>73.695</text:p>
          </table:table-cell>
          <table:table-cell office:value-type="string">
            <text:p>2020.02.11 20:30</text:p>
          </table:table-cell>
          <table:table-cell office:value-type="float" office:value="178">
            <text:p>178</text:p>
          </table:table-cell>
          <table:table-cell office:value-type="float" office:value="73.695">
            <text:p>73.695</text:p>
          </table:table-cell>
          <table:table-cell office:value-type="string">
            <text:p>2020.02.11 20:30</text:p>
          </table:table-cell>
          <table:table-cell office:value-type="float" office:value="176">
            <text:p>176</text:p>
          </table:table-cell>
          <table:table-cell office:value-type="float" office:value="73.753">
            <text:p>73.753</text:p>
          </table:table-cell>
          <table:table-cell office:value-type="string">
            <text:p>2020.02.11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100000000001">
            <text:p>-0.01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3.751">
            <text:p>73.751</text:p>
          </table:table-cell>
          <table:table-cell office:value-type="string">
            <text:p>2020.02.11 20:15</text:p>
          </table:table-cell>
          <table:table-cell office:value-type="float" office:value="178">
            <text:p>178</text:p>
          </table:table-cell>
          <table:table-cell office:value-type="float" office:value="73.691">
            <text:p>73.691</text:p>
          </table:table-cell>
          <table:table-cell office:value-type="string">
            <text:p>2020.02.11 20:30</text:p>
          </table:table-cell>
          <table:table-cell office:value-type="float" office:value="178">
            <text:p>178</text:p>
          </table:table-cell>
          <table:table-cell office:value-type="float" office:value="73.691">
            <text:p>73.691</text:p>
          </table:table-cell>
          <table:table-cell office:value-type="string">
            <text:p>2020.02.11 20:30</text:p>
          </table:table-cell>
          <table:table-cell office:value-type="float" office:value="177">
            <text:p>177</text:p>
          </table:table-cell>
          <table:table-cell office:value-type="float" office:value="73.755">
            <text:p>73.755</text:p>
          </table:table-cell>
          <table:table-cell office:value-type="string">
            <text:p>2020.02.11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73.714">
            <text:p>73.714</text:p>
          </table:table-cell>
          <table:table-cell office:value-type="string">
            <text:p>2020.02.11 20:30</text:p>
          </table:table-cell>
          <table:table-cell office:value-type="float" office:value="179">
            <text:p>179</text:p>
          </table:table-cell>
          <table:table-cell office:value-type="float" office:value="73.654">
            <text:p>73.654</text:p>
          </table:table-cell>
          <table:table-cell office:value-type="string">
            <text:p>2020.02.11 20:45</text:p>
          </table:table-cell>
          <table:table-cell office:value-type="float" office:value="179">
            <text:p>179</text:p>
          </table:table-cell>
          <table:table-cell office:value-type="float" office:value="73.654">
            <text:p>73.654</text:p>
          </table:table-cell>
          <table:table-cell office:value-type="string">
            <text:p>2020.02.11 20:45</text:p>
          </table:table-cell>
          <table:table-cell office:value-type="float" office:value="178">
            <text:p>178</text:p>
          </table:table-cell>
          <table:table-cell office:value-type="float" office:value="73.719">
            <text:p>73.719</text:p>
          </table:table-cell>
          <table:table-cell office:value-type="string">
            <text:p>2020.02.11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3.69">
            <text:p>73.69</text:p>
          </table:table-cell>
          <table:table-cell office:value-type="string">
            <text:p>2020.02.11 20:45</text:p>
          </table:table-cell>
          <table:table-cell office:value-type="float" office:value="179">
            <text:p>179</text:p>
          </table:table-cell>
          <table:table-cell office:value-type="float" office:value="73.63">
            <text:p>73.63</text:p>
          </table:table-cell>
          <table:table-cell office:value-type="string">
            <text:p>2020.02.11 20:45</text:p>
          </table:table-cell>
          <table:table-cell office:value-type="float" office:value="179">
            <text:p>179</text:p>
          </table:table-cell>
          <table:table-cell office:value-type="float" office:value="73.63">
            <text:p>73.63</text:p>
          </table:table-cell>
          <table:table-cell office:value-type="string">
            <text:p>2020.02.11 20:45</text:p>
          </table:table-cell>
          <table:table-cell office:value-type="float" office:value="179">
            <text:p>179</text:p>
          </table:table-cell>
          <table:table-cell office:value-type="float" office:value="73.692">
            <text:p>73.692</text:p>
          </table:table-cell>
          <table:table-cell office:value-type="string">
            <text:p>2020.02.11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3.647">
            <text:p>73.647</text:p>
          </table:table-cell>
          <table:table-cell office:value-type="string">
            <text:p>2020.02.11 21:00</text:p>
          </table:table-cell>
          <table:table-cell office:value-type="float" office:value="185">
            <text:p>185</text:p>
          </table:table-cell>
          <table:table-cell office:value-type="float" office:value="73.645">
            <text:p>73.645</text:p>
          </table:table-cell>
          <table:table-cell office:value-type="string">
            <text:p>2020.02.11 22:15</text:p>
          </table:table-cell>
          <table:table-cell office:value-type="float" office:value="185">
            <text:p>185</text:p>
          </table:table-cell>
          <table:table-cell office:value-type="float" office:value="73.645">
            <text:p>73.645</text:p>
          </table:table-cell>
          <table:table-cell office:value-type="string">
            <text:p>2020.02.11 22:15</text:p>
          </table:table-cell>
          <table:table-cell office:value-type="float" office:value="180">
            <text:p>180</text:p>
          </table:table-cell>
          <table:table-cell office:value-type="float" office:value="73.672">
            <text:p>73.672</text:p>
          </table:table-cell>
          <table:table-cell office:value-type="string">
            <text:p>2020.02.11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20000000000095">
            <text:p>-0.00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73.666">
            <text:p>73.666</text:p>
          </table:table-cell>
          <table:table-cell office:value-type="string">
            <text:p>2020.02.11 21:15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81">
            <text:p>181</text:p>
          </table:table-cell>
          <table:table-cell office:value-type="float" office:value="73.689">
            <text:p>73.689</text:p>
          </table:table-cell>
          <table:table-cell office:value-type="string">
            <text:p>2020.02.11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96999999999994">
            <text:p>0.09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3.672">
            <text:p>73.672</text:p>
          </table:table-cell>
          <table:table-cell office:value-type="string">
            <text:p>2020.02.11 21:3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82">
            <text:p>182</text:p>
          </table:table-cell>
          <table:table-cell office:value-type="float" office:value="73.693">
            <text:p>73.693</text:p>
          </table:table-cell>
          <table:table-cell office:value-type="string">
            <text:p>2020.02.11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90999999999994">
            <text:p>0.09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3.694">
            <text:p>73.694</text:p>
          </table:table-cell>
          <table:table-cell office:value-type="string">
            <text:p>2020.02.11 21:45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83">
            <text:p>183</text:p>
          </table:table-cell>
          <table:table-cell office:value-type="float" office:value="73.705">
            <text:p>73.705</text:p>
          </table:table-cell>
          <table:table-cell office:value-type="string">
            <text:p>2020.02.11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68999999999988">
            <text:p>0.069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3.687">
            <text:p>73.687</text:p>
          </table:table-cell>
          <table:table-cell office:value-type="string">
            <text:p>2020.02.11 2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84">
            <text:p>184</text:p>
          </table:table-cell>
          <table:table-cell office:value-type="float" office:value="73.688">
            <text:p>73.688</text:p>
          </table:table-cell>
          <table:table-cell office:value-type="string">
            <text:p>2020.02.11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75999999999993">
            <text:p>0.07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3.66">
            <text:p>73.66</text:p>
          </table:table-cell>
          <table:table-cell office:value-type="string">
            <text:p>2020.02.11 22:15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85">
            <text:p>185</text:p>
          </table:table-cell>
          <table:table-cell office:value-type="float" office:value="73.69">
            <text:p>73.69</text:p>
          </table:table-cell>
          <table:table-cell office:value-type="string">
            <text:p>2020.02.11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0299999999999">
            <text:p>0.10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3.671">
            <text:p>73.671</text:p>
          </table:table-cell>
          <table:table-cell office:value-type="string">
            <text:p>2020.02.11 22:3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86">
            <text:p>186</text:p>
          </table:table-cell>
          <table:table-cell office:value-type="float" office:value="73.689">
            <text:p>73.689</text:p>
          </table:table-cell>
          <table:table-cell office:value-type="string">
            <text:p>2020.02.11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91999999999985">
            <text:p>0.09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73.687">
            <text:p>73.687</text:p>
          </table:table-cell>
          <table:table-cell office:value-type="string">
            <text:p>2020.02.11 22:45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87">
            <text:p>187</text:p>
          </table:table-cell>
          <table:table-cell office:value-type="float" office:value="73.703">
            <text:p>73.703</text:p>
          </table:table-cell>
          <table:table-cell office:value-type="string">
            <text:p>2020.02.11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75999999999993">
            <text:p>0.07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73.703">
            <text:p>73.703</text:p>
          </table:table-cell>
          <table:table-cell office:value-type="string">
            <text:p>2020.02.11 23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88">
            <text:p>188</text:p>
          </table:table-cell>
          <table:table-cell office:value-type="float" office:value="73.715">
            <text:p>73.715</text:p>
          </table:table-cell>
          <table:table-cell office:value-type="string">
            <text:p>2020.02.11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9999999999988">
            <text:p>0.0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73.696">
            <text:p>73.696</text:p>
          </table:table-cell>
          <table:table-cell office:value-type="string">
            <text:p>2020.02.11 23:15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89">
            <text:p>189</text:p>
          </table:table-cell>
          <table:table-cell office:value-type="float" office:value="73.698">
            <text:p>73.698</text:p>
          </table:table-cell>
          <table:table-cell office:value-type="string">
            <text:p>2020.02.11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66999999999993">
            <text:p>0.06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3.693">
            <text:p>73.693</text:p>
          </table:table-cell>
          <table:table-cell office:value-type="string">
            <text:p>2020.02.11 23:3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90">
            <text:p>190</text:p>
          </table:table-cell>
          <table:table-cell office:value-type="float" office:value="73.711">
            <text:p>73.711</text:p>
          </table:table-cell>
          <table:table-cell office:value-type="string">
            <text:p>2020.02.11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69999999999993">
            <text:p>0.0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73.707">
            <text:p>73.707</text:p>
          </table:table-cell>
          <table:table-cell office:value-type="string">
            <text:p>2020.02.11 23:45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91">
            <text:p>191</text:p>
          </table:table-cell>
          <table:table-cell office:value-type="float" office:value="73.71">
            <text:p>73.71</text:p>
          </table:table-cell>
          <table:table-cell office:value-type="string">
            <text:p>2020.02.11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5999999999997">
            <text:p>0.05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73.699">
            <text:p>73.699</text:p>
          </table:table-cell>
          <table:table-cell office:value-type="string">
            <text:p>2020.02.12 00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92">
            <text:p>192</text:p>
          </table:table-cell>
          <table:table-cell office:value-type="float" office:value="73.718">
            <text:p>73.718</text:p>
          </table:table-cell>
          <table:table-cell office:value-type="string">
            <text:p>2020.02.12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63999999999993">
            <text:p>0.06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73.692">
            <text:p>73.692</text:p>
          </table:table-cell>
          <table:table-cell office:value-type="string">
            <text:p>2020.02.12 00:15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93">
            <text:p>193</text:p>
          </table:table-cell>
          <table:table-cell office:value-type="float" office:value="73.72">
            <text:p>73.72</text:p>
          </table:table-cell>
          <table:table-cell office:value-type="string">
            <text:p>2020.02.12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70999999999998">
            <text:p>0.07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73.706">
            <text:p>73.706</text:p>
          </table:table-cell>
          <table:table-cell office:value-type="string">
            <text:p>2020.02.12 00:3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94">
            <text:p>194</text:p>
          </table:table-cell>
          <table:table-cell office:value-type="float" office:value="73.715">
            <text:p>73.715</text:p>
          </table:table-cell>
          <table:table-cell office:value-type="string">
            <text:p>2020.02.12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6999999999988">
            <text:p>0.05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3.71">
            <text:p>73.71</text:p>
          </table:table-cell>
          <table:table-cell office:value-type="string">
            <text:p>2020.02.12 00:45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95">
            <text:p>195</text:p>
          </table:table-cell>
          <table:table-cell office:value-type="float" office:value="73.72">
            <text:p>73.72</text:p>
          </table:table-cell>
          <table:table-cell office:value-type="string">
            <text:p>2020.02.12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2999999999997">
            <text:p>0.05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73.714">
            <text:p>73.714</text:p>
          </table:table-cell>
          <table:table-cell office:value-type="string">
            <text:p>2020.02.12 01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96">
            <text:p>196</text:p>
          </table:table-cell>
          <table:table-cell office:value-type="float" office:value="73.734">
            <text:p>73.734</text:p>
          </table:table-cell>
          <table:table-cell office:value-type="string">
            <text:p>2020.02.12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8999999999992">
            <text:p>0.04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73.73">
            <text:p>73.73</text:p>
          </table:table-cell>
          <table:table-cell office:value-type="string">
            <text:p>2020.02.12 01:15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97">
            <text:p>197</text:p>
          </table:table-cell>
          <table:table-cell office:value-type="float" office:value="73.773">
            <text:p>73.773</text:p>
          </table:table-cell>
          <table:table-cell office:value-type="string">
            <text:p>2020.02.12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2999999999987">
            <text:p>0.03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73.772">
            <text:p>73.772</text:p>
          </table:table-cell>
          <table:table-cell office:value-type="string">
            <text:p>2020.02.12 01:3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98">
            <text:p>198</text:p>
          </table:table-cell>
          <table:table-cell office:value-type="float" office:value="73.823">
            <text:p>73.823</text:p>
          </table:table-cell>
          <table:table-cell office:value-type="string">
            <text:p>2020.02.12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90000000000146">
            <text:p>-0.00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73.809">
            <text:p>73.809</text:p>
          </table:table-cell>
          <table:table-cell office:value-type="string">
            <text:p>2020.02.12 01:45</text:p>
          </table:table-cell>
          <table:table-cell office:value-type="float" office:value="201">
            <text:p>201</text:p>
          </table:table-cell>
          <table:table-cell office:value-type="float" office:value="73.749">
            <text:p>73.749</text:p>
          </table:table-cell>
          <table:table-cell office:value-type="string">
            <text:p>2020.02.12 02:15</text:p>
          </table:table-cell>
          <table:table-cell office:value-type="float" office:value="201">
            <text:p>201</text:p>
          </table:table-cell>
          <table:table-cell office:value-type="float" office:value="73.749">
            <text:p>73.749</text:p>
          </table:table-cell>
          <table:table-cell office:value-type="string">
            <text:p>2020.02.12 02:15</text:p>
          </table:table-cell>
          <table:table-cell office:value-type="float" office:value="199">
            <text:p>199</text:p>
          </table:table-cell>
          <table:table-cell office:value-type="float" office:value="73.813">
            <text:p>73.813</text:p>
          </table:table-cell>
          <table:table-cell office:value-type="string">
            <text:p>2020.02.12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3.799">
            <text:p>73.799</text:p>
          </table:table-cell>
          <table:table-cell office:value-type="string">
            <text:p>2020.02.12 02:00</text:p>
          </table:table-cell>
          <table:table-cell office:value-type="float" office:value="201">
            <text:p>201</text:p>
          </table:table-cell>
          <table:table-cell office:value-type="float" office:value="73.739">
            <text:p>73.739</text:p>
          </table:table-cell>
          <table:table-cell office:value-type="string">
            <text:p>2020.02.12 02:15</text:p>
          </table:table-cell>
          <table:table-cell office:value-type="float" office:value="201">
            <text:p>201</text:p>
          </table:table-cell>
          <table:table-cell office:value-type="float" office:value="73.739">
            <text:p>73.739</text:p>
          </table:table-cell>
          <table:table-cell office:value-type="string">
            <text:p>2020.02.12 02:15</text:p>
          </table:table-cell>
          <table:table-cell office:value-type="float" office:value="200">
            <text:p>200</text:p>
          </table:table-cell>
          <table:table-cell office:value-type="float" office:value="73.816">
            <text:p>73.816</text:p>
          </table:table-cell>
          <table:table-cell office:value-type="string">
            <text:p>2020.02.12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73.783">
            <text:p>73.783</text:p>
          </table:table-cell>
          <table:table-cell office:value-type="string">
            <text:p>2020.02.12 02:15</text:p>
          </table:table-cell>
          <table:table-cell office:value-type="float" office:value="201">
            <text:p>201</text:p>
          </table:table-cell>
          <table:table-cell office:value-type="float" office:value="73.723">
            <text:p>73.723</text:p>
          </table:table-cell>
          <table:table-cell office:value-type="string">
            <text:p>2020.02.12 02:15</text:p>
          </table:table-cell>
          <table:table-cell office:value-type="float" office:value="201">
            <text:p>201</text:p>
          </table:table-cell>
          <table:table-cell office:value-type="float" office:value="73.723">
            <text:p>73.723</text:p>
          </table:table-cell>
          <table:table-cell office:value-type="string">
            <text:p>2020.02.12 02:15</text:p>
          </table:table-cell>
          <table:table-cell office:value-type="float" office:value="201">
            <text:p>201</text:p>
          </table:table-cell>
          <table:table-cell office:value-type="float" office:value="73.796">
            <text:p>73.796</text:p>
          </table:table-cell>
          <table:table-cell office:value-type="string">
            <text:p>2020.02.12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73.725">
            <text:p>73.725</text:p>
          </table:table-cell>
          <table:table-cell office:value-type="string">
            <text:p>2020.02.12 02:30</text:p>
          </table:table-cell>
          <table:table-cell office:value-type="float" office:value="204">
            <text:p>204</text:p>
          </table:table-cell>
          <table:table-cell office:value-type="float" office:value="73.908">
            <text:p>73.908</text:p>
          </table:table-cell>
          <table:table-cell office:value-type="string">
            <text:p>2020.02.12 03:00</text:p>
          </table:table-cell>
          <table:table-cell office:value-type="float" office:value="204">
            <text:p>204</text:p>
          </table:table-cell>
          <table:table-cell office:value-type="float" office:value="73.908">
            <text:p>73.908</text:p>
          </table:table-cell>
          <table:table-cell office:value-type="string">
            <text:p>2020.02.12 03:00</text:p>
          </table:table-cell>
          <table:table-cell office:value-type="float" office:value="202">
            <text:p>202</text:p>
          </table:table-cell>
          <table:table-cell office:value-type="float" office:value="73.76">
            <text:p>73.76</text:p>
          </table:table-cell>
          <table:table-cell office:value-type="string">
            <text:p>2020.02.12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8300000000001">
            <text:p>0.18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73.75">
            <text:p>73.75</text:p>
          </table:table-cell>
          <table:table-cell office:value-type="string">
            <text:p>2020.02.12 02:45</text:p>
          </table:table-cell>
          <table:table-cell office:value-type="float" office:value="204">
            <text:p>204</text:p>
          </table:table-cell>
          <table:table-cell office:value-type="float" office:value="73.908">
            <text:p>73.908</text:p>
          </table:table-cell>
          <table:table-cell office:value-type="string">
            <text:p>2020.02.12 03:00</text:p>
          </table:table-cell>
          <table:table-cell office:value-type="float" office:value="204">
            <text:p>204</text:p>
          </table:table-cell>
          <table:table-cell office:value-type="float" office:value="73.908">
            <text:p>73.908</text:p>
          </table:table-cell>
          <table:table-cell office:value-type="string">
            <text:p>2020.02.12 03:00</text:p>
          </table:table-cell>
          <table:table-cell office:value-type="float" office:value="203">
            <text:p>203</text:p>
          </table:table-cell>
          <table:table-cell office:value-type="float" office:value="73.798">
            <text:p>73.798</text:p>
          </table:table-cell>
          <table:table-cell office:value-type="string">
            <text:p>2020.02.12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8">
            <text:p>0.158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73.791">
            <text:p>73.791</text:p>
          </table:table-cell>
          <table:table-cell office:value-type="string">
            <text:p>2020.02.12 03:00</text:p>
          </table:table-cell>
          <table:table-cell office:value-type="float" office:value="204">
            <text:p>204</text:p>
          </table:table-cell>
          <table:table-cell office:value-type="float" office:value="73.901">
            <text:p>73.901</text:p>
          </table:table-cell>
          <table:table-cell office:value-type="string">
            <text:p>2020.02.12 03:00</text:p>
          </table:table-cell>
          <table:table-cell office:value-type="float" office:value="204">
            <text:p>204</text:p>
          </table:table-cell>
          <table:table-cell office:value-type="float" office:value="73.901">
            <text:p>73.901</text:p>
          </table:table-cell>
          <table:table-cell office:value-type="string">
            <text:p>2020.02.12 03:00</text:p>
          </table:table-cell>
          <table:table-cell office:value-type="float" office:value="204">
            <text:p>204</text:p>
          </table:table-cell>
          <table:table-cell office:value-type="float" office:value="73.99">
            <text:p>73.99</text:p>
          </table:table-cell>
          <table:table-cell office:value-type="string">
            <text:p>2020.02.12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3.909">
            <text:p>73.909</text:p>
          </table:table-cell>
          <table:table-cell office:value-type="string">
            <text:p>2020.02.12 03:15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05">
            <text:p>205</text:p>
          </table:table-cell>
          <table:table-cell office:value-type="float" office:value="73.922">
            <text:p>73.922</text:p>
          </table:table-cell>
          <table:table-cell office:value-type="string">
            <text:p>2020.02.12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8999999999997">
            <text:p>0.05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3.867">
            <text:p>73.867</text:p>
          </table:table-cell>
          <table:table-cell office:value-type="string">
            <text:p>2020.02.12 03:30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06">
            <text:p>206</text:p>
          </table:table-cell>
          <table:table-cell office:value-type="float" office:value="73.925">
            <text:p>73.925</text:p>
          </table:table-cell>
          <table:table-cell office:value-type="string">
            <text:p>2020.02.12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1">
            <text:p>0.101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73.904">
            <text:p>73.904</text:p>
          </table:table-cell>
          <table:table-cell office:value-type="string">
            <text:p>2020.02.12 03:45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07">
            <text:p>207</text:p>
          </table:table-cell>
          <table:table-cell office:value-type="float" office:value="73.954">
            <text:p>73.954</text:p>
          </table:table-cell>
          <table:table-cell office:value-type="string">
            <text:p>2020.02.12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4000000000007">
            <text:p>0.06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73.948">
            <text:p>73.948</text:p>
          </table:table-cell>
          <table:table-cell office:value-type="string">
            <text:p>2020.02.12 04:00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08">
            <text:p>208</text:p>
          </table:table-cell>
          <table:table-cell office:value-type="float" office:value="73.973">
            <text:p>73.973</text:p>
          </table:table-cell>
          <table:table-cell office:value-type="string">
            <text:p>2020.02.12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000000000001">
            <text:p>0.0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73.956">
            <text:p>73.956</text:p>
          </table:table-cell>
          <table:table-cell office:value-type="string">
            <text:p>2020.02.12 04:15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09">
            <text:p>209</text:p>
          </table:table-cell>
          <table:table-cell office:value-type="float" office:value="73.989">
            <text:p>73.989</text:p>
          </table:table-cell>
          <table:table-cell office:value-type="string">
            <text:p>2020.02.12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0.012">
            <text:p>0.01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3.988">
            <text:p>73.988</text:p>
          </table:table-cell>
          <table:table-cell office:value-type="string">
            <text:p>2020.02.12 04:30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10">
            <text:p>210</text:p>
          </table:table-cell>
          <table:table-cell office:value-type="float" office:value="74.028">
            <text:p>74.028</text:p>
          </table:table-cell>
          <table:table-cell office:value-type="string">
            <text:p>2020.02.12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73.95">
            <text:p>73.95</text:p>
          </table:table-cell>
          <table:table-cell office:value-type="string">
            <text:p>2020.02.12 04:45</text:p>
          </table:table-cell>
          <table:table-cell office:value-type="float" office:value="212">
            <text:p>212</text:p>
          </table:table-cell>
          <table:table-cell office:value-type="float" office:value="73.932">
            <text:p>73.932</text:p>
          </table:table-cell>
          <table:table-cell office:value-type="string">
            <text:p>2020.02.12 05:00</text:p>
          </table:table-cell>
          <table:table-cell office:value-type="float" office:value="212">
            <text:p>212</text:p>
          </table:table-cell>
          <table:table-cell office:value-type="float" office:value="73.932">
            <text:p>73.932</text:p>
          </table:table-cell>
          <table:table-cell office:value-type="string">
            <text:p>2020.02.12 05:00</text:p>
          </table:table-cell>
          <table:table-cell office:value-type="float" office:value="211">
            <text:p>211</text:p>
          </table:table-cell>
          <table:table-cell office:value-type="float" office:value="73.992">
            <text:p>73.992</text:p>
          </table:table-cell>
          <table:table-cell office:value-type="string">
            <text:p>2020.02.12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3.986">
            <text:p>73.986</text:p>
          </table:table-cell>
          <table:table-cell office:value-type="string">
            <text:p>2020.02.12 05:00</text:p>
          </table:table-cell>
          <table:table-cell office:value-type="float" office:value="212">
            <text:p>212</text:p>
          </table:table-cell>
          <table:table-cell office:value-type="float" office:value="73.926">
            <text:p>73.926</text:p>
          </table:table-cell>
          <table:table-cell office:value-type="string">
            <text:p>2020.02.12 05:00</text:p>
          </table:table-cell>
          <table:table-cell office:value-type="float" office:value="212">
            <text:p>212</text:p>
          </table:table-cell>
          <table:table-cell office:value-type="float" office:value="73.926">
            <text:p>73.926</text:p>
          </table:table-cell>
          <table:table-cell office:value-type="string">
            <text:p>2020.02.12 05:00</text:p>
          </table:table-cell>
          <table:table-cell office:value-type="float" office:value="212">
            <text:p>212</text:p>
          </table:table-cell>
          <table:table-cell office:value-type="float" office:value="73.986">
            <text:p>73.986</text:p>
          </table:table-cell>
          <table:table-cell office:value-type="string">
            <text:p>2020.02.12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73.931">
            <text:p>73.931</text:p>
          </table:table-cell>
          <table:table-cell office:value-type="string">
            <text:p>2020.02.12 05:15</text:p>
          </table:table-cell>
          <table:table-cell office:value-type="float" office:value="225">
            <text:p>225</text:p>
          </table:table-cell>
          <table:table-cell office:value-type="float" office:value="73.871">
            <text:p>73.871</text:p>
          </table:table-cell>
          <table:table-cell office:value-type="string">
            <text:p>2020.02.12 08:15</text:p>
          </table:table-cell>
          <table:table-cell office:value-type="float" office:value="225">
            <text:p>225</text:p>
          </table:table-cell>
          <table:table-cell office:value-type="float" office:value="73.871">
            <text:p>73.871</text:p>
          </table:table-cell>
          <table:table-cell office:value-type="string">
            <text:p>2020.02.12 08:15</text:p>
          </table:table-cell>
          <table:table-cell office:value-type="float" office:value="213">
            <text:p>213</text:p>
          </table:table-cell>
          <table:table-cell office:value-type="float" office:value="73.966">
            <text:p>73.966</text:p>
          </table:table-cell>
          <table:table-cell office:value-type="string">
            <text:p>2020.02.12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73.934">
            <text:p>73.934</text:p>
          </table:table-cell>
          <table:table-cell office:value-type="string">
            <text:p>2020.02.12 05:30</text:p>
          </table:table-cell>
          <table:table-cell office:value-type="float" office:value="224">
            <text:p>224</text:p>
          </table:table-cell>
          <table:table-cell office:value-type="float" office:value="73.874">
            <text:p>73.874</text:p>
          </table:table-cell>
          <table:table-cell office:value-type="string">
            <text:p>2020.02.12 08:00</text:p>
          </table:table-cell>
          <table:table-cell office:value-type="float" office:value="224">
            <text:p>224</text:p>
          </table:table-cell>
          <table:table-cell office:value-type="float" office:value="73.874">
            <text:p>73.874</text:p>
          </table:table-cell>
          <table:table-cell office:value-type="string">
            <text:p>2020.02.12 08:00</text:p>
          </table:table-cell>
          <table:table-cell office:value-type="float" office:value="214">
            <text:p>214</text:p>
          </table:table-cell>
          <table:table-cell office:value-type="float" office:value="73.968">
            <text:p>73.968</text:p>
          </table:table-cell>
          <table:table-cell office:value-type="string">
            <text:p>2020.02.12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3.921">
            <text:p>73.921</text:p>
          </table:table-cell>
          <table:table-cell office:value-type="string">
            <text:p>2020.02.12 05:4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15">
            <text:p>215</text:p>
          </table:table-cell>
          <table:table-cell office:value-type="float" office:value="73.949">
            <text:p>73.949</text:p>
          </table:table-cell>
          <table:table-cell office:value-type="string">
            <text:p>2020.02.12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100000000001">
            <text:p>-0.01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3.902">
            <text:p>73.902</text:p>
          </table:table-cell>
          <table:table-cell office:value-type="string">
            <text:p>2020.02.12 06:00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16">
            <text:p>216</text:p>
          </table:table-cell>
          <table:table-cell office:value-type="float" office:value="73.925">
            <text:p>73.925</text:p>
          </table:table-cell>
          <table:table-cell office:value-type="string">
            <text:p>2020.02.12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79999999999956">
            <text:p>0.00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73.906">
            <text:p>73.906</text:p>
          </table:table-cell>
          <table:table-cell office:value-type="string">
            <text:p>2020.02.12 06:1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17">
            <text:p>217</text:p>
          </table:table-cell>
          <table:table-cell office:value-type="float" office:value="73.911">
            <text:p>73.911</text:p>
          </table:table-cell>
          <table:table-cell office:value-type="string">
            <text:p>2020.02.12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39999999999907">
            <text:p>0.00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73.908">
            <text:p>73.908</text:p>
          </table:table-cell>
          <table:table-cell office:value-type="string">
            <text:p>2020.02.12 06:30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18">
            <text:p>218</text:p>
          </table:table-cell>
          <table:table-cell office:value-type="float" office:value="73.909">
            <text:p>73.909</text:p>
          </table:table-cell>
          <table:table-cell office:value-type="string">
            <text:p>2020.02.12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73.882">
            <text:p>73.882</text:p>
          </table:table-cell>
          <table:table-cell office:value-type="string">
            <text:p>2020.02.12 06:4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19">
            <text:p>219</text:p>
          </table:table-cell>
          <table:table-cell office:value-type="float" office:value="73.92">
            <text:p>73.92</text:p>
          </table:table-cell>
          <table:table-cell office:value-type="string">
            <text:p>2020.02.12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7999999999992">
            <text:p>0.02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3.88">
            <text:p>73.88</text:p>
          </table:table-cell>
          <table:table-cell office:value-type="string">
            <text:p>2020.02.12 07:00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20">
            <text:p>220</text:p>
          </table:table-cell>
          <table:table-cell office:value-type="float" office:value="73.92">
            <text:p>73.92</text:p>
          </table:table-cell>
          <table:table-cell office:value-type="string">
            <text:p>2020.02.12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0000000000001">
            <text:p>0.0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3.905">
            <text:p>73.905</text:p>
          </table:table-cell>
          <table:table-cell office:value-type="string">
            <text:p>2020.02.12 07:1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21">
            <text:p>221</text:p>
          </table:table-cell>
          <table:table-cell office:value-type="float" office:value="73.948">
            <text:p>73.948</text:p>
          </table:table-cell>
          <table:table-cell office:value-type="string">
            <text:p>2020.02.12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49999999999955">
            <text:p>0.00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73.94">
            <text:p>73.94</text:p>
          </table:table-cell>
          <table:table-cell office:value-type="string">
            <text:p>2020.02.12 07:30</text:p>
          </table:table-cell>
          <table:table-cell office:value-type="float" office:value="224">
            <text:p>224</text:p>
          </table:table-cell>
          <table:table-cell office:value-type="float" office:value="73.88">
            <text:p>73.88</text:p>
          </table:table-cell>
          <table:table-cell office:value-type="string">
            <text:p>2020.02.12 08:00</text:p>
          </table:table-cell>
          <table:table-cell office:value-type="float" office:value="224">
            <text:p>224</text:p>
          </table:table-cell>
          <table:table-cell office:value-type="float" office:value="73.88">
            <text:p>73.88</text:p>
          </table:table-cell>
          <table:table-cell office:value-type="string">
            <text:p>2020.02.12 08:00</text:p>
          </table:table-cell>
          <table:table-cell office:value-type="float" office:value="222">
            <text:p>222</text:p>
          </table:table-cell>
          <table:table-cell office:value-type="float" office:value="73.97">
            <text:p>73.97</text:p>
          </table:table-cell>
          <table:table-cell office:value-type="string">
            <text:p>2020.02.12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3.949">
            <text:p>73.949</text:p>
          </table:table-cell>
          <table:table-cell office:value-type="string">
            <text:p>2020.02.12 07:45</text:p>
          </table:table-cell>
          <table:table-cell office:value-type="float" office:value="224">
            <text:p>224</text:p>
          </table:table-cell>
          <table:table-cell office:value-type="float" office:value="73.889">
            <text:p>73.889</text:p>
          </table:table-cell>
          <table:table-cell office:value-type="string">
            <text:p>2020.02.12 08:00</text:p>
          </table:table-cell>
          <table:table-cell office:value-type="float" office:value="224">
            <text:p>224</text:p>
          </table:table-cell>
          <table:table-cell office:value-type="float" office:value="73.889">
            <text:p>73.889</text:p>
          </table:table-cell>
          <table:table-cell office:value-type="string">
            <text:p>2020.02.12 08:00</text:p>
          </table:table-cell>
          <table:table-cell office:value-type="float" office:value="223">
            <text:p>223</text:p>
          </table:table-cell>
          <table:table-cell office:value-type="float" office:value="73.95">
            <text:p>73.95</text:p>
          </table:table-cell>
          <table:table-cell office:value-type="string">
            <text:p>2020.02.12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3.903">
            <text:p>73.903</text:p>
          </table:table-cell>
          <table:table-cell office:value-type="string">
            <text:p>2020.02.12 08:00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24">
            <text:p>224</text:p>
          </table:table-cell>
          <table:table-cell office:value-type="float" office:value="73.938">
            <text:p>73.938</text:p>
          </table:table-cell>
          <table:table-cell office:value-type="string">
            <text:p>2020.02.12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4999999999993">
            <text:p>0.05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3.878">
            <text:p>73.878</text:p>
          </table:table-cell>
          <table:table-cell office:value-type="string">
            <text:p>2020.02.12 08:1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25">
            <text:p>225</text:p>
          </table:table-cell>
          <table:table-cell office:value-type="float" office:value="73.907">
            <text:p>73.907</text:p>
          </table:table-cell>
          <table:table-cell office:value-type="string">
            <text:p>2020.02.12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9999999999998">
            <text:p>0.0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3.88">
            <text:p>73.88</text:p>
          </table:table-cell>
          <table:table-cell office:value-type="string">
            <text:p>2020.02.12 08:30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26">
            <text:p>226</text:p>
          </table:table-cell>
          <table:table-cell office:value-type="float" office:value="73.914">
            <text:p>73.914</text:p>
          </table:table-cell>
          <table:table-cell office:value-type="string">
            <text:p>2020.02.12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8000000000003">
            <text:p>0.07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73.899">
            <text:p>73.899</text:p>
          </table:table-cell>
          <table:table-cell office:value-type="string">
            <text:p>2020.02.12 08:4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27">
            <text:p>227</text:p>
          </table:table-cell>
          <table:table-cell office:value-type="float" office:value="73.914">
            <text:p>73.914</text:p>
          </table:table-cell>
          <table:table-cell office:value-type="string">
            <text:p>2020.02.12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8999999999997">
            <text:p>0.059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3.9">
            <text:p>73.9</text:p>
          </table:table-cell>
          <table:table-cell office:value-type="string">
            <text:p>2020.02.12 09:00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28">
            <text:p>228</text:p>
          </table:table-cell>
          <table:table-cell office:value-type="float" office:value="73.91">
            <text:p>73.91</text:p>
          </table:table-cell>
          <table:table-cell office:value-type="string">
            <text:p>2020.02.12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7999999999993">
            <text:p>0.05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73.883">
            <text:p>73.883</text:p>
          </table:table-cell>
          <table:table-cell office:value-type="string">
            <text:p>2020.02.12 09:1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29">
            <text:p>229</text:p>
          </table:table-cell>
          <table:table-cell office:value-type="float" office:value="73.956">
            <text:p>73.956</text:p>
          </table:table-cell>
          <table:table-cell office:value-type="string">
            <text:p>2020.02.12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5000000000003">
            <text:p>0.07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3.927">
            <text:p>73.927</text:p>
          </table:table-cell>
          <table:table-cell office:value-type="string">
            <text:p>2020.02.12 09:30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30">
            <text:p>230</text:p>
          </table:table-cell>
          <table:table-cell office:value-type="float" office:value="74.018">
            <text:p>74.018</text:p>
          </table:table-cell>
          <table:table-cell office:value-type="string">
            <text:p>2020.02.12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0999999999992">
            <text:p>0.03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3.995">
            <text:p>73.995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35">
            <text:p>73.935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35">
            <text:p>73.935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96">
            <text:p>73.996</text:p>
          </table:table-cell>
          <table:table-cell office:value-type="string">
            <text:p>2020.02.12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73.954">
            <text:p>73.954</text:p>
          </table:table-cell>
          <table:table-cell office:value-type="string">
            <text:p>2020.02.12 10:00</text:p>
          </table:table-cell>
          <table:table-cell office:value-type="float" office:value="233">
            <text:p>233</text:p>
          </table:table-cell>
          <table:table-cell office:value-type="float" office:value="74.116">
            <text:p>74.116</text:p>
          </table:table-cell>
          <table:table-cell office:value-type="string">
            <text:p>2020.02.12 10:15</text:p>
          </table:table-cell>
          <table:table-cell office:value-type="float" office:value="233">
            <text:p>233</text:p>
          </table:table-cell>
          <table:table-cell office:value-type="float" office:value="74.116">
            <text:p>74.116</text:p>
          </table:table-cell>
          <table:table-cell office:value-type="string">
            <text:p>2020.02.12 10:15</text:p>
          </table:table-cell>
          <table:table-cell office:value-type="float" office:value="232">
            <text:p>232</text:p>
          </table:table-cell>
          <table:table-cell office:value-type="float" office:value="74.006">
            <text:p>74.006</text:p>
          </table:table-cell>
          <table:table-cell office:value-type="string">
            <text:p>2020.02.12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6200000000001">
            <text:p>0.16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73.964">
            <text:p>73.964</text:p>
          </table:table-cell>
          <table:table-cell office:value-type="string">
            <text:p>2020.02.12 10:15</text:p>
          </table:table-cell>
          <table:table-cell office:value-type="float" office:value="233">
            <text:p>233</text:p>
          </table:table-cell>
          <table:table-cell office:value-type="float" office:value="74.074">
            <text:p>74.074</text:p>
          </table:table-cell>
          <table:table-cell office:value-type="string">
            <text:p>2020.02.12 10:15</text:p>
          </table:table-cell>
          <table:table-cell office:value-type="float" office:value="233">
            <text:p>233</text:p>
          </table:table-cell>
          <table:table-cell office:value-type="float" office:value="74.074">
            <text:p>74.074</text:p>
          </table:table-cell>
          <table:table-cell office:value-type="string">
            <text:p>2020.02.12 10:15</text:p>
          </table:table-cell>
          <table:table-cell office:value-type="float" office:value="233">
            <text:p>233</text:p>
          </table:table-cell>
          <table:table-cell office:value-type="float" office:value="74.153">
            <text:p>74.153</text:p>
          </table:table-cell>
          <table:table-cell office:value-type="string">
            <text:p>2020.02.12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4.134">
            <text:p>74.134</text:p>
          </table:table-cell>
          <table:table-cell office:value-type="string">
            <text:p>2020.02.12 10:30</text:p>
          </table:table-cell>
          <table:table-cell office:value-type="float" office:value="234">
            <text:p>234</text:p>
          </table:table-cell>
          <table:table-cell office:value-type="float" office:value="74.244">
            <text:p>74.244</text:p>
          </table:table-cell>
          <table:table-cell office:value-type="string">
            <text:p>2020.02.12 10:30</text:p>
          </table:table-cell>
          <table:table-cell office:value-type="float" office:value="234">
            <text:p>234</text:p>
          </table:table-cell>
          <table:table-cell office:value-type="float" office:value="74.244">
            <text:p>74.244</text:p>
          </table:table-cell>
          <table:table-cell office:value-type="string">
            <text:p>2020.02.12 10:30</text:p>
          </table:table-cell>
          <table:table-cell office:value-type="float" office:value="234">
            <text:p>234</text:p>
          </table:table-cell>
          <table:table-cell office:value-type="float" office:value="74.289">
            <text:p>74.289</text:p>
          </table:table-cell>
          <table:table-cell office:value-type="string">
            <text:p>2020.02.12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74.262">
            <text:p>74.262</text:p>
          </table:table-cell>
          <table:table-cell office:value-type="string">
            <text:p>2020.02.12 10:45</text:p>
          </table:table-cell>
          <table:table-cell office:value-type="float" office:value="236">
            <text:p>236</text:p>
          </table:table-cell>
          <table:table-cell office:value-type="float" office:value="74.202">
            <text:p>74.202</text:p>
          </table:table-cell>
          <table:table-cell office:value-type="string">
            <text:p>2020.02.12 11:00</text:p>
          </table:table-cell>
          <table:table-cell office:value-type="float" office:value="236">
            <text:p>236</text:p>
          </table:table-cell>
          <table:table-cell office:value-type="float" office:value="74.202">
            <text:p>74.202</text:p>
          </table:table-cell>
          <table:table-cell office:value-type="string">
            <text:p>2020.02.12 11:00</text:p>
          </table:table-cell>
          <table:table-cell office:value-type="float" office:value="235">
            <text:p>235</text:p>
          </table:table-cell>
          <table:table-cell office:value-type="float" office:value="74.292">
            <text:p>74.292</text:p>
          </table:table-cell>
          <table:table-cell office:value-type="string">
            <text:p>2020.02.12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74.26">
            <text:p>74.26</text:p>
          </table:table-cell>
          <table:table-cell office:value-type="string">
            <text:p>2020.02.12 11:00</text:p>
          </table:table-cell>
          <table:table-cell office:value-type="float" office:value="236">
            <text:p>236</text:p>
          </table:table-cell>
          <table:table-cell office:value-type="float" office:value="74.2">
            <text:p>74.2</text:p>
          </table:table-cell>
          <table:table-cell office:value-type="string">
            <text:p>2020.02.12 11:00</text:p>
          </table:table-cell>
          <table:table-cell office:value-type="float" office:value="236">
            <text:p>236</text:p>
          </table:table-cell>
          <table:table-cell office:value-type="float" office:value="74.2">
            <text:p>74.2</text:p>
          </table:table-cell>
          <table:table-cell office:value-type="string">
            <text:p>2020.02.12 11:00</text:p>
          </table:table-cell>
          <table:table-cell office:value-type="float" office:value="236">
            <text:p>236</text:p>
          </table:table-cell>
          <table:table-cell office:value-type="float" office:value="74.263">
            <text:p>74.263</text:p>
          </table:table-cell>
          <table:table-cell office:value-type="string">
            <text:p>2020.02.12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74.186">
            <text:p>74.186</text:p>
          </table:table-cell>
          <table:table-cell office:value-type="string">
            <text:p>2020.02.12 11:15</text:p>
          </table:table-cell>
          <table:table-cell office:value-type="float" office:value="237">
            <text:p>237</text:p>
          </table:table-cell>
          <table:table-cell office:value-type="float" office:value="74.126">
            <text:p>74.126</text:p>
          </table:table-cell>
          <table:table-cell office:value-type="string">
            <text:p>2020.02.12 11:15</text:p>
          </table:table-cell>
          <table:table-cell office:value-type="float" office:value="237">
            <text:p>237</text:p>
          </table:table-cell>
          <table:table-cell office:value-type="float" office:value="74.126">
            <text:p>74.126</text:p>
          </table:table-cell>
          <table:table-cell office:value-type="string">
            <text:p>2020.02.12 11:15</text:p>
          </table:table-cell>
          <table:table-cell office:value-type="float" office:value="237">
            <text:p>237</text:p>
          </table:table-cell>
          <table:table-cell office:value-type="float" office:value="74.187">
            <text:p>74.187</text:p>
          </table:table-cell>
          <table:table-cell office:value-type="string">
            <text:p>2020.02.12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74.131">
            <text:p>74.131</text:p>
          </table:table-cell>
          <table:table-cell office:value-type="string">
            <text:p>2020.02.12 11:30</text:p>
          </table:table-cell>
          <table:table-cell office:value-type="float" office:value="241">
            <text:p>241</text:p>
          </table:table-cell>
          <table:table-cell office:value-type="float" office:value="74.147">
            <text:p>74.147</text:p>
          </table:table-cell>
          <table:table-cell office:value-type="string">
            <text:p>2020.02.12 12:15</text:p>
          </table:table-cell>
          <table:table-cell office:value-type="float" office:value="241">
            <text:p>241</text:p>
          </table:table-cell>
          <table:table-cell office:value-type="float" office:value="74.147">
            <text:p>74.147</text:p>
          </table:table-cell>
          <table:table-cell office:value-type="string">
            <text:p>2020.02.12 12:15</text:p>
          </table:table-cell>
          <table:table-cell office:value-type="float" office:value="238">
            <text:p>238</text:p>
          </table:table-cell>
          <table:table-cell office:value-type="float" office:value="74.142">
            <text:p>74.142</text:p>
          </table:table-cell>
          <table:table-cell office:value-type="string">
            <text:p>2020.02.12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5999999999991">
            <text:p>0.01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74.133">
            <text:p>74.133</text:p>
          </table:table-cell>
          <table:table-cell office:value-type="string">
            <text:p>2020.02.12 11:45</text:p>
          </table:table-cell>
          <table:table-cell office:value-type="float" office:value="241">
            <text:p>241</text:p>
          </table:table-cell>
          <table:table-cell office:value-type="float" office:value="74.147">
            <text:p>74.147</text:p>
          </table:table-cell>
          <table:table-cell office:value-type="string">
            <text:p>2020.02.12 12:15</text:p>
          </table:table-cell>
          <table:table-cell office:value-type="float" office:value="241">
            <text:p>241</text:p>
          </table:table-cell>
          <table:table-cell office:value-type="float" office:value="74.147">
            <text:p>74.147</text:p>
          </table:table-cell>
          <table:table-cell office:value-type="string">
            <text:p>2020.02.12 12:15</text:p>
          </table:table-cell>
          <table:table-cell office:value-type="float" office:value="239">
            <text:p>239</text:p>
          </table:table-cell>
          <table:table-cell office:value-type="float" office:value="74.151">
            <text:p>74.151</text:p>
          </table:table-cell>
          <table:table-cell office:value-type="string">
            <text:p>2020.02.12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3999999999996">
            <text:p>0.01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4.125">
            <text:p>74.125</text:p>
          </table:table-cell>
          <table:table-cell office:value-type="string">
            <text:p>2020.02.12 12:00</text:p>
          </table:table-cell>
          <table:table-cell office:value-type="float" office:value="241">
            <text:p>241</text:p>
          </table:table-cell>
          <table:table-cell office:value-type="float" office:value="74.147">
            <text:p>74.147</text:p>
          </table:table-cell>
          <table:table-cell office:value-type="string">
            <text:p>2020.02.12 12:15</text:p>
          </table:table-cell>
          <table:table-cell office:value-type="float" office:value="241">
            <text:p>241</text:p>
          </table:table-cell>
          <table:table-cell office:value-type="float" office:value="74.147">
            <text:p>74.147</text:p>
          </table:table-cell>
          <table:table-cell office:value-type="string">
            <text:p>2020.02.12 12:15</text:p>
          </table:table-cell>
          <table:table-cell office:value-type="float" office:value="240">
            <text:p>240</text:p>
          </table:table-cell>
          <table:table-cell office:value-type="float" office:value="74.207">
            <text:p>74.207</text:p>
          </table:table-cell>
          <table:table-cell office:value-type="string">
            <text:p>2020.02.12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1999999999991">
            <text:p>0.02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4.178">
            <text:p>74.178</text:p>
          </table:table-cell>
          <table:table-cell office:value-type="string">
            <text:p>2020.02.12 12:15</text:p>
          </table:table-cell>
          <table:table-cell office:value-type="float" office:value="241">
            <text:p>241</text:p>
          </table:table-cell>
          <table:table-cell office:value-type="float" office:value="74.118">
            <text:p>74.118</text:p>
          </table:table-cell>
          <table:table-cell office:value-type="string">
            <text:p>2020.02.12 12:15</text:p>
          </table:table-cell>
          <table:table-cell office:value-type="float" office:value="241">
            <text:p>241</text:p>
          </table:table-cell>
          <table:table-cell office:value-type="float" office:value="74.118">
            <text:p>74.118</text:p>
          </table:table-cell>
          <table:table-cell office:value-type="string">
            <text:p>2020.02.12 12:15</text:p>
          </table:table-cell>
          <table:table-cell office:value-type="float" office:value="241">
            <text:p>241</text:p>
          </table:table-cell>
          <table:table-cell office:value-type="float" office:value="74.183">
            <text:p>74.183</text:p>
          </table:table-cell>
          <table:table-cell office:value-type="string">
            <text:p>2020.02.12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74.127">
            <text:p>74.127</text:p>
          </table:table-cell>
          <table:table-cell office:value-type="string">
            <text:p>2020.02.12 12:30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42">
            <text:p>242</text:p>
          </table:table-cell>
          <table:table-cell office:value-type="float" office:value="74.13">
            <text:p>74.13</text:p>
          </table:table-cell>
          <table:table-cell office:value-type="string">
            <text:p>2020.02.12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5999999999996">
            <text:p>0.026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4.117">
            <text:p>74.117</text:p>
          </table:table-cell>
          <table:table-cell office:value-type="string">
            <text:p>2020.02.12 12:4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43">
            <text:p>243</text:p>
          </table:table-cell>
          <table:table-cell office:value-type="float" office:value="74.178">
            <text:p>74.178</text:p>
          </table:table-cell>
          <table:table-cell office:value-type="string">
            <text:p>2020.02.12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5999999999987">
            <text:p>0.03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74.154">
            <text:p>74.154</text:p>
          </table:table-cell>
          <table:table-cell office:value-type="string">
            <text:p>2020.02.12 13:00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44">
            <text:p>244</text:p>
          </table:table-cell>
          <table:table-cell office:value-type="float" office:value="74.168">
            <text:p>74.168</text:p>
          </table:table-cell>
          <table:table-cell office:value-type="string">
            <text:p>2020.02.12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10000000000048">
            <text:p>-0.00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74.15">
            <text:p>74.15</text:p>
          </table:table-cell>
          <table:table-cell office:value-type="string">
            <text:p>2020.02.12 13:1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45">
            <text:p>245</text:p>
          </table:table-cell>
          <table:table-cell office:value-type="float" office:value="74.193">
            <text:p>74.193</text:p>
          </table:table-cell>
          <table:table-cell office:value-type="string">
            <text:p>2020.02.12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29999999999859">
            <text:p>0.003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74.187">
            <text:p>74.187</text:p>
          </table:table-cell>
          <table:table-cell office:value-type="string">
            <text:p>2020.02.12 13:30</text:p>
          </table:table-cell>
          <table:table-cell office:value-type="float" office:value="256">
            <text:p>256</text:p>
          </table:table-cell>
          <table:table-cell office:value-type="float" office:value="74.127">
            <text:p>74.127</text:p>
          </table:table-cell>
          <table:table-cell office:value-type="string">
            <text:p>2020.02.12 16:00</text:p>
          </table:table-cell>
          <table:table-cell office:value-type="float" office:value="256">
            <text:p>256</text:p>
          </table:table-cell>
          <table:table-cell office:value-type="float" office:value="74.127">
            <text:p>74.127</text:p>
          </table:table-cell>
          <table:table-cell office:value-type="string">
            <text:p>2020.02.12 16:00</text:p>
          </table:table-cell>
          <table:table-cell office:value-type="float" office:value="246">
            <text:p>246</text:p>
          </table:table-cell>
          <table:table-cell office:value-type="float" office:value="74.187">
            <text:p>74.187</text:p>
          </table:table-cell>
          <table:table-cell office:value-type="string">
            <text:p>2020.02.12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4.17">
            <text:p>74.17</text:p>
          </table:table-cell>
          <table:table-cell office:value-type="string">
            <text:p>2020.02.12 13:4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47">
            <text:p>247</text:p>
          </table:table-cell>
          <table:table-cell office:value-type="float" office:value="74.187">
            <text:p>74.187</text:p>
          </table:table-cell>
          <table:table-cell office:value-type="string">
            <text:p>2020.02.12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700000000001">
            <text:p>-0.017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74.173">
            <text:p>74.173</text:p>
          </table:table-cell>
          <table:table-cell office:value-type="string">
            <text:p>2020.02.12 14:00</text:p>
          </table:table-cell>
          <table:table-cell office:value-type="float" office:value="261">
            <text:p>261</text:p>
          </table:table-cell>
          <table:table-cell office:value-type="float" office:value="74.113">
            <text:p>74.113</text:p>
          </table:table-cell>
          <table:table-cell office:value-type="string">
            <text:p>2020.02.12 17:15</text:p>
          </table:table-cell>
          <table:table-cell office:value-type="float" office:value="261">
            <text:p>261</text:p>
          </table:table-cell>
          <table:table-cell office:value-type="float" office:value="74.113">
            <text:p>74.113</text:p>
          </table:table-cell>
          <table:table-cell office:value-type="string">
            <text:p>2020.02.12 17:15</text:p>
          </table:table-cell>
          <table:table-cell office:value-type="float" office:value="248">
            <text:p>248</text:p>
          </table:table-cell>
          <table:table-cell office:value-type="float" office:value="74.202">
            <text:p>74.202</text:p>
          </table:table-cell>
          <table:table-cell office:value-type="string">
            <text:p>2020.02.12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74.196">
            <text:p>74.196</text:p>
          </table:table-cell>
          <table:table-cell office:value-type="string">
            <text:p>2020.02.12 14:15</text:p>
          </table:table-cell>
          <table:table-cell office:value-type="float" office:value="255">
            <text:p>255</text:p>
          </table:table-cell>
          <table:table-cell office:value-type="float" office:value="74.136">
            <text:p>74.136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36">
            <text:p>74.136</text:p>
          </table:table-cell>
          <table:table-cell office:value-type="string">
            <text:p>2020.02.12 15:45</text:p>
          </table:table-cell>
          <table:table-cell office:value-type="float" office:value="249">
            <text:p>249</text:p>
          </table:table-cell>
          <table:table-cell office:value-type="float" office:value="74.2">
            <text:p>74.2</text:p>
          </table:table-cell>
          <table:table-cell office:value-type="string">
            <text:p>2020.02.12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4.17">
            <text:p>74.17</text:p>
          </table:table-cell>
          <table:table-cell office:value-type="string">
            <text:p>2020.02.12 14:30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50">
            <text:p>250</text:p>
          </table:table-cell>
          <table:table-cell office:value-type="float" office:value="74.188">
            <text:p>74.188</text:p>
          </table:table-cell>
          <table:table-cell office:value-type="string">
            <text:p>2020.02.12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700000000001">
            <text:p>-0.017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74.182">
            <text:p>74.182</text:p>
          </table:table-cell>
          <table:table-cell office:value-type="string">
            <text:p>2020.02.12 14:45</text:p>
          </table:table-cell>
          <table:table-cell office:value-type="float" office:value="256">
            <text:p>256</text:p>
          </table:table-cell>
          <table:table-cell office:value-type="float" office:value="74.122">
            <text:p>74.122</text:p>
          </table:table-cell>
          <table:table-cell office:value-type="string">
            <text:p>2020.02.12 16:00</text:p>
          </table:table-cell>
          <table:table-cell office:value-type="float" office:value="256">
            <text:p>256</text:p>
          </table:table-cell>
          <table:table-cell office:value-type="float" office:value="74.122">
            <text:p>74.122</text:p>
          </table:table-cell>
          <table:table-cell office:value-type="string">
            <text:p>2020.02.12 16:00</text:p>
          </table:table-cell>
          <table:table-cell office:value-type="float" office:value="251">
            <text:p>251</text:p>
          </table:table-cell>
          <table:table-cell office:value-type="float" office:value="74.203">
            <text:p>74.203</text:p>
          </table:table-cell>
          <table:table-cell office:value-type="string">
            <text:p>2020.02.12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74.195">
            <text:p>74.195</text:p>
          </table:table-cell>
          <table:table-cell office:value-type="string">
            <text:p>2020.02.12 15:00</text:p>
          </table:table-cell>
          <table:table-cell office:value-type="float" office:value="255">
            <text:p>255</text:p>
          </table:table-cell>
          <table:table-cell office:value-type="float" office:value="74.135">
            <text:p>74.135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35">
            <text:p>74.135</text:p>
          </table:table-cell>
          <table:table-cell office:value-type="string">
            <text:p>2020.02.12 15:45</text:p>
          </table:table-cell>
          <table:table-cell office:value-type="float" office:value="252">
            <text:p>252</text:p>
          </table:table-cell>
          <table:table-cell office:value-type="float" office:value="74.213">
            <text:p>74.213</text:p>
          </table:table-cell>
          <table:table-cell office:value-type="string">
            <text:p>2020.02.12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74.205">
            <text:p>74.205</text:p>
          </table:table-cell>
          <table:table-cell office:value-type="string">
            <text:p>2020.02.12 15:15</text:p>
          </table:table-cell>
          <table:table-cell office:value-type="float" office:value="255">
            <text:p>255</text:p>
          </table:table-cell>
          <table:table-cell office:value-type="float" office:value="74.145">
            <text:p>74.145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45">
            <text:p>74.145</text:p>
          </table:table-cell>
          <table:table-cell office:value-type="string">
            <text:p>2020.02.12 15:45</text:p>
          </table:table-cell>
          <table:table-cell office:value-type="float" office:value="253">
            <text:p>253</text:p>
          </table:table-cell>
          <table:table-cell office:value-type="float" office:value="74.211">
            <text:p>74.211</text:p>
          </table:table-cell>
          <table:table-cell office:value-type="string">
            <text:p>2020.02.12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74.165">
            <text:p>74.165</text:p>
          </table:table-cell>
          <table:table-cell office:value-type="string">
            <text:p>2020.02.12 15:30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54">
            <text:p>254</text:p>
          </table:table-cell>
          <table:table-cell office:value-type="float" office:value="74.213">
            <text:p>74.213</text:p>
          </table:table-cell>
          <table:table-cell office:value-type="string">
            <text:p>2020.02.12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2000000000015">
            <text:p>-0.01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74.203">
            <text:p>74.20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43">
            <text:p>74.14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43">
            <text:p>74.14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207">
            <text:p>74.207</text:p>
          </table:table-cell>
          <table:table-cell office:value-type="string">
            <text:p>2020.02.12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4.131">
            <text:p>74.131</text:p>
          </table:table-cell>
          <table:table-cell office:value-type="string">
            <text:p>2020.02.12 16:00</text:p>
          </table:table-cell>
          <table:table-cell office:value-type="float" office:value="260">
            <text:p>260</text:p>
          </table:table-cell>
          <table:table-cell office:value-type="float" office:value="74.151">
            <text:p>74.151</text:p>
          </table:table-cell>
          <table:table-cell office:value-type="string">
            <text:p>2020.02.12 17:00</text:p>
          </table:table-cell>
          <table:table-cell office:value-type="float" office:value="260">
            <text:p>260</text:p>
          </table:table-cell>
          <table:table-cell office:value-type="float" office:value="74.151">
            <text:p>74.151</text:p>
          </table:table-cell>
          <table:table-cell office:value-type="string">
            <text:p>2020.02.12 17:00</text:p>
          </table:table-cell>
          <table:table-cell office:value-type="float" office:value="256">
            <text:p>256</text:p>
          </table:table-cell>
          <table:table-cell office:value-type="float" office:value="74.148">
            <text:p>74.148</text:p>
          </table:table-cell>
          <table:table-cell office:value-type="string">
            <text:p>2020.02.12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9999999999996">
            <text:p>0.0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74.138">
            <text:p>74.138</text:p>
          </table:table-cell>
          <table:table-cell office:value-type="string">
            <text:p>2020.02.12 16:15</text:p>
          </table:table-cell>
          <table:table-cell office:value-type="float" office:value="260">
            <text:p>260</text:p>
          </table:table-cell>
          <table:table-cell office:value-type="float" office:value="74.151">
            <text:p>74.151</text:p>
          </table:table-cell>
          <table:table-cell office:value-type="string">
            <text:p>2020.02.12 17:00</text:p>
          </table:table-cell>
          <table:table-cell office:value-type="float" office:value="260">
            <text:p>260</text:p>
          </table:table-cell>
          <table:table-cell office:value-type="float" office:value="74.151">
            <text:p>74.151</text:p>
          </table:table-cell>
          <table:table-cell office:value-type="string">
            <text:p>2020.02.12 17:00</text:p>
          </table:table-cell>
          <table:table-cell office:value-type="float" office:value="257">
            <text:p>257</text:p>
          </table:table-cell>
          <table:table-cell office:value-type="float" office:value="74.176">
            <text:p>74.176</text:p>
          </table:table-cell>
          <table:table-cell office:value-type="string">
            <text:p>2020.02.12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2999999999991">
            <text:p>0.01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4.173">
            <text:p>74.173</text:p>
          </table:table-cell>
          <table:table-cell office:value-type="string">
            <text:p>2020.02.12 16:30</text:p>
          </table:table-cell>
          <table:table-cell office:value-type="float" office:value="261">
            <text:p>261</text:p>
          </table:table-cell>
          <table:table-cell office:value-type="float" office:value="74.113">
            <text:p>74.113</text:p>
          </table:table-cell>
          <table:table-cell office:value-type="string">
            <text:p>2020.02.12 17:15</text:p>
          </table:table-cell>
          <table:table-cell office:value-type="float" office:value="261">
            <text:p>261</text:p>
          </table:table-cell>
          <table:table-cell office:value-type="float" office:value="74.113">
            <text:p>74.113</text:p>
          </table:table-cell>
          <table:table-cell office:value-type="string">
            <text:p>2020.02.12 17:15</text:p>
          </table:table-cell>
          <table:table-cell office:value-type="float" office:value="258">
            <text:p>258</text:p>
          </table:table-cell>
          <table:table-cell office:value-type="float" office:value="74.211">
            <text:p>74.211</text:p>
          </table:table-cell>
          <table:table-cell office:value-type="string">
            <text:p>2020.02.12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74.181">
            <text:p>74.181</text:p>
          </table:table-cell>
          <table:table-cell office:value-type="string">
            <text:p>2020.02.12 16:45</text:p>
          </table:table-cell>
          <table:table-cell office:value-type="float" office:value="260">
            <text:p>260</text:p>
          </table:table-cell>
          <table:table-cell office:value-type="float" office:value="74.121">
            <text:p>74.121</text:p>
          </table:table-cell>
          <table:table-cell office:value-type="string">
            <text:p>2020.02.12 17:00</text:p>
          </table:table-cell>
          <table:table-cell office:value-type="float" office:value="260">
            <text:p>260</text:p>
          </table:table-cell>
          <table:table-cell office:value-type="float" office:value="74.121">
            <text:p>74.121</text:p>
          </table:table-cell>
          <table:table-cell office:value-type="string">
            <text:p>2020.02.12 17:00</text:p>
          </table:table-cell>
          <table:table-cell office:value-type="float" office:value="259">
            <text:p>259</text:p>
          </table:table-cell>
          <table:table-cell office:value-type="float" office:value="74.19">
            <text:p>74.19</text:p>
          </table:table-cell>
          <table:table-cell office:value-type="string">
            <text:p>2020.02.12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4.182">
            <text:p>74.182</text:p>
          </table:table-cell>
          <table:table-cell office:value-type="string">
            <text:p>2020.02.12 17:00</text:p>
          </table:table-cell>
          <table:table-cell office:value-type="float" office:value="260">
            <text:p>260</text:p>
          </table:table-cell>
          <table:table-cell office:value-type="float" office:value="74.122">
            <text:p>74.122</text:p>
          </table:table-cell>
          <table:table-cell office:value-type="string">
            <text:p>2020.02.12 17:00</text:p>
          </table:table-cell>
          <table:table-cell office:value-type="float" office:value="260">
            <text:p>260</text:p>
          </table:table-cell>
          <table:table-cell office:value-type="float" office:value="74.122">
            <text:p>74.122</text:p>
          </table:table-cell>
          <table:table-cell office:value-type="string">
            <text:p>2020.02.12 17:00</text:p>
          </table:table-cell>
          <table:table-cell office:value-type="float" office:value="260">
            <text:p>260</text:p>
          </table:table-cell>
          <table:table-cell office:value-type="float" office:value="74.188">
            <text:p>74.188</text:p>
          </table:table-cell>
          <table:table-cell office:value-type="string">
            <text:p>2020.02.12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74.133">
            <text:p>74.133</text:p>
          </table:table-cell>
          <table:table-cell office:value-type="string">
            <text:p>2020.02.12 17:15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1">
            <text:p>261</text:p>
          </table:table-cell>
          <table:table-cell office:value-type="float" office:value="74.149">
            <text:p>74.149</text:p>
          </table:table-cell>
          <table:table-cell office:value-type="string">
            <text:p>2020.02.12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0000000000003">
            <text:p>0.09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74.14">
            <text:p>74.14</text:p>
          </table:table-cell>
          <table:table-cell office:value-type="string">
            <text:p>2020.02.12 17:30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2">
            <text:p>262</text:p>
          </table:table-cell>
          <table:table-cell office:value-type="float" office:value="74.172">
            <text:p>74.172</text:p>
          </table:table-cell>
          <table:table-cell office:value-type="string">
            <text:p>2020.02.12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2999999999998">
            <text:p>0.08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74.141">
            <text:p>74.141</text:p>
          </table:table-cell>
          <table:table-cell office:value-type="string">
            <text:p>2020.02.12 17:45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3">
            <text:p>263</text:p>
          </table:table-cell>
          <table:table-cell office:value-type="float" office:value="74.216">
            <text:p>74.216</text:p>
          </table:table-cell>
          <table:table-cell office:value-type="string">
            <text:p>2020.02.12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1999999999994">
            <text:p>0.08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74.206">
            <text:p>74.206</text:p>
          </table:table-cell>
          <table:table-cell office:value-type="string">
            <text:p>2020.02.12 18:00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4">
            <text:p>264</text:p>
          </table:table-cell>
          <table:table-cell office:value-type="float" office:value="74.243">
            <text:p>74.243</text:p>
          </table:table-cell>
          <table:table-cell office:value-type="string">
            <text:p>2020.02.12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6999999999996">
            <text:p>0.01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4.226">
            <text:p>74.226</text:p>
          </table:table-cell>
          <table:table-cell office:value-type="string">
            <text:p>2020.02.12 18:15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5">
            <text:p>265</text:p>
          </table:table-cell>
          <table:table-cell office:value-type="float" office:value="74.283">
            <text:p>74.283</text:p>
          </table:table-cell>
          <table:table-cell office:value-type="string">
            <text:p>2020.02.12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30000000000001">
            <text:p>-0.00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74.265">
            <text:p>74.265</text:p>
          </table:table-cell>
          <table:table-cell office:value-type="string">
            <text:p>2020.02.12 18:30</text:p>
          </table:table-cell>
          <table:table-cell office:value-type="float" office:value="266">
            <text:p>266</text:p>
          </table:table-cell>
          <table:table-cell office:value-type="float" office:value="74.205">
            <text:p>74.205</text:p>
          </table:table-cell>
          <table:table-cell office:value-type="string">
            <text:p>2020.02.12 18:30</text:p>
          </table:table-cell>
          <table:table-cell office:value-type="float" office:value="266">
            <text:p>266</text:p>
          </table:table-cell>
          <table:table-cell office:value-type="float" office:value="74.205">
            <text:p>74.205</text:p>
          </table:table-cell>
          <table:table-cell office:value-type="string">
            <text:p>2020.02.12 18:30</text:p>
          </table:table-cell>
          <table:table-cell office:value-type="float" office:value="266">
            <text:p>266</text:p>
          </table:table-cell>
          <table:table-cell office:value-type="float" office:value="74.265">
            <text:p>74.265</text:p>
          </table:table-cell>
          <table:table-cell office:value-type="string">
            <text:p>2020.02.12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74.198">
            <text:p>74.198</text:p>
          </table:table-cell>
          <table:table-cell office:value-type="string">
            <text:p>2020.02.12 18:45</text:p>
          </table:table-cell>
          <table:table-cell office:value-type="float" office:value="272">
            <text:p>272</text:p>
          </table:table-cell>
          <table:table-cell office:value-type="float" office:value="74.138">
            <text:p>74.138</text:p>
          </table:table-cell>
          <table:table-cell office:value-type="string">
            <text:p>2020.02.12 20:00</text:p>
          </table:table-cell>
          <table:table-cell office:value-type="float" office:value="272">
            <text:p>272</text:p>
          </table:table-cell>
          <table:table-cell office:value-type="float" office:value="74.138">
            <text:p>74.138</text:p>
          </table:table-cell>
          <table:table-cell office:value-type="string">
            <text:p>2020.02.12 20:00</text:p>
          </table:table-cell>
          <table:table-cell office:value-type="float" office:value="267">
            <text:p>267</text:p>
          </table:table-cell>
          <table:table-cell office:value-type="float" office:value="74.214">
            <text:p>74.214</text:p>
          </table:table-cell>
          <table:table-cell office:value-type="string">
            <text:p>2020.02.12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74.207">
            <text:p>74.207</text:p>
          </table:table-cell>
          <table:table-cell office:value-type="string">
            <text:p>2020.02.12 19:00</text:p>
          </table:table-cell>
          <table:table-cell office:value-type="float" office:value="268">
            <text:p>268</text:p>
          </table:table-cell>
          <table:table-cell office:value-type="float" office:value="74.147">
            <text:p>74.147</text:p>
          </table:table-cell>
          <table:table-cell office:value-type="string">
            <text:p>2020.02.12 19:00</text:p>
          </table:table-cell>
          <table:table-cell office:value-type="float" office:value="268">
            <text:p>268</text:p>
          </table:table-cell>
          <table:table-cell office:value-type="float" office:value="74.147">
            <text:p>74.147</text:p>
          </table:table-cell>
          <table:table-cell office:value-type="string">
            <text:p>2020.02.12 19:00</text:p>
          </table:table-cell>
          <table:table-cell office:value-type="float" office:value="268">
            <text:p>268</text:p>
          </table:table-cell>
          <table:table-cell office:value-type="float" office:value="74.212">
            <text:p>74.212</text:p>
          </table:table-cell>
          <table:table-cell office:value-type="string">
            <text:p>2020.02.12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74.148">
            <text:p>74.148</text:p>
          </table:table-cell>
          <table:table-cell office:value-type="string">
            <text:p>2020.02.12 19:15</text:p>
          </table:table-cell>
          <table:table-cell office:value-type="float" office:value="272">
            <text:p>272</text:p>
          </table:table-cell>
          <table:table-cell office:value-type="float" office:value="74.139">
            <text:p>74.139</text:p>
          </table:table-cell>
          <table:table-cell office:value-type="string">
            <text:p>2020.02.12 20:00</text:p>
          </table:table-cell>
          <table:table-cell office:value-type="float" office:value="272">
            <text:p>272</text:p>
          </table:table-cell>
          <table:table-cell office:value-type="float" office:value="74.139">
            <text:p>74.139</text:p>
          </table:table-cell>
          <table:table-cell office:value-type="string">
            <text:p>2020.02.12 20:00</text:p>
          </table:table-cell>
          <table:table-cell office:value-type="float" office:value="269">
            <text:p>269</text:p>
          </table:table-cell>
          <table:table-cell office:value-type="float" office:value="74.199">
            <text:p>74.199</text:p>
          </table:table-cell>
          <table:table-cell office:value-type="string">
            <text:p>2020.02.12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90000000000003">
            <text:p>-0.00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4.197">
            <text:p>74.197</text:p>
          </table:table-cell>
          <table:table-cell office:value-type="string">
            <text:p>2020.02.12 19:30</text:p>
          </table:table-cell>
          <table:table-cell office:value-type="float" office:value="272">
            <text:p>272</text:p>
          </table:table-cell>
          <table:table-cell office:value-type="float" office:value="74.137">
            <text:p>74.137</text:p>
          </table:table-cell>
          <table:table-cell office:value-type="string">
            <text:p>2020.02.12 20:00</text:p>
          </table:table-cell>
          <table:table-cell office:value-type="float" office:value="272">
            <text:p>272</text:p>
          </table:table-cell>
          <table:table-cell office:value-type="float" office:value="74.137">
            <text:p>74.137</text:p>
          </table:table-cell>
          <table:table-cell office:value-type="string">
            <text:p>2020.02.12 20:00</text:p>
          </table:table-cell>
          <table:table-cell office:value-type="float" office:value="270">
            <text:p>270</text:p>
          </table:table-cell>
          <table:table-cell office:value-type="float" office:value="74.197">
            <text:p>74.197</text:p>
          </table:table-cell>
          <table:table-cell office:value-type="string">
            <text:p>2020.02.12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74.143">
            <text:p>74.143</text:p>
          </table:table-cell>
          <table:table-cell office:value-type="string">
            <text:p>2020.02.12 19:4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71">
            <text:p>271</text:p>
          </table:table-cell>
          <table:table-cell office:value-type="float" office:value="74.169">
            <text:p>74.169</text:p>
          </table:table-cell>
          <table:table-cell office:value-type="string">
            <text:p>2020.02.12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2">
            <text:p>-0.012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74.156">
            <text:p>74.156</text:p>
          </table:table-cell>
          <table:table-cell office:value-type="string">
            <text:p>2020.02.12 20:00</text:p>
          </table:table-cell>
          <table:table-cell office:value-type="float" office:value="295">
            <text:p>295</text:p>
          </table:table-cell>
          <table:table-cell office:value-type="float" office:value="74.096">
            <text:p>74.096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96">
            <text:p>74.096</text:p>
          </table:table-cell>
          <table:table-cell office:value-type="string">
            <text:p>2020.02.13 01:45</text:p>
          </table:table-cell>
          <table:table-cell office:value-type="float" office:value="272">
            <text:p>272</text:p>
          </table:table-cell>
          <table:table-cell office:value-type="float" office:value="74.166">
            <text:p>74.166</text:p>
          </table:table-cell>
          <table:table-cell office:value-type="string">
            <text:p>2020.02.12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74.145">
            <text:p>74.145</text:p>
          </table:table-cell>
          <table:table-cell office:value-type="string">
            <text:p>2020.02.12 20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73">
            <text:p>273</text:p>
          </table:table-cell>
          <table:table-cell office:value-type="float" office:value="74.161">
            <text:p>74.161</text:p>
          </table:table-cell>
          <table:table-cell office:value-type="string">
            <text:p>2020.02.12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3999999999996">
            <text:p>-0.014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74.158">
            <text:p>74.158</text:p>
          </table:table-cell>
          <table:table-cell office:value-type="string">
            <text:p>2020.02.12 20:30</text:p>
          </table:table-cell>
          <table:table-cell office:value-type="float" office:value="295">
            <text:p>295</text:p>
          </table:table-cell>
          <table:table-cell office:value-type="float" office:value="74.098">
            <text:p>74.098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98">
            <text:p>74.098</text:p>
          </table:table-cell>
          <table:table-cell office:value-type="string">
            <text:p>2020.02.13 01:45</text:p>
          </table:table-cell>
          <table:table-cell office:value-type="float" office:value="274">
            <text:p>274</text:p>
          </table:table-cell>
          <table:table-cell office:value-type="float" office:value="74.171">
            <text:p>74.171</text:p>
          </table:table-cell>
          <table:table-cell office:value-type="string">
            <text:p>2020.02.12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74.166">
            <text:p>74.166</text:p>
          </table:table-cell>
          <table:table-cell office:value-type="string">
            <text:p>2020.02.12 20:45</text:p>
          </table:table-cell>
          <table:table-cell office:value-type="float" office:value="295">
            <text:p>295</text:p>
          </table:table-cell>
          <table:table-cell office:value-type="float" office:value="74.106">
            <text:p>74.106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106">
            <text:p>74.106</text:p>
          </table:table-cell>
          <table:table-cell office:value-type="string">
            <text:p>2020.02.13 01:45</text:p>
          </table:table-cell>
          <table:table-cell office:value-type="float" office:value="275">
            <text:p>275</text:p>
          </table:table-cell>
          <table:table-cell office:value-type="float" office:value="74.173">
            <text:p>74.173</text:p>
          </table:table-cell>
          <table:table-cell office:value-type="string">
            <text:p>2020.02.12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74.169">
            <text:p>74.169</text:p>
          </table:table-cell>
          <table:table-cell office:value-type="string">
            <text:p>2020.02.12 21:00</text:p>
          </table:table-cell>
          <table:table-cell office:value-type="float" office:value="295">
            <text:p>295</text:p>
          </table:table-cell>
          <table:table-cell office:value-type="float" office:value="74.109">
            <text:p>74.109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109">
            <text:p>74.109</text:p>
          </table:table-cell>
          <table:table-cell office:value-type="string">
            <text:p>2020.02.13 01:45</text:p>
          </table:table-cell>
          <table:table-cell office:value-type="float" office:value="276">
            <text:p>276</text:p>
          </table:table-cell>
          <table:table-cell office:value-type="float" office:value="74.185">
            <text:p>74.185</text:p>
          </table:table-cell>
          <table:table-cell office:value-type="string">
            <text:p>2020.02.12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74.154">
            <text:p>74.154</text:p>
          </table:table-cell>
          <table:table-cell office:value-type="string">
            <text:p>2020.02.12 21:15</text:p>
          </table:table-cell>
          <table:table-cell office:value-type="float" office:value="295">
            <text:p>295</text:p>
          </table:table-cell>
          <table:table-cell office:value-type="float" office:value="74.094">
            <text:p>74.094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94">
            <text:p>74.094</text:p>
          </table:table-cell>
          <table:table-cell office:value-type="string">
            <text:p>2020.02.13 01:45</text:p>
          </table:table-cell>
          <table:table-cell office:value-type="float" office:value="277">
            <text:p>277</text:p>
          </table:table-cell>
          <table:table-cell office:value-type="float" office:value="74.168">
            <text:p>74.168</text:p>
          </table:table-cell>
          <table:table-cell office:value-type="string">
            <text:p>2020.02.12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74.141">
            <text:p>74.141</text:p>
          </table:table-cell>
          <table:table-cell office:value-type="string">
            <text:p>2020.02.12 21:30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78">
            <text:p>278</text:p>
          </table:table-cell>
          <table:table-cell office:value-type="float" office:value="74.176">
            <text:p>74.176</text:p>
          </table:table-cell>
          <table:table-cell office:value-type="string">
            <text:p>2020.02.12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0000000000005">
            <text:p>-0.0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74.172">
            <text:p>74.172</text:p>
          </table:table-cell>
          <table:table-cell office:value-type="string">
            <text:p>2020.02.12 21:45</text:p>
          </table:table-cell>
          <table:table-cell office:value-type="float" office:value="292">
            <text:p>292</text:p>
          </table:table-cell>
          <table:table-cell office:value-type="float" office:value="74.112">
            <text:p>74.112</text:p>
          </table:table-cell>
          <table:table-cell office:value-type="string">
            <text:p>2020.02.13 01:00</text:p>
          </table:table-cell>
          <table:table-cell office:value-type="float" office:value="292">
            <text:p>292</text:p>
          </table:table-cell>
          <table:table-cell office:value-type="float" office:value="74.112">
            <text:p>74.112</text:p>
          </table:table-cell>
          <table:table-cell office:value-type="string">
            <text:p>2020.02.13 01:00</text:p>
          </table:table-cell>
          <table:table-cell office:value-type="float" office:value="279">
            <text:p>279</text:p>
          </table:table-cell>
          <table:table-cell office:value-type="float" office:value="74.177">
            <text:p>74.177</text:p>
          </table:table-cell>
          <table:table-cell office:value-type="string">
            <text:p>2020.02.12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4.141">
            <text:p>74.141</text:p>
          </table:table-cell>
          <table:table-cell office:value-type="string">
            <text:p>2020.02.12 22:00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0">
            <text:p>280</text:p>
          </table:table-cell>
          <table:table-cell office:value-type="float" office:value="74.17">
            <text:p>74.17</text:p>
          </table:table-cell>
          <table:table-cell office:value-type="string">
            <text:p>2020.02.12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0000000000005">
            <text:p>-0.0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74.138">
            <text:p>74.138</text:p>
          </table:table-cell>
          <table:table-cell office:value-type="string">
            <text:p>2020.02.12 22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1">
            <text:p>281</text:p>
          </table:table-cell>
          <table:table-cell office:value-type="float" office:value="74.157">
            <text:p>74.157</text:p>
          </table:table-cell>
          <table:table-cell office:value-type="string">
            <text:p>2020.02.12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7000000000005">
            <text:p>-0.00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4.146">
            <text:p>74.146</text:p>
          </table:table-cell>
          <table:table-cell office:value-type="string">
            <text:p>2020.02.12 22:30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2">
            <text:p>282</text:p>
          </table:table-cell>
          <table:table-cell office:value-type="float" office:value="74.152">
            <text:p>74.152</text:p>
          </table:table-cell>
          <table:table-cell office:value-type="string">
            <text:p>2020.02.12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74.145">
            <text:p>74.145</text:p>
          </table:table-cell>
          <table:table-cell office:value-type="string">
            <text:p>2020.02.12 22:4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3">
            <text:p>283</text:p>
          </table:table-cell>
          <table:table-cell office:value-type="float" office:value="74.156">
            <text:p>74.156</text:p>
          </table:table-cell>
          <table:table-cell office:value-type="string">
            <text:p>2020.02.12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3999999999996">
            <text:p>-0.01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74.155">
            <text:p>74.155</text:p>
          </table:table-cell>
          <table:table-cell office:value-type="string">
            <text:p>2020.02.12 23:00</text:p>
          </table:table-cell>
          <table:table-cell office:value-type="float" office:value="295">
            <text:p>295</text:p>
          </table:table-cell>
          <table:table-cell office:value-type="float" office:value="74.095">
            <text:p>74.095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95">
            <text:p>74.095</text:p>
          </table:table-cell>
          <table:table-cell office:value-type="string">
            <text:p>2020.02.13 01:45</text:p>
          </table:table-cell>
          <table:table-cell office:value-type="float" office:value="284">
            <text:p>284</text:p>
          </table:table-cell>
          <table:table-cell office:value-type="float" office:value="74.166">
            <text:p>74.166</text:p>
          </table:table-cell>
          <table:table-cell office:value-type="string">
            <text:p>2020.02.12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74.148">
            <text:p>74.148</text:p>
          </table:table-cell>
          <table:table-cell office:value-type="string">
            <text:p>2020.02.12 23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5">
            <text:p>285</text:p>
          </table:table-cell>
          <table:table-cell office:value-type="float" office:value="74.174">
            <text:p>74.174</text:p>
          </table:table-cell>
          <table:table-cell office:value-type="string">
            <text:p>2020.02.12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6999999999996">
            <text:p>-0.01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74.17">
            <text:p>74.17</text:p>
          </table:table-cell>
          <table:table-cell office:value-type="string">
            <text:p>2020.02.12 23:30</text:p>
          </table:table-cell>
          <table:table-cell office:value-type="float" office:value="292">
            <text:p>292</text:p>
          </table:table-cell>
          <table:table-cell office:value-type="float" office:value="74.11">
            <text:p>74.11</text:p>
          </table:table-cell>
          <table:table-cell office:value-type="string">
            <text:p>2020.02.13 01:00</text:p>
          </table:table-cell>
          <table:table-cell office:value-type="float" office:value="292">
            <text:p>292</text:p>
          </table:table-cell>
          <table:table-cell office:value-type="float" office:value="74.11">
            <text:p>74.11</text:p>
          </table:table-cell>
          <table:table-cell office:value-type="string">
            <text:p>2020.02.13 01:00</text:p>
          </table:table-cell>
          <table:table-cell office:value-type="float" office:value="286">
            <text:p>286</text:p>
          </table:table-cell>
          <table:table-cell office:value-type="float" office:value="74.187">
            <text:p>74.187</text:p>
          </table:table-cell>
          <table:table-cell office:value-type="string">
            <text:p>2020.02.12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74.187">
            <text:p>74.187</text:p>
          </table:table-cell>
          <table:table-cell office:value-type="string">
            <text:p>2020.02.12 23:45</text:p>
          </table:table-cell>
          <table:table-cell office:value-type="float" office:value="289">
            <text:p>289</text:p>
          </table:table-cell>
          <table:table-cell office:value-type="float" office:value="74.127">
            <text:p>74.127</text:p>
          </table:table-cell>
          <table:table-cell office:value-type="string">
            <text:p>2020.02.13 00:15</text:p>
          </table:table-cell>
          <table:table-cell office:value-type="float" office:value="289">
            <text:p>289</text:p>
          </table:table-cell>
          <table:table-cell office:value-type="float" office:value="74.127">
            <text:p>74.127</text:p>
          </table:table-cell>
          <table:table-cell office:value-type="string">
            <text:p>2020.02.13 00:15</text:p>
          </table:table-cell>
          <table:table-cell office:value-type="float" office:value="287">
            <text:p>287</text:p>
          </table:table-cell>
          <table:table-cell office:value-type="float" office:value="74.191">
            <text:p>74.191</text:p>
          </table:table-cell>
          <table:table-cell office:value-type="string">
            <text:p>2020.02.12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74.172">
            <text:p>74.172</text:p>
          </table:table-cell>
          <table:table-cell office:value-type="string">
            <text:p>2020.02.13 00:00</text:p>
          </table:table-cell>
          <table:table-cell office:value-type="float" office:value="292">
            <text:p>292</text:p>
          </table:table-cell>
          <table:table-cell office:value-type="float" office:value="74.112">
            <text:p>74.112</text:p>
          </table:table-cell>
          <table:table-cell office:value-type="string">
            <text:p>2020.02.13 01:00</text:p>
          </table:table-cell>
          <table:table-cell office:value-type="float" office:value="292">
            <text:p>292</text:p>
          </table:table-cell>
          <table:table-cell office:value-type="float" office:value="74.112">
            <text:p>74.112</text:p>
          </table:table-cell>
          <table:table-cell office:value-type="string">
            <text:p>2020.02.13 01:00</text:p>
          </table:table-cell>
          <table:table-cell office:value-type="float" office:value="288">
            <text:p>288</text:p>
          </table:table-cell>
          <table:table-cell office:value-type="float" office:value="74.172">
            <text:p>74.172</text:p>
          </table:table-cell>
          <table:table-cell office:value-type="string">
            <text:p>2020.02.13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74.167">
            <text:p>74.167</text:p>
          </table:table-cell>
          <table:table-cell office:value-type="string">
            <text:p>2020.02.13 00:15</text:p>
          </table:table-cell>
          <table:table-cell office:value-type="float" office:value="295">
            <text:p>295</text:p>
          </table:table-cell>
          <table:table-cell office:value-type="float" office:value="74.107">
            <text:p>74.107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107">
            <text:p>74.107</text:p>
          </table:table-cell>
          <table:table-cell office:value-type="string">
            <text:p>2020.02.13 01:45</text:p>
          </table:table-cell>
          <table:table-cell office:value-type="float" office:value="289">
            <text:p>289</text:p>
          </table:table-cell>
          <table:table-cell office:value-type="float" office:value="74.169">
            <text:p>74.169</text:p>
          </table:table-cell>
          <table:table-cell office:value-type="string">
            <text:p>2020.02.13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4.136">
            <text:p>74.136</text:p>
          </table:table-cell>
          <table:table-cell office:value-type="string">
            <text:p>2020.02.13 00:30</text:p>
          </table:table-cell>
          <table:table-cell office:value-type="float" office:value="295">
            <text:p>295</text:p>
          </table:table-cell>
          <table:table-cell office:value-type="float" office:value="74.076">
            <text:p>74.076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76">
            <text:p>74.076</text:p>
          </table:table-cell>
          <table:table-cell office:value-type="string">
            <text:p>2020.02.13 01:45</text:p>
          </table:table-cell>
          <table:table-cell office:value-type="float" office:value="290">
            <text:p>290</text:p>
          </table:table-cell>
          <table:table-cell office:value-type="float" office:value="74.143">
            <text:p>74.143</text:p>
          </table:table-cell>
          <table:table-cell office:value-type="string">
            <text:p>2020.02.13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74.142">
            <text:p>74.142</text:p>
          </table:table-cell>
          <table:table-cell office:value-type="string">
            <text:p>2020.02.13 00:45</text:p>
          </table:table-cell>
          <table:table-cell office:value-type="float" office:value="295">
            <text:p>295</text:p>
          </table:table-cell>
          <table:table-cell office:value-type="float" office:value="74.082">
            <text:p>74.082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82">
            <text:p>74.082</text:p>
          </table:table-cell>
          <table:table-cell office:value-type="string">
            <text:p>2020.02.13 01:45</text:p>
          </table:table-cell>
          <table:table-cell office:value-type="float" office:value="291">
            <text:p>291</text:p>
          </table:table-cell>
          <table:table-cell office:value-type="float" office:value="74.15">
            <text:p>74.15</text:p>
          </table:table-cell>
          <table:table-cell office:value-type="string">
            <text:p>2020.02.13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74.127">
            <text:p>74.127</text:p>
          </table:table-cell>
          <table:table-cell office:value-type="string">
            <text:p>2020.02.13 01:00</text:p>
          </table:table-cell>
          <table:table-cell office:value-type="float" office:value="295">
            <text:p>295</text:p>
          </table:table-cell>
          <table:table-cell office:value-type="float" office:value="74.067">
            <text:p>74.067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67">
            <text:p>74.067</text:p>
          </table:table-cell>
          <table:table-cell office:value-type="string">
            <text:p>2020.02.13 01:45</text:p>
          </table:table-cell>
          <table:table-cell office:value-type="float" office:value="292">
            <text:p>292</text:p>
          </table:table-cell>
          <table:table-cell office:value-type="float" office:value="74.133">
            <text:p>74.133</text:p>
          </table:table-cell>
          <table:table-cell office:value-type="string">
            <text:p>2020.02.13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4.115">
            <text:p>74.115</text:p>
          </table:table-cell>
          <table:table-cell office:value-type="string">
            <text:p>2020.02.13 01:15</text:p>
          </table:table-cell>
          <table:table-cell office:value-type="float" office:value="295">
            <text:p>295</text:p>
          </table:table-cell>
          <table:table-cell office:value-type="float" office:value="74.055">
            <text:p>74.055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55">
            <text:p>74.055</text:p>
          </table:table-cell>
          <table:table-cell office:value-type="string">
            <text:p>2020.02.13 01:45</text:p>
          </table:table-cell>
          <table:table-cell office:value-type="float" office:value="293">
            <text:p>293</text:p>
          </table:table-cell>
          <table:table-cell office:value-type="float" office:value="74.137">
            <text:p>74.137</text:p>
          </table:table-cell>
          <table:table-cell office:value-type="string">
            <text:p>2020.02.13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74.132">
            <text:p>74.132</text:p>
          </table:table-cell>
          <table:table-cell office:value-type="string">
            <text:p>2020.02.13 01:30</text:p>
          </table:table-cell>
          <table:table-cell office:value-type="float" office:value="295">
            <text:p>295</text:p>
          </table:table-cell>
          <table:table-cell office:value-type="float" office:value="74.072">
            <text:p>74.072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72">
            <text:p>74.072</text:p>
          </table:table-cell>
          <table:table-cell office:value-type="string">
            <text:p>2020.02.13 01:45</text:p>
          </table:table-cell>
          <table:table-cell office:value-type="float" office:value="294">
            <text:p>294</text:p>
          </table:table-cell>
          <table:table-cell office:value-type="float" office:value="74.135">
            <text:p>74.135</text:p>
          </table:table-cell>
          <table:table-cell office:value-type="string">
            <text:p>2020.02.13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74.127">
            <text:p>74.127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67">
            <text:p>74.067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67">
            <text:p>74.067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132">
            <text:p>74.132</text:p>
          </table:table-cell>
          <table:table-cell office:value-type="string">
            <text:p>2020.02.13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3.756">
            <text:p>73.756</text:p>
          </table:table-cell>
          <table:table-cell office:value-type="string">
            <text:p>2020.02.13 02:00</text:p>
          </table:table-cell>
          <table:table-cell office:value-type="float" office:value="296">
            <text:p>296</text:p>
          </table:table-cell>
          <table:table-cell office:value-type="float" office:value="73.866">
            <text:p>73.866</text:p>
          </table:table-cell>
          <table:table-cell office:value-type="string">
            <text:p>2020.02.13 02:00</text:p>
          </table:table-cell>
          <table:table-cell office:value-type="float" office:value="296">
            <text:p>296</text:p>
          </table:table-cell>
          <table:table-cell office:value-type="float" office:value="73.866">
            <text:p>73.866</text:p>
          </table:table-cell>
          <table:table-cell office:value-type="string">
            <text:p>2020.02.13 02:00</text:p>
          </table:table-cell>
          <table:table-cell office:value-type="float" office:value="296">
            <text:p>296</text:p>
          </table:table-cell>
          <table:table-cell office:value-type="float" office:value="73.928">
            <text:p>73.928</text:p>
          </table:table-cell>
          <table:table-cell office:value-type="string">
            <text:p>2020.02.13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73.909">
            <text:p>73.909</text:p>
          </table:table-cell>
          <table:table-cell office:value-type="string">
            <text:p>2020.02.13 02:15</text:p>
          </table:table-cell>
          <table:table-cell office:value-type="float" office:value="297">
            <text:p>297</text:p>
          </table:table-cell>
          <table:table-cell office:value-type="float" office:value="73.849">
            <text:p>73.849</text:p>
          </table:table-cell>
          <table:table-cell office:value-type="string">
            <text:p>2020.02.13 02:15</text:p>
          </table:table-cell>
          <table:table-cell office:value-type="float" office:value="297">
            <text:p>297</text:p>
          </table:table-cell>
          <table:table-cell office:value-type="float" office:value="73.849">
            <text:p>73.849</text:p>
          </table:table-cell>
          <table:table-cell office:value-type="string">
            <text:p>2020.02.13 02:15</text:p>
          </table:table-cell>
          <table:table-cell office:value-type="float" office:value="297">
            <text:p>297</text:p>
          </table:table-cell>
          <table:table-cell office:value-type="float" office:value="73.929">
            <text:p>73.929</text:p>
          </table:table-cell>
          <table:table-cell office:value-type="string">
            <text:p>2020.02.13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73.828">
            <text:p>73.828</text:p>
          </table:table-cell>
          <table:table-cell office:value-type="string">
            <text:p>2020.02.13 02:30</text:p>
          </table:table-cell>
          <table:table-cell office:value-type="float" office:value="298">
            <text:p>298</text:p>
          </table:table-cell>
          <table:table-cell office:value-type="float" office:value="73.837">
            <text:p>73.837</text:p>
          </table:table-cell>
          <table:table-cell office:value-type="string">
            <text:p>2020.02.13 02:30</text:p>
          </table:table-cell>
          <table:table-cell office:value-type="float" office:value="298">
            <text:p>298</text:p>
          </table:table-cell>
          <table:table-cell office:value-type="float" office:value="73.837">
            <text:p>73.837</text:p>
          </table:table-cell>
          <table:table-cell office:value-type="string">
            <text:p>2020.02.13 02:30</text:p>
          </table:table-cell>
          <table:table-cell office:value-type="float" office:value="298">
            <text:p>298</text:p>
          </table:table-cell>
          <table:table-cell office:value-type="float" office:value="73.897">
            <text:p>73.897</text:p>
          </table:table-cell>
          <table:table-cell office:value-type="string">
            <text:p>2020.02.13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0.0090000000000003">
            <text:p>0.00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73.829">
            <text:p>73.829</text:p>
          </table:table-cell>
          <table:table-cell office:value-type="string">
            <text:p>2020.02.13 02:45</text:p>
          </table:table-cell>
          <table:table-cell office:value-type="float" office:value="301">
            <text:p>301</text:p>
          </table:table-cell>
          <table:table-cell office:value-type="float" office:value="74.023">
            <text:p>74.023</text:p>
          </table:table-cell>
          <table:table-cell office:value-type="string">
            <text:p>2020.02.13 03:15</text:p>
          </table:table-cell>
          <table:table-cell office:value-type="float" office:value="301">
            <text:p>301</text:p>
          </table:table-cell>
          <table:table-cell office:value-type="float" office:value="74.023">
            <text:p>74.023</text:p>
          </table:table-cell>
          <table:table-cell office:value-type="string">
            <text:p>2020.02.13 03:15</text:p>
          </table:table-cell>
          <table:table-cell office:value-type="float" office:value="299">
            <text:p>299</text:p>
          </table:table-cell>
          <table:table-cell office:value-type="float" office:value="73.854">
            <text:p>73.854</text:p>
          </table:table-cell>
          <table:table-cell office:value-type="string">
            <text:p>2020.02.13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94">
            <text:p>0.19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3.816">
            <text:p>73.816</text:p>
          </table:table-cell>
          <table:table-cell office:value-type="string">
            <text:p>2020.02.13 03:00</text:p>
          </table:table-cell>
          <table:table-cell office:value-type="float" office:value="301">
            <text:p>301</text:p>
          </table:table-cell>
          <table:table-cell office:value-type="float" office:value="74.023">
            <text:p>74.023</text:p>
          </table:table-cell>
          <table:table-cell office:value-type="string">
            <text:p>2020.02.13 03:15</text:p>
          </table:table-cell>
          <table:table-cell office:value-type="float" office:value="301">
            <text:p>301</text:p>
          </table:table-cell>
          <table:table-cell office:value-type="float" office:value="74.023">
            <text:p>74.023</text:p>
          </table:table-cell>
          <table:table-cell office:value-type="string">
            <text:p>2020.02.13 03:15</text:p>
          </table:table-cell>
          <table:table-cell office:value-type="float" office:value="300">
            <text:p>300</text:p>
          </table:table-cell>
          <table:table-cell office:value-type="float" office:value="73.913">
            <text:p>73.913</text:p>
          </table:table-cell>
          <table:table-cell office:value-type="string">
            <text:p>2020.02.13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20699999999999">
            <text:p>0.20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3.903">
            <text:p>73.903</text:p>
          </table:table-cell>
          <table:table-cell office:value-type="string">
            <text:p>2020.02.13 03:15</text:p>
          </table:table-cell>
          <table:table-cell office:value-type="float" office:value="301">
            <text:p>301</text:p>
          </table:table-cell>
          <table:table-cell office:value-type="float" office:value="74.013">
            <text:p>74.013</text:p>
          </table:table-cell>
          <table:table-cell office:value-type="string">
            <text:p>2020.02.13 03:15</text:p>
          </table:table-cell>
          <table:table-cell office:value-type="float" office:value="301">
            <text:p>301</text:p>
          </table:table-cell>
          <table:table-cell office:value-type="float" office:value="74.013">
            <text:p>74.013</text:p>
          </table:table-cell>
          <table:table-cell office:value-type="string">
            <text:p>2020.02.13 03:15</text:p>
          </table:table-cell>
          <table:table-cell office:value-type="float" office:value="301">
            <text:p>301</text:p>
          </table:table-cell>
          <table:table-cell office:value-type="float" office:value="74.026">
            <text:p>74.026</text:p>
          </table:table-cell>
          <table:table-cell office:value-type="string">
            <text:p>2020.02.13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3.974">
            <text:p>73.974</text:p>
          </table:table-cell>
          <table:table-cell office:value-type="string">
            <text:p>2020.02.13 03:30</text:p>
          </table:table-cell>
          <table:table-cell office:value-type="float" office:value="303">
            <text:p>303</text:p>
          </table:table-cell>
          <table:table-cell office:value-type="float" office:value="73.964">
            <text:p>73.964</text:p>
          </table:table-cell>
          <table:table-cell office:value-type="string">
            <text:p>2020.02.13 03:45</text:p>
          </table:table-cell>
          <table:table-cell office:value-type="float" office:value="303">
            <text:p>303</text:p>
          </table:table-cell>
          <table:table-cell office:value-type="float" office:value="73.964">
            <text:p>73.964</text:p>
          </table:table-cell>
          <table:table-cell office:value-type="string">
            <text:p>2020.02.13 03:45</text:p>
          </table:table-cell>
          <table:table-cell office:value-type="float" office:value="302">
            <text:p>302</text:p>
          </table:table-cell>
          <table:table-cell office:value-type="float" office:value="73.985">
            <text:p>73.985</text:p>
          </table:table-cell>
          <table:table-cell office:value-type="string">
            <text:p>2020.02.13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0000000000005">
            <text:p>-0.0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3.971">
            <text:p>73.971</text:p>
          </table:table-cell>
          <table:table-cell office:value-type="string">
            <text:p>2020.02.13 03:45</text:p>
          </table:table-cell>
          <table:table-cell office:value-type="float" office:value="303">
            <text:p>303</text:p>
          </table:table-cell>
          <table:table-cell office:value-type="float" office:value="73.964">
            <text:p>73.964</text:p>
          </table:table-cell>
          <table:table-cell office:value-type="string">
            <text:p>2020.02.13 03:45</text:p>
          </table:table-cell>
          <table:table-cell office:value-type="float" office:value="303">
            <text:p>303</text:p>
          </table:table-cell>
          <table:table-cell office:value-type="float" office:value="73.964">
            <text:p>73.964</text:p>
          </table:table-cell>
          <table:table-cell office:value-type="string">
            <text:p>2020.02.13 03:45</text:p>
          </table:table-cell>
          <table:table-cell office:value-type="float" office:value="303">
            <text:p>303</text:p>
          </table:table-cell>
          <table:table-cell office:value-type="float" office:value="74.024">
            <text:p>74.024</text:p>
          </table:table-cell>
          <table:table-cell office:value-type="string">
            <text:p>2020.02.13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07000000000005">
            <text:p>-0.00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73.958">
            <text:p>73.958</text:p>
          </table:table-cell>
          <table:table-cell office:value-type="string">
            <text:p>2020.02.13 04:00</text:p>
          </table:table-cell>
          <table:table-cell office:value-type="float" office:value="307">
            <text:p>307</text:p>
          </table:table-cell>
          <table:table-cell office:value-type="float" office:value="73.898">
            <text:p>73.898</text:p>
          </table:table-cell>
          <table:table-cell office:value-type="string">
            <text:p>2020.02.13 04:45</text:p>
          </table:table-cell>
          <table:table-cell office:value-type="float" office:value="307">
            <text:p>307</text:p>
          </table:table-cell>
          <table:table-cell office:value-type="float" office:value="73.898">
            <text:p>73.898</text:p>
          </table:table-cell>
          <table:table-cell office:value-type="string">
            <text:p>2020.02.13 04:45</text:p>
          </table:table-cell>
          <table:table-cell office:value-type="float" office:value="304">
            <text:p>304</text:p>
          </table:table-cell>
          <table:table-cell office:value-type="float" office:value="73.981">
            <text:p>73.981</text:p>
          </table:table-cell>
          <table:table-cell office:value-type="string">
            <text:p>2020.02.13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73.952">
            <text:p>73.952</text:p>
          </table:table-cell>
          <table:table-cell office:value-type="string">
            <text:p>2020.02.13 04:15</text:p>
          </table:table-cell>
          <table:table-cell office:value-type="float" office:value="307">
            <text:p>307</text:p>
          </table:table-cell>
          <table:table-cell office:value-type="float" office:value="73.935">
            <text:p>73.935</text:p>
          </table:table-cell>
          <table:table-cell office:value-type="string">
            <text:p>2020.02.13 04:45</text:p>
          </table:table-cell>
          <table:table-cell office:value-type="float" office:value="307">
            <text:p>307</text:p>
          </table:table-cell>
          <table:table-cell office:value-type="float" office:value="73.935">
            <text:p>73.935</text:p>
          </table:table-cell>
          <table:table-cell office:value-type="string">
            <text:p>2020.02.13 04:45</text:p>
          </table:table-cell>
          <table:table-cell office:value-type="float" office:value="305">
            <text:p>305</text:p>
          </table:table-cell>
          <table:table-cell office:value-type="float" office:value="73.987">
            <text:p>73.987</text:p>
          </table:table-cell>
          <table:table-cell office:value-type="string">
            <text:p>2020.02.13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999999999996">
            <text:p>-0.01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73.976">
            <text:p>73.976</text:p>
          </table:table-cell>
          <table:table-cell office:value-type="string">
            <text:p>2020.02.13 04:30</text:p>
          </table:table-cell>
          <table:table-cell office:value-type="float" office:value="307">
            <text:p>307</text:p>
          </table:table-cell>
          <table:table-cell office:value-type="float" office:value="73.916">
            <text:p>73.916</text:p>
          </table:table-cell>
          <table:table-cell office:value-type="string">
            <text:p>2020.02.13 04:45</text:p>
          </table:table-cell>
          <table:table-cell office:value-type="float" office:value="307">
            <text:p>307</text:p>
          </table:table-cell>
          <table:table-cell office:value-type="float" office:value="73.916">
            <text:p>73.916</text:p>
          </table:table-cell>
          <table:table-cell office:value-type="string">
            <text:p>2020.02.13 04:45</text:p>
          </table:table-cell>
          <table:table-cell office:value-type="float" office:value="306">
            <text:p>306</text:p>
          </table:table-cell>
          <table:table-cell office:value-type="float" office:value="73.995">
            <text:p>73.995</text:p>
          </table:table-cell>
          <table:table-cell office:value-type="string">
            <text:p>2020.02.13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3.953">
            <text:p>73.953</text:p>
          </table:table-cell>
          <table:table-cell office:value-type="string">
            <text:p>2020.02.13 04:45</text:p>
          </table:table-cell>
          <table:table-cell office:value-type="float" office:value="307">
            <text:p>307</text:p>
          </table:table-cell>
          <table:table-cell office:value-type="float" office:value="73.893">
            <text:p>73.893</text:p>
          </table:table-cell>
          <table:table-cell office:value-type="string">
            <text:p>2020.02.13 04:45</text:p>
          </table:table-cell>
          <table:table-cell office:value-type="float" office:value="307">
            <text:p>307</text:p>
          </table:table-cell>
          <table:table-cell office:value-type="float" office:value="73.893">
            <text:p>73.893</text:p>
          </table:table-cell>
          <table:table-cell office:value-type="string">
            <text:p>2020.02.13 04:45</text:p>
          </table:table-cell>
          <table:table-cell office:value-type="float" office:value="307">
            <text:p>307</text:p>
          </table:table-cell>
          <table:table-cell office:value-type="float" office:value="73.974">
            <text:p>73.974</text:p>
          </table:table-cell>
          <table:table-cell office:value-type="string">
            <text:p>2020.02.13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3.886">
            <text:p>73.886</text:p>
          </table:table-cell>
          <table:table-cell office:value-type="string">
            <text:p>2020.02.13 05:00</text:p>
          </table:table-cell>
          <table:table-cell office:value-type="float" office:value="310">
            <text:p>310</text:p>
          </table:table-cell>
          <table:table-cell office:value-type="float" office:value="73.869">
            <text:p>73.869</text:p>
          </table:table-cell>
          <table:table-cell office:value-type="string">
            <text:p>2020.02.13 05:30</text:p>
          </table:table-cell>
          <table:table-cell office:value-type="float" office:value="310">
            <text:p>310</text:p>
          </table:table-cell>
          <table:table-cell office:value-type="float" office:value="73.869">
            <text:p>73.869</text:p>
          </table:table-cell>
          <table:table-cell office:value-type="string">
            <text:p>2020.02.13 05:30</text:p>
          </table:table-cell>
          <table:table-cell office:value-type="float" office:value="308">
            <text:p>308</text:p>
          </table:table-cell>
          <table:table-cell office:value-type="float" office:value="73.916">
            <text:p>73.916</text:p>
          </table:table-cell>
          <table:table-cell office:value-type="string">
            <text:p>2020.02.13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999999999996">
            <text:p>-0.017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73.911">
            <text:p>73.911</text:p>
          </table:table-cell>
          <table:table-cell office:value-type="string">
            <text:p>2020.02.13 05:15</text:p>
          </table:table-cell>
          <table:table-cell office:value-type="float" office:value="311">
            <text:p>311</text:p>
          </table:table-cell>
          <table:table-cell office:value-type="float" office:value="73.851">
            <text:p>73.851</text:p>
          </table:table-cell>
          <table:table-cell office:value-type="string">
            <text:p>2020.02.13 05:45</text:p>
          </table:table-cell>
          <table:table-cell office:value-type="float" office:value="311">
            <text:p>311</text:p>
          </table:table-cell>
          <table:table-cell office:value-type="float" office:value="73.851">
            <text:p>73.851</text:p>
          </table:table-cell>
          <table:table-cell office:value-type="string">
            <text:p>2020.02.13 05:45</text:p>
          </table:table-cell>
          <table:table-cell office:value-type="float" office:value="309">
            <text:p>309</text:p>
          </table:table-cell>
          <table:table-cell office:value-type="float" office:value="73.929">
            <text:p>73.929</text:p>
          </table:table-cell>
          <table:table-cell office:value-type="string">
            <text:p>2020.02.13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73.871">
            <text:p>73.871</text:p>
          </table:table-cell>
          <table:table-cell office:value-type="string">
            <text:p>2020.02.13 05:30</text:p>
          </table:table-cell>
          <table:table-cell office:value-type="float" office:value="315">
            <text:p>315</text:p>
          </table:table-cell>
          <table:table-cell office:value-type="float" office:value="73.811">
            <text:p>73.811</text:p>
          </table:table-cell>
          <table:table-cell office:value-type="string">
            <text:p>2020.02.13 06:45</text:p>
          </table:table-cell>
          <table:table-cell office:value-type="float" office:value="315">
            <text:p>315</text:p>
          </table:table-cell>
          <table:table-cell office:value-type="float" office:value="73.811">
            <text:p>73.811</text:p>
          </table:table-cell>
          <table:table-cell office:value-type="string">
            <text:p>2020.02.13 06:45</text:p>
          </table:table-cell>
          <table:table-cell office:value-type="float" office:value="310">
            <text:p>310</text:p>
          </table:table-cell>
          <table:table-cell office:value-type="float" office:value="73.895">
            <text:p>73.895</text:p>
          </table:table-cell>
          <table:table-cell office:value-type="string">
            <text:p>2020.02.13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73.875">
            <text:p>73.875</text:p>
          </table:table-cell>
          <table:table-cell office:value-type="string">
            <text:p>2020.02.13 05:45</text:p>
          </table:table-cell>
          <table:table-cell office:value-type="float" office:value="315">
            <text:p>315</text:p>
          </table:table-cell>
          <table:table-cell office:value-type="float" office:value="73.815">
            <text:p>73.815</text:p>
          </table:table-cell>
          <table:table-cell office:value-type="string">
            <text:p>2020.02.13 06:45</text:p>
          </table:table-cell>
          <table:table-cell office:value-type="float" office:value="315">
            <text:p>315</text:p>
          </table:table-cell>
          <table:table-cell office:value-type="float" office:value="73.815">
            <text:p>73.815</text:p>
          </table:table-cell>
          <table:table-cell office:value-type="string">
            <text:p>2020.02.13 06:45</text:p>
          </table:table-cell>
          <table:table-cell office:value-type="float" office:value="311">
            <text:p>311</text:p>
          </table:table-cell>
          <table:table-cell office:value-type="float" office:value="73.877">
            <text:p>73.877</text:p>
          </table:table-cell>
          <table:table-cell office:value-type="string">
            <text:p>2020.02.13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73.832">
            <text:p>73.832</text:p>
          </table:table-cell>
          <table:table-cell office:value-type="string">
            <text:p>2020.02.13 06:00</text:p>
          </table:table-cell>
          <table:table-cell office:value-type="float" office:value="315">
            <text:p>315</text:p>
          </table:table-cell>
          <table:table-cell office:value-type="float" office:value="73.825">
            <text:p>73.825</text:p>
          </table:table-cell>
          <table:table-cell office:value-type="string">
            <text:p>2020.02.13 06:45</text:p>
          </table:table-cell>
          <table:table-cell office:value-type="float" office:value="315">
            <text:p>315</text:p>
          </table:table-cell>
          <table:table-cell office:value-type="float" office:value="73.825">
            <text:p>73.825</text:p>
          </table:table-cell>
          <table:table-cell office:value-type="string">
            <text:p>2020.02.13 06:45</text:p>
          </table:table-cell>
          <table:table-cell office:value-type="float" office:value="312">
            <text:p>312</text:p>
          </table:table-cell>
          <table:table-cell office:value-type="float" office:value="73.876">
            <text:p>73.876</text:p>
          </table:table-cell>
          <table:table-cell office:value-type="string">
            <text:p>2020.02.13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69999999999908">
            <text:p>-0.007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73.853">
            <text:p>73.853</text:p>
          </table:table-cell>
          <table:table-cell office:value-type="string">
            <text:p>2020.02.13 06:15</text:p>
          </table:table-cell>
          <table:table-cell office:value-type="float" office:value="315">
            <text:p>315</text:p>
          </table:table-cell>
          <table:table-cell office:value-type="float" office:value="73.793">
            <text:p>73.793</text:p>
          </table:table-cell>
          <table:table-cell office:value-type="string">
            <text:p>2020.02.13 06:45</text:p>
          </table:table-cell>
          <table:table-cell office:value-type="float" office:value="315">
            <text:p>315</text:p>
          </table:table-cell>
          <table:table-cell office:value-type="float" office:value="73.793">
            <text:p>73.793</text:p>
          </table:table-cell>
          <table:table-cell office:value-type="string">
            <text:p>2020.02.13 06:45</text:p>
          </table:table-cell>
          <table:table-cell office:value-type="float" office:value="313">
            <text:p>313</text:p>
          </table:table-cell>
          <table:table-cell office:value-type="float" office:value="73.885">
            <text:p>73.885</text:p>
          </table:table-cell>
          <table:table-cell office:value-type="string">
            <text:p>2020.02.13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73.862">
            <text:p>73.862</text:p>
          </table:table-cell>
          <table:table-cell office:value-type="string">
            <text:p>2020.02.13 06:30</text:p>
          </table:table-cell>
          <table:table-cell office:value-type="float" office:value="315">
            <text:p>315</text:p>
          </table:table-cell>
          <table:table-cell office:value-type="float" office:value="73.802">
            <text:p>73.802</text:p>
          </table:table-cell>
          <table:table-cell office:value-type="string">
            <text:p>2020.02.13 06:45</text:p>
          </table:table-cell>
          <table:table-cell office:value-type="float" office:value="315">
            <text:p>315</text:p>
          </table:table-cell>
          <table:table-cell office:value-type="float" office:value="73.802">
            <text:p>73.802</text:p>
          </table:table-cell>
          <table:table-cell office:value-type="string">
            <text:p>2020.02.13 06:45</text:p>
          </table:table-cell>
          <table:table-cell office:value-type="float" office:value="314">
            <text:p>314</text:p>
          </table:table-cell>
          <table:table-cell office:value-type="float" office:value="73.883">
            <text:p>73.883</text:p>
          </table:table-cell>
          <table:table-cell office:value-type="string">
            <text:p>2020.02.13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73.84">
            <text:p>73.84</text:p>
          </table:table-cell>
          <table:table-cell office:value-type="string">
            <text:p>2020.02.13 06:45</text:p>
          </table:table-cell>
          <table:table-cell office:value-type="float" office:value="317">
            <text:p>317</text:p>
          </table:table-cell>
          <table:table-cell office:value-type="float" office:value="73.78">
            <text:p>73.78</text:p>
          </table:table-cell>
          <table:table-cell office:value-type="string">
            <text:p>2020.02.13 07:15</text:p>
          </table:table-cell>
          <table:table-cell office:value-type="float" office:value="317">
            <text:p>317</text:p>
          </table:table-cell>
          <table:table-cell office:value-type="float" office:value="73.78">
            <text:p>73.78</text:p>
          </table:table-cell>
          <table:table-cell office:value-type="string">
            <text:p>2020.02.13 07:15</text:p>
          </table:table-cell>
          <table:table-cell office:value-type="float" office:value="315">
            <text:p>315</text:p>
          </table:table-cell>
          <table:table-cell office:value-type="float" office:value="73.841">
            <text:p>73.841</text:p>
          </table:table-cell>
          <table:table-cell office:value-type="string">
            <text:p>2020.02.13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73.801">
            <text:p>73.801</text:p>
          </table:table-cell>
          <table:table-cell office:value-type="string">
            <text:p>2020.02.13 07:00</text:p>
          </table:table-cell>
          <table:table-cell office:value-type="float" office:value="320">
            <text:p>320</text:p>
          </table:table-cell>
          <table:table-cell office:value-type="float" office:value="73.741">
            <text:p>73.741</text:p>
          </table:table-cell>
          <table:table-cell office:value-type="string">
            <text:p>2020.02.13 08:00</text:p>
          </table:table-cell>
          <table:table-cell office:value-type="float" office:value="320">
            <text:p>320</text:p>
          </table:table-cell>
          <table:table-cell office:value-type="float" office:value="73.741">
            <text:p>73.741</text:p>
          </table:table-cell>
          <table:table-cell office:value-type="string">
            <text:p>2020.02.13 08:00</text:p>
          </table:table-cell>
          <table:table-cell office:value-type="float" office:value="316">
            <text:p>316</text:p>
          </table:table-cell>
          <table:table-cell office:value-type="float" office:value="73.828">
            <text:p>73.828</text:p>
          </table:table-cell>
          <table:table-cell office:value-type="string">
            <text:p>2020.02.13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73.791">
            <text:p>73.791</text:p>
          </table:table-cell>
          <table:table-cell office:value-type="string">
            <text:p>2020.02.13 07:15</text:p>
          </table:table-cell>
          <table:table-cell office:value-type="float" office:value="320">
            <text:p>320</text:p>
          </table:table-cell>
          <table:table-cell office:value-type="float" office:value="73.731">
            <text:p>73.731</text:p>
          </table:table-cell>
          <table:table-cell office:value-type="string">
            <text:p>2020.02.13 08:00</text:p>
          </table:table-cell>
          <table:table-cell office:value-type="float" office:value="320">
            <text:p>320</text:p>
          </table:table-cell>
          <table:table-cell office:value-type="float" office:value="73.731">
            <text:p>73.731</text:p>
          </table:table-cell>
          <table:table-cell office:value-type="string">
            <text:p>2020.02.13 08:00</text:p>
          </table:table-cell>
          <table:table-cell office:value-type="float" office:value="317">
            <text:p>317</text:p>
          </table:table-cell>
          <table:table-cell office:value-type="float" office:value="73.82">
            <text:p>73.82</text:p>
          </table:table-cell>
          <table:table-cell office:value-type="string">
            <text:p>2020.02.13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73.758">
            <text:p>73.758</text:p>
          </table:table-cell>
          <table:table-cell office:value-type="string">
            <text:p>2020.02.13 07:30</text:p>
          </table:table-cell>
          <table:table-cell office:value-type="float" office:value="320">
            <text:p>320</text:p>
          </table:table-cell>
          <table:table-cell office:value-type="float" office:value="73.751">
            <text:p>73.751</text:p>
          </table:table-cell>
          <table:table-cell office:value-type="string">
            <text:p>2020.02.13 08:00</text:p>
          </table:table-cell>
          <table:table-cell office:value-type="float" office:value="320">
            <text:p>320</text:p>
          </table:table-cell>
          <table:table-cell office:value-type="float" office:value="73.751">
            <text:p>73.751</text:p>
          </table:table-cell>
          <table:table-cell office:value-type="string">
            <text:p>2020.02.13 08:00</text:p>
          </table:table-cell>
          <table:table-cell office:value-type="float" office:value="318">
            <text:p>318</text:p>
          </table:table-cell>
          <table:table-cell office:value-type="float" office:value="73.792">
            <text:p>73.792</text:p>
          </table:table-cell>
          <table:table-cell office:value-type="string">
            <text:p>2020.02.13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69999999999908">
            <text:p>-0.007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73.775">
            <text:p>73.775</text:p>
          </table:table-cell>
          <table:table-cell office:value-type="string">
            <text:p>2020.02.13 07:45</text:p>
          </table:table-cell>
          <table:table-cell office:value-type="float" office:value="320">
            <text:p>320</text:p>
          </table:table-cell>
          <table:table-cell office:value-type="float" office:value="73.758">
            <text:p>73.758</text:p>
          </table:table-cell>
          <table:table-cell office:value-type="string">
            <text:p>2020.02.13 08:00</text:p>
          </table:table-cell>
          <table:table-cell office:value-type="float" office:value="320">
            <text:p>320</text:p>
          </table:table-cell>
          <table:table-cell office:value-type="float" office:value="73.758">
            <text:p>73.758</text:p>
          </table:table-cell>
          <table:table-cell office:value-type="string">
            <text:p>2020.02.13 08:00</text:p>
          </table:table-cell>
          <table:table-cell office:value-type="float" office:value="319">
            <text:p>319</text:p>
          </table:table-cell>
          <table:table-cell office:value-type="float" office:value="73.811">
            <text:p>73.811</text:p>
          </table:table-cell>
          <table:table-cell office:value-type="string">
            <text:p>2020.02.13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700000000001">
            <text:p>-0.01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73.794">
            <text:p>73.794</text:p>
          </table:table-cell>
          <table:table-cell office:value-type="string">
            <text:p>2020.02.13 08:00</text:p>
          </table:table-cell>
          <table:table-cell office:value-type="float" office:value="320">
            <text:p>320</text:p>
          </table:table-cell>
          <table:table-cell office:value-type="float" office:value="73.734">
            <text:p>73.734</text:p>
          </table:table-cell>
          <table:table-cell office:value-type="string">
            <text:p>2020.02.13 08:00</text:p>
          </table:table-cell>
          <table:table-cell office:value-type="float" office:value="320">
            <text:p>320</text:p>
          </table:table-cell>
          <table:table-cell office:value-type="float" office:value="73.734">
            <text:p>73.734</text:p>
          </table:table-cell>
          <table:table-cell office:value-type="string">
            <text:p>2020.02.13 08:00</text:p>
          </table:table-cell>
          <table:table-cell office:value-type="float" office:value="320">
            <text:p>320</text:p>
          </table:table-cell>
          <table:table-cell office:value-type="float" office:value="73.818">
            <text:p>73.818</text:p>
          </table:table-cell>
          <table:table-cell office:value-type="string">
            <text:p>2020.02.13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73.728">
            <text:p>73.728</text:p>
          </table:table-cell>
          <table:table-cell office:value-type="string">
            <text:p>2020.02.13 08:15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1">
            <text:p>321</text:p>
          </table:table-cell>
          <table:table-cell office:value-type="float" office:value="73.767">
            <text:p>73.767</text:p>
          </table:table-cell>
          <table:table-cell office:value-type="string">
            <text:p>2020.02.13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4999999999998">
            <text:p>0.065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73.766">
            <text:p>73.766</text:p>
          </table:table-cell>
          <table:table-cell office:value-type="string">
            <text:p>2020.02.13 08:30</text:p>
          </table:table-cell>
          <table:table-cell office:value-type="float" office:value="322">
            <text:p>322</text:p>
          </table:table-cell>
          <table:table-cell office:value-type="float" office:value="73.706">
            <text:p>73.706</text:p>
          </table:table-cell>
          <table:table-cell office:value-type="string">
            <text:p>2020.02.13 08:30</text:p>
          </table:table-cell>
          <table:table-cell office:value-type="float" office:value="322">
            <text:p>322</text:p>
          </table:table-cell>
          <table:table-cell office:value-type="float" office:value="73.706">
            <text:p>73.706</text:p>
          </table:table-cell>
          <table:table-cell office:value-type="string">
            <text:p>2020.02.13 08:30</text:p>
          </table:table-cell>
          <table:table-cell office:value-type="float" office:value="322">
            <text:p>322</text:p>
          </table:table-cell>
          <table:table-cell office:value-type="float" office:value="73.766">
            <text:p>73.766</text:p>
          </table:table-cell>
          <table:table-cell office:value-type="string">
            <text:p>2020.02.13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73.708">
            <text:p>73.708</text:p>
          </table:table-cell>
          <table:table-cell office:value-type="string">
            <text:p>2020.02.13 08:45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3">
            <text:p>323</text:p>
          </table:table-cell>
          <table:table-cell office:value-type="float" office:value="73.75">
            <text:p>73.75</text:p>
          </table:table-cell>
          <table:table-cell office:value-type="string">
            <text:p>2020.02.13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4999999999994">
            <text:p>0.085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73.749">
            <text:p>73.749</text:p>
          </table:table-cell>
          <table:table-cell office:value-type="string">
            <text:p>2020.02.13 09:00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4">
            <text:p>324</text:p>
          </table:table-cell>
          <table:table-cell office:value-type="float" office:value="73.755">
            <text:p>73.755</text:p>
          </table:table-cell>
          <table:table-cell office:value-type="string">
            <text:p>2020.02.13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3999999999997">
            <text:p>0.04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73.747">
            <text:p>73.747</text:p>
          </table:table-cell>
          <table:table-cell office:value-type="string">
            <text:p>2020.02.13 09:15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5">
            <text:p>325</text:p>
          </table:table-cell>
          <table:table-cell office:value-type="float" office:value="73.808">
            <text:p>73.808</text:p>
          </table:table-cell>
          <table:table-cell office:value-type="string">
            <text:p>2020.02.13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5999999999992">
            <text:p>0.046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73.802">
            <text:p>73.802</text:p>
          </table:table-cell>
          <table:table-cell office:value-type="string">
            <text:p>2020.02.13 09:30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6">
            <text:p>326</text:p>
          </table:table-cell>
          <table:table-cell office:value-type="float" office:value="73.853">
            <text:p>73.853</text:p>
          </table:table-cell>
          <table:table-cell office:value-type="string">
            <text:p>2020.02.13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90000000000146">
            <text:p>-0.00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73.802">
            <text:p>73.802</text:p>
          </table:table-cell>
          <table:table-cell office:value-type="string">
            <text:p>2020.02.13 09:45</text:p>
          </table:table-cell>
          <table:table-cell office:value-type="float" office:value="329">
            <text:p>329</text:p>
          </table:table-cell>
          <table:table-cell office:value-type="float" office:value="73.79">
            <text:p>73.79</text:p>
          </table:table-cell>
          <table:table-cell office:value-type="string">
            <text:p>2020.02.13 10:15</text:p>
          </table:table-cell>
          <table:table-cell office:value-type="float" office:value="329">
            <text:p>329</text:p>
          </table:table-cell>
          <table:table-cell office:value-type="float" office:value="73.79">
            <text:p>73.79</text:p>
          </table:table-cell>
          <table:table-cell office:value-type="string">
            <text:p>2020.02.13 10:15</text:p>
          </table:table-cell>
          <table:table-cell office:value-type="float" office:value="327">
            <text:p>327</text:p>
          </table:table-cell>
          <table:table-cell office:value-type="float" office:value="73.812">
            <text:p>73.812</text:p>
          </table:table-cell>
          <table:table-cell office:value-type="string">
            <text:p>2020.02.13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2000000000015">
            <text:p>-0.012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73.769">
            <text:p>73.769</text:p>
          </table:table-cell>
          <table:table-cell office:value-type="string">
            <text:p>2020.02.13 10:00</text:p>
          </table:table-cell>
          <table:table-cell office:value-type="float" office:value="329">
            <text:p>329</text:p>
          </table:table-cell>
          <table:table-cell office:value-type="float" office:value="73.79">
            <text:p>73.79</text:p>
          </table:table-cell>
          <table:table-cell office:value-type="string">
            <text:p>2020.02.13 10:15</text:p>
          </table:table-cell>
          <table:table-cell office:value-type="float" office:value="329">
            <text:p>329</text:p>
          </table:table-cell>
          <table:table-cell office:value-type="float" office:value="73.79">
            <text:p>73.79</text:p>
          </table:table-cell>
          <table:table-cell office:value-type="string">
            <text:p>2020.02.13 10:15</text:p>
          </table:table-cell>
          <table:table-cell office:value-type="float" office:value="328">
            <text:p>328</text:p>
          </table:table-cell>
          <table:table-cell office:value-type="float" office:value="73.85">
            <text:p>73.85</text:p>
          </table:table-cell>
          <table:table-cell office:value-type="string">
            <text:p>2020.02.13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0999999999987">
            <text:p>0.02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73.805">
            <text:p>73.805</text:p>
          </table:table-cell>
          <table:table-cell office:value-type="string">
            <text:p>2020.02.13 10:15</text:p>
          </table:table-cell>
          <table:table-cell office:value-type="float" office:value="333">
            <text:p>333</text:p>
          </table:table-cell>
          <table:table-cell office:value-type="float" office:value="73.91">
            <text:p>73.91</text:p>
          </table:table-cell>
          <table:table-cell office:value-type="string">
            <text:p>2020.02.13 11:15</text:p>
          </table:table-cell>
          <table:table-cell office:value-type="float" office:value="333">
            <text:p>333</text:p>
          </table:table-cell>
          <table:table-cell office:value-type="float" office:value="73.91">
            <text:p>73.91</text:p>
          </table:table-cell>
          <table:table-cell office:value-type="string">
            <text:p>2020.02.13 11:15</text:p>
          </table:table-cell>
          <table:table-cell office:value-type="float" office:value="329">
            <text:p>329</text:p>
          </table:table-cell>
          <table:table-cell office:value-type="float" office:value="73.893">
            <text:p>73.893</text:p>
          </table:table-cell>
          <table:table-cell office:value-type="string">
            <text:p>2020.02.13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499999999999">
            <text:p>0.10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73.862">
            <text:p>73.862</text:p>
          </table:table-cell>
          <table:table-cell office:value-type="string">
            <text:p>2020.02.13 10:30</text:p>
          </table:table-cell>
          <table:table-cell office:value-type="float" office:value="333">
            <text:p>333</text:p>
          </table:table-cell>
          <table:table-cell office:value-type="float" office:value="73.91">
            <text:p>73.91</text:p>
          </table:table-cell>
          <table:table-cell office:value-type="string">
            <text:p>2020.02.13 11:15</text:p>
          </table:table-cell>
          <table:table-cell office:value-type="float" office:value="333">
            <text:p>333</text:p>
          </table:table-cell>
          <table:table-cell office:value-type="float" office:value="73.91">
            <text:p>73.91</text:p>
          </table:table-cell>
          <table:table-cell office:value-type="string">
            <text:p>2020.02.13 11:15</text:p>
          </table:table-cell>
          <table:table-cell office:value-type="float" office:value="330">
            <text:p>330</text:p>
          </table:table-cell>
          <table:table-cell office:value-type="float" office:value="73.923">
            <text:p>73.923</text:p>
          </table:table-cell>
          <table:table-cell office:value-type="string">
            <text:p>2020.02.13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8000000000002">
            <text:p>0.048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73.895">
            <text:p>73.895</text:p>
          </table:table-cell>
          <table:table-cell office:value-type="string">
            <text:p>2020.02.13 10:45</text:p>
          </table:table-cell>
          <table:table-cell office:value-type="float" office:value="333">
            <text:p>333</text:p>
          </table:table-cell>
          <table:table-cell office:value-type="float" office:value="73.91">
            <text:p>73.91</text:p>
          </table:table-cell>
          <table:table-cell office:value-type="string">
            <text:p>2020.02.13 11:15</text:p>
          </table:table-cell>
          <table:table-cell office:value-type="float" office:value="333">
            <text:p>333</text:p>
          </table:table-cell>
          <table:table-cell office:value-type="float" office:value="73.91">
            <text:p>73.91</text:p>
          </table:table-cell>
          <table:table-cell office:value-type="string">
            <text:p>2020.02.13 11:15</text:p>
          </table:table-cell>
          <table:table-cell office:value-type="float" office:value="331">
            <text:p>331</text:p>
          </table:table-cell>
          <table:table-cell office:value-type="float" office:value="73.951">
            <text:p>73.951</text:p>
          </table:table-cell>
          <table:table-cell office:value-type="string">
            <text:p>2020.02.13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73.926">
            <text:p>73.926</text:p>
          </table:table-cell>
          <table:table-cell office:value-type="string">
            <text:p>2020.02.13 11:00</text:p>
          </table:table-cell>
          <table:table-cell office:value-type="float" office:value="333">
            <text:p>333</text:p>
          </table:table-cell>
          <table:table-cell office:value-type="float" office:value="73.91">
            <text:p>73.91</text:p>
          </table:table-cell>
          <table:table-cell office:value-type="string">
            <text:p>2020.02.13 11:15</text:p>
          </table:table-cell>
          <table:table-cell office:value-type="float" office:value="333">
            <text:p>333</text:p>
          </table:table-cell>
          <table:table-cell office:value-type="float" office:value="73.91">
            <text:p>73.91</text:p>
          </table:table-cell>
          <table:table-cell office:value-type="string">
            <text:p>2020.02.13 11:15</text:p>
          </table:table-cell>
          <table:table-cell office:value-type="float" office:value="332">
            <text:p>332</text:p>
          </table:table-cell>
          <table:table-cell office:value-type="float" office:value="73.97">
            <text:p>73.97</text:p>
          </table:table-cell>
          <table:table-cell office:value-type="string">
            <text:p>2020.02.13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73.912">
            <text:p>73.912</text:p>
          </table:table-cell>
          <table:table-cell office:value-type="string">
            <text:p>2020.02.13 11:15</text:p>
          </table:table-cell>
          <table:table-cell office:value-type="float" office:value="333">
            <text:p>333</text:p>
          </table:table-cell>
          <table:table-cell office:value-type="float" office:value="73.852">
            <text:p>73.852</text:p>
          </table:table-cell>
          <table:table-cell office:value-type="string">
            <text:p>2020.02.13 11:15</text:p>
          </table:table-cell>
          <table:table-cell office:value-type="float" office:value="333">
            <text:p>333</text:p>
          </table:table-cell>
          <table:table-cell office:value-type="float" office:value="73.852">
            <text:p>73.852</text:p>
          </table:table-cell>
          <table:table-cell office:value-type="string">
            <text:p>2020.02.13 11:15</text:p>
          </table:table-cell>
          <table:table-cell office:value-type="float" office:value="333">
            <text:p>333</text:p>
          </table:table-cell>
          <table:table-cell office:value-type="float" office:value="73.912">
            <text:p>73.912</text:p>
          </table:table-cell>
          <table:table-cell office:value-type="string">
            <text:p>2020.02.13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73.845">
            <text:p>73.845</text:p>
          </table:table-cell>
          <table:table-cell office:value-type="string">
            <text:p>2020.02.13 11:30</text:p>
          </table:table-cell>
          <table:table-cell office:value-type="float" office:value="335">
            <text:p>335</text:p>
          </table:table-cell>
          <table:table-cell office:value-type="float" office:value="73.785">
            <text:p>73.785</text:p>
          </table:table-cell>
          <table:table-cell office:value-type="string">
            <text:p>2020.02.13 11:45</text:p>
          </table:table-cell>
          <table:table-cell office:value-type="float" office:value="335">
            <text:p>335</text:p>
          </table:table-cell>
          <table:table-cell office:value-type="float" office:value="73.785">
            <text:p>73.785</text:p>
          </table:table-cell>
          <table:table-cell office:value-type="string">
            <text:p>2020.02.13 11:45</text:p>
          </table:table-cell>
          <table:table-cell office:value-type="float" office:value="334">
            <text:p>334</text:p>
          </table:table-cell>
          <table:table-cell office:value-type="float" office:value="73.877">
            <text:p>73.877</text:p>
          </table:table-cell>
          <table:table-cell office:value-type="string">
            <text:p>2020.02.13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73.858">
            <text:p>73.858</text:p>
          </table:table-cell>
          <table:table-cell office:value-type="string">
            <text:p>2020.02.13 11:45</text:p>
          </table:table-cell>
          <table:table-cell office:value-type="float" office:value="335">
            <text:p>335</text:p>
          </table:table-cell>
          <table:table-cell office:value-type="float" office:value="73.798">
            <text:p>73.798</text:p>
          </table:table-cell>
          <table:table-cell office:value-type="string">
            <text:p>2020.02.13 11:45</text:p>
          </table:table-cell>
          <table:table-cell office:value-type="float" office:value="335">
            <text:p>335</text:p>
          </table:table-cell>
          <table:table-cell office:value-type="float" office:value="73.798">
            <text:p>73.798</text:p>
          </table:table-cell>
          <table:table-cell office:value-type="string">
            <text:p>2020.02.13 11:45</text:p>
          </table:table-cell>
          <table:table-cell office:value-type="float" office:value="335">
            <text:p>335</text:p>
          </table:table-cell>
          <table:table-cell office:value-type="float" office:value="73.868">
            <text:p>73.868</text:p>
          </table:table-cell>
          <table:table-cell office:value-type="string">
            <text:p>2020.02.13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73.813">
            <text:p>73.813</text:p>
          </table:table-cell>
          <table:table-cell office:value-type="string">
            <text:p>2020.02.13 12:00</text:p>
          </table:table-cell>
          <table:table-cell office:value-type="float" office:value="336">
            <text:p>336</text:p>
          </table:table-cell>
          <table:table-cell office:value-type="float" office:value="73.753">
            <text:p>73.753</text:p>
          </table:table-cell>
          <table:table-cell office:value-type="string">
            <text:p>2020.02.13 12:00</text:p>
          </table:table-cell>
          <table:table-cell office:value-type="float" office:value="336">
            <text:p>336</text:p>
          </table:table-cell>
          <table:table-cell office:value-type="float" office:value="73.753">
            <text:p>73.753</text:p>
          </table:table-cell>
          <table:table-cell office:value-type="string">
            <text:p>2020.02.13 12:00</text:p>
          </table:table-cell>
          <table:table-cell office:value-type="float" office:value="336">
            <text:p>336</text:p>
          </table:table-cell>
          <table:table-cell office:value-type="float" office:value="73.813">
            <text:p>73.813</text:p>
          </table:table-cell>
          <table:table-cell office:value-type="string">
            <text:p>2020.02.13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73.725">
            <text:p>73.725</text:p>
          </table:table-cell>
          <table:table-cell office:value-type="string">
            <text:p>2020.02.13 12:15</text:p>
          </table:table-cell>
          <table:table-cell office:value-type="float" office:value="337">
            <text:p>337</text:p>
          </table:table-cell>
          <table:table-cell office:value-type="float" office:value="73.835">
            <text:p>73.835</text:p>
          </table:table-cell>
          <table:table-cell office:value-type="string">
            <text:p>2020.02.13 12:15</text:p>
          </table:table-cell>
          <table:table-cell office:value-type="float" office:value="337">
            <text:p>337</text:p>
          </table:table-cell>
          <table:table-cell office:value-type="float" office:value="73.835">
            <text:p>73.835</text:p>
          </table:table-cell>
          <table:table-cell office:value-type="string">
            <text:p>2020.02.13 12:15</text:p>
          </table:table-cell>
          <table:table-cell office:value-type="float" office:value="337">
            <text:p>337</text:p>
          </table:table-cell>
          <table:table-cell office:value-type="float" office:value="73.879">
            <text:p>73.879</text:p>
          </table:table-cell>
          <table:table-cell office:value-type="string">
            <text:p>2020.02.13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73.843">
            <text:p>73.843</text:p>
          </table:table-cell>
          <table:table-cell office:value-type="string">
            <text:p>2020.02.13 12:30</text:p>
          </table:table-cell>
          <table:table-cell office:value-type="float" office:value="339">
            <text:p>339</text:p>
          </table:table-cell>
          <table:table-cell office:value-type="float" office:value="73.783">
            <text:p>73.783</text:p>
          </table:table-cell>
          <table:table-cell office:value-type="string">
            <text:p>2020.02.13 12:45</text:p>
          </table:table-cell>
          <table:table-cell office:value-type="float" office:value="339">
            <text:p>339</text:p>
          </table:table-cell>
          <table:table-cell office:value-type="float" office:value="73.783">
            <text:p>73.783</text:p>
          </table:table-cell>
          <table:table-cell office:value-type="string">
            <text:p>2020.02.13 12:45</text:p>
          </table:table-cell>
          <table:table-cell office:value-type="float" office:value="338">
            <text:p>338</text:p>
          </table:table-cell>
          <table:table-cell office:value-type="float" office:value="73.845">
            <text:p>73.845</text:p>
          </table:table-cell>
          <table:table-cell office:value-type="string">
            <text:p>2020.02.13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73.802">
            <text:p>73.802</text:p>
          </table:table-cell>
          <table:table-cell office:value-type="string">
            <text:p>2020.02.13 12:45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39">
            <text:p>339</text:p>
          </table:table-cell>
          <table:table-cell office:value-type="float" office:value="73.815">
            <text:p>73.815</text:p>
          </table:table-cell>
          <table:table-cell office:value-type="string">
            <text:p>2020.02.13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30000000000143">
            <text:p>-0.00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73.787">
            <text:p>73.787</text:p>
          </table:table-cell>
          <table:table-cell office:value-type="string">
            <text:p>2020.02.13 13:00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0">
            <text:p>340</text:p>
          </table:table-cell>
          <table:table-cell office:value-type="float" office:value="73.813">
            <text:p>73.813</text:p>
          </table:table-cell>
          <table:table-cell office:value-type="string">
            <text:p>2020.02.13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1999999999986">
            <text:p>0.012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73.79">
            <text:p>73.79</text:p>
          </table:table-cell>
          <table:table-cell office:value-type="string">
            <text:p>2020.02.13 13:15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1">
            <text:p>341</text:p>
          </table:table-cell>
          <table:table-cell office:value-type="float" office:value="73.824">
            <text:p>73.824</text:p>
          </table:table-cell>
          <table:table-cell office:value-type="string">
            <text:p>2020.02.13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89999999999861">
            <text:p>0.009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73.782">
            <text:p>73.782</text:p>
          </table:table-cell>
          <table:table-cell office:value-type="string">
            <text:p>2020.02.13 13:30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2">
            <text:p>342</text:p>
          </table:table-cell>
          <table:table-cell office:value-type="float" office:value="73.812">
            <text:p>73.812</text:p>
          </table:table-cell>
          <table:table-cell office:value-type="string">
            <text:p>2020.02.13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6999999999996">
            <text:p>0.017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73.803">
            <text:p>73.803</text:p>
          </table:table-cell>
          <table:table-cell office:value-type="string">
            <text:p>2020.02.13 13:45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3">
            <text:p>343</text:p>
          </table:table-cell>
          <table:table-cell office:value-type="float" office:value="73.839">
            <text:p>73.839</text:p>
          </table:table-cell>
          <table:table-cell office:value-type="string">
            <text:p>2020.02.13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40000000000049">
            <text:p>-0.004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73.796">
            <text:p>73.796</text:p>
          </table:table-cell>
          <table:table-cell office:value-type="string">
            <text:p>2020.02.13 14:00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4">
            <text:p>344</text:p>
          </table:table-cell>
          <table:table-cell office:value-type="float" office:value="73.859">
            <text:p>73.859</text:p>
          </table:table-cell>
          <table:table-cell office:value-type="string">
            <text:p>2020.02.13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29999999999859">
            <text:p>0.00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73.829">
            <text:p>73.829</text:p>
          </table:table-cell>
          <table:table-cell office:value-type="string">
            <text:p>2020.02.13 14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45">
            <text:p>345</text:p>
          </table:table-cell>
          <table:table-cell office:value-type="float" office:value="73.829">
            <text:p>73.829</text:p>
          </table:table-cell>
          <table:table-cell office:value-type="string">
            <text:p>2020.02.13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4999999999999">
            <text:p>0.095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73.781">
            <text:p>73.781</text:p>
          </table:table-cell>
          <table:table-cell office:value-type="string">
            <text:p>2020.02.13 14:30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46">
            <text:p>346</text:p>
          </table:table-cell>
          <table:table-cell office:value-type="float" office:value="73.854">
            <text:p>73.854</text:p>
          </table:table-cell>
          <table:table-cell office:value-type="string">
            <text:p>2020.02.13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4299999999999">
            <text:p>0.14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73.837">
            <text:p>73.837</text:p>
          </table:table-cell>
          <table:table-cell office:value-type="string">
            <text:p>2020.02.13 14:4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47">
            <text:p>347</text:p>
          </table:table-cell>
          <table:table-cell office:value-type="float" office:value="73.867">
            <text:p>73.867</text:p>
          </table:table-cell>
          <table:table-cell office:value-type="string">
            <text:p>2020.02.13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6999999999989">
            <text:p>0.087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73.849">
            <text:p>73.849</text:p>
          </table:table-cell>
          <table:table-cell office:value-type="string">
            <text:p>2020.02.13 15:00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48">
            <text:p>348</text:p>
          </table:table-cell>
          <table:table-cell office:value-type="float" office:value="73.883">
            <text:p>73.883</text:p>
          </table:table-cell>
          <table:table-cell office:value-type="string">
            <text:p>2020.02.13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4999999999989">
            <text:p>0.07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73.87">
            <text:p>73.87</text:p>
          </table:table-cell>
          <table:table-cell office:value-type="string">
            <text:p>2020.02.13 15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49">
            <text:p>349</text:p>
          </table:table-cell>
          <table:table-cell office:value-type="float" office:value="73.918">
            <text:p>73.918</text:p>
          </table:table-cell>
          <table:table-cell office:value-type="string">
            <text:p>2020.02.13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3999999999988">
            <text:p>0.05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73.91">
            <text:p>73.91</text:p>
          </table:table-cell>
          <table:table-cell office:value-type="string">
            <text:p>2020.02.13 15:30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0">
            <text:p>350</text:p>
          </table:table-cell>
          <table:table-cell office:value-type="float" office:value="73.918">
            <text:p>73.918</text:p>
          </table:table-cell>
          <table:table-cell office:value-type="string">
            <text:p>2020.02.13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3999999999996">
            <text:p>0.014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73.902">
            <text:p>73.902</text:p>
          </table:table-cell>
          <table:table-cell office:value-type="string">
            <text:p>2020.02.13 15:4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1">
            <text:p>351</text:p>
          </table:table-cell>
          <table:table-cell office:value-type="float" office:value="73.949">
            <text:p>73.949</text:p>
          </table:table-cell>
          <table:table-cell office:value-type="string">
            <text:p>2020.02.13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1999999999991">
            <text:p>0.022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73.906">
            <text:p>73.906</text:p>
          </table:table-cell>
          <table:table-cell office:value-type="string">
            <text:p>2020.02.13 16:00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2">
            <text:p>352</text:p>
          </table:table-cell>
          <table:table-cell office:value-type="float" office:value="73.984">
            <text:p>73.984</text:p>
          </table:table-cell>
          <table:table-cell office:value-type="string">
            <text:p>2020.02.13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7999999999986">
            <text:p>0.01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73.974">
            <text:p>73.974</text:p>
          </table:table-cell>
          <table:table-cell office:value-type="string">
            <text:p>2020.02.13 16:15</text:p>
          </table:table-cell>
          <table:table-cell office:value-type="float" office:value="354">
            <text:p>354</text:p>
          </table:table-cell>
          <table:table-cell office:value-type="float" office:value="73.914">
            <text:p>73.914</text:p>
          </table:table-cell>
          <table:table-cell office:value-type="string">
            <text:p>2020.02.13 16:30</text:p>
          </table:table-cell>
          <table:table-cell office:value-type="float" office:value="354">
            <text:p>354</text:p>
          </table:table-cell>
          <table:table-cell office:value-type="float" office:value="73.914">
            <text:p>73.914</text:p>
          </table:table-cell>
          <table:table-cell office:value-type="string">
            <text:p>2020.02.13 16:30</text:p>
          </table:table-cell>
          <table:table-cell office:value-type="float" office:value="353">
            <text:p>353</text:p>
          </table:table-cell>
          <table:table-cell office:value-type="float" office:value="73.994">
            <text:p>73.994</text:p>
          </table:table-cell>
          <table:table-cell office:value-type="string">
            <text:p>2020.02.13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73.931">
            <text:p>73.931</text:p>
          </table:table-cell>
          <table:table-cell office:value-type="string">
            <text:p>2020.02.13 16:30</text:p>
          </table:table-cell>
          <table:table-cell office:value-type="float" office:value="355">
            <text:p>355</text:p>
          </table:table-cell>
          <table:table-cell office:value-type="float" office:value="73.956">
            <text:p>73.956</text:p>
          </table:table-cell>
          <table:table-cell office:value-type="string">
            <text:p>2020.02.13 16:45</text:p>
          </table:table-cell>
          <table:table-cell office:value-type="float" office:value="355">
            <text:p>355</text:p>
          </table:table-cell>
          <table:table-cell office:value-type="float" office:value="73.956">
            <text:p>73.956</text:p>
          </table:table-cell>
          <table:table-cell office:value-type="string">
            <text:p>2020.02.13 16:45</text:p>
          </table:table-cell>
          <table:table-cell office:value-type="float" office:value="354">
            <text:p>354</text:p>
          </table:table-cell>
          <table:table-cell office:value-type="float" office:value="74.016">
            <text:p>74.016</text:p>
          </table:table-cell>
          <table:table-cell office:value-type="string">
            <text:p>2020.02.13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5000000000006">
            <text:p>0.025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74.005">
            <text:p>74.005</text:p>
          </table:table-cell>
          <table:table-cell office:value-type="string">
            <text:p>2020.02.13 16:45</text:p>
          </table:table-cell>
          <table:table-cell office:value-type="float" office:value="355">
            <text:p>355</text:p>
          </table:table-cell>
          <table:table-cell office:value-type="float" office:value="73.945">
            <text:p>73.945</text:p>
          </table:table-cell>
          <table:table-cell office:value-type="string">
            <text:p>2020.02.13 16:45</text:p>
          </table:table-cell>
          <table:table-cell office:value-type="float" office:value="355">
            <text:p>355</text:p>
          </table:table-cell>
          <table:table-cell office:value-type="float" office:value="73.945">
            <text:p>73.945</text:p>
          </table:table-cell>
          <table:table-cell office:value-type="string">
            <text:p>2020.02.13 16:45</text:p>
          </table:table-cell>
          <table:table-cell office:value-type="float" office:value="355">
            <text:p>355</text:p>
          </table:table-cell>
          <table:table-cell office:value-type="float" office:value="74.091">
            <text:p>74.091</text:p>
          </table:table-cell>
          <table:table-cell office:value-type="string">
            <text:p>2020.02.13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73.938">
            <text:p>73.938</text:p>
          </table:table-cell>
          <table:table-cell office:value-type="string">
            <text:p>2020.02.13 17:00</text:p>
          </table:table-cell>
          <table:table-cell office:value-type="float" office:value="356">
            <text:p>356</text:p>
          </table:table-cell>
          <table:table-cell office:value-type="float" office:value="73.878">
            <text:p>73.878</text:p>
          </table:table-cell>
          <table:table-cell office:value-type="string">
            <text:p>2020.02.13 17:00</text:p>
          </table:table-cell>
          <table:table-cell office:value-type="float" office:value="356">
            <text:p>356</text:p>
          </table:table-cell>
          <table:table-cell office:value-type="float" office:value="73.878">
            <text:p>73.878</text:p>
          </table:table-cell>
          <table:table-cell office:value-type="string">
            <text:p>2020.02.13 17:00</text:p>
          </table:table-cell>
          <table:table-cell office:value-type="float" office:value="356">
            <text:p>356</text:p>
          </table:table-cell>
          <table:table-cell office:value-type="float" office:value="73.962">
            <text:p>73.962</text:p>
          </table:table-cell>
          <table:table-cell office:value-type="string">
            <text:p>2020.02.13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73.942">
            <text:p>73.942</text:p>
          </table:table-cell>
          <table:table-cell office:value-type="string">
            <text:p>2020.02.13 17:15</text:p>
          </table:table-cell>
          <table:table-cell office:value-type="float" office:value="357">
            <text:p>357</text:p>
          </table:table-cell>
          <table:table-cell office:value-type="float" office:value="73.882">
            <text:p>73.882</text:p>
          </table:table-cell>
          <table:table-cell office:value-type="string">
            <text:p>2020.02.13 17:15</text:p>
          </table:table-cell>
          <table:table-cell office:value-type="float" office:value="357">
            <text:p>357</text:p>
          </table:table-cell>
          <table:table-cell office:value-type="float" office:value="73.882">
            <text:p>73.882</text:p>
          </table:table-cell>
          <table:table-cell office:value-type="string">
            <text:p>2020.02.13 17:15</text:p>
          </table:table-cell>
          <table:table-cell office:value-type="float" office:value="357">
            <text:p>357</text:p>
          </table:table-cell>
          <table:table-cell office:value-type="float" office:value="73.948">
            <text:p>73.948</text:p>
          </table:table-cell>
          <table:table-cell office:value-type="string">
            <text:p>2020.02.13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73.885">
            <text:p>73.885</text:p>
          </table:table-cell>
          <table:table-cell office:value-type="string">
            <text:p>2020.02.13 17:30</text:p>
          </table:table-cell>
          <table:table-cell office:value-type="float" office:value="358">
            <text:p>358</text:p>
          </table:table-cell>
          <table:table-cell office:value-type="float" office:value="73.825">
            <text:p>73.825</text:p>
          </table:table-cell>
          <table:table-cell office:value-type="string">
            <text:p>2020.02.13 17:30</text:p>
          </table:table-cell>
          <table:table-cell office:value-type="float" office:value="358">
            <text:p>358</text:p>
          </table:table-cell>
          <table:table-cell office:value-type="float" office:value="73.825">
            <text:p>73.825</text:p>
          </table:table-cell>
          <table:table-cell office:value-type="string">
            <text:p>2020.02.13 17:30</text:p>
          </table:table-cell>
          <table:table-cell office:value-type="float" office:value="358">
            <text:p>358</text:p>
          </table:table-cell>
          <table:table-cell office:value-type="float" office:value="73.891">
            <text:p>73.891</text:p>
          </table:table-cell>
          <table:table-cell office:value-type="string">
            <text:p>2020.02.13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73.876">
            <text:p>73.876</text:p>
          </table:table-cell>
          <table:table-cell office:value-type="string">
            <text:p>2020.02.13 17:45</text:p>
          </table:table-cell>
          <table:table-cell office:value-type="float" office:value="360">
            <text:p>360</text:p>
          </table:table-cell>
          <table:table-cell office:value-type="float" office:value="73.917">
            <text:p>73.917</text:p>
          </table:table-cell>
          <table:table-cell office:value-type="string">
            <text:p>2020.02.13 18:00</text:p>
          </table:table-cell>
          <table:table-cell office:value-type="float" office:value="360">
            <text:p>360</text:p>
          </table:table-cell>
          <table:table-cell office:value-type="float" office:value="73.917">
            <text:p>73.917</text:p>
          </table:table-cell>
          <table:table-cell office:value-type="string">
            <text:p>2020.02.13 18:00</text:p>
          </table:table-cell>
          <table:table-cell office:value-type="float" office:value="359">
            <text:p>359</text:p>
          </table:table-cell>
          <table:table-cell office:value-type="float" office:value="73.944">
            <text:p>73.944</text:p>
          </table:table-cell>
          <table:table-cell office:value-type="string">
            <text:p>2020.02.13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0999999999997">
            <text:p>0.04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3.923">
            <text:p>73.923</text:p>
          </table:table-cell>
          <table:table-cell office:value-type="string">
            <text:p>2020.02.13 18:00</text:p>
          </table:table-cell>
          <table:table-cell office:value-type="float" office:value="360">
            <text:p>360</text:p>
          </table:table-cell>
          <table:table-cell office:value-type="float" office:value="73.917">
            <text:p>73.917</text:p>
          </table:table-cell>
          <table:table-cell office:value-type="string">
            <text:p>2020.02.13 18:00</text:p>
          </table:table-cell>
          <table:table-cell office:value-type="float" office:value="360">
            <text:p>360</text:p>
          </table:table-cell>
          <table:table-cell office:value-type="float" office:value="73.917">
            <text:p>73.917</text:p>
          </table:table-cell>
          <table:table-cell office:value-type="string">
            <text:p>2020.02.13 18:00</text:p>
          </table:table-cell>
          <table:table-cell office:value-type="float" office:value="360">
            <text:p>360</text:p>
          </table:table-cell>
          <table:table-cell office:value-type="float" office:value="73.977">
            <text:p>73.977</text:p>
          </table:table-cell>
          <table:table-cell office:value-type="string">
            <text:p>2020.02.13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060000000000002">
            <text:p>-0.006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73.906">
            <text:p>73.906</text:p>
          </table:table-cell>
          <table:table-cell office:value-type="string">
            <text:p>2020.02.13 18:15</text:p>
          </table:table-cell>
          <table:table-cell office:value-type="float" office:value="363">
            <text:p>363</text:p>
          </table:table-cell>
          <table:table-cell office:value-type="float" office:value="73.908">
            <text:p>73.908</text:p>
          </table:table-cell>
          <table:table-cell office:value-type="string">
            <text:p>2020.02.13 18:45</text:p>
          </table:table-cell>
          <table:table-cell office:value-type="float" office:value="363">
            <text:p>363</text:p>
          </table:table-cell>
          <table:table-cell office:value-type="float" office:value="73.908">
            <text:p>73.908</text:p>
          </table:table-cell>
          <table:table-cell office:value-type="string">
            <text:p>2020.02.13 18:45</text:p>
          </table:table-cell>
          <table:table-cell office:value-type="float" office:value="361">
            <text:p>361</text:p>
          </table:table-cell>
          <table:table-cell office:value-type="float" office:value="73.954">
            <text:p>73.954</text:p>
          </table:table-cell>
          <table:table-cell office:value-type="string">
            <text:p>2020.02.13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73.948">
            <text:p>73.948</text:p>
          </table:table-cell>
          <table:table-cell office:value-type="string">
            <text:p>2020.02.13 18:30</text:p>
          </table:table-cell>
          <table:table-cell office:value-type="float" office:value="363">
            <text:p>363</text:p>
          </table:table-cell>
          <table:table-cell office:value-type="float" office:value="73.888">
            <text:p>73.888</text:p>
          </table:table-cell>
          <table:table-cell office:value-type="string">
            <text:p>2020.02.13 18:45</text:p>
          </table:table-cell>
          <table:table-cell office:value-type="float" office:value="363">
            <text:p>363</text:p>
          </table:table-cell>
          <table:table-cell office:value-type="float" office:value="73.888">
            <text:p>73.888</text:p>
          </table:table-cell>
          <table:table-cell office:value-type="string">
            <text:p>2020.02.13 18:45</text:p>
          </table:table-cell>
          <table:table-cell office:value-type="float" office:value="362">
            <text:p>362</text:p>
          </table:table-cell>
          <table:table-cell office:value-type="float" office:value="73.968">
            <text:p>73.968</text:p>
          </table:table-cell>
          <table:table-cell office:value-type="string">
            <text:p>2020.02.13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73.941">
            <text:p>73.941</text:p>
          </table:table-cell>
          <table:table-cell office:value-type="string">
            <text:p>2020.02.13 18:45</text:p>
          </table:table-cell>
          <table:table-cell office:value-type="float" office:value="363">
            <text:p>363</text:p>
          </table:table-cell>
          <table:table-cell office:value-type="float" office:value="73.881">
            <text:p>73.881</text:p>
          </table:table-cell>
          <table:table-cell office:value-type="string">
            <text:p>2020.02.13 18:45</text:p>
          </table:table-cell>
          <table:table-cell office:value-type="float" office:value="363">
            <text:p>363</text:p>
          </table:table-cell>
          <table:table-cell office:value-type="float" office:value="73.881">
            <text:p>73.881</text:p>
          </table:table-cell>
          <table:table-cell office:value-type="string">
            <text:p>2020.02.13 18:45</text:p>
          </table:table-cell>
          <table:table-cell office:value-type="float" office:value="363">
            <text:p>363</text:p>
          </table:table-cell>
          <table:table-cell office:value-type="float" office:value="73.944">
            <text:p>73.944</text:p>
          </table:table-cell>
          <table:table-cell office:value-type="string">
            <text:p>2020.02.13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73.89">
            <text:p>73.89</text:p>
          </table:table-cell>
          <table:table-cell office:value-type="string">
            <text:p>2020.02.13 19:00</text:p>
          </table:table-cell>
          <table:table-cell office:value-type="float" office:value="366">
            <text:p>366</text:p>
          </table:table-cell>
          <table:table-cell office:value-type="float" office:value="73.83">
            <text:p>73.83</text:p>
          </table:table-cell>
          <table:table-cell office:value-type="string">
            <text:p>2020.02.13 19:30</text:p>
          </table:table-cell>
          <table:table-cell office:value-type="float" office:value="366">
            <text:p>366</text:p>
          </table:table-cell>
          <table:table-cell office:value-type="float" office:value="73.83">
            <text:p>73.83</text:p>
          </table:table-cell>
          <table:table-cell office:value-type="string">
            <text:p>2020.02.13 19:30</text:p>
          </table:table-cell>
          <table:table-cell office:value-type="float" office:value="364">
            <text:p>364</text:p>
          </table:table-cell>
          <table:table-cell office:value-type="float" office:value="73.908">
            <text:p>73.908</text:p>
          </table:table-cell>
          <table:table-cell office:value-type="string">
            <text:p>2020.02.13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3.882">
            <text:p>73.882</text:p>
          </table:table-cell>
          <table:table-cell office:value-type="string">
            <text:p>2020.02.13 19:15</text:p>
          </table:table-cell>
          <table:table-cell office:value-type="float" office:value="366">
            <text:p>366</text:p>
          </table:table-cell>
          <table:table-cell office:value-type="float" office:value="73.822">
            <text:p>73.822</text:p>
          </table:table-cell>
          <table:table-cell office:value-type="string">
            <text:p>2020.02.13 19:30</text:p>
          </table:table-cell>
          <table:table-cell office:value-type="float" office:value="366">
            <text:p>366</text:p>
          </table:table-cell>
          <table:table-cell office:value-type="float" office:value="73.822">
            <text:p>73.822</text:p>
          </table:table-cell>
          <table:table-cell office:value-type="string">
            <text:p>2020.02.13 19:30</text:p>
          </table:table-cell>
          <table:table-cell office:value-type="float" office:value="365">
            <text:p>365</text:p>
          </table:table-cell>
          <table:table-cell office:value-type="float" office:value="73.906">
            <text:p>73.906</text:p>
          </table:table-cell>
          <table:table-cell office:value-type="string">
            <text:p>2020.02.13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73.876">
            <text:p>73.876</text:p>
          </table:table-cell>
          <table:table-cell office:value-type="string">
            <text:p>2020.02.13 19:30</text:p>
          </table:table-cell>
          <table:table-cell office:value-type="float" office:value="366">
            <text:p>366</text:p>
          </table:table-cell>
          <table:table-cell office:value-type="float" office:value="73.816">
            <text:p>73.816</text:p>
          </table:table-cell>
          <table:table-cell office:value-type="string">
            <text:p>2020.02.13 19:30</text:p>
          </table:table-cell>
          <table:table-cell office:value-type="float" office:value="366">
            <text:p>366</text:p>
          </table:table-cell>
          <table:table-cell office:value-type="float" office:value="73.816">
            <text:p>73.816</text:p>
          </table:table-cell>
          <table:table-cell office:value-type="string">
            <text:p>2020.02.13 19:30</text:p>
          </table:table-cell>
          <table:table-cell office:value-type="float" office:value="366">
            <text:p>366</text:p>
          </table:table-cell>
          <table:table-cell office:value-type="float" office:value="73.878">
            <text:p>73.878</text:p>
          </table:table-cell>
          <table:table-cell office:value-type="string">
            <text:p>2020.02.13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73.821">
            <text:p>73.821</text:p>
          </table:table-cell>
          <table:table-cell office:value-type="string">
            <text:p>2020.02.13 19:45</text:p>
          </table:table-cell>
          <table:table-cell office:value-type="float" office:value="369">
            <text:p>369</text:p>
          </table:table-cell>
          <table:table-cell office:value-type="float" office:value="73.761">
            <text:p>73.761</text:p>
          </table:table-cell>
          <table:table-cell office:value-type="string">
            <text:p>2020.02.13 20:15</text:p>
          </table:table-cell>
          <table:table-cell office:value-type="float" office:value="369">
            <text:p>369</text:p>
          </table:table-cell>
          <table:table-cell office:value-type="float" office:value="73.761">
            <text:p>73.761</text:p>
          </table:table-cell>
          <table:table-cell office:value-type="string">
            <text:p>2020.02.13 20:15</text:p>
          </table:table-cell>
          <table:table-cell office:value-type="float" office:value="367">
            <text:p>367</text:p>
          </table:table-cell>
          <table:table-cell office:value-type="float" office:value="73.843">
            <text:p>73.843</text:p>
          </table:table-cell>
          <table:table-cell office:value-type="string">
            <text:p>2020.02.13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73.799">
            <text:p>73.799</text:p>
          </table:table-cell>
          <table:table-cell office:value-type="string">
            <text:p>2020.02.13 20:00</text:p>
          </table:table-cell>
          <table:table-cell office:value-type="float" office:value="376">
            <text:p>376</text:p>
          </table:table-cell>
          <table:table-cell office:value-type="float" office:value="73.804">
            <text:p>73.804</text:p>
          </table:table-cell>
          <table:table-cell office:value-type="string">
            <text:p>2020.02.13 22:00</text:p>
          </table:table-cell>
          <table:table-cell office:value-type="float" office:value="376">
            <text:p>376</text:p>
          </table:table-cell>
          <table:table-cell office:value-type="float" office:value="73.804">
            <text:p>73.804</text:p>
          </table:table-cell>
          <table:table-cell office:value-type="string">
            <text:p>2020.02.13 22:00</text:p>
          </table:table-cell>
          <table:table-cell office:value-type="float" office:value="368">
            <text:p>368</text:p>
          </table:table-cell>
          <table:table-cell office:value-type="float" office:value="73.806">
            <text:p>73.806</text:p>
          </table:table-cell>
          <table:table-cell office:value-type="string">
            <text:p>2020.02.13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49999999999955">
            <text:p>0.005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73.766">
            <text:p>73.766</text:p>
          </table:table-cell>
          <table:table-cell office:value-type="string">
            <text:p>2020.02.13 20:15</text:p>
          </table:table-cell>
          <table:table-cell office:value-type="float" office:value="376">
            <text:p>376</text:p>
          </table:table-cell>
          <table:table-cell office:value-type="float" office:value="73.804">
            <text:p>73.804</text:p>
          </table:table-cell>
          <table:table-cell office:value-type="string">
            <text:p>2020.02.13 22:00</text:p>
          </table:table-cell>
          <table:table-cell office:value-type="float" office:value="376">
            <text:p>376</text:p>
          </table:table-cell>
          <table:table-cell office:value-type="float" office:value="73.804">
            <text:p>73.804</text:p>
          </table:table-cell>
          <table:table-cell office:value-type="string">
            <text:p>2020.02.13 22:00</text:p>
          </table:table-cell>
          <table:table-cell office:value-type="float" office:value="369">
            <text:p>369</text:p>
          </table:table-cell>
          <table:table-cell office:value-type="float" office:value="73.811">
            <text:p>73.811</text:p>
          </table:table-cell>
          <table:table-cell office:value-type="string">
            <text:p>2020.02.13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7999999999997">
            <text:p>0.038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73.808">
            <text:p>73.808</text:p>
          </table:table-cell>
          <table:table-cell office:value-type="string">
            <text:p>2020.02.13 20:30</text:p>
          </table:table-cell>
          <table:table-cell office:value-type="float" office:value="376">
            <text:p>376</text:p>
          </table:table-cell>
          <table:table-cell office:value-type="float" office:value="73.804">
            <text:p>73.804</text:p>
          </table:table-cell>
          <table:table-cell office:value-type="string">
            <text:p>2020.02.13 22:00</text:p>
          </table:table-cell>
          <table:table-cell office:value-type="float" office:value="376">
            <text:p>376</text:p>
          </table:table-cell>
          <table:table-cell office:value-type="float" office:value="73.804">
            <text:p>73.804</text:p>
          </table:table-cell>
          <table:table-cell office:value-type="string">
            <text:p>2020.02.13 22:00</text:p>
          </table:table-cell>
          <table:table-cell office:value-type="float" office:value="370">
            <text:p>370</text:p>
          </table:table-cell>
          <table:table-cell office:value-type="float" office:value="73.85">
            <text:p>73.85</text:p>
          </table:table-cell>
          <table:table-cell office:value-type="string">
            <text:p>2020.02.13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40000000000049">
            <text:p>-0.004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73.84">
            <text:p>73.84</text:p>
          </table:table-cell>
          <table:table-cell office:value-type="string">
            <text:p>2020.02.13 20:45</text:p>
          </table:table-cell>
          <table:table-cell office:value-type="float" office:value="378">
            <text:p>378</text:p>
          </table:table-cell>
          <table:table-cell office:value-type="float" office:value="73.78">
            <text:p>73.78</text:p>
          </table:table-cell>
          <table:table-cell office:value-type="string">
            <text:p>2020.02.13 22:30</text:p>
          </table:table-cell>
          <table:table-cell office:value-type="float" office:value="378">
            <text:p>378</text:p>
          </table:table-cell>
          <table:table-cell office:value-type="float" office:value="73.78">
            <text:p>73.78</text:p>
          </table:table-cell>
          <table:table-cell office:value-type="string">
            <text:p>2020.02.13 22:30</text:p>
          </table:table-cell>
          <table:table-cell office:value-type="float" office:value="371">
            <text:p>371</text:p>
          </table:table-cell>
          <table:table-cell office:value-type="float" office:value="73.85">
            <text:p>73.85</text:p>
          </table:table-cell>
          <table:table-cell office:value-type="string">
            <text:p>2020.02.13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73.84">
            <text:p>73.84</text:p>
          </table:table-cell>
          <table:table-cell office:value-type="string">
            <text:p>2020.02.13 21:00</text:p>
          </table:table-cell>
          <table:table-cell office:value-type="float" office:value="378">
            <text:p>378</text:p>
          </table:table-cell>
          <table:table-cell office:value-type="float" office:value="73.78">
            <text:p>73.78</text:p>
          </table:table-cell>
          <table:table-cell office:value-type="string">
            <text:p>2020.02.13 22:30</text:p>
          </table:table-cell>
          <table:table-cell office:value-type="float" office:value="378">
            <text:p>378</text:p>
          </table:table-cell>
          <table:table-cell office:value-type="float" office:value="73.78">
            <text:p>73.78</text:p>
          </table:table-cell>
          <table:table-cell office:value-type="string">
            <text:p>2020.02.13 22:30</text:p>
          </table:table-cell>
          <table:table-cell office:value-type="float" office:value="372">
            <text:p>372</text:p>
          </table:table-cell>
          <table:table-cell office:value-type="float" office:value="73.864">
            <text:p>73.864</text:p>
          </table:table-cell>
          <table:table-cell office:value-type="string">
            <text:p>2020.02.13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73.825">
            <text:p>73.825</text:p>
          </table:table-cell>
          <table:table-cell office:value-type="string">
            <text:p>2020.02.13 21:15</text:p>
          </table:table-cell>
          <table:table-cell office:value-type="float" office:value="379">
            <text:p>379</text:p>
          </table:table-cell>
          <table:table-cell office:value-type="float" office:value="73.765">
            <text:p>73.765</text:p>
          </table:table-cell>
          <table:table-cell office:value-type="string">
            <text:p>2020.02.13 22:45</text:p>
          </table:table-cell>
          <table:table-cell office:value-type="float" office:value="379">
            <text:p>379</text:p>
          </table:table-cell>
          <table:table-cell office:value-type="float" office:value="73.765">
            <text:p>73.765</text:p>
          </table:table-cell>
          <table:table-cell office:value-type="string">
            <text:p>2020.02.13 22:45</text:p>
          </table:table-cell>
          <table:table-cell office:value-type="float" office:value="373">
            <text:p>373</text:p>
          </table:table-cell>
          <table:table-cell office:value-type="float" office:value="73.836">
            <text:p>73.836</text:p>
          </table:table-cell>
          <table:table-cell office:value-type="string">
            <text:p>2020.02.13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73.829">
            <text:p>73.829</text:p>
          </table:table-cell>
          <table:table-cell office:value-type="string">
            <text:p>2020.02.13 21:30</text:p>
          </table:table-cell>
          <table:table-cell office:value-type="float" office:value="379">
            <text:p>379</text:p>
          </table:table-cell>
          <table:table-cell office:value-type="float" office:value="73.769">
            <text:p>73.769</text:p>
          </table:table-cell>
          <table:table-cell office:value-type="string">
            <text:p>2020.02.13 22:45</text:p>
          </table:table-cell>
          <table:table-cell office:value-type="float" office:value="379">
            <text:p>379</text:p>
          </table:table-cell>
          <table:table-cell office:value-type="float" office:value="73.769">
            <text:p>73.769</text:p>
          </table:table-cell>
          <table:table-cell office:value-type="string">
            <text:p>2020.02.13 22:45</text:p>
          </table:table-cell>
          <table:table-cell office:value-type="float" office:value="374">
            <text:p>374</text:p>
          </table:table-cell>
          <table:table-cell office:value-type="float" office:value="73.845">
            <text:p>73.845</text:p>
          </table:table-cell>
          <table:table-cell office:value-type="string">
            <text:p>2020.02.13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73.829">
            <text:p>73.829</text:p>
          </table:table-cell>
          <table:table-cell office:value-type="string">
            <text:p>2020.02.13 21:45</text:p>
          </table:table-cell>
          <table:table-cell office:value-type="float" office:value="379">
            <text:p>379</text:p>
          </table:table-cell>
          <table:table-cell office:value-type="float" office:value="73.769">
            <text:p>73.769</text:p>
          </table:table-cell>
          <table:table-cell office:value-type="string">
            <text:p>2020.02.13 22:45</text:p>
          </table:table-cell>
          <table:table-cell office:value-type="float" office:value="379">
            <text:p>379</text:p>
          </table:table-cell>
          <table:table-cell office:value-type="float" office:value="73.769">
            <text:p>73.769</text:p>
          </table:table-cell>
          <table:table-cell office:value-type="string">
            <text:p>2020.02.13 22:45</text:p>
          </table:table-cell>
          <table:table-cell office:value-type="float" office:value="375">
            <text:p>375</text:p>
          </table:table-cell>
          <table:table-cell office:value-type="float" office:value="73.861">
            <text:p>73.861</text:p>
          </table:table-cell>
          <table:table-cell office:value-type="string">
            <text:p>2020.02.13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73.834">
            <text:p>73.834</text:p>
          </table:table-cell>
          <table:table-cell office:value-type="string">
            <text:p>2020.02.13 22:00</text:p>
          </table:table-cell>
          <table:table-cell office:value-type="float" office:value="378">
            <text:p>378</text:p>
          </table:table-cell>
          <table:table-cell office:value-type="float" office:value="73.774">
            <text:p>73.774</text:p>
          </table:table-cell>
          <table:table-cell office:value-type="string">
            <text:p>2020.02.13 22:30</text:p>
          </table:table-cell>
          <table:table-cell office:value-type="float" office:value="378">
            <text:p>378</text:p>
          </table:table-cell>
          <table:table-cell office:value-type="float" office:value="73.774">
            <text:p>73.774</text:p>
          </table:table-cell>
          <table:table-cell office:value-type="string">
            <text:p>2020.02.13 22:30</text:p>
          </table:table-cell>
          <table:table-cell office:value-type="float" office:value="376">
            <text:p>376</text:p>
          </table:table-cell>
          <table:table-cell office:value-type="float" office:value="73.854">
            <text:p>73.854</text:p>
          </table:table-cell>
          <table:table-cell office:value-type="string">
            <text:p>2020.02.13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73.791">
            <text:p>73.791</text:p>
          </table:table-cell>
          <table:table-cell office:value-type="string">
            <text:p>2020.02.13 22:15</text:p>
          </table:table-cell>
          <table:table-cell office:value-type="float" office:value="388">
            <text:p>388</text:p>
          </table:table-cell>
          <table:table-cell office:value-type="float" office:value="73.731">
            <text:p>73.731</text:p>
          </table:table-cell>
          <table:table-cell office:value-type="string">
            <text:p>2020.02.14 01:00</text:p>
          </table:table-cell>
          <table:table-cell office:value-type="float" office:value="388">
            <text:p>388</text:p>
          </table:table-cell>
          <table:table-cell office:value-type="float" office:value="73.731">
            <text:p>73.731</text:p>
          </table:table-cell>
          <table:table-cell office:value-type="string">
            <text:p>2020.02.14 01:00</text:p>
          </table:table-cell>
          <table:table-cell office:value-type="float" office:value="377">
            <text:p>377</text:p>
          </table:table-cell>
          <table:table-cell office:value-type="float" office:value="73.812">
            <text:p>73.812</text:p>
          </table:table-cell>
          <table:table-cell office:value-type="string">
            <text:p>2020.02.13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73.796">
            <text:p>73.796</text:p>
          </table:table-cell>
          <table:table-cell office:value-type="string">
            <text:p>2020.02.13 22:30</text:p>
          </table:table-cell>
          <table:table-cell office:value-type="float" office:value="388">
            <text:p>388</text:p>
          </table:table-cell>
          <table:table-cell office:value-type="float" office:value="73.736">
            <text:p>73.736</text:p>
          </table:table-cell>
          <table:table-cell office:value-type="string">
            <text:p>2020.02.14 01:00</text:p>
          </table:table-cell>
          <table:table-cell office:value-type="float" office:value="388">
            <text:p>388</text:p>
          </table:table-cell>
          <table:table-cell office:value-type="float" office:value="73.736">
            <text:p>73.736</text:p>
          </table:table-cell>
          <table:table-cell office:value-type="string">
            <text:p>2020.02.14 01:00</text:p>
          </table:table-cell>
          <table:table-cell office:value-type="float" office:value="378">
            <text:p>378</text:p>
          </table:table-cell>
          <table:table-cell office:value-type="float" office:value="73.803">
            <text:p>73.803</text:p>
          </table:table-cell>
          <table:table-cell office:value-type="string">
            <text:p>2020.02.13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3.769">
            <text:p>73.769</text:p>
          </table:table-cell>
          <table:table-cell office:value-type="string">
            <text:p>2020.02.13 22:45</text:p>
          </table:table-cell>
          <table:table-cell office:value-type="float" office:value="389">
            <text:p>389</text:p>
          </table:table-cell>
          <table:table-cell office:value-type="float" office:value="73.709">
            <text:p>73.709</text:p>
          </table:table-cell>
          <table:table-cell office:value-type="string">
            <text:p>2020.02.14 01:15</text:p>
          </table:table-cell>
          <table:table-cell office:value-type="float" office:value="389">
            <text:p>389</text:p>
          </table:table-cell>
          <table:table-cell office:value-type="float" office:value="73.709">
            <text:p>73.709</text:p>
          </table:table-cell>
          <table:table-cell office:value-type="string">
            <text:p>2020.02.14 01:15</text:p>
          </table:table-cell>
          <table:table-cell office:value-type="float" office:value="379">
            <text:p>379</text:p>
          </table:table-cell>
          <table:table-cell office:value-type="float" office:value="73.776">
            <text:p>73.776</text:p>
          </table:table-cell>
          <table:table-cell office:value-type="string">
            <text:p>2020.02.13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3.763">
            <text:p>73.763</text:p>
          </table:table-cell>
          <table:table-cell office:value-type="string">
            <text:p>2020.02.13 23:00</text:p>
          </table:table-cell>
          <table:table-cell office:value-type="float" office:value="389">
            <text:p>389</text:p>
          </table:table-cell>
          <table:table-cell office:value-type="float" office:value="73.703">
            <text:p>73.703</text:p>
          </table:table-cell>
          <table:table-cell office:value-type="string">
            <text:p>2020.02.14 01:15</text:p>
          </table:table-cell>
          <table:table-cell office:value-type="float" office:value="389">
            <text:p>389</text:p>
          </table:table-cell>
          <table:table-cell office:value-type="float" office:value="73.703">
            <text:p>73.703</text:p>
          </table:table-cell>
          <table:table-cell office:value-type="string">
            <text:p>2020.02.14 01:15</text:p>
          </table:table-cell>
          <table:table-cell office:value-type="float" office:value="380">
            <text:p>380</text:p>
          </table:table-cell>
          <table:table-cell office:value-type="float" office:value="73.775">
            <text:p>73.775</text:p>
          </table:table-cell>
          <table:table-cell office:value-type="string">
            <text:p>2020.02.13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73.765">
            <text:p>73.765</text:p>
          </table:table-cell>
          <table:table-cell office:value-type="string">
            <text:p>2020.02.13 23:15</text:p>
          </table:table-cell>
          <table:table-cell office:value-type="float" office:value="389">
            <text:p>389</text:p>
          </table:table-cell>
          <table:table-cell office:value-type="float" office:value="73.705">
            <text:p>73.705</text:p>
          </table:table-cell>
          <table:table-cell office:value-type="string">
            <text:p>2020.02.14 01:15</text:p>
          </table:table-cell>
          <table:table-cell office:value-type="float" office:value="389">
            <text:p>389</text:p>
          </table:table-cell>
          <table:table-cell office:value-type="float" office:value="73.705">
            <text:p>73.705</text:p>
          </table:table-cell>
          <table:table-cell office:value-type="string">
            <text:p>2020.02.14 01:15</text:p>
          </table:table-cell>
          <table:table-cell office:value-type="float" office:value="381">
            <text:p>381</text:p>
          </table:table-cell>
          <table:table-cell office:value-type="float" office:value="73.781">
            <text:p>73.781</text:p>
          </table:table-cell>
          <table:table-cell office:value-type="string">
            <text:p>2020.02.13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73.779">
            <text:p>73.779</text:p>
          </table:table-cell>
          <table:table-cell office:value-type="string">
            <text:p>2020.02.13 23:30</text:p>
          </table:table-cell>
          <table:table-cell office:value-type="float" office:value="388">
            <text:p>388</text:p>
          </table:table-cell>
          <table:table-cell office:value-type="float" office:value="73.719">
            <text:p>73.719</text:p>
          </table:table-cell>
          <table:table-cell office:value-type="string">
            <text:p>2020.02.14 01:00</text:p>
          </table:table-cell>
          <table:table-cell office:value-type="float" office:value="388">
            <text:p>388</text:p>
          </table:table-cell>
          <table:table-cell office:value-type="float" office:value="73.719">
            <text:p>73.719</text:p>
          </table:table-cell>
          <table:table-cell office:value-type="string">
            <text:p>2020.02.14 01:00</text:p>
          </table:table-cell>
          <table:table-cell office:value-type="float" office:value="382">
            <text:p>382</text:p>
          </table:table-cell>
          <table:table-cell office:value-type="float" office:value="73.801">
            <text:p>73.801</text:p>
          </table:table-cell>
          <table:table-cell office:value-type="string">
            <text:p>2020.02.13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73.793">
            <text:p>73.793</text:p>
          </table:table-cell>
          <table:table-cell office:value-type="string">
            <text:p>2020.02.13 23:45</text:p>
          </table:table-cell>
          <table:table-cell office:value-type="float" office:value="388">
            <text:p>388</text:p>
          </table:table-cell>
          <table:table-cell office:value-type="float" office:value="73.733">
            <text:p>73.733</text:p>
          </table:table-cell>
          <table:table-cell office:value-type="string">
            <text:p>2020.02.14 01:00</text:p>
          </table:table-cell>
          <table:table-cell office:value-type="float" office:value="388">
            <text:p>388</text:p>
          </table:table-cell>
          <table:table-cell office:value-type="float" office:value="73.733">
            <text:p>73.733</text:p>
          </table:table-cell>
          <table:table-cell office:value-type="string">
            <text:p>2020.02.14 01:00</text:p>
          </table:table-cell>
          <table:table-cell office:value-type="float" office:value="383">
            <text:p>383</text:p>
          </table:table-cell>
          <table:table-cell office:value-type="float" office:value="73.802">
            <text:p>73.802</text:p>
          </table:table-cell>
          <table:table-cell office:value-type="string">
            <text:p>2020.02.13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73.8">
            <text:p>73.8</text:p>
          </table:table-cell>
          <table:table-cell office:value-type="string">
            <text:p>2020.02.14 00:00</text:p>
          </table:table-cell>
          <table:table-cell office:value-type="float" office:value="388">
            <text:p>388</text:p>
          </table:table-cell>
          <table:table-cell office:value-type="float" office:value="73.74">
            <text:p>73.74</text:p>
          </table:table-cell>
          <table:table-cell office:value-type="string">
            <text:p>2020.02.14 01:00</text:p>
          </table:table-cell>
          <table:table-cell office:value-type="float" office:value="388">
            <text:p>388</text:p>
          </table:table-cell>
          <table:table-cell office:value-type="float" office:value="73.74">
            <text:p>73.74</text:p>
          </table:table-cell>
          <table:table-cell office:value-type="string">
            <text:p>2020.02.14 01:00</text:p>
          </table:table-cell>
          <table:table-cell office:value-type="float" office:value="384">
            <text:p>384</text:p>
          </table:table-cell>
          <table:table-cell office:value-type="float" office:value="73.8">
            <text:p>73.8</text:p>
          </table:table-cell>
          <table:table-cell office:value-type="string">
            <text:p>2020.02.14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73.751">
            <text:p>73.751</text:p>
          </table:table-cell>
          <table:table-cell office:value-type="string">
            <text:p>2020.02.14 00:15</text:p>
          </table:table-cell>
          <table:table-cell office:value-type="float" office:value="389">
            <text:p>389</text:p>
          </table:table-cell>
          <table:table-cell office:value-type="float" office:value="73.691">
            <text:p>73.691</text:p>
          </table:table-cell>
          <table:table-cell office:value-type="string">
            <text:p>2020.02.14 01:15</text:p>
          </table:table-cell>
          <table:table-cell office:value-type="float" office:value="389">
            <text:p>389</text:p>
          </table:table-cell>
          <table:table-cell office:value-type="float" office:value="73.691">
            <text:p>73.691</text:p>
          </table:table-cell>
          <table:table-cell office:value-type="string">
            <text:p>2020.02.14 01:15</text:p>
          </table:table-cell>
          <table:table-cell office:value-type="float" office:value="385">
            <text:p>385</text:p>
          </table:table-cell>
          <table:table-cell office:value-type="float" office:value="73.755">
            <text:p>73.755</text:p>
          </table:table-cell>
          <table:table-cell office:value-type="string">
            <text:p>2020.02.14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73.748">
            <text:p>73.748</text:p>
          </table:table-cell>
          <table:table-cell office:value-type="string">
            <text:p>2020.02.14 00:30</text:p>
          </table:table-cell>
          <table:table-cell office:value-type="float" office:value="389">
            <text:p>389</text:p>
          </table:table-cell>
          <table:table-cell office:value-type="float" office:value="73.688">
            <text:p>73.688</text:p>
          </table:table-cell>
          <table:table-cell office:value-type="string">
            <text:p>2020.02.14 01:15</text:p>
          </table:table-cell>
          <table:table-cell office:value-type="float" office:value="389">
            <text:p>389</text:p>
          </table:table-cell>
          <table:table-cell office:value-type="float" office:value="73.688">
            <text:p>73.688</text:p>
          </table:table-cell>
          <table:table-cell office:value-type="string">
            <text:p>2020.02.14 01:15</text:p>
          </table:table-cell>
          <table:table-cell office:value-type="float" office:value="386">
            <text:p>386</text:p>
          </table:table-cell>
          <table:table-cell office:value-type="float" office:value="73.774">
            <text:p>73.774</text:p>
          </table:table-cell>
          <table:table-cell office:value-type="string">
            <text:p>2020.02.14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73.755">
            <text:p>73.755</text:p>
          </table:table-cell>
          <table:table-cell office:value-type="string">
            <text:p>2020.02.14 00:45</text:p>
          </table:table-cell>
          <table:table-cell office:value-type="float" office:value="389">
            <text:p>389</text:p>
          </table:table-cell>
          <table:table-cell office:value-type="float" office:value="73.695">
            <text:p>73.695</text:p>
          </table:table-cell>
          <table:table-cell office:value-type="string">
            <text:p>2020.02.14 01:15</text:p>
          </table:table-cell>
          <table:table-cell office:value-type="float" office:value="389">
            <text:p>389</text:p>
          </table:table-cell>
          <table:table-cell office:value-type="float" office:value="73.695">
            <text:p>73.695</text:p>
          </table:table-cell>
          <table:table-cell office:value-type="string">
            <text:p>2020.02.14 01:15</text:p>
          </table:table-cell>
          <table:table-cell office:value-type="float" office:value="387">
            <text:p>387</text:p>
          </table:table-cell>
          <table:table-cell office:value-type="float" office:value="73.765">
            <text:p>73.765</text:p>
          </table:table-cell>
          <table:table-cell office:value-type="string">
            <text:p>2020.02.14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73.754">
            <text:p>73.754</text:p>
          </table:table-cell>
          <table:table-cell office:value-type="string">
            <text:p>2020.02.14 01:00</text:p>
          </table:table-cell>
          <table:table-cell office:value-type="float" office:value="389">
            <text:p>389</text:p>
          </table:table-cell>
          <table:table-cell office:value-type="float" office:value="73.694">
            <text:p>73.694</text:p>
          </table:table-cell>
          <table:table-cell office:value-type="string">
            <text:p>2020.02.14 01:15</text:p>
          </table:table-cell>
          <table:table-cell office:value-type="float" office:value="389">
            <text:p>389</text:p>
          </table:table-cell>
          <table:table-cell office:value-type="float" office:value="73.694">
            <text:p>73.694</text:p>
          </table:table-cell>
          <table:table-cell office:value-type="string">
            <text:p>2020.02.14 01:15</text:p>
          </table:table-cell>
          <table:table-cell office:value-type="float" office:value="388">
            <text:p>388</text:p>
          </table:table-cell>
          <table:table-cell office:value-type="float" office:value="73.781">
            <text:p>73.781</text:p>
          </table:table-cell>
          <table:table-cell office:value-type="string">
            <text:p>2020.02.14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73.711">
            <text:p>73.711</text:p>
          </table:table-cell>
          <table:table-cell office:value-type="string">
            <text:p>2020.02.14 01:15</text:p>
          </table:table-cell>
          <table:table-cell office:value-type="float" office:value="390">
            <text:p>390</text:p>
          </table:table-cell>
          <table:table-cell office:value-type="float" office:value="73.651">
            <text:p>73.651</text:p>
          </table:table-cell>
          <table:table-cell office:value-type="string">
            <text:p>2020.02.14 01:30</text:p>
          </table:table-cell>
          <table:table-cell office:value-type="float" office:value="390">
            <text:p>390</text:p>
          </table:table-cell>
          <table:table-cell office:value-type="float" office:value="73.651">
            <text:p>73.651</text:p>
          </table:table-cell>
          <table:table-cell office:value-type="string">
            <text:p>2020.02.14 01:30</text:p>
          </table:table-cell>
          <table:table-cell office:value-type="float" office:value="389">
            <text:p>389</text:p>
          </table:table-cell>
          <table:table-cell office:value-type="float" office:value="73.713">
            <text:p>73.713</text:p>
          </table:table-cell>
          <table:table-cell office:value-type="string">
            <text:p>2020.02.14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3.692">
            <text:p>73.692</text:p>
          </table:table-cell>
          <table:table-cell office:value-type="string">
            <text:p>2020.02.14 01:30</text:p>
          </table:table-cell>
          <table:table-cell office:value-type="float" office:value="390">
            <text:p>390</text:p>
          </table:table-cell>
          <table:table-cell office:value-type="float" office:value="73.632">
            <text:p>73.632</text:p>
          </table:table-cell>
          <table:table-cell office:value-type="string">
            <text:p>2020.02.14 01:30</text:p>
          </table:table-cell>
          <table:table-cell office:value-type="float" office:value="390">
            <text:p>390</text:p>
          </table:table-cell>
          <table:table-cell office:value-type="float" office:value="73.632">
            <text:p>73.632</text:p>
          </table:table-cell>
          <table:table-cell office:value-type="string">
            <text:p>2020.02.14 01:30</text:p>
          </table:table-cell>
          <table:table-cell office:value-type="float" office:value="390">
            <text:p>390</text:p>
          </table:table-cell>
          <table:table-cell office:value-type="float" office:value="73.727">
            <text:p>73.727</text:p>
          </table:table-cell>
          <table:table-cell office:value-type="string">
            <text:p>2020.02.14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73.708">
            <text:p>73.708</text:p>
          </table:table-cell>
          <table:table-cell office:value-type="string">
            <text:p>2020.02.14 01:45</text:p>
          </table:table-cell>
          <table:table-cell office:value-type="float" office:value="392">
            <text:p>392</text:p>
          </table:table-cell>
          <table:table-cell office:value-type="float" office:value="73.722">
            <text:p>73.722</text:p>
          </table:table-cell>
          <table:table-cell office:value-type="string">
            <text:p>2020.02.14 02:00</text:p>
          </table:table-cell>
          <table:table-cell office:value-type="float" office:value="392">
            <text:p>392</text:p>
          </table:table-cell>
          <table:table-cell office:value-type="float" office:value="73.722">
            <text:p>73.722</text:p>
          </table:table-cell>
          <table:table-cell office:value-type="string">
            <text:p>2020.02.14 02:00</text:p>
          </table:table-cell>
          <table:table-cell office:value-type="float" office:value="391">
            <text:p>391</text:p>
          </table:table-cell>
          <table:table-cell office:value-type="float" office:value="73.762">
            <text:p>73.762</text:p>
          </table:table-cell>
          <table:table-cell office:value-type="string">
            <text:p>2020.02.14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3999999999996">
            <text:p>0.014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73.762">
            <text:p>73.762</text:p>
          </table:table-cell>
          <table:table-cell office:value-type="string">
            <text:p>2020.02.14 02:00</text:p>
          </table:table-cell>
          <table:table-cell office:value-type="float" office:value="393">
            <text:p>393</text:p>
          </table:table-cell>
          <table:table-cell office:value-type="float" office:value="73.702">
            <text:p>73.702</text:p>
          </table:table-cell>
          <table:table-cell office:value-type="string">
            <text:p>2020.02.14 02:15</text:p>
          </table:table-cell>
          <table:table-cell office:value-type="float" office:value="393">
            <text:p>393</text:p>
          </table:table-cell>
          <table:table-cell office:value-type="float" office:value="73.702">
            <text:p>73.702</text:p>
          </table:table-cell>
          <table:table-cell office:value-type="string">
            <text:p>2020.02.14 02:15</text:p>
          </table:table-cell>
          <table:table-cell office:value-type="float" office:value="392">
            <text:p>392</text:p>
          </table:table-cell>
          <table:table-cell office:value-type="float" office:value="73.782">
            <text:p>73.782</text:p>
          </table:table-cell>
          <table:table-cell office:value-type="string">
            <text:p>2020.02.14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73.724">
            <text:p>73.724</text:p>
          </table:table-cell>
          <table:table-cell office:value-type="string">
            <text:p>2020.02.14 02:15</text:p>
          </table:table-cell>
          <table:table-cell office:value-type="float" office:value="396">
            <text:p>396</text:p>
          </table:table-cell>
          <table:table-cell office:value-type="float" office:value="73.777">
            <text:p>73.777</text:p>
          </table:table-cell>
          <table:table-cell office:value-type="string">
            <text:p>2020.02.14 03:00</text:p>
          </table:table-cell>
          <table:table-cell office:value-type="float" office:value="396">
            <text:p>396</text:p>
          </table:table-cell>
          <table:table-cell office:value-type="float" office:value="73.777">
            <text:p>73.777</text:p>
          </table:table-cell>
          <table:table-cell office:value-type="string">
            <text:p>2020.02.14 03:00</text:p>
          </table:table-cell>
          <table:table-cell office:value-type="float" office:value="393">
            <text:p>393</text:p>
          </table:table-cell>
          <table:table-cell office:value-type="float" office:value="73.765">
            <text:p>73.765</text:p>
          </table:table-cell>
          <table:table-cell office:value-type="string">
            <text:p>2020.02.14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2999999999997">
            <text:p>0.053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73.73">
            <text:p>73.73</text:p>
          </table:table-cell>
          <table:table-cell office:value-type="string">
            <text:p>2020.02.14 02:30</text:p>
          </table:table-cell>
          <table:table-cell office:value-type="float" office:value="396">
            <text:p>396</text:p>
          </table:table-cell>
          <table:table-cell office:value-type="float" office:value="73.777">
            <text:p>73.777</text:p>
          </table:table-cell>
          <table:table-cell office:value-type="string">
            <text:p>2020.02.14 03:00</text:p>
          </table:table-cell>
          <table:table-cell office:value-type="float" office:value="396">
            <text:p>396</text:p>
          </table:table-cell>
          <table:table-cell office:value-type="float" office:value="73.777">
            <text:p>73.777</text:p>
          </table:table-cell>
          <table:table-cell office:value-type="string">
            <text:p>2020.02.14 03:00</text:p>
          </table:table-cell>
          <table:table-cell office:value-type="float" office:value="394">
            <text:p>394</text:p>
          </table:table-cell>
          <table:table-cell office:value-type="float" office:value="73.761">
            <text:p>73.761</text:p>
          </table:table-cell>
          <table:table-cell office:value-type="string">
            <text:p>2020.02.14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6999999999997">
            <text:p>0.047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73.741">
            <text:p>73.741</text:p>
          </table:table-cell>
          <table:table-cell office:value-type="string">
            <text:p>2020.02.14 02:45</text:p>
          </table:table-cell>
          <table:table-cell office:value-type="float" office:value="396">
            <text:p>396</text:p>
          </table:table-cell>
          <table:table-cell office:value-type="float" office:value="73.777">
            <text:p>73.777</text:p>
          </table:table-cell>
          <table:table-cell office:value-type="string">
            <text:p>2020.02.14 03:00</text:p>
          </table:table-cell>
          <table:table-cell office:value-type="float" office:value="396">
            <text:p>396</text:p>
          </table:table-cell>
          <table:table-cell office:value-type="float" office:value="73.777">
            <text:p>73.777</text:p>
          </table:table-cell>
          <table:table-cell office:value-type="string">
            <text:p>2020.02.14 03:00</text:p>
          </table:table-cell>
          <table:table-cell office:value-type="float" office:value="395">
            <text:p>395</text:p>
          </table:table-cell>
          <table:table-cell office:value-type="float" office:value="73.837">
            <text:p>73.837</text:p>
          </table:table-cell>
          <table:table-cell office:value-type="string">
            <text:p>2020.02.14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6000000000001">
            <text:p>0.036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73.82">
            <text:p>73.82</text:p>
          </table:table-cell>
          <table:table-cell office:value-type="string">
            <text:p>2020.02.14 03:00</text:p>
          </table:table-cell>
          <table:table-cell office:value-type="float" office:value="397">
            <text:p>397</text:p>
          </table:table-cell>
          <table:table-cell office:value-type="float" office:value="73.76">
            <text:p>73.76</text:p>
          </table:table-cell>
          <table:table-cell office:value-type="string">
            <text:p>2020.02.14 03:15</text:p>
          </table:table-cell>
          <table:table-cell office:value-type="float" office:value="397">
            <text:p>397</text:p>
          </table:table-cell>
          <table:table-cell office:value-type="float" office:value="73.76">
            <text:p>73.76</text:p>
          </table:table-cell>
          <table:table-cell office:value-type="string">
            <text:p>2020.02.14 03:15</text:p>
          </table:table-cell>
          <table:table-cell office:value-type="float" office:value="396">
            <text:p>396</text:p>
          </table:table-cell>
          <table:table-cell office:value-type="float" office:value="73.857">
            <text:p>73.857</text:p>
          </table:table-cell>
          <table:table-cell office:value-type="string">
            <text:p>2020.02.14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73.785">
            <text:p>73.785</text:p>
          </table:table-cell>
          <table:table-cell office:value-type="string">
            <text:p>2020.02.14 03:15</text:p>
          </table:table-cell>
          <table:table-cell office:value-type="float" office:value="399">
            <text:p>399</text:p>
          </table:table-cell>
          <table:table-cell office:value-type="float" office:value="73.814">
            <text:p>73.814</text:p>
          </table:table-cell>
          <table:table-cell office:value-type="string">
            <text:p>2020.02.14 03:45</text:p>
          </table:table-cell>
          <table:table-cell office:value-type="float" office:value="399">
            <text:p>399</text:p>
          </table:table-cell>
          <table:table-cell office:value-type="float" office:value="73.814">
            <text:p>73.814</text:p>
          </table:table-cell>
          <table:table-cell office:value-type="string">
            <text:p>2020.02.14 03:45</text:p>
          </table:table-cell>
          <table:table-cell office:value-type="float" office:value="397">
            <text:p>397</text:p>
          </table:table-cell>
          <table:table-cell office:value-type="float" office:value="73.822">
            <text:p>73.822</text:p>
          </table:table-cell>
          <table:table-cell office:value-type="string">
            <text:p>2020.02.14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8999999999996">
            <text:p>0.02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73.821">
            <text:p>73.821</text:p>
          </table:table-cell>
          <table:table-cell office:value-type="string">
            <text:p>2020.02.14 03:30</text:p>
          </table:table-cell>
          <table:table-cell office:value-type="float" office:value="399">
            <text:p>399</text:p>
          </table:table-cell>
          <table:table-cell office:value-type="float" office:value="73.814">
            <text:p>73.814</text:p>
          </table:table-cell>
          <table:table-cell office:value-type="string">
            <text:p>2020.02.14 03:45</text:p>
          </table:table-cell>
          <table:table-cell office:value-type="float" office:value="399">
            <text:p>399</text:p>
          </table:table-cell>
          <table:table-cell office:value-type="float" office:value="73.814">
            <text:p>73.814</text:p>
          </table:table-cell>
          <table:table-cell office:value-type="string">
            <text:p>2020.02.14 03:45</text:p>
          </table:table-cell>
          <table:table-cell office:value-type="float" office:value="398">
            <text:p>398</text:p>
          </table:table-cell>
          <table:table-cell office:value-type="float" office:value="73.874">
            <text:p>73.874</text:p>
          </table:table-cell>
          <table:table-cell office:value-type="string">
            <text:p>2020.02.14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7000000000005">
            <text:p>-0.007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73.862">
            <text:p>73.862</text:p>
          </table:table-cell>
          <table:table-cell office:value-type="string">
            <text:p>2020.02.14 03:45</text:p>
          </table:table-cell>
          <table:table-cell office:value-type="float" office:value="400">
            <text:p>400</text:p>
          </table:table-cell>
          <table:table-cell office:value-type="float" office:value="73.802">
            <text:p>73.802</text:p>
          </table:table-cell>
          <table:table-cell office:value-type="string">
            <text:p>2020.02.14 04:00</text:p>
          </table:table-cell>
          <table:table-cell office:value-type="float" office:value="400">
            <text:p>400</text:p>
          </table:table-cell>
          <table:table-cell office:value-type="float" office:value="73.802">
            <text:p>73.802</text:p>
          </table:table-cell>
          <table:table-cell office:value-type="string">
            <text:p>2020.02.14 04:00</text:p>
          </table:table-cell>
          <table:table-cell office:value-type="float" office:value="399">
            <text:p>399</text:p>
          </table:table-cell>
          <table:table-cell office:value-type="float" office:value="73.868">
            <text:p>73.868</text:p>
          </table:table-cell>
          <table:table-cell office:value-type="string">
            <text:p>2020.02.14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73.831">
            <text:p>73.831</text:p>
          </table:table-cell>
          <table:table-cell office:value-type="string">
            <text:p>2020.02.14 04:00</text:p>
          </table:table-cell>
          <table:table-cell office:value-type="float" office:value="402">
            <text:p>402</text:p>
          </table:table-cell>
          <table:table-cell office:value-type="float" office:value="73.826">
            <text:p>73.826</text:p>
          </table:table-cell>
          <table:table-cell office:value-type="string">
            <text:p>2020.02.14 04:30</text:p>
          </table:table-cell>
          <table:table-cell office:value-type="float" office:value="402">
            <text:p>402</text:p>
          </table:table-cell>
          <table:table-cell office:value-type="float" office:value="73.826">
            <text:p>73.826</text:p>
          </table:table-cell>
          <table:table-cell office:value-type="string">
            <text:p>2020.02.14 04:30</text:p>
          </table:table-cell>
          <table:table-cell office:value-type="float" office:value="400">
            <text:p>400</text:p>
          </table:table-cell>
          <table:table-cell office:value-type="float" office:value="73.843">
            <text:p>73.843</text:p>
          </table:table-cell>
          <table:table-cell office:value-type="string">
            <text:p>2020.02.14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50000000000097">
            <text:p>-0.005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73.822">
            <text:p>73.822</text:p>
          </table:table-cell>
          <table:table-cell office:value-type="string">
            <text:p>2020.02.14 04:15</text:p>
          </table:table-cell>
          <table:table-cell office:value-type="float" office:value="402">
            <text:p>402</text:p>
          </table:table-cell>
          <table:table-cell office:value-type="float" office:value="73.826">
            <text:p>73.826</text:p>
          </table:table-cell>
          <table:table-cell office:value-type="string">
            <text:p>2020.02.14 04:30</text:p>
          </table:table-cell>
          <table:table-cell office:value-type="float" office:value="402">
            <text:p>402</text:p>
          </table:table-cell>
          <table:table-cell office:value-type="float" office:value="73.826">
            <text:p>73.826</text:p>
          </table:table-cell>
          <table:table-cell office:value-type="string">
            <text:p>2020.02.14 04:30</text:p>
          </table:table-cell>
          <table:table-cell office:value-type="float" office:value="401">
            <text:p>401</text:p>
          </table:table-cell>
          <table:table-cell office:value-type="float" office:value="73.886">
            <text:p>73.886</text:p>
          </table:table-cell>
          <table:table-cell office:value-type="string">
            <text:p>2020.02.14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39999999999907">
            <text:p>0.004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73.839">
            <text:p>73.839</text:p>
          </table:table-cell>
          <table:table-cell office:value-type="string">
            <text:p>2020.02.14 04:30</text:p>
          </table:table-cell>
          <table:table-cell office:value-type="float" office:value="404">
            <text:p>404</text:p>
          </table:table-cell>
          <table:table-cell office:value-type="float" office:value="73.922">
            <text:p>73.922</text:p>
          </table:table-cell>
          <table:table-cell office:value-type="string">
            <text:p>2020.02.14 05:00</text:p>
          </table:table-cell>
          <table:table-cell office:value-type="float" office:value="404">
            <text:p>404</text:p>
          </table:table-cell>
          <table:table-cell office:value-type="float" office:value="73.922">
            <text:p>73.922</text:p>
          </table:table-cell>
          <table:table-cell office:value-type="string">
            <text:p>2020.02.14 05:00</text:p>
          </table:table-cell>
          <table:table-cell office:value-type="float" office:value="402">
            <text:p>402</text:p>
          </table:table-cell>
          <table:table-cell office:value-type="float" office:value="73.891">
            <text:p>73.891</text:p>
          </table:table-cell>
          <table:table-cell office:value-type="string">
            <text:p>2020.02.14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2999999999998">
            <text:p>0.08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73.863">
            <text:p>73.863</text:p>
          </table:table-cell>
          <table:table-cell office:value-type="string">
            <text:p>2020.02.14 04:45</text:p>
          </table:table-cell>
          <table:table-cell office:value-type="float" office:value="404">
            <text:p>404</text:p>
          </table:table-cell>
          <table:table-cell office:value-type="float" office:value="73.922">
            <text:p>73.922</text:p>
          </table:table-cell>
          <table:table-cell office:value-type="string">
            <text:p>2020.02.14 05:00</text:p>
          </table:table-cell>
          <table:table-cell office:value-type="float" office:value="404">
            <text:p>404</text:p>
          </table:table-cell>
          <table:table-cell office:value-type="float" office:value="73.922">
            <text:p>73.922</text:p>
          </table:table-cell>
          <table:table-cell office:value-type="string">
            <text:p>2020.02.14 05:00</text:p>
          </table:table-cell>
          <table:table-cell office:value-type="float" office:value="403">
            <text:p>403</text:p>
          </table:table-cell>
          <table:table-cell office:value-type="float" office:value="73.937">
            <text:p>73.937</text:p>
          </table:table-cell>
          <table:table-cell office:value-type="string">
            <text:p>2020.02.14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8999999999997">
            <text:p>0.059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73.936">
            <text:p>73.936</text:p>
          </table:table-cell>
          <table:table-cell office:value-type="string">
            <text:p>2020.02.14 05:00</text:p>
          </table:table-cell>
          <table:table-cell office:value-type="float" office:value="404">
            <text:p>404</text:p>
          </table:table-cell>
          <table:table-cell office:value-type="float" office:value="73.922">
            <text:p>73.922</text:p>
          </table:table-cell>
          <table:table-cell office:value-type="string">
            <text:p>2020.02.14 05:00</text:p>
          </table:table-cell>
          <table:table-cell office:value-type="float" office:value="404">
            <text:p>404</text:p>
          </table:table-cell>
          <table:table-cell office:value-type="float" office:value="73.922">
            <text:p>73.922</text:p>
          </table:table-cell>
          <table:table-cell office:value-type="string">
            <text:p>2020.02.14 05:00</text:p>
          </table:table-cell>
          <table:table-cell office:value-type="float" office:value="404">
            <text:p>404</text:p>
          </table:table-cell>
          <table:table-cell office:value-type="float" office:value="73.982">
            <text:p>73.982</text:p>
          </table:table-cell>
          <table:table-cell office:value-type="string">
            <text:p>2020.02.14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1400000000001">
            <text:p>-0.01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73.893">
            <text:p>73.893</text:p>
          </table:table-cell>
          <table:table-cell office:value-type="string">
            <text:p>2020.02.14 05:15</text:p>
          </table:table-cell>
          <table:table-cell office:value-type="float" office:value="407">
            <text:p>407</text:p>
          </table:table-cell>
          <table:table-cell office:value-type="float" office:value="73.833">
            <text:p>73.833</text:p>
          </table:table-cell>
          <table:table-cell office:value-type="string">
            <text:p>2020.02.14 05:45</text:p>
          </table:table-cell>
          <table:table-cell office:value-type="float" office:value="407">
            <text:p>407</text:p>
          </table:table-cell>
          <table:table-cell office:value-type="float" office:value="73.833">
            <text:p>73.833</text:p>
          </table:table-cell>
          <table:table-cell office:value-type="string">
            <text:p>2020.02.14 05:45</text:p>
          </table:table-cell>
          <table:table-cell office:value-type="float" office:value="405">
            <text:p>405</text:p>
          </table:table-cell>
          <table:table-cell office:value-type="float" office:value="73.924">
            <text:p>73.924</text:p>
          </table:table-cell>
          <table:table-cell office:value-type="string">
            <text:p>2020.02.14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73.883">
            <text:p>73.883</text:p>
          </table:table-cell>
          <table:table-cell office:value-type="string">
            <text:p>2020.02.14 05:30</text:p>
          </table:table-cell>
          <table:table-cell office:value-type="float" office:value="407">
            <text:p>407</text:p>
          </table:table-cell>
          <table:table-cell office:value-type="float" office:value="73.823">
            <text:p>73.823</text:p>
          </table:table-cell>
          <table:table-cell office:value-type="string">
            <text:p>2020.02.14 05:45</text:p>
          </table:table-cell>
          <table:table-cell office:value-type="float" office:value="407">
            <text:p>407</text:p>
          </table:table-cell>
          <table:table-cell office:value-type="float" office:value="73.823">
            <text:p>73.823</text:p>
          </table:table-cell>
          <table:table-cell office:value-type="string">
            <text:p>2020.02.14 05:45</text:p>
          </table:table-cell>
          <table:table-cell office:value-type="float" office:value="406">
            <text:p>406</text:p>
          </table:table-cell>
          <table:table-cell office:value-type="float" office:value="73.902">
            <text:p>73.902</text:p>
          </table:table-cell>
          <table:table-cell office:value-type="string">
            <text:p>2020.02.14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73.885">
            <text:p>73.885</text:p>
          </table:table-cell>
          <table:table-cell office:value-type="string">
            <text:p>2020.02.14 05:45</text:p>
          </table:table-cell>
          <table:table-cell office:value-type="float" office:value="407">
            <text:p>407</text:p>
          </table:table-cell>
          <table:table-cell office:value-type="float" office:value="73.825">
            <text:p>73.825</text:p>
          </table:table-cell>
          <table:table-cell office:value-type="string">
            <text:p>2020.02.14 05:45</text:p>
          </table:table-cell>
          <table:table-cell office:value-type="float" office:value="407">
            <text:p>407</text:p>
          </table:table-cell>
          <table:table-cell office:value-type="float" office:value="73.825">
            <text:p>73.825</text:p>
          </table:table-cell>
          <table:table-cell office:value-type="string">
            <text:p>2020.02.14 05:45</text:p>
          </table:table-cell>
          <table:table-cell office:value-type="float" office:value="407">
            <text:p>407</text:p>
          </table:table-cell>
          <table:table-cell office:value-type="float" office:value="73.892">
            <text:p>73.892</text:p>
          </table:table-cell>
          <table:table-cell office:value-type="string">
            <text:p>2020.02.14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73.834">
            <text:p>73.834</text:p>
          </table:table-cell>
          <table:table-cell office:value-type="string">
            <text:p>2020.02.14 06:00</text:p>
          </table:table-cell>
          <table:table-cell office:value-type="float" office:value="411">
            <text:p>411</text:p>
          </table:table-cell>
          <table:table-cell office:value-type="float" office:value="73.774">
            <text:p>73.774</text:p>
          </table:table-cell>
          <table:table-cell office:value-type="string">
            <text:p>2020.02.14 06:45</text:p>
          </table:table-cell>
          <table:table-cell office:value-type="float" office:value="411">
            <text:p>411</text:p>
          </table:table-cell>
          <table:table-cell office:value-type="float" office:value="73.774">
            <text:p>73.774</text:p>
          </table:table-cell>
          <table:table-cell office:value-type="string">
            <text:p>2020.02.14 06:45</text:p>
          </table:table-cell>
          <table:table-cell office:value-type="float" office:value="408">
            <text:p>408</text:p>
          </table:table-cell>
          <table:table-cell office:value-type="float" office:value="73.839">
            <text:p>73.839</text:p>
          </table:table-cell>
          <table:table-cell office:value-type="string">
            <text:p>2020.02.14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73.82">
            <text:p>73.82</text:p>
          </table:table-cell>
          <table:table-cell office:value-type="string">
            <text:p>2020.02.14 06:15</text:p>
          </table:table-cell>
          <table:table-cell office:value-type="float" office:value="411">
            <text:p>411</text:p>
          </table:table-cell>
          <table:table-cell office:value-type="float" office:value="73.76">
            <text:p>73.76</text:p>
          </table:table-cell>
          <table:table-cell office:value-type="string">
            <text:p>2020.02.14 06:45</text:p>
          </table:table-cell>
          <table:table-cell office:value-type="float" office:value="411">
            <text:p>411</text:p>
          </table:table-cell>
          <table:table-cell office:value-type="float" office:value="73.76">
            <text:p>73.76</text:p>
          </table:table-cell>
          <table:table-cell office:value-type="string">
            <text:p>2020.02.14 06:45</text:p>
          </table:table-cell>
          <table:table-cell office:value-type="float" office:value="409">
            <text:p>409</text:p>
          </table:table-cell>
          <table:table-cell office:value-type="float" office:value="73.824">
            <text:p>73.824</text:p>
          </table:table-cell>
          <table:table-cell office:value-type="string">
            <text:p>2020.02.14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73.815">
            <text:p>73.815</text:p>
          </table:table-cell>
          <table:table-cell office:value-type="string">
            <text:p>2020.02.14 06:30</text:p>
          </table:table-cell>
          <table:table-cell office:value-type="float" office:value="411">
            <text:p>411</text:p>
          </table:table-cell>
          <table:table-cell office:value-type="float" office:value="73.755">
            <text:p>73.755</text:p>
          </table:table-cell>
          <table:table-cell office:value-type="string">
            <text:p>2020.02.14 06:45</text:p>
          </table:table-cell>
          <table:table-cell office:value-type="float" office:value="411">
            <text:p>411</text:p>
          </table:table-cell>
          <table:table-cell office:value-type="float" office:value="73.755">
            <text:p>73.755</text:p>
          </table:table-cell>
          <table:table-cell office:value-type="string">
            <text:p>2020.02.14 06:45</text:p>
          </table:table-cell>
          <table:table-cell office:value-type="float" office:value="410">
            <text:p>410</text:p>
          </table:table-cell>
          <table:table-cell office:value-type="float" office:value="73.825">
            <text:p>73.825</text:p>
          </table:table-cell>
          <table:table-cell office:value-type="string">
            <text:p>2020.02.14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73.813">
            <text:p>73.813</text:p>
          </table:table-cell>
          <table:table-cell office:value-type="string">
            <text:p>2020.02.14 06:45</text:p>
          </table:table-cell>
          <table:table-cell office:value-type="float" office:value="411">
            <text:p>411</text:p>
          </table:table-cell>
          <table:table-cell office:value-type="float" office:value="73.753">
            <text:p>73.753</text:p>
          </table:table-cell>
          <table:table-cell office:value-type="string">
            <text:p>2020.02.14 06:45</text:p>
          </table:table-cell>
          <table:table-cell office:value-type="float" office:value="411">
            <text:p>411</text:p>
          </table:table-cell>
          <table:table-cell office:value-type="float" office:value="73.753">
            <text:p>73.753</text:p>
          </table:table-cell>
          <table:table-cell office:value-type="string">
            <text:p>2020.02.14 06:45</text:p>
          </table:table-cell>
          <table:table-cell office:value-type="float" office:value="411">
            <text:p>411</text:p>
          </table:table-cell>
          <table:table-cell office:value-type="float" office:value="73.814">
            <text:p>73.814</text:p>
          </table:table-cell>
          <table:table-cell office:value-type="string">
            <text:p>2020.02.14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73.734">
            <text:p>73.734</text:p>
          </table:table-cell>
          <table:table-cell office:value-type="string">
            <text:p>2020.02.14 07:00</text:p>
          </table:table-cell>
          <table:table-cell office:value-type="float" office:value="416">
            <text:p>416</text:p>
          </table:table-cell>
          <table:table-cell office:value-type="float" office:value="73.73">
            <text:p>73.73</text:p>
          </table:table-cell>
          <table:table-cell office:value-type="string">
            <text:p>2020.02.14 08:00</text:p>
          </table:table-cell>
          <table:table-cell office:value-type="float" office:value="416">
            <text:p>416</text:p>
          </table:table-cell>
          <table:table-cell office:value-type="float" office:value="73.73">
            <text:p>73.73</text:p>
          </table:table-cell>
          <table:table-cell office:value-type="string">
            <text:p>2020.02.14 08:00</text:p>
          </table:table-cell>
          <table:table-cell office:value-type="float" office:value="412">
            <text:p>412</text:p>
          </table:table-cell>
          <table:table-cell office:value-type="float" office:value="73.778">
            <text:p>73.778</text:p>
          </table:table-cell>
          <table:table-cell office:value-type="string">
            <text:p>2020.02.14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39999999999907">
            <text:p>-0.004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73.76">
            <text:p>73.76</text:p>
          </table:table-cell>
          <table:table-cell office:value-type="string">
            <text:p>2020.02.14 07:15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13">
            <text:p>413</text:p>
          </table:table-cell>
          <table:table-cell office:value-type="float" office:value="73.779">
            <text:p>73.779</text:p>
          </table:table-cell>
          <table:table-cell office:value-type="string">
            <text:p>2020.02.14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7999999999998">
            <text:p>0.068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73.764">
            <text:p>73.764</text:p>
          </table:table-cell>
          <table:table-cell office:value-type="string">
            <text:p>2020.02.14 07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14">
            <text:p>414</text:p>
          </table:table-cell>
          <table:table-cell office:value-type="float" office:value="73.771">
            <text:p>73.771</text:p>
          </table:table-cell>
          <table:table-cell office:value-type="string">
            <text:p>2020.02.14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4000000000007">
            <text:p>0.064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73.77">
            <text:p>73.77</text:p>
          </table:table-cell>
          <table:table-cell office:value-type="string">
            <text:p>2020.02.14 07:45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15">
            <text:p>415</text:p>
          </table:table-cell>
          <table:table-cell office:value-type="float" office:value="73.79">
            <text:p>73.79</text:p>
          </table:table-cell>
          <table:table-cell office:value-type="string">
            <text:p>2020.02.14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8000000000007">
            <text:p>0.058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73.781">
            <text:p>73.781</text:p>
          </table:table-cell>
          <table:table-cell office:value-type="string">
            <text:p>2020.02.14 08:00</text:p>
          </table:table-cell>
          <table:table-cell office:value-type="float" office:value="420">
            <text:p>420</text:p>
          </table:table-cell>
          <table:table-cell office:value-type="float" office:value="73.721">
            <text:p>73.721</text:p>
          </table:table-cell>
          <table:table-cell office:value-type="string">
            <text:p>2020.02.14 09:00</text:p>
          </table:table-cell>
          <table:table-cell office:value-type="float" office:value="420">
            <text:p>420</text:p>
          </table:table-cell>
          <table:table-cell office:value-type="float" office:value="73.721">
            <text:p>73.721</text:p>
          </table:table-cell>
          <table:table-cell office:value-type="string">
            <text:p>2020.02.14 09:00</text:p>
          </table:table-cell>
          <table:table-cell office:value-type="float" office:value="416">
            <text:p>416</text:p>
          </table:table-cell>
          <table:table-cell office:value-type="float" office:value="73.784">
            <text:p>73.784</text:p>
          </table:table-cell>
          <table:table-cell office:value-type="string">
            <text:p>2020.02.14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3.75">
            <text:p>73.75</text:p>
          </table:table-cell>
          <table:table-cell office:value-type="string">
            <text:p>2020.02.14 08:15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17">
            <text:p>417</text:p>
          </table:table-cell>
          <table:table-cell office:value-type="float" office:value="73.778">
            <text:p>73.778</text:p>
          </table:table-cell>
          <table:table-cell office:value-type="string">
            <text:p>2020.02.14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8000000000003">
            <text:p>0.07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73.774">
            <text:p>73.774</text:p>
          </table:table-cell>
          <table:table-cell office:value-type="string">
            <text:p>2020.02.14 08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18">
            <text:p>418</text:p>
          </table:table-cell>
          <table:table-cell office:value-type="float" office:value="73.778">
            <text:p>73.778</text:p>
          </table:table-cell>
          <table:table-cell office:value-type="string">
            <text:p>2020.02.14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4000000000002">
            <text:p>0.054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73.766">
            <text:p>73.766</text:p>
          </table:table-cell>
          <table:table-cell office:value-type="string">
            <text:p>2020.02.14 08:45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19">
            <text:p>419</text:p>
          </table:table-cell>
          <table:table-cell office:value-type="float" office:value="73.776">
            <text:p>73.776</text:p>
          </table:table-cell>
          <table:table-cell office:value-type="string">
            <text:p>2020.02.14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1999999999998">
            <text:p>0.06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73.747">
            <text:p>73.747</text:p>
          </table:table-cell>
          <table:table-cell office:value-type="string">
            <text:p>2020.02.14 09:0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0">
            <text:p>420</text:p>
          </table:table-cell>
          <table:table-cell office:value-type="float" office:value="73.816">
            <text:p>73.816</text:p>
          </table:table-cell>
          <table:table-cell office:value-type="string">
            <text:p>2020.02.14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1000000000003">
            <text:p>0.081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73.815">
            <text:p>73.815</text:p>
          </table:table-cell>
          <table:table-cell office:value-type="string">
            <text:p>2020.02.14 09:15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1">
            <text:p>421</text:p>
          </table:table-cell>
          <table:table-cell office:value-type="float" office:value="73.888">
            <text:p>73.888</text:p>
          </table:table-cell>
          <table:table-cell office:value-type="string">
            <text:p>2020.02.14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3000000000005">
            <text:p>0.013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73.849">
            <text:p>73.849</text:p>
          </table:table-cell>
          <table:table-cell office:value-type="string">
            <text:p>2020.02.14 09:30</text:p>
          </table:table-cell>
          <table:table-cell office:value-type="float" office:value="433">
            <text:p>433</text:p>
          </table:table-cell>
          <table:table-cell office:value-type="float" office:value="73.789">
            <text:p>73.789</text:p>
          </table:table-cell>
          <table:table-cell office:value-type="string">
            <text:p>2020.02.14 12:15</text:p>
          </table:table-cell>
          <table:table-cell office:value-type="float" office:value="433">
            <text:p>433</text:p>
          </table:table-cell>
          <table:table-cell office:value-type="float" office:value="73.789">
            <text:p>73.789</text:p>
          </table:table-cell>
          <table:table-cell office:value-type="string">
            <text:p>2020.02.14 12:15</text:p>
          </table:table-cell>
          <table:table-cell office:value-type="float" office:value="422">
            <text:p>422</text:p>
          </table:table-cell>
          <table:table-cell office:value-type="float" office:value="73.861">
            <text:p>73.861</text:p>
          </table:table-cell>
          <table:table-cell office:value-type="string">
            <text:p>2020.02.14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73.836">
            <text:p>73.836</text:p>
          </table:table-cell>
          <table:table-cell office:value-type="string">
            <text:p>2020.02.14 09:45</text:p>
          </table:table-cell>
          <table:table-cell office:value-type="float" office:value="424">
            <text:p>424</text:p>
          </table:table-cell>
          <table:table-cell office:value-type="float" office:value="73.827">
            <text:p>73.827</text:p>
          </table:table-cell>
          <table:table-cell office:value-type="string">
            <text:p>2020.02.14 10:00</text:p>
          </table:table-cell>
          <table:table-cell office:value-type="float" office:value="424">
            <text:p>424</text:p>
          </table:table-cell>
          <table:table-cell office:value-type="float" office:value="73.827">
            <text:p>73.827</text:p>
          </table:table-cell>
          <table:table-cell office:value-type="string">
            <text:p>2020.02.14 10:00</text:p>
          </table:table-cell>
          <table:table-cell office:value-type="float" office:value="423">
            <text:p>423</text:p>
          </table:table-cell>
          <table:table-cell office:value-type="float" office:value="73.887">
            <text:p>73.887</text:p>
          </table:table-cell>
          <table:table-cell office:value-type="string">
            <text:p>2020.02.14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90000000000003">
            <text:p>-0.009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73.873">
            <text:p>73.873</text:p>
          </table:table-cell>
          <table:table-cell office:value-type="string">
            <text:p>2020.02.14 10:00</text:p>
          </table:table-cell>
          <table:table-cell office:value-type="float" office:value="424">
            <text:p>424</text:p>
          </table:table-cell>
          <table:table-cell office:value-type="float" office:value="73.813">
            <text:p>73.813</text:p>
          </table:table-cell>
          <table:table-cell office:value-type="string">
            <text:p>2020.02.14 10:00</text:p>
          </table:table-cell>
          <table:table-cell office:value-type="float" office:value="424">
            <text:p>424</text:p>
          </table:table-cell>
          <table:table-cell office:value-type="float" office:value="73.813">
            <text:p>73.813</text:p>
          </table:table-cell>
          <table:table-cell office:value-type="string">
            <text:p>2020.02.14 10:00</text:p>
          </table:table-cell>
          <table:table-cell office:value-type="float" office:value="424">
            <text:p>424</text:p>
          </table:table-cell>
          <table:table-cell office:value-type="float" office:value="73.874">
            <text:p>73.874</text:p>
          </table:table-cell>
          <table:table-cell office:value-type="string">
            <text:p>2020.02.14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73.819">
            <text:p>73.819</text:p>
          </table:table-cell>
          <table:table-cell office:value-type="string">
            <text:p>2020.02.14 10:15</text:p>
          </table:table-cell>
          <table:table-cell office:value-type="float" office:value="428">
            <text:p>428</text:p>
          </table:table-cell>
          <table:table-cell office:value-type="float" office:value="73.82">
            <text:p>73.82</text:p>
          </table:table-cell>
          <table:table-cell office:value-type="string">
            <text:p>2020.02.14 11:00</text:p>
          </table:table-cell>
          <table:table-cell office:value-type="float" office:value="428">
            <text:p>428</text:p>
          </table:table-cell>
          <table:table-cell office:value-type="float" office:value="73.82">
            <text:p>73.82</text:p>
          </table:table-cell>
          <table:table-cell office:value-type="string">
            <text:p>2020.02.14 11:00</text:p>
          </table:table-cell>
          <table:table-cell office:value-type="float" office:value="425">
            <text:p>425</text:p>
          </table:table-cell>
          <table:table-cell office:value-type="float" office:value="73.862">
            <text:p>73.862</text:p>
          </table:table-cell>
          <table:table-cell office:value-type="string">
            <text:p>2020.02.14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099999999999056">
            <text:p>0.001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73.859">
            <text:p>73.859</text:p>
          </table:table-cell>
          <table:table-cell office:value-type="string">
            <text:p>2020.02.14 10:30</text:p>
          </table:table-cell>
          <table:table-cell office:value-type="float" office:value="431">
            <text:p>431</text:p>
          </table:table-cell>
          <table:table-cell office:value-type="float" office:value="73.799">
            <text:p>73.799</text:p>
          </table:table-cell>
          <table:table-cell office:value-type="string">
            <text:p>2020.02.14 11:45</text:p>
          </table:table-cell>
          <table:table-cell office:value-type="float" office:value="431">
            <text:p>431</text:p>
          </table:table-cell>
          <table:table-cell office:value-type="float" office:value="73.799">
            <text:p>73.799</text:p>
          </table:table-cell>
          <table:table-cell office:value-type="string">
            <text:p>2020.02.14 11:45</text:p>
          </table:table-cell>
          <table:table-cell office:value-type="float" office:value="426">
            <text:p>426</text:p>
          </table:table-cell>
          <table:table-cell office:value-type="float" office:value="73.878">
            <text:p>73.878</text:p>
          </table:table-cell>
          <table:table-cell office:value-type="string">
            <text:p>2020.02.14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73.834">
            <text:p>73.834</text:p>
          </table:table-cell>
          <table:table-cell office:value-type="string">
            <text:p>2020.02.14 10:45</text:p>
          </table:table-cell>
          <table:table-cell office:value-type="float" office:value="428">
            <text:p>428</text:p>
          </table:table-cell>
          <table:table-cell office:value-type="float" office:value="73.82">
            <text:p>73.82</text:p>
          </table:table-cell>
          <table:table-cell office:value-type="string">
            <text:p>2020.02.14 11:00</text:p>
          </table:table-cell>
          <table:table-cell office:value-type="float" office:value="428">
            <text:p>428</text:p>
          </table:table-cell>
          <table:table-cell office:value-type="float" office:value="73.82">
            <text:p>73.82</text:p>
          </table:table-cell>
          <table:table-cell office:value-type="string">
            <text:p>2020.02.14 11:00</text:p>
          </table:table-cell>
          <table:table-cell office:value-type="float" office:value="427">
            <text:p>427</text:p>
          </table:table-cell>
          <table:table-cell office:value-type="float" office:value="73.88">
            <text:p>73.88</text:p>
          </table:table-cell>
          <table:table-cell office:value-type="string">
            <text:p>2020.02.14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400000000001">
            <text:p>-0.014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73.846">
            <text:p>73.846</text:p>
          </table:table-cell>
          <table:table-cell office:value-type="string">
            <text:p>2020.02.14 11:00</text:p>
          </table:table-cell>
          <table:table-cell office:value-type="float" office:value="433">
            <text:p>433</text:p>
          </table:table-cell>
          <table:table-cell office:value-type="float" office:value="73.786">
            <text:p>73.786</text:p>
          </table:table-cell>
          <table:table-cell office:value-type="string">
            <text:p>2020.02.14 12:15</text:p>
          </table:table-cell>
          <table:table-cell office:value-type="float" office:value="433">
            <text:p>433</text:p>
          </table:table-cell>
          <table:table-cell office:value-type="float" office:value="73.786">
            <text:p>73.786</text:p>
          </table:table-cell>
          <table:table-cell office:value-type="string">
            <text:p>2020.02.14 12:15</text:p>
          </table:table-cell>
          <table:table-cell office:value-type="float" office:value="428">
            <text:p>428</text:p>
          </table:table-cell>
          <table:table-cell office:value-type="float" office:value="73.855">
            <text:p>73.855</text:p>
          </table:table-cell>
          <table:table-cell office:value-type="string">
            <text:p>2020.02.14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73.841">
            <text:p>73.841</text:p>
          </table:table-cell>
          <table:table-cell office:value-type="string">
            <text:p>2020.02.14 11:15</text:p>
          </table:table-cell>
          <table:table-cell office:value-type="float" office:value="433">
            <text:p>433</text:p>
          </table:table-cell>
          <table:table-cell office:value-type="float" office:value="73.781">
            <text:p>73.781</text:p>
          </table:table-cell>
          <table:table-cell office:value-type="string">
            <text:p>2020.02.14 12:15</text:p>
          </table:table-cell>
          <table:table-cell office:value-type="float" office:value="433">
            <text:p>433</text:p>
          </table:table-cell>
          <table:table-cell office:value-type="float" office:value="73.781">
            <text:p>73.781</text:p>
          </table:table-cell>
          <table:table-cell office:value-type="string">
            <text:p>2020.02.14 12:15</text:p>
          </table:table-cell>
          <table:table-cell office:value-type="float" office:value="429">
            <text:p>429</text:p>
          </table:table-cell>
          <table:table-cell office:value-type="float" office:value="73.872">
            <text:p>73.872</text:p>
          </table:table-cell>
          <table:table-cell office:value-type="string">
            <text:p>2020.02.14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73.837">
            <text:p>73.837</text:p>
          </table:table-cell>
          <table:table-cell office:value-type="string">
            <text:p>2020.02.14 11:30</text:p>
          </table:table-cell>
          <table:table-cell office:value-type="float" office:value="433">
            <text:p>433</text:p>
          </table:table-cell>
          <table:table-cell office:value-type="float" office:value="73.777">
            <text:p>73.777</text:p>
          </table:table-cell>
          <table:table-cell office:value-type="string">
            <text:p>2020.02.14 12:15</text:p>
          </table:table-cell>
          <table:table-cell office:value-type="float" office:value="433">
            <text:p>433</text:p>
          </table:table-cell>
          <table:table-cell office:value-type="float" office:value="73.777">
            <text:p>73.777</text:p>
          </table:table-cell>
          <table:table-cell office:value-type="string">
            <text:p>2020.02.14 12:15</text:p>
          </table:table-cell>
          <table:table-cell office:value-type="float" office:value="430">
            <text:p>430</text:p>
          </table:table-cell>
          <table:table-cell office:value-type="float" office:value="73.853">
            <text:p>73.853</text:p>
          </table:table-cell>
          <table:table-cell office:value-type="string">
            <text:p>2020.02.14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73.829">
            <text:p>73.829</text:p>
          </table:table-cell>
          <table:table-cell office:value-type="string">
            <text:p>2020.02.14 11:45</text:p>
          </table:table-cell>
          <table:table-cell office:value-type="float" office:value="434">
            <text:p>434</text:p>
          </table:table-cell>
          <table:table-cell office:value-type="float" office:value="73.769">
            <text:p>73.769</text:p>
          </table:table-cell>
          <table:table-cell office:value-type="string">
            <text:p>2020.02.14 12:30</text:p>
          </table:table-cell>
          <table:table-cell office:value-type="float" office:value="434">
            <text:p>434</text:p>
          </table:table-cell>
          <table:table-cell office:value-type="float" office:value="73.769">
            <text:p>73.769</text:p>
          </table:table-cell>
          <table:table-cell office:value-type="string">
            <text:p>2020.02.14 12:30</text:p>
          </table:table-cell>
          <table:table-cell office:value-type="float" office:value="431">
            <text:p>431</text:p>
          </table:table-cell>
          <table:table-cell office:value-type="float" office:value="73.832">
            <text:p>73.832</text:p>
          </table:table-cell>
          <table:table-cell office:value-type="string">
            <text:p>2020.02.14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73.822">
            <text:p>73.822</text:p>
          </table:table-cell>
          <table:table-cell office:value-type="string">
            <text:p>2020.02.14 12:00</text:p>
          </table:table-cell>
          <table:table-cell office:value-type="float" office:value="435">
            <text:p>435</text:p>
          </table:table-cell>
          <table:table-cell office:value-type="float" office:value="73.762">
            <text:p>73.762</text:p>
          </table:table-cell>
          <table:table-cell office:value-type="string">
            <text:p>2020.02.14 12:45</text:p>
          </table:table-cell>
          <table:table-cell office:value-type="float" office:value="435">
            <text:p>435</text:p>
          </table:table-cell>
          <table:table-cell office:value-type="float" office:value="73.762">
            <text:p>73.762</text:p>
          </table:table-cell>
          <table:table-cell office:value-type="string">
            <text:p>2020.02.14 12:45</text:p>
          </table:table-cell>
          <table:table-cell office:value-type="float" office:value="432">
            <text:p>432</text:p>
          </table:table-cell>
          <table:table-cell office:value-type="float" office:value="73.838">
            <text:p>73.838</text:p>
          </table:table-cell>
          <table:table-cell office:value-type="string">
            <text:p>2020.02.14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73.808">
            <text:p>73.808</text:p>
          </table:table-cell>
          <table:table-cell office:value-type="string">
            <text:p>2020.02.14 12:15</text:p>
          </table:table-cell>
          <table:table-cell office:value-type="float" office:value="436">
            <text:p>436</text:p>
          </table:table-cell>
          <table:table-cell office:value-type="float" office:value="73.748">
            <text:p>73.748</text:p>
          </table:table-cell>
          <table:table-cell office:value-type="string">
            <text:p>2020.02.14 13:00</text:p>
          </table:table-cell>
          <table:table-cell office:value-type="float" office:value="436">
            <text:p>436</text:p>
          </table:table-cell>
          <table:table-cell office:value-type="float" office:value="73.748">
            <text:p>73.748</text:p>
          </table:table-cell>
          <table:table-cell office:value-type="string">
            <text:p>2020.02.14 13:00</text:p>
          </table:table-cell>
          <table:table-cell office:value-type="float" office:value="433">
            <text:p>433</text:p>
          </table:table-cell>
          <table:table-cell office:value-type="float" office:value="73.822">
            <text:p>73.822</text:p>
          </table:table-cell>
          <table:table-cell office:value-type="string">
            <text:p>2020.02.14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73.79">
            <text:p>73.79</text:p>
          </table:table-cell>
          <table:table-cell office:value-type="string">
            <text:p>2020.02.14 12:30</text:p>
          </table:table-cell>
          <table:table-cell office:value-type="float" office:value="438">
            <text:p>438</text:p>
          </table:table-cell>
          <table:table-cell office:value-type="float" office:value="73.73">
            <text:p>73.73</text:p>
          </table:table-cell>
          <table:table-cell office:value-type="string">
            <text:p>2020.02.14 13:30</text:p>
          </table:table-cell>
          <table:table-cell office:value-type="float" office:value="438">
            <text:p>438</text:p>
          </table:table-cell>
          <table:table-cell office:value-type="float" office:value="73.73">
            <text:p>73.73</text:p>
          </table:table-cell>
          <table:table-cell office:value-type="string">
            <text:p>2020.02.14 13:30</text:p>
          </table:table-cell>
          <table:table-cell office:value-type="float" office:value="434">
            <text:p>434</text:p>
          </table:table-cell>
          <table:table-cell office:value-type="float" office:value="73.796">
            <text:p>73.796</text:p>
          </table:table-cell>
          <table:table-cell office:value-type="string">
            <text:p>2020.02.14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73.78">
            <text:p>73.78</text:p>
          </table:table-cell>
          <table:table-cell office:value-type="string">
            <text:p>2020.02.14 12:45</text:p>
          </table:table-cell>
          <table:table-cell office:value-type="float" office:value="439">
            <text:p>439</text:p>
          </table:table-cell>
          <table:table-cell office:value-type="float" office:value="73.72">
            <text:p>73.72</text:p>
          </table:table-cell>
          <table:table-cell office:value-type="string">
            <text:p>2020.02.14 13:45</text:p>
          </table:table-cell>
          <table:table-cell office:value-type="float" office:value="439">
            <text:p>439</text:p>
          </table:table-cell>
          <table:table-cell office:value-type="float" office:value="73.72">
            <text:p>73.72</text:p>
          </table:table-cell>
          <table:table-cell office:value-type="string">
            <text:p>2020.02.14 13:45</text:p>
          </table:table-cell>
          <table:table-cell office:value-type="float" office:value="435">
            <text:p>435</text:p>
          </table:table-cell>
          <table:table-cell office:value-type="float" office:value="73.783">
            <text:p>73.783</text:p>
          </table:table-cell>
          <table:table-cell office:value-type="string">
            <text:p>2020.02.14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73.776">
            <text:p>73.776</text:p>
          </table:table-cell>
          <table:table-cell office:value-type="string">
            <text:p>2020.02.14 13:00</text:p>
          </table:table-cell>
          <table:table-cell office:value-type="float" office:value="439">
            <text:p>439</text:p>
          </table:table-cell>
          <table:table-cell office:value-type="float" office:value="73.716">
            <text:p>73.716</text:p>
          </table:table-cell>
          <table:table-cell office:value-type="string">
            <text:p>2020.02.14 13:45</text:p>
          </table:table-cell>
          <table:table-cell office:value-type="float" office:value="439">
            <text:p>439</text:p>
          </table:table-cell>
          <table:table-cell office:value-type="float" office:value="73.716">
            <text:p>73.716</text:p>
          </table:table-cell>
          <table:table-cell office:value-type="string">
            <text:p>2020.02.14 13:45</text:p>
          </table:table-cell>
          <table:table-cell office:value-type="float" office:value="436">
            <text:p>436</text:p>
          </table:table-cell>
          <table:table-cell office:value-type="float" office:value="73.788">
            <text:p>73.788</text:p>
          </table:table-cell>
          <table:table-cell office:value-type="string">
            <text:p>2020.02.14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73.757">
            <text:p>73.757</text:p>
          </table:table-cell>
          <table:table-cell office:value-type="string">
            <text:p>2020.02.14 13:15</text:p>
          </table:table-cell>
          <table:table-cell office:value-type="float" office:value="439">
            <text:p>439</text:p>
          </table:table-cell>
          <table:table-cell office:value-type="float" office:value="73.697">
            <text:p>73.697</text:p>
          </table:table-cell>
          <table:table-cell office:value-type="string">
            <text:p>2020.02.14 13:45</text:p>
          </table:table-cell>
          <table:table-cell office:value-type="float" office:value="439">
            <text:p>439</text:p>
          </table:table-cell>
          <table:table-cell office:value-type="float" office:value="73.697">
            <text:p>73.697</text:p>
          </table:table-cell>
          <table:table-cell office:value-type="string">
            <text:p>2020.02.14 13:45</text:p>
          </table:table-cell>
          <table:table-cell office:value-type="float" office:value="437">
            <text:p>437</text:p>
          </table:table-cell>
          <table:table-cell office:value-type="float" office:value="73.787">
            <text:p>73.787</text:p>
          </table:table-cell>
          <table:table-cell office:value-type="string">
            <text:p>2020.02.14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73.759">
            <text:p>73.759</text:p>
          </table:table-cell>
          <table:table-cell office:value-type="string">
            <text:p>2020.02.14 13:30</text:p>
          </table:table-cell>
          <table:table-cell office:value-type="float" office:value="439">
            <text:p>439</text:p>
          </table:table-cell>
          <table:table-cell office:value-type="float" office:value="73.699">
            <text:p>73.699</text:p>
          </table:table-cell>
          <table:table-cell office:value-type="string">
            <text:p>2020.02.14 13:45</text:p>
          </table:table-cell>
          <table:table-cell office:value-type="float" office:value="439">
            <text:p>439</text:p>
          </table:table-cell>
          <table:table-cell office:value-type="float" office:value="73.699">
            <text:p>73.699</text:p>
          </table:table-cell>
          <table:table-cell office:value-type="string">
            <text:p>2020.02.14 13:45</text:p>
          </table:table-cell>
          <table:table-cell office:value-type="float" office:value="438">
            <text:p>438</text:p>
          </table:table-cell>
          <table:table-cell office:value-type="float" office:value="73.76">
            <text:p>73.76</text:p>
          </table:table-cell>
          <table:table-cell office:value-type="string">
            <text:p>2020.02.14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73.731">
            <text:p>73.731</text:p>
          </table:table-cell>
          <table:table-cell office:value-type="string">
            <text:p>2020.02.14 13:45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39">
            <text:p>439</text:p>
          </table:table-cell>
          <table:table-cell office:value-type="float" office:value="73.732">
            <text:p>73.732</text:p>
          </table:table-cell>
          <table:table-cell office:value-type="string">
            <text:p>2020.02.14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2">
            <text:p>-0.01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73.7">
            <text:p>73.7</text:p>
          </table:table-cell>
          <table:table-cell office:value-type="string">
            <text:p>2020.02.14 14:00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40">
            <text:p>440</text:p>
          </table:table-cell>
          <table:table-cell office:value-type="float" office:value="73.755">
            <text:p>73.755</text:p>
          </table:table-cell>
          <table:table-cell office:value-type="string">
            <text:p>2020.02.14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8999999999991">
            <text:p>0.019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73.737">
            <text:p>73.737</text:p>
          </table:table-cell>
          <table:table-cell office:value-type="string">
            <text:p>2020.02.14 14:15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41">
            <text:p>441</text:p>
          </table:table-cell>
          <table:table-cell office:value-type="float" office:value="73.738">
            <text:p>73.738</text:p>
          </table:table-cell>
          <table:table-cell office:value-type="string">
            <text:p>2020.02.14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73.723">
            <text:p>73.723</text:p>
          </table:table-cell>
          <table:table-cell office:value-type="string">
            <text:p>2020.02.14 14:30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42">
            <text:p>442</text:p>
          </table:table-cell>
          <table:table-cell office:value-type="float" office:value="73.768">
            <text:p>73.768</text:p>
          </table:table-cell>
          <table:table-cell office:value-type="string">
            <text:p>2020.02.14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40000000000049">
            <text:p>-0.004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73.738">
            <text:p>73.738</text:p>
          </table:table-cell>
          <table:table-cell office:value-type="string">
            <text:p>2020.02.14 14:45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43">
            <text:p>443</text:p>
          </table:table-cell>
          <table:table-cell office:value-type="float" office:value="73.779">
            <text:p>73.779</text:p>
          </table:table-cell>
          <table:table-cell office:value-type="string">
            <text:p>2020.02.14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73.763">
            <text:p>73.763</text:p>
          </table:table-cell>
          <table:table-cell office:value-type="string">
            <text:p>2020.02.14 15:00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44">
            <text:p>444</text:p>
          </table:table-cell>
          <table:table-cell office:value-type="float" office:value="73.766">
            <text:p>73.766</text:p>
          </table:table-cell>
          <table:table-cell office:value-type="string">
            <text:p>2020.02.14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9999999999987">
            <text:p>0.0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73.744">
            <text:p>73.744</text:p>
          </table:table-cell>
          <table:table-cell office:value-type="string">
            <text:p>2020.02.14 15:15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45">
            <text:p>445</text:p>
          </table:table-cell>
          <table:table-cell office:value-type="float" office:value="73.768">
            <text:p>73.768</text:p>
          </table:table-cell>
          <table:table-cell office:value-type="string">
            <text:p>2020.02.14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8999999999992">
            <text:p>0.049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73.741">
            <text:p>73.741</text:p>
          </table:table-cell>
          <table:table-cell office:value-type="string">
            <text:p>2020.02.14 15:30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46">
            <text:p>446</text:p>
          </table:table-cell>
          <table:table-cell office:value-type="float" office:value="73.774">
            <text:p>73.774</text:p>
          </table:table-cell>
          <table:table-cell office:value-type="string">
            <text:p>2020.02.14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1999999999992">
            <text:p>0.052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73.758">
            <text:p>73.758</text:p>
          </table:table-cell>
          <table:table-cell office:value-type="string">
            <text:p>2020.02.14 15:45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47">
            <text:p>447</text:p>
          </table:table-cell>
          <table:table-cell office:value-type="float" office:value="73.831">
            <text:p>73.831</text:p>
          </table:table-cell>
          <table:table-cell office:value-type="string">
            <text:p>2020.02.14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4999999999997">
            <text:p>0.035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73.796">
            <text:p>73.796</text:p>
          </table:table-cell>
          <table:table-cell office:value-type="string">
            <text:p>2020.02.14 16:00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48">
            <text:p>448</text:p>
          </table:table-cell>
          <table:table-cell office:value-type="float" office:value="73.853">
            <text:p>73.853</text:p>
          </table:table-cell>
          <table:table-cell office:value-type="string">
            <text:p>2020.02.14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30000000000143">
            <text:p>-0.003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73.834">
            <text:p>73.834</text:p>
          </table:table-cell>
          <table:table-cell office:value-type="string">
            <text:p>2020.02.14 16:15</text:p>
          </table:table-cell>
          <table:table-cell office:value-type="float" office:value="450">
            <text:p>450</text:p>
          </table:table-cell>
          <table:table-cell office:value-type="float" office:value="73.774">
            <text:p>73.774</text:p>
          </table:table-cell>
          <table:table-cell office:value-type="string">
            <text:p>2020.02.14 16:30</text:p>
          </table:table-cell>
          <table:table-cell office:value-type="float" office:value="450">
            <text:p>450</text:p>
          </table:table-cell>
          <table:table-cell office:value-type="float" office:value="73.774">
            <text:p>73.774</text:p>
          </table:table-cell>
          <table:table-cell office:value-type="string">
            <text:p>2020.02.14 16:30</text:p>
          </table:table-cell>
          <table:table-cell office:value-type="float" office:value="449">
            <text:p>449</text:p>
          </table:table-cell>
          <table:table-cell office:value-type="float" office:value="73.842">
            <text:p>73.842</text:p>
          </table:table-cell>
          <table:table-cell office:value-type="string">
            <text:p>2020.02.14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73.811">
            <text:p>73.811</text:p>
          </table:table-cell>
          <table:table-cell office:value-type="string">
            <text:p>2020.02.14 16:30</text:p>
          </table:table-cell>
          <table:table-cell office:value-type="float" office:value="451">
            <text:p>451</text:p>
          </table:table-cell>
          <table:table-cell office:value-type="float" office:value="73.751">
            <text:p>73.751</text:p>
          </table:table-cell>
          <table:table-cell office:value-type="string">
            <text:p>2020.02.14 16:45</text:p>
          </table:table-cell>
          <table:table-cell office:value-type="float" office:value="451">
            <text:p>451</text:p>
          </table:table-cell>
          <table:table-cell office:value-type="float" office:value="73.751">
            <text:p>73.751</text:p>
          </table:table-cell>
          <table:table-cell office:value-type="string">
            <text:p>2020.02.14 16:45</text:p>
          </table:table-cell>
          <table:table-cell office:value-type="float" office:value="450">
            <text:p>450</text:p>
          </table:table-cell>
          <table:table-cell office:value-type="float" office:value="73.826">
            <text:p>73.826</text:p>
          </table:table-cell>
          <table:table-cell office:value-type="string">
            <text:p>2020.02.14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73.787">
            <text:p>73.787</text:p>
          </table:table-cell>
          <table:table-cell office:value-type="string">
            <text:p>2020.02.14 16:45</text:p>
          </table:table-cell>
          <table:table-cell office:value-type="float" office:value="451">
            <text:p>451</text:p>
          </table:table-cell>
          <table:table-cell office:value-type="float" office:value="73.727">
            <text:p>73.727</text:p>
          </table:table-cell>
          <table:table-cell office:value-type="string">
            <text:p>2020.02.14 16:45</text:p>
          </table:table-cell>
          <table:table-cell office:value-type="float" office:value="451">
            <text:p>451</text:p>
          </table:table-cell>
          <table:table-cell office:value-type="float" office:value="73.727">
            <text:p>73.727</text:p>
          </table:table-cell>
          <table:table-cell office:value-type="string">
            <text:p>2020.02.14 16:45</text:p>
          </table:table-cell>
          <table:table-cell office:value-type="float" office:value="451">
            <text:p>451</text:p>
          </table:table-cell>
          <table:table-cell office:value-type="float" office:value="73.802">
            <text:p>73.802</text:p>
          </table:table-cell>
          <table:table-cell office:value-type="string">
            <text:p>2020.02.14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73.7">
            <text:p>73.7</text:p>
          </table:table-cell>
          <table:table-cell office:value-type="string">
            <text:p>2020.02.14 17:00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52">
            <text:p>452</text:p>
          </table:table-cell>
          <table:table-cell office:value-type="float" office:value="73.726">
            <text:p>73.726</text:p>
          </table:table-cell>
          <table:table-cell office:value-type="string">
            <text:p>2020.02.14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69999999999908">
            <text:p>0.007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73.679">
            <text:p>73.679</text:p>
          </table:table-cell>
          <table:table-cell office:value-type="string">
            <text:p>2020.02.14 17:15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53">
            <text:p>453</text:p>
          </table:table-cell>
          <table:table-cell office:value-type="float" office:value="73.721">
            <text:p>73.721</text:p>
          </table:table-cell>
          <table:table-cell office:value-type="string">
            <text:p>2020.02.14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7999999999992">
            <text:p>0.028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73.691">
            <text:p>73.691</text:p>
          </table:table-cell>
          <table:table-cell office:value-type="string">
            <text:p>2020.02.14 17:30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54">
            <text:p>454</text:p>
          </table:table-cell>
          <table:table-cell office:value-type="float" office:value="73.712">
            <text:p>73.712</text:p>
          </table:table-cell>
          <table:table-cell office:value-type="string">
            <text:p>2020.02.14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5999999999991">
            <text:p>0.016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73.707">
            <text:p>73.707</text:p>
          </table:table-cell>
          <table:table-cell office:value-type="string">
            <text:p>2020.02.14 17:45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55">
            <text:p>455</text:p>
          </table:table-cell>
          <table:table-cell office:value-type="float" office:value="73.738">
            <text:p>73.738</text:p>
          </table:table-cell>
          <table:table-cell office:value-type="string">
            <text:p>2020.02.14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73.721">
            <text:p>73.721</text:p>
          </table:table-cell>
          <table:table-cell office:value-type="string">
            <text:p>2020.02.14 18:00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56">
            <text:p>456</text:p>
          </table:table-cell>
          <table:table-cell office:value-type="float" office:value="73.75">
            <text:p>73.75</text:p>
          </table:table-cell>
          <table:table-cell office:value-type="string">
            <text:p>2020.02.14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400000000001">
            <text:p>-0.014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73.715">
            <text:p>73.715</text:p>
          </table:table-cell>
          <table:table-cell office:value-type="string">
            <text:p>2020.02.14 18:15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57">
            <text:p>457</text:p>
          </table:table-cell>
          <table:table-cell office:value-type="float" office:value="73.767">
            <text:p>73.767</text:p>
          </table:table-cell>
          <table:table-cell office:value-type="string">
            <text:p>2020.02.14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80000000000098">
            <text:p>-0.008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73.761">
            <text:p>73.761</text:p>
          </table:table-cell>
          <table:table-cell office:value-type="string">
            <text:p>2020.02.14 18:30</text:p>
          </table:table-cell>
          <table:table-cell office:value-type="float" office:value="461">
            <text:p>461</text:p>
          </table:table-cell>
          <table:table-cell office:value-type="float" office:value="73.701">
            <text:p>73.701</text:p>
          </table:table-cell>
          <table:table-cell office:value-type="string">
            <text:p>2020.02.14 19:15</text:p>
          </table:table-cell>
          <table:table-cell office:value-type="float" office:value="461">
            <text:p>461</text:p>
          </table:table-cell>
          <table:table-cell office:value-type="float" office:value="73.701">
            <text:p>73.701</text:p>
          </table:table-cell>
          <table:table-cell office:value-type="string">
            <text:p>2020.02.14 19:15</text:p>
          </table:table-cell>
          <table:table-cell office:value-type="float" office:value="458">
            <text:p>458</text:p>
          </table:table-cell>
          <table:table-cell office:value-type="float" office:value="73.761">
            <text:p>73.761</text:p>
          </table:table-cell>
          <table:table-cell office:value-type="string">
            <text:p>2020.02.14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73.749">
            <text:p>73.749</text:p>
          </table:table-cell>
          <table:table-cell office:value-type="string">
            <text:p>2020.02.14 18:45</text:p>
          </table:table-cell>
          <table:table-cell office:value-type="float" office:value="463">
            <text:p>463</text:p>
          </table:table-cell>
          <table:table-cell office:value-type="float" office:value="73.689">
            <text:p>73.689</text:p>
          </table:table-cell>
          <table:table-cell office:value-type="string">
            <text:p>2020.02.14 19:45</text:p>
          </table:table-cell>
          <table:table-cell office:value-type="float" office:value="463">
            <text:p>463</text:p>
          </table:table-cell>
          <table:table-cell office:value-type="float" office:value="73.689">
            <text:p>73.689</text:p>
          </table:table-cell>
          <table:table-cell office:value-type="string">
            <text:p>2020.02.14 19:45</text:p>
          </table:table-cell>
          <table:table-cell office:value-type="float" office:value="459">
            <text:p>459</text:p>
          </table:table-cell>
          <table:table-cell office:value-type="float" office:value="73.758">
            <text:p>73.758</text:p>
          </table:table-cell>
          <table:table-cell office:value-type="string">
            <text:p>2020.02.14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3.746">
            <text:p>73.746</text:p>
          </table:table-cell>
          <table:table-cell office:value-type="string">
            <text:p>2020.02.14 19:00</text:p>
          </table:table-cell>
          <table:table-cell office:value-type="float" office:value="463">
            <text:p>463</text:p>
          </table:table-cell>
          <table:table-cell office:value-type="float" office:value="73.686">
            <text:p>73.686</text:p>
          </table:table-cell>
          <table:table-cell office:value-type="string">
            <text:p>2020.02.14 19:45</text:p>
          </table:table-cell>
          <table:table-cell office:value-type="float" office:value="463">
            <text:p>463</text:p>
          </table:table-cell>
          <table:table-cell office:value-type="float" office:value="73.686">
            <text:p>73.686</text:p>
          </table:table-cell>
          <table:table-cell office:value-type="string">
            <text:p>2020.02.14 19:45</text:p>
          </table:table-cell>
          <table:table-cell office:value-type="float" office:value="460">
            <text:p>460</text:p>
          </table:table-cell>
          <table:table-cell office:value-type="float" office:value="73.756">
            <text:p>73.756</text:p>
          </table:table-cell>
          <table:table-cell office:value-type="string">
            <text:p>2020.02.14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73.719">
            <text:p>73.719</text:p>
          </table:table-cell>
          <table:table-cell office:value-type="string">
            <text:p>2020.02.14 19:15</text:p>
          </table:table-cell>
          <table:table-cell office:value-type="float" office:value="464">
            <text:p>464</text:p>
          </table:table-cell>
          <table:table-cell office:value-type="float" office:value="73.659">
            <text:p>73.659</text:p>
          </table:table-cell>
          <table:table-cell office:value-type="string">
            <text:p>2020.02.14 20:00</text:p>
          </table:table-cell>
          <table:table-cell office:value-type="float" office:value="464">
            <text:p>464</text:p>
          </table:table-cell>
          <table:table-cell office:value-type="float" office:value="73.659">
            <text:p>73.659</text:p>
          </table:table-cell>
          <table:table-cell office:value-type="string">
            <text:p>2020.02.14 20:00</text:p>
          </table:table-cell>
          <table:table-cell office:value-type="float" office:value="461">
            <text:p>461</text:p>
          </table:table-cell>
          <table:table-cell office:value-type="float" office:value="73.725">
            <text:p>73.725</text:p>
          </table:table-cell>
          <table:table-cell office:value-type="string">
            <text:p>2020.02.14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73.705">
            <text:p>73.705</text:p>
          </table:table-cell>
          <table:table-cell office:value-type="string">
            <text:p>2020.02.14 19:30</text:p>
          </table:table-cell>
          <table:table-cell office:value-type="float" office:value="465">
            <text:p>465</text:p>
          </table:table-cell>
          <table:table-cell office:value-type="float" office:value="73.645">
            <text:p>73.645</text:p>
          </table:table-cell>
          <table:table-cell office:value-type="string">
            <text:p>2020.02.14 20:15</text:p>
          </table:table-cell>
          <table:table-cell office:value-type="float" office:value="465">
            <text:p>465</text:p>
          </table:table-cell>
          <table:table-cell office:value-type="float" office:value="73.645">
            <text:p>73.645</text:p>
          </table:table-cell>
          <table:table-cell office:value-type="string">
            <text:p>2020.02.14 20:15</text:p>
          </table:table-cell>
          <table:table-cell office:value-type="float" office:value="462">
            <text:p>462</text:p>
          </table:table-cell>
          <table:table-cell office:value-type="float" office:value="73.729">
            <text:p>73.729</text:p>
          </table:table-cell>
          <table:table-cell office:value-type="string">
            <text:p>2020.02.14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73.707">
            <text:p>73.707</text:p>
          </table:table-cell>
          <table:table-cell office:value-type="string">
            <text:p>2020.02.14 19:45</text:p>
          </table:table-cell>
          <table:table-cell office:value-type="float" office:value="464">
            <text:p>464</text:p>
          </table:table-cell>
          <table:table-cell office:value-type="float" office:value="73.647">
            <text:p>73.647</text:p>
          </table:table-cell>
          <table:table-cell office:value-type="string">
            <text:p>2020.02.14 20:00</text:p>
          </table:table-cell>
          <table:table-cell office:value-type="float" office:value="464">
            <text:p>464</text:p>
          </table:table-cell>
          <table:table-cell office:value-type="float" office:value="73.647">
            <text:p>73.647</text:p>
          </table:table-cell>
          <table:table-cell office:value-type="string">
            <text:p>2020.02.14 20:00</text:p>
          </table:table-cell>
          <table:table-cell office:value-type="float" office:value="463">
            <text:p>463</text:p>
          </table:table-cell>
          <table:table-cell office:value-type="float" office:value="73.708">
            <text:p>73.708</text:p>
          </table:table-cell>
          <table:table-cell office:value-type="string">
            <text:p>2020.02.14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73.669">
            <text:p>73.669</text:p>
          </table:table-cell>
          <table:table-cell office:value-type="string">
            <text:p>2020.02.14 20:00</text:p>
          </table:table-cell>
          <table:table-cell office:value-type="float" office:value="469">
            <text:p>469</text:p>
          </table:table-cell>
          <table:table-cell office:value-type="float" office:value="73.609">
            <text:p>73.609</text:p>
          </table:table-cell>
          <table:table-cell office:value-type="string">
            <text:p>2020.02.14 21:15</text:p>
          </table:table-cell>
          <table:table-cell office:value-type="float" office:value="469">
            <text:p>469</text:p>
          </table:table-cell>
          <table:table-cell office:value-type="float" office:value="73.609">
            <text:p>73.609</text:p>
          </table:table-cell>
          <table:table-cell office:value-type="string">
            <text:p>2020.02.14 21:15</text:p>
          </table:table-cell>
          <table:table-cell office:value-type="float" office:value="464">
            <text:p>464</text:p>
          </table:table-cell>
          <table:table-cell office:value-type="float" office:value="73.697">
            <text:p>73.697</text:p>
          </table:table-cell>
          <table:table-cell office:value-type="string">
            <text:p>2020.02.14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3.651">
            <text:p>73.651</text:p>
          </table:table-cell>
          <table:table-cell office:value-type="string">
            <text:p>2020.02.14 20:15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73.656">
            <text:p>73.656</text:p>
          </table:table-cell>
          <table:table-cell office:value-type="string">
            <text:p>2020.02.14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51">
            <text:p>-73.651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73.648">
            <text:p>73.648</text:p>
          </table:table-cell>
          <table:table-cell office:value-type="string">
            <text:p>2020.02.14 20:30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73.67">
            <text:p>73.67</text:p>
          </table:table-cell>
          <table:table-cell office:value-type="string">
            <text:p>2020.02.14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48">
            <text:p>-73.648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73.662">
            <text:p>73.662</text:p>
          </table:table-cell>
          <table:table-cell office:value-type="string">
            <text:p>2020.02.14 20:45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73.664">
            <text:p>73.664</text:p>
          </table:table-cell>
          <table:table-cell office:value-type="string">
            <text:p>2020.02.14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62">
            <text:p>-73.662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73.63">
            <text:p>73.63</text:p>
          </table:table-cell>
          <table:table-cell office:value-type="string">
            <text:p>2020.02.14 21:00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73.655">
            <text:p>73.655</text:p>
          </table:table-cell>
          <table:table-cell office:value-type="string">
            <text:p>2020.02.14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3">
            <text:p>-73.63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73.626">
            <text:p>73.626</text:p>
          </table:table-cell>
          <table:table-cell office:value-type="string">
            <text:p>2020.02.14 21:15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69">
            <text:p>469</text:p>
          </table:table-cell>
          <table:table-cell office:value-type="float" office:value="73.653">
            <text:p>73.653</text:p>
          </table:table-cell>
          <table:table-cell office:value-type="string">
            <text:p>2020.02.14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26">
            <text:p>-73.626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3.639">
            <text:p>73.639</text:p>
          </table:table-cell>
          <table:table-cell office:value-type="string">
            <text:p>2020.02.14 21:30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73.663">
            <text:p>73.663</text:p>
          </table:table-cell>
          <table:table-cell office:value-type="string">
            <text:p>2020.02.14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39">
            <text:p>-73.639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73.651">
            <text:p>73.651</text:p>
          </table:table-cell>
          <table:table-cell office:value-type="string">
            <text:p>2020.02.14 21:45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73.662">
            <text:p>73.662</text:p>
          </table:table-cell>
          <table:table-cell office:value-type="string">
            <text:p>2020.02.14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51">
            <text:p>-73.651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73.662">
            <text:p>73.662</text:p>
          </table:table-cell>
          <table:table-cell office:value-type="string">
            <text:p>2020.02.14 22:00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73.679">
            <text:p>73.679</text:p>
          </table:table-cell>
          <table:table-cell office:value-type="string">
            <text:p>2020.02.14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62">
            <text:p>-73.662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73.663">
            <text:p>73.663</text:p>
          </table:table-cell>
          <table:table-cell office:value-type="string">
            <text:p>2020.02.14 22:15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73.682">
            <text:p>73.682</text:p>
          </table:table-cell>
          <table:table-cell office:value-type="string">
            <text:p>2020.02.14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63">
            <text:p>-73.663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73.674">
            <text:p>73.674</text:p>
          </table:table-cell>
          <table:table-cell office:value-type="string">
            <text:p>2020.02.14 22:30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4">
            <text:p>474</text:p>
          </table:table-cell>
          <table:table-cell office:value-type="float" office:value="73.702">
            <text:p>73.702</text:p>
          </table:table-cell>
          <table:table-cell office:value-type="string">
            <text:p>2020.02.14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74">
            <text:p>-73.674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3.7">
            <text:p>73.7</text:p>
          </table:table-cell>
          <table:table-cell office:value-type="string">
            <text:p>2020.02.14 22:45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73.726">
            <text:p>73.726</text:p>
          </table:table-cell>
          <table:table-cell office:value-type="string">
            <text:p>2020.02.14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7">
            <text:p>-73.7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73.715">
            <text:p>73.715</text:p>
          </table:table-cell>
          <table:table-cell office:value-type="string">
            <text:p>2020.02.14 23:00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6">
            <text:p>476</text:p>
          </table:table-cell>
          <table:table-cell office:value-type="float" office:value="73.72">
            <text:p>73.72</text:p>
          </table:table-cell>
          <table:table-cell office:value-type="string">
            <text:p>2020.02.14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715">
            <text:p>-73.715</text:p>
          </table:table-cell>
        </table:table-row>
        <table:table-row table:style-name="ro1">
          <table:table-cell office:value-type="string">
            <text:p>len =&gt; 477</text:p>
          </table:table-cell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6">2020/02/16</text:date>, <text:time>18:34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2-16T18:28:28.53</meta:creation-date>
    <dc:date>2020-02-16T18:34:50.10</dc:date>
    <dc:creator>iwabuchi ken</dc:creator>
    <meta:editing-duration>PT6M21S</meta:editing-duration>
    <meta:editing-cycles>1</meta:editing-cycles>
    <meta:document-statistic meta:table-count="3" meta:cell-count="8066" meta:object-count="0"/>
    <meta:generator>OpenOffice/4.1.3$Win32 OpenOffice.org_project/413m1$Build-9783</meta:generator>
  </office:meta>
</office:document-meta>
</file>